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38.81pt"/>
    </style:style>
    <style:style style:name="co9" style:family="table-column">
      <style:table-column-properties fo:break-before="auto" style:column-width="41.9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46.5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2.7pt"/>
    </style:style>
    <style:style style:name="co15" style:family="table-column">
      <style:table-column-properties fo:break-before="auto" style:column-width="44.19pt"/>
    </style:style>
    <style:style style:name="co16" style:family="table-column">
      <style:table-column-properties fo:break-before="auto" style:column-width="40.34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38.04pt"/>
    </style:style>
    <style:style style:name="co19" style:family="table-column">
      <style:table-column-properties fo:break-before="auto" style:column-width="36.51pt"/>
    </style:style>
    <style:style style:name="co20" style:family="table-column">
      <style:table-column-properties fo:break-before="auto" style:column-width="39.6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INDOWS64_DIRECT_upv_blktap_up" table:style-name="ta1">
        <table:shapes>
          <draw:frame draw:z-index="0" draw:style-name="gr1" draw:text-style-name="P1" svg:width="454.14pt" svg:height="255.26pt" svg:x="749.91pt" svg:y="2367.24pt">
            <loext:p draw:notify-on-update-of-ranges="WINDOWS64_DIRECT_upv_blktap_up.A188:WINDOWS64_DIRECT_upv_blktap_up.A188 WINDOWS64_DIRECT_upv_blktap_up.A189:WINDOWS64_DIRECT_upv_blktap_up.A205 WINDOWS64_DIRECT_upv_blktap_up.B188:WINDOWS64_DIRECT_upv_blktap_up.B188 WINDOWS64_DIRECT_upv_blktap_up.B189:WINDOWS64_DIRECT_upv_blktap_up.B205 WINDOWS64_DIRECT_upv_blktap_up.C188:WINDOWS64_DIRECT_upv_blktap_up.C188 WINDOWS64_DIRECT_upv_blktap_up.C189:WINDOWS64_DIRECT_upv_blktap_up.C205 WINDOWS64_DIRECT_upv_blktap_up.D188:WINDOWS64_DIRECT_upv_blktap_up.D188 WINDOWS64_DIRECT_upv_blktap_up.D189:WINDOWS64_DIRECT_upv_blktap_up.D205 WINDOWS64_DIRECT_upv_blktap_up.E188:WINDOWS64_DIRECT_upv_blktap_up.E188 WINDOWS64_DIRECT_upv_blktap_up.E189:WINDOWS64_DIRECT_upv_blktap_up.E205 WINDOWS64_DIRECT_upv_blktap_up.F188:WINDOWS64_DIRECT_upv_blktap_up.F188 WINDOWS64_DIRECT_upv_blktap_up.F189:WINDOWS64_DIRECT_upv_blktap_up.F205 WINDOWS64_DIRECT_upv_blktap_up.G188:WINDOWS64_DIRECT_upv_blktap_up.G188 WINDOWS64_DIRECT_upv_blktap_up.G189:WINDOWS64_DIRECT_upv_blktap_up.G205 WINDOWS64_DIRECT_upv_blktap_up.H188:WINDOWS64_DIRECT_upv_blktap_up.H188 WINDOWS64_DIRECT_upv_blktap_up.H189:WINDOWS64_DIRECT_upv_blktap_up.H205 WINDOWS64_DIRECT_upv_blktap_up.I188:WINDOWS64_DIRECT_upv_blktap_up.I188 WINDOWS64_DIRECT_upv_blktap_up.I189:WINDOWS64_DIRECT_upv_blktap_up.I205 WINDOWS64_DIRECT_upv_blktap_up.J188:WINDOWS64_DIRECT_upv_blktap_up.J188 WINDOWS64_DIRECT_upv_blktap_up.J189:WINDOWS64_DIRECT_upv_blktap_up.J205 WINDOWS64_DIRECT_upv_blktap_up.K188:WINDOWS64_DIRECT_upv_blktap_up.K188 WINDOWS64_DIRECT_upv_blktap_up.K189:WINDOWS64_DIRECT_upv_blktap_up.K205 WINDOWS64_DIRECT_upv_blktap_up.L188:WINDOWS64_DIRECT_upv_blktap_up.L188 WINDOWS64_DIRECT_upv_blktap_up.L189:WINDOWS64_DIRECT_upv_blktap_up.L205 WINDOWS64_DIRECT_upv_blktap_up.M188:WINDOWS64_DIRECT_upv_blktap_up.M188 WINDOWS64_DIRECT_upv_blktap_up.M189:WINDOWS64_DIRECT_upv_blktap_up.M205 WINDOWS64_DIRECT_upv_blktap_up.N188:WINDOWS64_DIRECT_upv_blktap_up.N188 WINDOWS64_DIRECT_upv_blktap_up.N189:WINDOWS64_DIRECT_upv_blktap_up.N2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4.14pt" svg:height="255.23pt" svg:x="750.7pt" svg:y="2885.27pt">
            <loext:p draw:notify-on-update-of-ranges="WINDOWS64_DIRECT_upv_blktap_up.A228:WINDOWS64_DIRECT_upv_blktap_up.A228 WINDOWS64_DIRECT_upv_blktap_up.A229:WINDOWS64_DIRECT_upv_blktap_up.A245 WINDOWS64_DIRECT_upv_blktap_up.B228:WINDOWS64_DIRECT_upv_blktap_up.B228 WINDOWS64_DIRECT_upv_blktap_up.B229:WINDOWS64_DIRECT_upv_blktap_up.B245 WINDOWS64_DIRECT_upv_blktap_up.C228:WINDOWS64_DIRECT_upv_blktap_up.C228 WINDOWS64_DIRECT_upv_blktap_up.C229:WINDOWS64_DIRECT_upv_blktap_up.C245 WINDOWS64_DIRECT_upv_blktap_up.D228:WINDOWS64_DIRECT_upv_blktap_up.D228 WINDOWS64_DIRECT_upv_blktap_up.D229:WINDOWS64_DIRECT_upv_blktap_up.D245 WINDOWS64_DIRECT_upv_blktap_up.E228:WINDOWS64_DIRECT_upv_blktap_up.E228 WINDOWS64_DIRECT_upv_blktap_up.E229:WINDOWS64_DIRECT_upv_blktap_up.E245 WINDOWS64_DIRECT_upv_blktap_up.F228:WINDOWS64_DIRECT_upv_blktap_up.F228 WINDOWS64_DIRECT_upv_blktap_up.F229:WINDOWS64_DIRECT_upv_blktap_up.F245 WINDOWS64_DIRECT_upv_blktap_up.G228:WINDOWS64_DIRECT_upv_blktap_up.G228 WINDOWS64_DIRECT_upv_blktap_up.G229:WINDOWS64_DIRECT_upv_blktap_up.G245 WINDOWS64_DIRECT_upv_blktap_up.H228:WINDOWS64_DIRECT_upv_blktap_up.H228 WINDOWS64_DIRECT_upv_blktap_up.H229:WINDOWS64_DIRECT_upv_blktap_up.H245 WINDOWS64_DIRECT_upv_blktap_up.I228:WINDOWS64_DIRECT_upv_blktap_up.I228 WINDOWS64_DIRECT_upv_blktap_up.I229:WINDOWS64_DIRECT_upv_blktap_up.I245 WINDOWS64_DIRECT_upv_blktap_up.J228:WINDOWS64_DIRECT_upv_blktap_up.J228 WINDOWS64_DIRECT_upv_blktap_up.J229:WINDOWS64_DIRECT_upv_blktap_up.J245 WINDOWS64_DIRECT_upv_blktap_up.K228:WINDOWS64_DIRECT_upv_blktap_up.K228 WINDOWS64_DIRECT_upv_blktap_up.K229:WINDOWS64_DIRECT_upv_blktap_up.K245 WINDOWS64_DIRECT_upv_blktap_up.L228:WINDOWS64_DIRECT_upv_blktap_up.L228 WINDOWS64_DIRECT_upv_blktap_up.L229:WINDOWS64_DIRECT_upv_blktap_up.L245 WINDOWS64_DIRECT_upv_blktap_up.M228:WINDOWS64_DIRECT_upv_blktap_up.M228 WINDOWS64_DIRECT_upv_blktap_up.M229:WINDOWS64_DIRECT_upv_blktap_up.M245 WINDOWS64_DIRECT_upv_blktap_up.N228:WINDOWS64_DIRECT_upv_blktap_up.N228 WINDOWS64_DIRECT_upv_blktap_up.N229:WINDOWS64_DIRECT_upv_blktap_up.N2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9" table:default-cell-style-name="Default"/>
        <table:table-column table:style-name="co11" table:number-columns-repeated="14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12" table:number-columns-repeated="9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20" table:default-cell-style-name="Default"/>
        <table:table-column table:style-name="co12" table:number-columns-repeated="6" table:default-cell-style-name="Default"/>
        <table:table-column table:style-name="co11" table:number-columns-repeated="2" table:default-cell-style-name="Default"/>
        <table:table-column table:style-name="co21" table:number-columns-repeated="3" table:default-cell-style-name="Default"/>
        <table:table-column table:style-name="co19" table:default-cell-style-name="Default"/>
        <table:table-column table:style-name="co21" table:number-columns-repeated="3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<text:tab/>Iozone: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/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7"/>
          <table:table-cell office:value-type="string" calcext:value-type="string">
            <text:p>Version</text:p>
          </table:table-cell>
          <table:table-cell office:value-type="string" calcext:value-type="string">
            <text:p>$Revision:</text:p>
          </table:table-cell>
          <table:table-cell office:value-type="float" office:value="3.483" calcext:value-type="float">
            <text:p>3.483</text:p>
          </table:table-cell>
          <table:table-cell office:value-type="string" calcext:value-type="string">
            <text:p>$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<text:tab/><text:tab/>Compiled</text:p>
          </table:table-cell>
          <table:table-cell office:value-type="string" calcext:value-type="string">
            <text:p>f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ode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<text:tab/>Build:</text:p>
          </table:table-cell>
          <table:table-cell office:value-type="string" calcext:value-type="string">
            <text:p>Windows</text:p>
          </table:table-cell>
          <table:table-cell table:number-columns-repeated="78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Contributors:William</text:p>
          </table:table-cell>
          <table:table-cell office:value-type="string" calcext:value-type="string">
            <text:p>Norcott,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pps,</text:p>
          </table:table-cell>
          <table:table-cell office:value-type="string" calcext:value-type="string">
            <text:p>Isom</text:p>
          </table:table-cell>
          <table:table-cell office:value-type="string" calcext:value-type="string">
            <text:p>Crawford,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Collins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</text:p>
          </table:table-cell>
          <table:table-cell office:value-type="string" calcext:value-type="string">
            <text:p>Slater,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hine,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sner,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os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Steve</text:p>
          </table:table-cell>
          <table:table-cell office:value-type="string" calcext:value-type="string">
            <text:p>Landherr,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Smith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Kelly,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CYR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Randy</text:p>
          </table:table-cell>
          <table:table-cell office:value-type="string" calcext:value-type="string">
            <text:p>Dunlap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ontague,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illion,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Brebn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Jean-Marc</text:p>
          </table:table-cell>
          <table:table-cell office:value-type="string" calcext:value-type="string">
            <text:p>Zucconi,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lomberg,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evy,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Boone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Erik</text:p>
          </table:table-cell>
          <table:table-cell office:value-type="string" calcext:value-type="string">
            <text:p>Habbinga,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trecker,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ng,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oot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Fabrice</text:p>
          </table:table-cell>
          <table:table-cell office:value-type="string" calcext:value-type="string">
            <text:p>Bacchella,</text:p>
          </table:table-cell>
          <table:table-cell office:value-type="string" calcext:value-type="string">
            <text:p>Zhenghua</text:p>
          </table:table-cell>
          <table:table-cell office:value-type="string" calcext:value-type="string">
            <text:p>Xue,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Li,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awy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Vangel</text:p>
          </table:table-cell>
          <table:table-cell office:value-type="string" calcext:value-type="string">
            <text:p>Bojaxhi,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England,</text:p>
          </table:table-cell>
          <table:table-cell office:value-type="string" calcext:value-type="string">
            <text:p>Vikentsi</text:p>
          </table:table-cell>
          <table:table-cell office:value-type="string" calcext:value-type="string">
            <text:p>Lapa,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exey</text:p>
          </table:table-cell>
          <table:table-cell office:value-type="string" calcext:value-type="string">
            <text:p>Skidanov,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Kumar.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Run</text:p>
          </table:table-cell>
          <table:table-cell office:value-type="string" calcext:value-type="string">
            <text:p>began: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eb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10:46:13</text:p>
          </table:table-cell>
          <table:table-cell office:value-type="float" office:value="2019" calcext:value-type="float">
            <text:p>2019</text:p>
          </table:table-cell>
          <table:table-cell table:number-columns-repeated="7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Excel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nabled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Auto</text:p>
          </table:table-cell>
          <table:table-cell office:value-type="string" calcext:value-type="string">
            <text:p>Mod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<text:tab/>Usi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f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kilo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O_DIREC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nabled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<text:tab/>Comman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sed:</text:p>
          </table:table-cell>
          <table:table-cell office:value-type="string" calcext:value-type="string">
            <text:p>iozone</text:p>
          </table:table-cell>
          <table:table-cell office:value-type="string" calcext:value-type="string">
            <text:p>-Ra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-I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Bytes/se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Ti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=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seconds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ytes.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Fil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ize.</text:p>
          </table:table-cell>
          <table:table-cell table:number-columns-repeated="71"/>
        </table:table-row>
        <table:table-row table:style-name="ro1">
          <table:table-cell table:number-columns-repeated="62"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bkwd</text:p>
          </table:table-cell>
          <table:table-cell table:number-columns-repeated="3"/>
          <table:table-cell office:value-type="string" calcext:value-type="string">
            <text:p>record</text:p>
          </table:table-cell>
          <table:table-cell table:number-columns-repeated="3"/>
          <table:table-cell office:value-type="string" calcext:value-type="string">
            <text:p>strid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reclen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rewrite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reread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write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rewrite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fwrite</text:p>
          </table:table-cell>
          <table:table-cell office:value-type="string" calcext:value-type="string">
            <text:p>frewrite</text:p>
          </table:table-cell>
          <table:table-cell table:number-columns-repeated="3"/>
          <table:table-cell office:value-type="string" calcext:value-type="string">
            <text:p>fread</text:p>
          </table:table-cell>
          <table:table-cell/>
          <table:table-cell office:value-type="string" calcext:value-type="string">
            <text:p>freread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5114" calcext:value-type="float">
            <text:p>15114</text:p>
          </table:table-cell>
          <table:table-cell table:number-columns-repeated="3"/>
          <table:table-cell office:value-type="float" office:value="21905" calcext:value-type="float">
            <text:p>21905</text:p>
          </table:table-cell>
          <table:table-cell table:number-columns-repeated="3"/>
          <table:table-cell office:value-type="float" office:value="18691" calcext:value-type="float">
            <text:p>18691</text:p>
          </table:table-cell>
          <table:table-cell table:number-columns-repeated="3"/>
          <table:table-cell office:value-type="float" office:value="19438" calcext:value-type="float">
            <text:p>19438</text:p>
          </table:table-cell>
          <table:table-cell table:number-columns-repeated="3"/>
          <table:table-cell office:value-type="float" office:value="20464" calcext:value-type="float">
            <text:p>20464</text:p>
          </table:table-cell>
          <table:table-cell table:number-columns-repeated="3"/>
          <table:table-cell office:value-type="float" office:value="21548" calcext:value-type="float">
            <text:p>21548</text:p>
          </table:table-cell>
          <table:table-cell table:number-columns-repeated="3"/>
          <table:table-cell office:value-type="float" office:value="20294" calcext:value-type="float">
            <text:p>20294</text:p>
          </table:table-cell>
          <table:table-cell table:number-columns-repeated="4"/>
          <table:table-cell office:value-type="float" office:value="22634" calcext:value-type="float">
            <text:p>22634</text:p>
          </table:table-cell>
          <table:table-cell table:number-columns-repeated="4"/>
          <table:table-cell office:value-type="float" office:value="20718" calcext:value-type="float">
            <text:p>20718</text:p>
          </table:table-cell>
          <table:table-cell table:number-columns-repeated="2"/>
          <table:table-cell office:value-type="float" office:value="362811" calcext:value-type="float">
            <text:p>362811</text:p>
          </table:table-cell>
          <table:table-cell table:number-columns-repeated="2"/>
          <table:table-cell office:value-type="float" office:value="541455" calcext:value-type="float">
            <text:p>541455</text:p>
          </table:table-cell>
          <table:table-cell table:number-columns-repeated="2"/>
          <table:table-cell office:value-type="float" office:value="629301" calcext:value-type="float">
            <text:p>629301</text:p>
          </table:table-cell>
          <table:table-cell table:number-columns-repeated="2"/>
          <table:table-cell office:value-type="float" office:value="732265" calcext:value-type="float">
            <text:p>732265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6347" calcext:value-type="float">
            <text:p>36347</text:p>
          </table:table-cell>
          <table:table-cell table:number-columns-repeated="3"/>
          <table:table-cell office:value-type="float" office:value="40730" calcext:value-type="float">
            <text:p>40730</text:p>
          </table:table-cell>
          <table:table-cell table:number-columns-repeated="3"/>
          <table:table-cell office:value-type="float" office:value="35474" calcext:value-type="float">
            <text:p>35474</text:p>
          </table:table-cell>
          <table:table-cell table:number-columns-repeated="3"/>
          <table:table-cell office:value-type="float" office:value="26713" calcext:value-type="float">
            <text:p>26713</text:p>
          </table:table-cell>
          <table:table-cell table:number-columns-repeated="3"/>
          <table:table-cell office:value-type="float" office:value="34756" calcext:value-type="float">
            <text:p>34756</text:p>
          </table:table-cell>
          <table:table-cell table:number-columns-repeated="3"/>
          <table:table-cell office:value-type="float" office:value="38220" calcext:value-type="float">
            <text:p>38220</text:p>
          </table:table-cell>
          <table:table-cell table:number-columns-repeated="3"/>
          <table:table-cell office:value-type="float" office:value="35141" calcext:value-type="float">
            <text:p>35141</text:p>
          </table:table-cell>
          <table:table-cell table:number-columns-repeated="4"/>
          <table:table-cell office:value-type="float" office:value="39932" calcext:value-type="float">
            <text:p>39932</text:p>
          </table:table-cell>
          <table:table-cell table:number-columns-repeated="4"/>
          <table:table-cell office:value-type="float" office:value="38305" calcext:value-type="float">
            <text:p>38305</text:p>
          </table:table-cell>
          <table:table-cell table:number-columns-repeated="2"/>
          <table:table-cell office:value-type="float" office:value="273738" calcext:value-type="float">
            <text:p>273738</text:p>
          </table:table-cell>
          <table:table-cell table:number-columns-repeated="2"/>
          <table:table-cell office:value-type="float" office:value="754716" calcext:value-type="float">
            <text:p>754716</text:p>
          </table:table-cell>
          <table:table-cell/>
          <table:table-cell office:value-type="float" office:value="1047463" calcext:value-type="float">
            <text:p>1047463</text:p>
          </table:table-cell>
          <table:table-cell/>
          <table:table-cell office:value-type="float" office:value="1198501" calcext:value-type="float">
            <text:p>1198501</text:p>
          </table:table-cell>
          <table:table-cell table:number-columns-repeated="10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62287" calcext:value-type="float">
            <text:p>62287</text:p>
          </table:table-cell>
          <table:table-cell table:number-columns-repeated="3"/>
          <table:table-cell office:value-type="float" office:value="72685" calcext:value-type="float">
            <text:p>72685</text:p>
          </table:table-cell>
          <table:table-cell table:number-columns-repeated="3"/>
          <table:table-cell office:value-type="float" office:value="66369" calcext:value-type="float">
            <text:p>66369</text:p>
          </table:table-cell>
          <table:table-cell table:number-columns-repeated="3"/>
          <table:table-cell office:value-type="float" office:value="65796" calcext:value-type="float">
            <text:p>65796</text:p>
          </table:table-cell>
          <table:table-cell table:number-columns-repeated="3"/>
          <table:table-cell office:value-type="float" office:value="57214" calcext:value-type="float">
            <text:p>57214</text:p>
          </table:table-cell>
          <table:table-cell table:number-columns-repeated="3"/>
          <table:table-cell office:value-type="float" office:value="68434" calcext:value-type="float">
            <text:p>68434</text:p>
          </table:table-cell>
          <table:table-cell table:number-columns-repeated="3"/>
          <table:table-cell office:value-type="float" office:value="55196" calcext:value-type="float">
            <text:p>55196</text:p>
          </table:table-cell>
          <table:table-cell table:number-columns-repeated="4"/>
          <table:table-cell office:value-type="float" office:value="70198" calcext:value-type="float">
            <text:p>70198</text:p>
          </table:table-cell>
          <table:table-cell table:number-columns-repeated="4"/>
          <table:table-cell office:value-type="float" office:value="60698" calcext:value-type="float">
            <text:p>60698</text:p>
          </table:table-cell>
          <table:table-cell table:number-columns-repeated="2"/>
          <table:table-cell office:value-type="float" office:value="410519" calcext:value-type="float">
            <text:p>410519</text:p>
          </table:table-cell>
          <table:table-cell/>
          <table:table-cell office:value-type="float" office:value="1032258" calcext:value-type="float">
            <text:p>1032258</text:p>
          </table:table-cell>
          <table:table-cell/>
          <table:table-cell office:value-type="float" office:value="1444695" calcext:value-type="float">
            <text:p>1444695</text:p>
          </table:table-cell>
          <table:table-cell/>
          <table:table-cell office:value-type="float" office:value="1767955" calcext:value-type="float">
            <text:p>1767955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2820" calcext:value-type="float">
            <text:p>92820</text:p>
          </table:table-cell>
          <table:table-cell table:number-columns-repeated="2"/>
          <table:table-cell office:value-type="float" office:value="103660" calcext:value-type="float">
            <text:p>103660</text:p>
          </table:table-cell>
          <table:table-cell table:number-columns-repeated="2"/>
          <table:table-cell office:value-type="float" office:value="119091" calcext:value-type="float">
            <text:p>119091</text:p>
          </table:table-cell>
          <table:table-cell table:number-columns-repeated="2"/>
          <table:table-cell office:value-type="float" office:value="116511" calcext:value-type="float">
            <text:p>116511</text:p>
          </table:table-cell>
          <table:table-cell table:number-columns-repeated="3"/>
          <table:table-cell office:value-type="float" office:value="99471" calcext:value-type="float">
            <text:p>99471</text:p>
          </table:table-cell>
          <table:table-cell table:number-columns-repeated="3"/>
          <table:table-cell office:value-type="float" office:value="81094" calcext:value-type="float">
            <text:p>81094</text:p>
          </table:table-cell>
          <table:table-cell table:number-columns-repeated="3"/>
          <table:table-cell office:value-type="float" office:value="75685" calcext:value-type="float">
            <text:p>75685</text:p>
          </table:table-cell>
          <table:table-cell table:number-columns-repeated="3"/>
          <table:table-cell office:value-type="float" office:value="106206" calcext:value-type="float">
            <text:p>106206</text:p>
          </table:table-cell>
          <table:table-cell table:number-columns-repeated="4"/>
          <table:table-cell office:value-type="float" office:value="82912" calcext:value-type="float">
            <text:p>82912</text:p>
          </table:table-cell>
          <table:table-cell table:number-columns-repeated="2"/>
          <table:table-cell office:value-type="float" office:value="558951" calcext:value-type="float">
            <text:p>558951</text:p>
          </table:table-cell>
          <table:table-cell/>
          <table:table-cell office:value-type="float" office:value="1073825" calcext:value-type="float">
            <text:p>1073825</text:p>
          </table:table-cell>
          <table:table-cell/>
          <table:table-cell office:value-type="float" office:value="1748633" calcext:value-type="float">
            <text:p>1748633</text:p>
          </table:table-cell>
          <table:table-cell/>
          <table:table-cell office:value-type="float" office:value="2318840" calcext:value-type="float">
            <text:p>2318840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20777" calcext:value-type="float">
            <text:p>120777</text:p>
          </table:table-cell>
          <table:table-cell table:number-columns-repeated="2"/>
          <table:table-cell office:value-type="float" office:value="125514" calcext:value-type="float">
            <text:p>125514</text:p>
          </table:table-cell>
          <table:table-cell table:number-columns-repeated="2"/>
          <table:table-cell office:value-type="float" office:value="166623" calcext:value-type="float">
            <text:p>166623</text:p>
          </table:table-cell>
          <table:table-cell table:number-columns-repeated="2"/>
          <table:table-cell office:value-type="float" office:value="166449" calcext:value-type="float">
            <text:p>166449</text:p>
          </table:table-cell>
          <table:table-cell table:number-columns-repeated="2"/>
          <table:table-cell office:value-type="float" office:value="153587" calcext:value-type="float">
            <text:p>153587</text:p>
          </table:table-cell>
          <table:table-cell table:number-columns-repeated="2"/>
          <table:table-cell office:value-type="float" office:value="102024" calcext:value-type="float">
            <text:p>102024</text:p>
          </table:table-cell>
          <table:table-cell table:number-columns-repeated="2"/>
          <table:table-cell office:value-type="float" office:value="111556" calcext:value-type="float">
            <text:p>111556</text:p>
          </table:table-cell>
          <table:table-cell table:number-columns-repeated="3"/>
          <table:table-cell office:value-type="float" office:value="143562" calcext:value-type="float">
            <text:p>143562</text:p>
          </table:table-cell>
          <table:table-cell table:number-columns-repeated="3"/>
          <table:table-cell office:value-type="float" office:value="134992" calcext:value-type="float">
            <text:p>134992</text:p>
          </table:table-cell>
          <table:table-cell table:number-columns-repeated="2"/>
          <table:table-cell office:value-type="float" office:value="719101" calcext:value-type="float">
            <text:p>719101</text:p>
          </table:table-cell>
          <table:table-cell/>
          <table:table-cell office:value-type="float" office:value="1237911" calcext:value-type="float">
            <text:p>1237911</text:p>
          </table:table-cell>
          <table:table-cell/>
          <table:table-cell office:value-type="float" office:value="1975308" calcext:value-type="float">
            <text:p>1975308</text:p>
          </table:table-cell>
          <table:table-cell/>
          <table:table-cell office:value-type="float" office:value="2758620" calcext:value-type="float">
            <text:p>2758620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2973" calcext:value-type="float">
            <text:p>22973</text:p>
          </table:table-cell>
          <table:table-cell table:number-columns-repeated="3"/>
          <table:table-cell office:value-type="float" office:value="25124" calcext:value-type="float">
            <text:p>25124</text:p>
          </table:table-cell>
          <table:table-cell table:number-columns-repeated="3"/>
          <table:table-cell office:value-type="float" office:value="19930" calcext:value-type="float">
            <text:p>19930</text:p>
          </table:table-cell>
          <table:table-cell table:number-columns-repeated="3"/>
          <table:table-cell office:value-type="float" office:value="20339" calcext:value-type="float">
            <text:p>20339</text:p>
          </table:table-cell>
          <table:table-cell table:number-columns-repeated="3"/>
          <table:table-cell office:value-type="float" office:value="19490" calcext:value-type="float">
            <text:p>19490</text:p>
          </table:table-cell>
          <table:table-cell table:number-columns-repeated="3"/>
          <table:table-cell office:value-type="float" office:value="23493" calcext:value-type="float">
            <text:p>23493</text:p>
          </table:table-cell>
          <table:table-cell table:number-columns-repeated="3"/>
          <table:table-cell office:value-type="float" office:value="19896" calcext:value-type="float">
            <text:p>19896</text:p>
          </table:table-cell>
          <table:table-cell table:number-columns-repeated="4"/>
          <table:table-cell office:value-type="float" office:value="23049" calcext:value-type="float">
            <text:p>23049</text:p>
          </table:table-cell>
          <table:table-cell table:number-columns-repeated="4"/>
          <table:table-cell office:value-type="float" office:value="18991" calcext:value-type="float">
            <text:p>18991</text:p>
          </table:table-cell>
          <table:table-cell table:number-columns-repeated="2"/>
          <table:table-cell office:value-type="float" office:value="396407" calcext:value-type="float">
            <text:p>396407</text:p>
          </table:table-cell>
          <table:table-cell table:number-columns-repeated="2"/>
          <table:table-cell office:value-type="float" office:value="644836" calcext:value-type="float">
            <text:p>644836</text:p>
          </table:table-cell>
          <table:table-cell table:number-columns-repeated="2"/>
          <table:table-cell office:value-type="float" office:value="743321" calcext:value-type="float">
            <text:p>743321</text:p>
          </table:table-cell>
          <table:table-cell table:number-columns-repeated="2"/>
          <table:table-cell office:value-type="float" office:value="792079" calcext:value-type="float">
            <text:p>792079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0300" calcext:value-type="float">
            <text:p>40300</text:p>
          </table:table-cell>
          <table:table-cell table:number-columns-repeated="3"/>
          <table:table-cell office:value-type="float" office:value="46643" calcext:value-type="float">
            <text:p>46643</text:p>
          </table:table-cell>
          <table:table-cell table:number-columns-repeated="3"/>
          <table:table-cell office:value-type="float" office:value="34321" calcext:value-type="float">
            <text:p>34321</text:p>
          </table:table-cell>
          <table:table-cell table:number-columns-repeated="3"/>
          <table:table-cell office:value-type="float" office:value="34524" calcext:value-type="float">
            <text:p>34524</text:p>
          </table:table-cell>
          <table:table-cell table:number-columns-repeated="3"/>
          <table:table-cell office:value-type="float" office:value="33974" calcext:value-type="float">
            <text:p>33974</text:p>
          </table:table-cell>
          <table:table-cell table:number-columns-repeated="3"/>
          <table:table-cell office:value-type="float" office:value="42571" calcext:value-type="float">
            <text:p>42571</text:p>
          </table:table-cell>
          <table:table-cell table:number-columns-repeated="3"/>
          <table:table-cell office:value-type="float" office:value="34205" calcext:value-type="float">
            <text:p>34205</text:p>
          </table:table-cell>
          <table:table-cell table:number-columns-repeated="4"/>
          <table:table-cell office:value-type="float" office:value="42984" calcext:value-type="float">
            <text:p>42984</text:p>
          </table:table-cell>
          <table:table-cell table:number-columns-repeated="4"/>
          <table:table-cell office:value-type="float" office:value="36283" calcext:value-type="float">
            <text:p>36283</text:p>
          </table:table-cell>
          <table:table-cell table:number-columns-repeated="2"/>
          <table:table-cell office:value-type="float" office:value="659793" calcext:value-type="float">
            <text:p>659793</text:p>
          </table:table-cell>
          <table:table-cell table:number-columns-repeated="2"/>
          <table:table-cell office:value-type="float" office:value="957367" calcext:value-type="float">
            <text:p>957367</text:p>
          </table:table-cell>
          <table:table-cell/>
          <table:table-cell office:value-type="float" office:value="1220209" calcext:value-type="float">
            <text:p>1220209</text:p>
          </table:table-cell>
          <table:table-cell/>
          <table:table-cell office:value-type="float" office:value="1323681" calcext:value-type="float">
            <text:p>1323681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2545" calcext:value-type="float">
            <text:p>72545</text:p>
          </table:table-cell>
          <table:table-cell table:number-columns-repeated="3"/>
          <table:table-cell office:value-type="float" office:value="76960" calcext:value-type="float">
            <text:p>76960</text:p>
          </table:table-cell>
          <table:table-cell table:number-columns-repeated="3"/>
          <table:table-cell office:value-type="float" office:value="66476" calcext:value-type="float">
            <text:p>66476</text:p>
          </table:table-cell>
          <table:table-cell table:number-columns-repeated="3"/>
          <table:table-cell office:value-type="float" office:value="74099" calcext:value-type="float">
            <text:p>74099</text:p>
          </table:table-cell>
          <table:table-cell table:number-columns-repeated="3"/>
          <table:table-cell office:value-type="float" office:value="68474" calcext:value-type="float">
            <text:p>68474</text:p>
          </table:table-cell>
          <table:table-cell table:number-columns-repeated="3"/>
          <table:table-cell office:value-type="float" office:value="71608" calcext:value-type="float">
            <text:p>71608</text:p>
          </table:table-cell>
          <table:table-cell table:number-columns-repeated="3"/>
          <table:table-cell office:value-type="float" office:value="67571" calcext:value-type="float">
            <text:p>67571</text:p>
          </table:table-cell>
          <table:table-cell table:number-columns-repeated="4"/>
          <table:table-cell office:value-type="float" office:value="74539" calcext:value-type="float">
            <text:p>74539</text:p>
          </table:table-cell>
          <table:table-cell table:number-columns-repeated="4"/>
          <table:table-cell office:value-type="float" office:value="72092" calcext:value-type="float">
            <text:p>72092</text:p>
          </table:table-cell>
          <table:table-cell table:number-columns-repeated="2"/>
          <table:table-cell office:value-type="float" office:value="816326" calcext:value-type="float">
            <text:p>816326</text:p>
          </table:table-cell>
          <table:table-cell/>
          <table:table-cell office:value-type="float" office:value="1334723" calcext:value-type="float">
            <text:p>1334723</text:p>
          </table:table-cell>
          <table:table-cell/>
          <table:table-cell office:value-type="float" office:value="1751025" calcext:value-type="float">
            <text:p>1751025</text:p>
          </table:table-cell>
          <table:table-cell/>
          <table:table-cell office:value-type="float" office:value="2022116" calcext:value-type="float">
            <text:p>2022116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5502" calcext:value-type="float">
            <text:p>115502</text:p>
          </table:table-cell>
          <table:table-cell table:number-columns-repeated="2"/>
          <table:table-cell office:value-type="float" office:value="132628" calcext:value-type="float">
            <text:p>132628</text:p>
          </table:table-cell>
          <table:table-cell table:number-columns-repeated="3"/>
          <table:table-cell office:value-type="float" office:value="92780" calcext:value-type="float">
            <text:p>92780</text:p>
          </table:table-cell>
          <table:table-cell table:number-columns-repeated="3"/>
          <table:table-cell office:value-type="float" office:value="90140" calcext:value-type="float">
            <text:p>90140</text:p>
          </table:table-cell>
          <table:table-cell table:number-columns-repeated="3"/>
          <table:table-cell office:value-type="float" office:value="85304" calcext:value-type="float">
            <text:p>85304</text:p>
          </table:table-cell>
          <table:table-cell table:number-columns-repeated="2"/>
          <table:table-cell office:value-type="float" office:value="125183" calcext:value-type="float">
            <text:p>125183</text:p>
          </table:table-cell>
          <table:table-cell table:number-columns-repeated="3"/>
          <table:table-cell office:value-type="float" office:value="67036" calcext:value-type="float">
            <text:p>67036</text:p>
          </table:table-cell>
          <table:table-cell table:number-columns-repeated="3"/>
          <table:table-cell office:value-type="float" office:value="133069" calcext:value-type="float">
            <text:p>133069</text:p>
          </table:table-cell>
          <table:table-cell table:number-columns-repeated="4"/>
          <table:table-cell office:value-type="float" office:value="95772" calcext:value-type="float">
            <text:p>95772</text:p>
          </table:table-cell>
          <table:table-cell table:number-columns-repeated="2"/>
          <table:table-cell office:value-type="float" office:value="752056" calcext:value-type="float">
            <text:p>752056</text:p>
          </table:table-cell>
          <table:table-cell/>
          <table:table-cell office:value-type="float" office:value="1542168" calcext:value-type="float">
            <text:p>1542168</text:p>
          </table:table-cell>
          <table:table-cell/>
          <table:table-cell office:value-type="float" office:value="2277580" calcext:value-type="float">
            <text:p>2277580</text:p>
          </table:table-cell>
          <table:table-cell/>
          <table:table-cell office:value-type="float" office:value="2869955" calcext:value-type="float">
            <text:p>2869955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28824" calcext:value-type="float">
            <text:p>128824</text:p>
          </table:table-cell>
          <table:table-cell table:number-columns-repeated="2"/>
          <table:table-cell office:value-type="float" office:value="173160" calcext:value-type="float">
            <text:p>173160</text:p>
          </table:table-cell>
          <table:table-cell table:number-columns-repeated="2"/>
          <table:table-cell office:value-type="float" office:value="120754" calcext:value-type="float">
            <text:p>120754</text:p>
          </table:table-cell>
          <table:table-cell table:number-columns-repeated="2"/>
          <table:table-cell office:value-type="float" office:value="119637" calcext:value-type="float">
            <text:p>119637</text:p>
          </table:table-cell>
          <table:table-cell table:number-columns-repeated="2"/>
          <table:table-cell office:value-type="float" office:value="106109" calcext:value-type="float">
            <text:p>106109</text:p>
          </table:table-cell>
          <table:table-cell table:number-columns-repeated="2"/>
          <table:table-cell office:value-type="float" office:value="144030" calcext:value-type="float">
            <text:p>144030</text:p>
          </table:table-cell>
          <table:table-cell table:number-columns-repeated="2"/>
          <table:table-cell office:value-type="float" office:value="101313" calcext:value-type="float">
            <text:p>101313</text:p>
          </table:table-cell>
          <table:table-cell table:number-columns-repeated="3"/>
          <table:table-cell office:value-type="float" office:value="188235" calcext:value-type="float">
            <text:p>188235</text:p>
          </table:table-cell>
          <table:table-cell table:number-columns-repeated="3"/>
          <table:table-cell office:value-type="float" office:value="137916" calcext:value-type="float">
            <text:p>137916</text:p>
          </table:table-cell>
          <table:table-cell/>
          <table:table-cell office:value-type="float" office:value="1084745" calcext:value-type="float">
            <text:p>1084745</text:p>
          </table:table-cell>
          <table:table-cell/>
          <table:table-cell office:value-type="float" office:value="1693121" calcext:value-type="float">
            <text:p>1693121</text:p>
          </table:table-cell>
          <table:table-cell/>
          <table:table-cell office:value-type="float" office:value="2519685" calcext:value-type="float">
            <text:p>2519685</text:p>
          </table:table-cell>
          <table:table-cell/>
          <table:table-cell office:value-type="float" office:value="3307493" calcext:value-type="float">
            <text:p>3307493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67342" calcext:value-type="float">
            <text:p>167342</text:p>
          </table:table-cell>
          <table:table-cell table:number-columns-repeated="2"/>
          <table:table-cell office:value-type="float" office:value="234475" calcext:value-type="float">
            <text:p>234475</text:p>
          </table:table-cell>
          <table:table-cell table:number-columns-repeated="2"/>
          <table:table-cell office:value-type="float" office:value="160905" calcext:value-type="float">
            <text:p>160905</text:p>
          </table:table-cell>
          <table:table-cell table:number-columns-repeated="2"/>
          <table:table-cell office:value-type="float" office:value="206351" calcext:value-type="float">
            <text:p>206351</text:p>
          </table:table-cell>
          <table:table-cell table:number-columns-repeated="2"/>
          <table:table-cell office:value-type="float" office:value="188484" calcext:value-type="float">
            <text:p>188484</text:p>
          </table:table-cell>
          <table:table-cell table:number-columns-repeated="2"/>
          <table:table-cell office:value-type="float" office:value="191731" calcext:value-type="float">
            <text:p>191731</text:p>
          </table:table-cell>
          <table:table-cell table:number-columns-repeated="2"/>
          <table:table-cell office:value-type="float" office:value="153753" calcext:value-type="float">
            <text:p>153753</text:p>
          </table:table-cell>
          <table:table-cell table:number-columns-repeated="3"/>
          <table:table-cell office:value-type="float" office:value="239297" calcext:value-type="float">
            <text:p>239297</text:p>
          </table:table-cell>
          <table:table-cell table:number-columns-repeated="3"/>
          <table:table-cell office:value-type="float" office:value="158907" calcext:value-type="float">
            <text:p>158907</text:p>
          </table:table-cell>
          <table:table-cell/>
          <table:table-cell office:value-type="float" office:value="1094952" calcext:value-type="float">
            <text:p>1094952</text:p>
          </table:table-cell>
          <table:table-cell/>
          <table:table-cell office:value-type="float" office:value="1942336" calcext:value-type="float">
            <text:p>1942336</text:p>
          </table:table-cell>
          <table:table-cell/>
          <table:table-cell office:value-type="float" office:value="2740899" calcext:value-type="float">
            <text:p>2740899</text:p>
          </table:table-cell>
          <table:table-cell/>
          <table:table-cell office:value-type="float" office:value="3688760" calcext:value-type="float">
            <text:p>3688760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2775" calcext:value-type="float">
            <text:p>22775</text:p>
          </table:table-cell>
          <table:table-cell table:number-columns-repeated="3"/>
          <table:table-cell office:value-type="float" office:value="25222" calcext:value-type="float">
            <text:p>25222</text:p>
          </table:table-cell>
          <table:table-cell table:number-columns-repeated="3"/>
          <table:table-cell office:value-type="float" office:value="18482" calcext:value-type="float">
            <text:p>18482</text:p>
          </table:table-cell>
          <table:table-cell table:number-columns-repeated="3"/>
          <table:table-cell office:value-type="float" office:value="19133" calcext:value-type="float">
            <text:p>19133</text:p>
          </table:table-cell>
          <table:table-cell table:number-columns-repeated="3"/>
          <table:table-cell office:value-type="float" office:value="17152" calcext:value-type="float">
            <text:p>17152</text:p>
          </table:table-cell>
          <table:table-cell table:number-columns-repeated="3"/>
          <table:table-cell office:value-type="float" office:value="23645" calcext:value-type="float">
            <text:p>23645</text:p>
          </table:table-cell>
          <table:table-cell table:number-columns-repeated="3"/>
          <table:table-cell office:value-type="float" office:value="14456" calcext:value-type="float">
            <text:p>14456</text:p>
          </table:table-cell>
          <table:table-cell table:number-columns-repeated="4"/>
          <table:table-cell office:value-type="float" office:value="23976" calcext:value-type="float">
            <text:p>23976</text:p>
          </table:table-cell>
          <table:table-cell table:number-columns-repeated="4"/>
          <table:table-cell office:value-type="float" office:value="14963" calcext:value-type="float">
            <text:p>14963</text:p>
          </table:table-cell>
          <table:table-cell table:number-columns-repeated="2"/>
          <table:table-cell office:value-type="float" office:value="594933" calcext:value-type="float">
            <text:p>594933</text:p>
          </table:table-cell>
          <table:table-cell table:number-columns-repeated="2"/>
          <table:table-cell office:value-type="float" office:value="696219" calcext:value-type="float">
            <text:p>696219</text:p>
          </table:table-cell>
          <table:table-cell table:number-columns-repeated="2"/>
          <table:table-cell office:value-type="float" office:value="766237" calcext:value-type="float">
            <text:p>766237</text:p>
          </table:table-cell>
          <table:table-cell table:number-columns-repeated="2"/>
          <table:table-cell office:value-type="float" office:value="788420" calcext:value-type="float">
            <text:p>78842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4127" calcext:value-type="float">
            <text:p>44127</text:p>
          </table:table-cell>
          <table:table-cell table:number-columns-repeated="3"/>
          <table:table-cell office:value-type="float" office:value="45918" calcext:value-type="float">
            <text:p>45918</text:p>
          </table:table-cell>
          <table:table-cell table:number-columns-repeated="3"/>
          <table:table-cell office:value-type="float" office:value="35370" calcext:value-type="float">
            <text:p>35370</text:p>
          </table:table-cell>
          <table:table-cell table:number-columns-repeated="3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31429" calcext:value-type="float">
            <text:p>31429</text:p>
          </table:table-cell>
          <table:table-cell table:number-columns-repeated="3"/>
          <table:table-cell office:value-type="float" office:value="44557" calcext:value-type="float">
            <text:p>44557</text:p>
          </table:table-cell>
          <table:table-cell table:number-columns-repeated="3"/>
          <table:table-cell office:value-type="float" office:value="31260" calcext:value-type="float">
            <text:p>31260</text:p>
          </table:table-cell>
          <table:table-cell table:number-columns-repeated="4"/>
          <table:table-cell office:value-type="float" office:value="45577" calcext:value-type="float">
            <text:p>45577</text:p>
          </table:table-cell>
          <table:table-cell table:number-columns-repeated="4"/>
          <table:table-cell office:value-type="float" office:value="32863" calcext:value-type="float">
            <text:p>32863</text:p>
          </table:table-cell>
          <table:table-cell table:number-columns-repeated="2"/>
          <table:table-cell office:value-type="float" office:value="874914" calcext:value-type="float">
            <text:p>874914</text:p>
          </table:table-cell>
          <table:table-cell/>
          <table:table-cell office:value-type="float" office:value="1056541" calcext:value-type="float">
            <text:p>1056541</text:p>
          </table:table-cell>
          <table:table-cell/>
          <table:table-cell office:value-type="float" office:value="1292929" calcext:value-type="float">
            <text:p>1292929</text:p>
          </table:table-cell>
          <table:table-cell/>
          <table:table-cell office:value-type="float" office:value="1400437" calcext:value-type="float">
            <text:p>1400437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9443" calcext:value-type="float">
            <text:p>79443</text:p>
          </table:table-cell>
          <table:table-cell table:number-columns-repeated="3"/>
          <table:table-cell office:value-type="float" office:value="82687" calcext:value-type="float">
            <text:p>82687</text:p>
          </table:table-cell>
          <table:table-cell table:number-columns-repeated="3"/>
          <table:table-cell office:value-type="float" office:value="56146" calcext:value-type="float">
            <text:p>56146</text:p>
          </table:table-cell>
          <table:table-cell table:number-columns-repeated="3"/>
          <table:table-cell office:value-type="float" office:value="56002" calcext:value-type="float">
            <text:p>56002</text:p>
          </table:table-cell>
          <table:table-cell table:number-columns-repeated="3"/>
          <table:table-cell office:value-type="float" office:value="52044" calcext:value-type="float">
            <text:p>52044</text:p>
          </table:table-cell>
          <table:table-cell table:number-columns-repeated="3"/>
          <table:table-cell office:value-type="float" office:value="80670" calcext:value-type="float">
            <text:p>80670</text:p>
          </table:table-cell>
          <table:table-cell table:number-columns-repeated="3"/>
          <table:table-cell office:value-type="float" office:value="55354" calcext:value-type="float">
            <text:p>55354</text:p>
          </table:table-cell>
          <table:table-cell table:number-columns-repeated="4"/>
          <table:table-cell office:value-type="float" office:value="83422" calcext:value-type="float">
            <text:p>83422</text:p>
          </table:table-cell>
          <table:table-cell table:number-columns-repeated="4"/>
          <table:table-cell office:value-type="float" office:value="75316" calcext:value-type="float">
            <text:p>75316</text:p>
          </table:table-cell>
          <table:table-cell/>
          <table:table-cell office:value-type="float" office:value="1223709" calcext:value-type="float">
            <text:p>1223709</text:p>
          </table:table-cell>
          <table:table-cell/>
          <table:table-cell office:value-type="float" office:value="1529271" calcext:value-type="float">
            <text:p>1529271</text:p>
          </table:table-cell>
          <table:table-cell/>
          <table:table-cell office:value-type="float" office:value="2009419" calcext:value-type="float">
            <text:p>2009419</text:p>
          </table:table-cell>
          <table:table-cell/>
          <table:table-cell office:value-type="float" office:value="2082994" calcext:value-type="float">
            <text:p>2082994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6388" calcext:value-type="float">
            <text:p>126388</text:p>
          </table:table-cell>
          <table:table-cell table:number-columns-repeated="2"/>
          <table:table-cell office:value-type="float" office:value="144063" calcext:value-type="float">
            <text:p>144063</text:p>
          </table:table-cell>
          <table:table-cell table:number-columns-repeated="3"/>
          <table:table-cell office:value-type="float" office:value="92285" calcext:value-type="float">
            <text:p>92285</text:p>
          </table:table-cell>
          <table:table-cell table:number-columns-repeated="2"/>
          <table:table-cell office:value-type="float" office:value="100644" calcext:value-type="float">
            <text:p>100644</text:p>
          </table:table-cell>
          <table:table-cell table:number-columns-repeated="3"/>
          <table:table-cell office:value-type="float" office:value="97527" calcext:value-type="float">
            <text:p>97527</text:p>
          </table:table-cell>
          <table:table-cell table:number-columns-repeated="2"/>
          <table:table-cell office:value-type="float" office:value="127211" calcext:value-type="float">
            <text:p>127211</text:p>
          </table:table-cell>
          <table:table-cell table:number-columns-repeated="3"/>
          <table:table-cell office:value-type="float" office:value="97654" calcext:value-type="float">
            <text:p>97654</text:p>
          </table:table-cell>
          <table:table-cell table:number-columns-repeated="3"/>
          <table:table-cell office:value-type="float" office:value="117706" calcext:value-type="float">
            <text:p>117706</text:p>
          </table:table-cell>
          <table:table-cell table:number-columns-repeated="3"/>
          <table:table-cell office:value-type="float" office:value="113960" calcext:value-type="float">
            <text:p>113960</text:p>
          </table:table-cell>
          <table:table-cell/>
          <table:table-cell office:value-type="float" office:value="1287078" calcext:value-type="float">
            <text:p>1287078</text:p>
          </table:table-cell>
          <table:table-cell/>
          <table:table-cell office:value-type="float" office:value="1993769" calcext:value-type="float">
            <text:p>1993769</text:p>
          </table:table-cell>
          <table:table-cell/>
          <table:table-cell office:value-type="float" office:value="2672233" calcext:value-type="float">
            <text:p>2672233</text:p>
          </table:table-cell>
          <table:table-cell/>
          <table:table-cell office:value-type="float" office:value="3152709" calcext:value-type="float">
            <text:p>3152709</text:p>
          </table:table-cell>
          <table:table-cell table:number-columns-repeated="20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84917" calcext:value-type="float">
            <text:p>184917</text:p>
          </table:table-cell>
          <table:table-cell table:number-columns-repeated="2"/>
          <table:table-cell office:value-type="float" office:value="211255" calcext:value-type="float">
            <text:p>211255</text:p>
          </table:table-cell>
          <table:table-cell table:number-columns-repeated="2"/>
          <table:table-cell office:value-type="float" office:value="165545" calcext:value-type="float">
            <text:p>165545</text:p>
          </table:table-cell>
          <table:table-cell table:number-columns-repeated="2"/>
          <table:table-cell office:value-type="float" office:value="155434" calcext:value-type="float">
            <text:p>155434</text:p>
          </table:table-cell>
          <table:table-cell table:number-columns-repeated="2"/>
          <table:table-cell office:value-type="float" office:value="153514" calcext:value-type="float">
            <text:p>153514</text:p>
          </table:table-cell>
          <table:table-cell table:number-columns-repeated="2"/>
          <table:table-cell office:value-type="float" office:value="202836" calcext:value-type="float">
            <text:p>202836</text:p>
          </table:table-cell>
          <table:table-cell table:number-columns-repeated="2"/>
          <table:table-cell office:value-type="float" office:value="107355" calcext:value-type="float">
            <text:p>107355</text:p>
          </table:table-cell>
          <table:table-cell table:number-columns-repeated="3"/>
          <table:table-cell office:value-type="float" office:value="220063" calcext:value-type="float">
            <text:p>220063</text:p>
          </table:table-cell>
          <table:table-cell table:number-columns-repeated="3"/>
          <table:table-cell office:value-type="float" office:value="169122" calcext:value-type="float">
            <text:p>169122</text:p>
          </table:table-cell>
          <table:table-cell/>
          <table:table-cell office:value-type="float" office:value="1354497" calcext:value-type="float">
            <text:p>1354497</text:p>
          </table:table-cell>
          <table:table-cell/>
          <table:table-cell office:value-type="float" office:value="2249560" calcext:value-type="float">
            <text:p>2249560</text:p>
          </table:table-cell>
          <table:table-cell/>
          <table:table-cell office:value-type="float" office:value="3110571" calcext:value-type="float">
            <text:p>3110571</text:p>
          </table:table-cell>
          <table:table-cell/>
          <table:table-cell office:value-type="float" office:value="3620933" calcext:value-type="float">
            <text:p>3620933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55208" calcext:value-type="float">
            <text:p>255208</text:p>
          </table:table-cell>
          <table:table-cell table:number-columns-repeated="2"/>
          <table:table-cell office:value-type="float" office:value="291870" calcext:value-type="float">
            <text:p>291870</text:p>
          </table:table-cell>
          <table:table-cell table:number-columns-repeated="2"/>
          <table:table-cell office:value-type="float" office:value="151676" calcext:value-type="float">
            <text:p>151676</text:p>
          </table:table-cell>
          <table:table-cell table:number-columns-repeated="2"/>
          <table:table-cell office:value-type="float" office:value="151919" calcext:value-type="float">
            <text:p>151919</text:p>
          </table:table-cell>
          <table:table-cell table:number-columns-repeated="2"/>
          <table:table-cell office:value-type="float" office:value="156939" calcext:value-type="float">
            <text:p>156939</text:p>
          </table:table-cell>
          <table:table-cell table:number-columns-repeated="2"/>
          <table:table-cell office:value-type="float" office:value="225829" calcext:value-type="float">
            <text:p>225829</text:p>
          </table:table-cell>
          <table:table-cell table:number-columns-repeated="2"/>
          <table:table-cell office:value-type="float" office:value="156335" calcext:value-type="float">
            <text:p>156335</text:p>
          </table:table-cell>
          <table:table-cell table:number-columns-repeated="3"/>
          <table:table-cell office:value-type="float" office:value="266944" calcext:value-type="float">
            <text:p>266944</text:p>
          </table:table-cell>
          <table:table-cell table:number-columns-repeated="3"/>
          <table:table-cell office:value-type="float" office:value="179510" calcext:value-type="float">
            <text:p>179510</text:p>
          </table:table-cell>
          <table:table-cell/>
          <table:table-cell office:value-type="float" office:value="1662337" calcext:value-type="float">
            <text:p>1662337</text:p>
          </table:table-cell>
          <table:table-cell/>
          <table:table-cell office:value-type="float" office:value="2342177" calcext:value-type="float">
            <text:p>2342177</text:p>
          </table:table-cell>
          <table:table-cell/>
          <table:table-cell office:value-type="float" office:value="3244613" calcext:value-type="float">
            <text:p>3244613</text:p>
          </table:table-cell>
          <table:table-cell/>
          <table:table-cell office:value-type="float" office:value="4203612" calcext:value-type="float">
            <text:p>4203612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15542" calcext:value-type="float">
            <text:p>315542</text:p>
          </table:table-cell>
          <table:table-cell table:number-columns-repeated="2"/>
          <table:table-cell office:value-type="float" office:value="336443" calcext:value-type="float">
            <text:p>336443</text:p>
          </table:table-cell>
          <table:table-cell table:number-columns-repeated="2"/>
          <table:table-cell office:value-type="float" office:value="215451" calcext:value-type="float">
            <text:p>215451</text:p>
          </table:table-cell>
          <table:table-cell table:number-columns-repeated="2"/>
          <table:table-cell office:value-type="float" office:value="211186" calcext:value-type="float">
            <text:p>211186</text:p>
          </table:table-cell>
          <table:table-cell table:number-columns-repeated="2"/>
          <table:table-cell office:value-type="float" office:value="230381" calcext:value-type="float">
            <text:p>230381</text:p>
          </table:table-cell>
          <table:table-cell table:number-columns-repeated="2"/>
          <table:table-cell office:value-type="float" office:value="314534" calcext:value-type="float">
            <text:p>314534</text:p>
          </table:table-cell>
          <table:table-cell table:number-columns-repeated="2"/>
          <table:table-cell office:value-type="float" office:value="199563" calcext:value-type="float">
            <text:p>199563</text:p>
          </table:table-cell>
          <table:table-cell table:number-columns-repeated="3"/>
          <table:table-cell office:value-type="float" office:value="335078" calcext:value-type="float">
            <text:p>335078</text:p>
          </table:table-cell>
          <table:table-cell table:number-columns-repeated="3"/>
          <table:table-cell office:value-type="float" office:value="249196" calcext:value-type="float">
            <text:p>249196</text:p>
          </table:table-cell>
          <table:table-cell/>
          <table:table-cell office:value-type="float" office:value="1686429" calcext:value-type="float">
            <text:p>1686429</text:p>
          </table:table-cell>
          <table:table-cell/>
          <table:table-cell office:value-type="float" office:value="1948249" calcext:value-type="float">
            <text:p>1948249</text:p>
          </table:table-cell>
          <table:table-cell/>
          <table:table-cell office:value-type="float" office:value="1506768" calcext:value-type="float">
            <text:p>1506768</text:p>
          </table:table-cell>
          <table:table-cell/>
          <table:table-cell office:value-type="float" office:value="4376068" calcext:value-type="float">
            <text:p>4376068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4274" calcext:value-type="float">
            <text:p>24274</text:p>
          </table:table-cell>
          <table:table-cell table:number-columns-repeated="3"/>
          <table:table-cell office:value-type="float" office:value="25572" calcext:value-type="float">
            <text:p>25572</text:p>
          </table:table-cell>
          <table:table-cell table:number-columns-repeated="3"/>
          <table:table-cell office:value-type="float" office:value="16507" calcext:value-type="float">
            <text:p>16507</text:p>
          </table:table-cell>
          <table:table-cell table:number-columns-repeated="3"/>
          <table:table-cell office:value-type="float" office:value="16917" calcext:value-type="float">
            <text:p>16917</text:p>
          </table:table-cell>
          <table:table-cell table:number-columns-repeated="3"/>
          <table:table-cell office:value-type="float" office:value="16745" calcext:value-type="float">
            <text:p>16745</text:p>
          </table:table-cell>
          <table:table-cell table:number-columns-repeated="3"/>
          <table:table-cell office:value-type="float" office:value="23938" calcext:value-type="float">
            <text:p>23938</text:p>
          </table:table-cell>
          <table:table-cell table:number-columns-repeated="3"/>
          <table:table-cell office:value-type="float" office:value="16551" calcext:value-type="float">
            <text:p>16551</text:p>
          </table:table-cell>
          <table:table-cell table:number-columns-repeated="4"/>
          <table:table-cell office:value-type="float" office:value="24413" calcext:value-type="float">
            <text:p>24413</text:p>
          </table:table-cell>
          <table:table-cell table:number-columns-repeated="4"/>
          <table:table-cell office:value-type="float" office:value="15880" calcext:value-type="float">
            <text:p>15880</text:p>
          </table:table-cell>
          <table:table-cell table:number-columns-repeated="2"/>
          <table:table-cell office:value-type="float" office:value="647855" calcext:value-type="float">
            <text:p>647855</text:p>
          </table:table-cell>
          <table:table-cell table:number-columns-repeated="2"/>
          <table:table-cell office:value-type="float" office:value="704360" calcext:value-type="float">
            <text:p>704360</text:p>
          </table:table-cell>
          <table:table-cell table:number-columns-repeated="2"/>
          <table:table-cell office:value-type="float" office:value="782396" calcext:value-type="float">
            <text:p>782396</text:p>
          </table:table-cell>
          <table:table-cell table:number-columns-repeated="2"/>
          <table:table-cell office:value-type="float" office:value="802507" calcext:value-type="float">
            <text:p>802507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5187" calcext:value-type="float">
            <text:p>45187</text:p>
          </table:table-cell>
          <table:table-cell table:number-columns-repeated="3"/>
          <table:table-cell office:value-type="float" office:value="49544" calcext:value-type="float">
            <text:p>49544</text:p>
          </table:table-cell>
          <table:table-cell table:number-columns-repeated="3"/>
          <table:table-cell office:value-type="float" office:value="37772" calcext:value-type="float">
            <text:p>37772</text:p>
          </table:table-cell>
          <table:table-cell table:number-columns-repeated="3"/>
          <table:table-cell office:value-type="float" office:value="39896" calcext:value-type="float">
            <text:p>39896</text:p>
          </table:table-cell>
          <table:table-cell table:number-columns-repeated="3"/>
          <table:table-cell office:value-type="float" office:value="29364" calcext:value-type="float">
            <text:p>29364</text:p>
          </table:table-cell>
          <table:table-cell table:number-columns-repeated="3"/>
          <table:table-cell office:value-type="float" office:value="45866" calcext:value-type="float">
            <text:p>45866</text:p>
          </table:table-cell>
          <table:table-cell table:number-columns-repeated="3"/>
          <table:table-cell office:value-type="float" office:value="31067" calcext:value-type="float">
            <text:p>31067</text:p>
          </table:table-cell>
          <table:table-cell table:number-columns-repeated="4"/>
          <table:table-cell office:value-type="float" office:value="47023" calcext:value-type="float">
            <text:p>47023</text:p>
          </table:table-cell>
          <table:table-cell table:number-columns-repeated="4"/>
          <table:table-cell office:value-type="float" office:value="26387" calcext:value-type="float">
            <text:p>26387</text:p>
          </table:table-cell>
          <table:table-cell table:number-columns-repeated="2"/>
          <table:table-cell office:value-type="float" office:value="953800" calcext:value-type="float">
            <text:p>953800</text:p>
          </table:table-cell>
          <table:table-cell/>
          <table:table-cell office:value-type="float" office:value="1099892" calcext:value-type="float">
            <text:p>1099892</text:p>
          </table:table-cell>
          <table:table-cell/>
          <table:table-cell office:value-type="float" office:value="1312147" calcext:value-type="float">
            <text:p>1312147</text:p>
          </table:table-cell>
          <table:table-cell/>
          <table:table-cell office:value-type="float" office:value="1403893" calcext:value-type="float">
            <text:p>1403893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2669" calcext:value-type="float">
            <text:p>82669</text:p>
          </table:table-cell>
          <table:table-cell table:number-columns-repeated="3"/>
          <table:table-cell office:value-type="float" office:value="87593" calcext:value-type="float">
            <text:p>87593</text:p>
          </table:table-cell>
          <table:table-cell table:number-columns-repeated="3"/>
          <table:table-cell office:value-type="float" office:value="56007" calcext:value-type="float">
            <text:p>56007</text:p>
          </table:table-cell>
          <table:table-cell table:number-columns-repeated="3"/>
          <table:table-cell office:value-type="float" office:value="56009" calcext:value-type="float">
            <text:p>56009</text:p>
          </table:table-cell>
          <table:table-cell table:number-columns-repeated="3"/>
          <table:table-cell office:value-type="float" office:value="53011" calcext:value-type="float">
            <text:p>53011</text:p>
          </table:table-cell>
          <table:table-cell table:number-columns-repeated="3"/>
          <table:table-cell office:value-type="float" office:value="75012" calcext:value-type="float">
            <text:p>75012</text:p>
          </table:table-cell>
          <table:table-cell table:number-columns-repeated="3"/>
          <table:table-cell office:value-type="float" office:value="51543" calcext:value-type="float">
            <text:p>51543</text:p>
          </table:table-cell>
          <table:table-cell table:number-columns-repeated="4"/>
          <table:table-cell office:value-type="float" office:value="77065" calcext:value-type="float">
            <text:p>77065</text:p>
          </table:table-cell>
          <table:table-cell table:number-columns-repeated="4"/>
          <table:table-cell office:value-type="float" office:value="53907" calcext:value-type="float">
            <text:p>53907</text:p>
          </table:table-cell>
          <table:table-cell/>
          <table:table-cell office:value-type="float" office:value="1371918" calcext:value-type="float">
            <text:p>1371918</text:p>
          </table:table-cell>
          <table:table-cell/>
          <table:table-cell office:value-type="float" office:value="1658031" calcext:value-type="float">
            <text:p>1658031</text:p>
          </table:table-cell>
          <table:table-cell/>
          <table:table-cell office:value-type="float" office:value="1879588" calcext:value-type="float">
            <text:p>1879588</text:p>
          </table:table-cell>
          <table:table-cell/>
          <table:table-cell office:value-type="float" office:value="2127129" calcext:value-type="float">
            <text:p>2127129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6723" calcext:value-type="float">
            <text:p>126723</text:p>
          </table:table-cell>
          <table:table-cell table:number-columns-repeated="2"/>
          <table:table-cell office:value-type="float" office:value="148967" calcext:value-type="float">
            <text:p>148967</text:p>
          </table:table-cell>
          <table:table-cell table:number-columns-repeated="3"/>
          <table:table-cell office:value-type="float" office:value="66439" calcext:value-type="float">
            <text:p>66439</text:p>
          </table:table-cell>
          <table:table-cell table:number-columns-repeated="3"/>
          <table:table-cell office:value-type="float" office:value="83141" calcext:value-type="float">
            <text:p>83141</text:p>
          </table:table-cell>
          <table:table-cell table:number-columns-repeated="3"/>
          <table:table-cell office:value-type="float" office:value="83949" calcext:value-type="float">
            <text:p>83949</text:p>
          </table:table-cell>
          <table:table-cell table:number-columns-repeated="2"/>
          <table:table-cell office:value-type="float" office:value="145446" calcext:value-type="float">
            <text:p>145446</text:p>
          </table:table-cell>
          <table:table-cell table:number-columns-repeated="3"/>
          <table:table-cell office:value-type="float" office:value="94590" calcext:value-type="float">
            <text:p>94590</text:p>
          </table:table-cell>
          <table:table-cell table:number-columns-repeated="3"/>
          <table:table-cell office:value-type="float" office:value="150761" calcext:value-type="float">
            <text:p>150761</text:p>
          </table:table-cell>
          <table:table-cell table:number-columns-repeated="3"/>
          <table:table-cell office:value-type="float" office:value="118554" calcext:value-type="float">
            <text:p>118554</text:p>
          </table:table-cell>
          <table:table-cell/>
          <table:table-cell office:value-type="float" office:value="1656957" calcext:value-type="float">
            <text:p>1656957</text:p>
          </table:table-cell>
          <table:table-cell/>
          <table:table-cell office:value-type="float" office:value="2214532" calcext:value-type="float">
            <text:p>2214532</text:p>
          </table:table-cell>
          <table:table-cell/>
          <table:table-cell office:value-type="float" office:value="2321995" calcext:value-type="float">
            <text:p>2321995</text:p>
          </table:table-cell>
          <table:table-cell/>
          <table:table-cell office:value-type="float" office:value="3292604" calcext:value-type="float">
            <text:p>3292604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86005" calcext:value-type="float">
            <text:p>186005</text:p>
          </table:table-cell>
          <table:table-cell table:number-columns-repeated="2"/>
          <table:table-cell office:value-type="float" office:value="229400" calcext:value-type="float">
            <text:p>229400</text:p>
          </table:table-cell>
          <table:table-cell table:number-columns-repeated="2"/>
          <table:table-cell office:value-type="float" office:value="182167" calcext:value-type="float">
            <text:p>182167</text:p>
          </table:table-cell>
          <table:table-cell table:number-columns-repeated="2"/>
          <table:table-cell office:value-type="float" office:value="182896" calcext:value-type="float">
            <text:p>182896</text:p>
          </table:table-cell>
          <table:table-cell table:number-columns-repeated="2"/>
          <table:table-cell office:value-type="float" office:value="163834" calcext:value-type="float">
            <text:p>163834</text:p>
          </table:table-cell>
          <table:table-cell table:number-columns-repeated="2"/>
          <table:table-cell office:value-type="float" office:value="220623" calcext:value-type="float">
            <text:p>220623</text:p>
          </table:table-cell>
          <table:table-cell table:number-columns-repeated="2"/>
          <table:table-cell office:value-type="float" office:value="154314" calcext:value-type="float">
            <text:p>154314</text:p>
          </table:table-cell>
          <table:table-cell table:number-columns-repeated="3"/>
          <table:table-cell office:value-type="float" office:value="218085" calcext:value-type="float">
            <text:p>218085</text:p>
          </table:table-cell>
          <table:table-cell table:number-columns-repeated="3"/>
          <table:table-cell office:value-type="float" office:value="170564" calcext:value-type="float">
            <text:p>170564</text:p>
          </table:table-cell>
          <table:table-cell/>
          <table:table-cell office:value-type="float" office:value="1547762" calcext:value-type="float">
            <text:p>1547762</text:p>
          </table:table-cell>
          <table:table-cell/>
          <table:table-cell office:value-type="float" office:value="2659740" calcext:value-type="float">
            <text:p>2659740</text:p>
          </table:table-cell>
          <table:table-cell/>
          <table:table-cell office:value-type="float" office:value="3678160" calcext:value-type="float">
            <text:p>3678160</text:p>
          </table:table-cell>
          <table:table-cell/>
          <table:table-cell office:value-type="float" office:value="4210526" calcext:value-type="float">
            <text:p>4210526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446" calcext:value-type="float">
            <text:p>128446</text:p>
          </table:table-cell>
          <table:table-cell table:number-columns-repeated="2"/>
          <table:table-cell office:value-type="float" office:value="329833" calcext:value-type="float">
            <text:p>329833</text:p>
          </table:table-cell>
          <table:table-cell table:number-columns-repeated="2"/>
          <table:table-cell office:value-type="float" office:value="227646" calcext:value-type="float">
            <text:p>227646</text:p>
          </table:table-cell>
          <table:table-cell table:number-columns-repeated="2"/>
          <table:table-cell office:value-type="float" office:value="215878" calcext:value-type="float">
            <text:p>215878</text:p>
          </table:table-cell>
          <table:table-cell table:number-columns-repeated="2"/>
          <table:table-cell office:value-type="float" office:value="221013" calcext:value-type="float">
            <text:p>221013</text:p>
          </table:table-cell>
          <table:table-cell table:number-columns-repeated="2"/>
          <table:table-cell office:value-type="float" office:value="319122" calcext:value-type="float">
            <text:p>319122</text:p>
          </table:table-cell>
          <table:table-cell table:number-columns-repeated="2"/>
          <table:table-cell office:value-type="float" office:value="142709" calcext:value-type="float">
            <text:p>142709</text:p>
          </table:table-cell>
          <table:table-cell table:number-columns-repeated="3"/>
          <table:table-cell office:value-type="float" office:value="338512" calcext:value-type="float">
            <text:p>338512</text:p>
          </table:table-cell>
          <table:table-cell table:number-columns-repeated="3"/>
          <table:table-cell office:value-type="float" office:value="194403" calcext:value-type="float">
            <text:p>194403</text:p>
          </table:table-cell>
          <table:table-cell/>
          <table:table-cell office:value-type="float" office:value="2043096" calcext:value-type="float">
            <text:p>2043096</text:p>
          </table:table-cell>
          <table:table-cell/>
          <table:table-cell office:value-type="float" office:value="2831858" calcext:value-type="float">
            <text:p>2831858</text:p>
          </table:table-cell>
          <table:table-cell/>
          <table:table-cell office:value-type="float" office:value="3872919" calcext:value-type="float">
            <text:p>3872919</text:p>
          </table:table-cell>
          <table:table-cell/>
          <table:table-cell office:value-type="float" office:value="4629294" calcext:value-type="float">
            <text:p>4629294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38221" calcext:value-type="float">
            <text:p>338221</text:p>
          </table:table-cell>
          <table:table-cell table:number-columns-repeated="2"/>
          <table:table-cell office:value-type="float" office:value="414071" calcext:value-type="float">
            <text:p>414071</text:p>
          </table:table-cell>
          <table:table-cell table:number-columns-repeated="2"/>
          <table:table-cell office:value-type="float" office:value="315135" calcext:value-type="float">
            <text:p>315135</text:p>
          </table:table-cell>
          <table:table-cell table:number-columns-repeated="2"/>
          <table:table-cell office:value-type="float" office:value="257002" calcext:value-type="float">
            <text:p>257002</text:p>
          </table:table-cell>
          <table:table-cell table:number-columns-repeated="2"/>
          <table:table-cell office:value-type="float" office:value="255297" calcext:value-type="float">
            <text:p>255297</text:p>
          </table:table-cell>
          <table:table-cell table:number-columns-repeated="2"/>
          <table:table-cell office:value-type="float" office:value="380103" calcext:value-type="float">
            <text:p>380103</text:p>
          </table:table-cell>
          <table:table-cell table:number-columns-repeated="2"/>
          <table:table-cell office:value-type="float" office:value="207304" calcext:value-type="float">
            <text:p>207304</text:p>
          </table:table-cell>
          <table:table-cell table:number-columns-repeated="3"/>
          <table:table-cell office:value-type="float" office:value="444097" calcext:value-type="float">
            <text:p>444097</text:p>
          </table:table-cell>
          <table:table-cell table:number-columns-repeated="3"/>
          <table:table-cell office:value-type="float" office:value="222212" calcext:value-type="float">
            <text:p>222212</text:p>
          </table:table-cell>
          <table:table-cell/>
          <table:table-cell office:value-type="float" office:value="1876832" calcext:value-type="float">
            <text:p>1876832</text:p>
          </table:table-cell>
          <table:table-cell/>
          <table:table-cell office:value-type="float" office:value="2919042" calcext:value-type="float">
            <text:p>2919042</text:p>
          </table:table-cell>
          <table:table-cell/>
          <table:table-cell office:value-type="float" office:value="2241681" calcext:value-type="float">
            <text:p>2241681</text:p>
          </table:table-cell>
          <table:table-cell/>
          <table:table-cell office:value-type="float" office:value="4848484" calcext:value-type="float">
            <text:p>4848484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44734" calcext:value-type="float">
            <text:p>344734</text:p>
          </table:table-cell>
          <table:table-cell table:number-columns-repeated="2"/>
          <table:table-cell office:value-type="float" office:value="444483" calcext:value-type="float">
            <text:p>444483</text:p>
          </table:table-cell>
          <table:table-cell table:number-columns-repeated="2"/>
          <table:table-cell office:value-type="float" office:value="324728" calcext:value-type="float">
            <text:p>324728</text:p>
          </table:table-cell>
          <table:table-cell table:number-columns-repeated="2"/>
          <table:table-cell office:value-type="float" office:value="228775" calcext:value-type="float">
            <text:p>228775</text:p>
          </table:table-cell>
          <table:table-cell table:number-columns-repeated="2"/>
          <table:table-cell office:value-type="float" office:value="218831" calcext:value-type="float">
            <text:p>218831</text:p>
          </table:table-cell>
          <table:table-cell table:number-columns-repeated="2"/>
          <table:table-cell office:value-type="float" office:value="391467" calcext:value-type="float">
            <text:p>391467</text:p>
          </table:table-cell>
          <table:table-cell table:number-columns-repeated="2"/>
          <table:table-cell office:value-type="float" office:value="254713" calcext:value-type="float">
            <text:p>254713</text:p>
          </table:table-cell>
          <table:table-cell table:number-columns-repeated="3"/>
          <table:table-cell office:value-type="float" office:value="442638" calcext:value-type="float">
            <text:p>442638</text:p>
          </table:table-cell>
          <table:table-cell table:number-columns-repeated="3"/>
          <table:table-cell office:value-type="float" office:value="255910" calcext:value-type="float">
            <text:p>255910</text:p>
          </table:table-cell>
          <table:table-cell/>
          <table:table-cell office:value-type="float" office:value="2207848" calcext:value-type="float">
            <text:p>2207848</text:p>
          </table:table-cell>
          <table:table-cell/>
          <table:table-cell office:value-type="float" office:value="3084337" calcext:value-type="float">
            <text:p>3084337</text:p>
          </table:table-cell>
          <table:table-cell/>
          <table:table-cell office:value-type="float" office:value="1555758" calcext:value-type="float">
            <text:p>1555758</text:p>
          </table:table-cell>
          <table:table-cell/>
          <table:table-cell office:value-type="float" office:value="4714548" calcext:value-type="float">
            <text:p>4714548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4104" calcext:value-type="float">
            <text:p>24104</text:p>
          </table:table-cell>
          <table:table-cell table:number-columns-repeated="3"/>
          <table:table-cell office:value-type="float" office:value="25519" calcext:value-type="float">
            <text:p>25519</text:p>
          </table:table-cell>
          <table:table-cell table:number-columns-repeated="3"/>
          <table:table-cell office:value-type="float" office:value="15690" calcext:value-type="float">
            <text:p>15690</text:p>
          </table:table-cell>
          <table:table-cell table:number-columns-repeated="3"/>
          <table:table-cell office:value-type="float" office:value="15469" calcext:value-type="float">
            <text:p>15469</text:p>
          </table:table-cell>
          <table:table-cell table:number-columns-repeated="3"/>
          <table:table-cell office:value-type="float" office:value="14667" calcext:value-type="float">
            <text:p>14667</text:p>
          </table:table-cell>
          <table:table-cell table:number-columns-repeated="3"/>
          <table:table-cell office:value-type="float" office:value="23966" calcext:value-type="float">
            <text:p>23966</text:p>
          </table:table-cell>
          <table:table-cell table:number-columns-repeated="3"/>
          <table:table-cell office:value-type="float" office:value="16529" calcext:value-type="float">
            <text:p>16529</text:p>
          </table:table-cell>
          <table:table-cell table:number-columns-repeated="4"/>
          <table:table-cell office:value-type="float" office:value="23934" calcext:value-type="float">
            <text:p>23934</text:p>
          </table:table-cell>
          <table:table-cell table:number-columns-repeated="4"/>
          <table:table-cell office:value-type="float" office:value="13348" calcext:value-type="float">
            <text:p>13348</text:p>
          </table:table-cell>
          <table:table-cell table:number-columns-repeated="2"/>
          <table:table-cell office:value-type="float" office:value="666927" calcext:value-type="float">
            <text:p>666927</text:p>
          </table:table-cell>
          <table:table-cell table:number-columns-repeated="2"/>
          <table:table-cell office:value-type="float" office:value="714884" calcext:value-type="float">
            <text:p>714884</text:p>
          </table:table-cell>
          <table:table-cell table:number-columns-repeated="2"/>
          <table:table-cell office:value-type="float" office:value="795958" calcext:value-type="float">
            <text:p>795958</text:p>
          </table:table-cell>
          <table:table-cell table:number-columns-repeated="2"/>
          <table:table-cell office:value-type="float" office:value="807634" calcext:value-type="float">
            <text:p>807634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2148" calcext:value-type="float">
            <text:p>42148</text:p>
          </table:table-cell>
          <table:table-cell table:number-columns-repeated="3"/>
          <table:table-cell office:value-type="float" office:value="39324" calcext:value-type="float">
            <text:p>39324</text:p>
          </table:table-cell>
          <table:table-cell table:number-columns-repeated="3"/>
          <table:table-cell office:value-type="float" office:value="32964" calcext:value-type="float">
            <text:p>32964</text:p>
          </table:table-cell>
          <table:table-cell table:number-columns-repeated="3"/>
          <table:table-cell office:value-type="float" office:value="32191" calcext:value-type="float">
            <text:p>32191</text:p>
          </table:table-cell>
          <table:table-cell table:number-columns-repeated="3"/>
          <table:table-cell office:value-type="float" office:value="28890" calcext:value-type="float">
            <text:p>28890</text:p>
          </table:table-cell>
          <table:table-cell table:number-columns-repeated="3"/>
          <table:table-cell office:value-type="float" office:value="46814" calcext:value-type="float">
            <text:p>46814</text:p>
          </table:table-cell>
          <table:table-cell table:number-columns-repeated="3"/>
          <table:table-cell office:value-type="float" office:value="28462" calcext:value-type="float">
            <text:p>28462</text:p>
          </table:table-cell>
          <table:table-cell table:number-columns-repeated="4"/>
          <table:table-cell office:value-type="float" office:value="47262" calcext:value-type="float">
            <text:p>47262</text:p>
          </table:table-cell>
          <table:table-cell table:number-columns-repeated="4"/>
          <table:table-cell office:value-type="float" office:value="27834" calcext:value-type="float">
            <text:p>27834</text:p>
          </table:table-cell>
          <table:table-cell/>
          <table:table-cell office:value-type="float" office:value="1054365" calcext:value-type="float">
            <text:p>1054365</text:p>
          </table:table-cell>
          <table:table-cell/>
          <table:table-cell office:value-type="float" office:value="1135003" calcext:value-type="float">
            <text:p>1135003</text:p>
          </table:table-cell>
          <table:table-cell/>
          <table:table-cell office:value-type="float" office:value="1378382" calcext:value-type="float">
            <text:p>1378382</text:p>
          </table:table-cell>
          <table:table-cell/>
          <table:table-cell office:value-type="float" office:value="1398334" calcext:value-type="float">
            <text:p>139833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9108" calcext:value-type="float">
            <text:p>79108</text:p>
          </table:table-cell>
          <table:table-cell table:number-columns-repeated="3"/>
          <table:table-cell office:value-type="float" office:value="85830" calcext:value-type="float">
            <text:p>85830</text:p>
          </table:table-cell>
          <table:table-cell table:number-columns-repeated="3"/>
          <table:table-cell office:value-type="float" office:value="54047" calcext:value-type="float">
            <text:p>54047</text:p>
          </table:table-cell>
          <table:table-cell table:number-columns-repeated="3"/>
          <table:table-cell office:value-type="float" office:value="54852" calcext:value-type="float">
            <text:p>54852</text:p>
          </table:table-cell>
          <table:table-cell table:number-columns-repeated="3"/>
          <table:table-cell office:value-type="float" office:value="53629" calcext:value-type="float">
            <text:p>53629</text:p>
          </table:table-cell>
          <table:table-cell table:number-columns-repeated="3"/>
          <table:table-cell office:value-type="float" office:value="80291" calcext:value-type="float">
            <text:p>80291</text:p>
          </table:table-cell>
          <table:table-cell table:number-columns-repeated="3"/>
          <table:table-cell office:value-type="float" office:value="51036" calcext:value-type="float">
            <text:p>51036</text:p>
          </table:table-cell>
          <table:table-cell table:number-columns-repeated="4"/>
          <table:table-cell office:value-type="float" office:value="82069" calcext:value-type="float">
            <text:p>82069</text:p>
          </table:table-cell>
          <table:table-cell table:number-columns-repeated="4"/>
          <table:table-cell office:value-type="float" office:value="45828" calcext:value-type="float">
            <text:p>45828</text:p>
          </table:table-cell>
          <table:table-cell/>
          <table:table-cell office:value-type="float" office:value="1459937" calcext:value-type="float">
            <text:p>1459937</text:p>
          </table:table-cell>
          <table:table-cell/>
          <table:table-cell office:value-type="float" office:value="1696206" calcext:value-type="float">
            <text:p>1696206</text:p>
          </table:table-cell>
          <table:table-cell/>
          <table:table-cell office:value-type="float" office:value="2057464" calcext:value-type="float">
            <text:p>2057464</text:p>
          </table:table-cell>
          <table:table-cell/>
          <table:table-cell office:value-type="float" office:value="2280115" calcext:value-type="float">
            <text:p>2280115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37226" calcext:value-type="float">
            <text:p>137226</text:p>
          </table:table-cell>
          <table:table-cell table:number-columns-repeated="2"/>
          <table:table-cell office:value-type="float" office:value="147820" calcext:value-type="float">
            <text:p>147820</text:p>
          </table:table-cell>
          <table:table-cell table:number-columns-repeated="3"/>
          <table:table-cell office:value-type="float" office:value="42913" calcext:value-type="float">
            <text:p>42913</text:p>
          </table:table-cell>
          <table:table-cell table:number-columns-repeated="2"/>
          <table:table-cell office:value-type="float" office:value="103176" calcext:value-type="float">
            <text:p>103176</text:p>
          </table:table-cell>
          <table:table-cell table:number-columns-repeated="3"/>
          <table:table-cell office:value-type="float" office:value="93241" calcext:value-type="float">
            <text:p>93241</text:p>
          </table:table-cell>
          <table:table-cell table:number-columns-repeated="2"/>
          <table:table-cell office:value-type="float" office:value="141735" calcext:value-type="float">
            <text:p>141735</text:p>
          </table:table-cell>
          <table:table-cell table:number-columns-repeated="3"/>
          <table:table-cell office:value-type="float" office:value="71197" calcext:value-type="float">
            <text:p>71197</text:p>
          </table:table-cell>
          <table:table-cell table:number-columns-repeated="3"/>
          <table:table-cell office:value-type="float" office:value="145209" calcext:value-type="float">
            <text:p>145209</text:p>
          </table:table-cell>
          <table:table-cell table:number-columns-repeated="4"/>
          <table:table-cell office:value-type="float" office:value="76047" calcext:value-type="float">
            <text:p>76047</text:p>
          </table:table-cell>
          <table:table-cell/>
          <table:table-cell office:value-type="float" office:value="1887209" calcext:value-type="float">
            <text:p>1887209</text:p>
          </table:table-cell>
          <table:table-cell/>
          <table:table-cell office:value-type="float" office:value="2295964" calcext:value-type="float">
            <text:p>2295964</text:p>
          </table:table-cell>
          <table:table-cell/>
          <table:table-cell office:value-type="float" office:value="3053981" calcext:value-type="float">
            <text:p>3053981</text:p>
          </table:table-cell>
          <table:table-cell/>
          <table:table-cell office:value-type="float" office:value="1514568" calcext:value-type="float">
            <text:p>1514568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13217" calcext:value-type="float">
            <text:p>213217</text:p>
          </table:table-cell>
          <table:table-cell table:number-columns-repeated="2"/>
          <table:table-cell office:value-type="float" office:value="238934" calcext:value-type="float">
            <text:p>238934</text:p>
          </table:table-cell>
          <table:table-cell table:number-columns-repeated="2"/>
          <table:table-cell office:value-type="float" office:value="120200" calcext:value-type="float">
            <text:p>120200</text:p>
          </table:table-cell>
          <table:table-cell table:number-columns-repeated="2"/>
          <table:table-cell office:value-type="float" office:value="116854" calcext:value-type="float">
            <text:p>116854</text:p>
          </table:table-cell>
          <table:table-cell table:number-columns-repeated="2"/>
          <table:table-cell office:value-type="float" office:value="117918" calcext:value-type="float">
            <text:p>117918</text:p>
          </table:table-cell>
          <table:table-cell table:number-columns-repeated="2"/>
          <table:table-cell office:value-type="float" office:value="217909" calcext:value-type="float">
            <text:p>217909</text:p>
          </table:table-cell>
          <table:table-cell table:number-columns-repeated="2"/>
          <table:table-cell office:value-type="float" office:value="135424" calcext:value-type="float">
            <text:p>135424</text:p>
          </table:table-cell>
          <table:table-cell table:number-columns-repeated="3"/>
          <table:table-cell office:value-type="float" office:value="235094" calcext:value-type="float">
            <text:p>235094</text:p>
          </table:table-cell>
          <table:table-cell table:number-columns-repeated="3"/>
          <table:table-cell office:value-type="float" office:value="155163" calcext:value-type="float">
            <text:p>155163</text:p>
          </table:table-cell>
          <table:table-cell/>
          <table:table-cell office:value-type="float" office:value="2029330" calcext:value-type="float">
            <text:p>2029330</text:p>
          </table:table-cell>
          <table:table-cell/>
          <table:table-cell office:value-type="float" office:value="2740165" calcext:value-type="float">
            <text:p>2740165</text:p>
          </table:table-cell>
          <table:table-cell/>
          <table:table-cell office:value-type="float" office:value="3805276" calcext:value-type="float">
            <text:p>3805276</text:p>
          </table:table-cell>
          <table:table-cell/>
          <table:table-cell office:value-type="float" office:value="4160910" calcext:value-type="float">
            <text:p>4160910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04453" calcext:value-type="float">
            <text:p>304453</text:p>
          </table:table-cell>
          <table:table-cell table:number-columns-repeated="2"/>
          <table:table-cell office:value-type="float" office:value="342337" calcext:value-type="float">
            <text:p>342337</text:p>
          </table:table-cell>
          <table:table-cell table:number-columns-repeated="2"/>
          <table:table-cell office:value-type="float" office:value="187924" calcext:value-type="float">
            <text:p>187924</text:p>
          </table:table-cell>
          <table:table-cell table:number-columns-repeated="2"/>
          <table:table-cell office:value-type="float" office:value="183450" calcext:value-type="float">
            <text:p>183450</text:p>
          </table:table-cell>
          <table:table-cell table:number-columns-repeated="2"/>
          <table:table-cell office:value-type="float" office:value="183881" calcext:value-type="float">
            <text:p>183881</text:p>
          </table:table-cell>
          <table:table-cell table:number-columns-repeated="2"/>
          <table:table-cell office:value-type="float" office:value="307212" calcext:value-type="float">
            <text:p>307212</text:p>
          </table:table-cell>
          <table:table-cell table:number-columns-repeated="2"/>
          <table:table-cell office:value-type="float" office:value="160110" calcext:value-type="float">
            <text:p>160110</text:p>
          </table:table-cell>
          <table:table-cell table:number-columns-repeated="3"/>
          <table:table-cell office:value-type="float" office:value="321931" calcext:value-type="float">
            <text:p>321931</text:p>
          </table:table-cell>
          <table:table-cell table:number-columns-repeated="3"/>
          <table:table-cell office:value-type="float" office:value="190955" calcext:value-type="float">
            <text:p>190955</text:p>
          </table:table-cell>
          <table:table-cell/>
          <table:table-cell office:value-type="float" office:value="2236784" calcext:value-type="float">
            <text:p>2236784</text:p>
          </table:table-cell>
          <table:table-cell/>
          <table:table-cell office:value-type="float" office:value="3003813" calcext:value-type="float">
            <text:p>3003813</text:p>
          </table:table-cell>
          <table:table-cell/>
          <table:table-cell office:value-type="float" office:value="4152473" calcext:value-type="float">
            <text:p>4152473</text:p>
          </table:table-cell>
          <table:table-cell/>
          <table:table-cell office:value-type="float" office:value="4791764" calcext:value-type="float">
            <text:p>4791764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62953" calcext:value-type="float">
            <text:p>362953</text:p>
          </table:table-cell>
          <table:table-cell table:number-columns-repeated="2"/>
          <table:table-cell office:value-type="float" office:value="429494" calcext:value-type="float">
            <text:p>429494</text:p>
          </table:table-cell>
          <table:table-cell table:number-columns-repeated="2"/>
          <table:table-cell office:value-type="float" office:value="187938" calcext:value-type="float">
            <text:p>187938</text:p>
          </table:table-cell>
          <table:table-cell table:number-columns-repeated="2"/>
          <table:table-cell office:value-type="float" office:value="182222" calcext:value-type="float">
            <text:p>182222</text:p>
          </table:table-cell>
          <table:table-cell table:number-columns-repeated="2"/>
          <table:table-cell office:value-type="float" office:value="182446" calcext:value-type="float">
            <text:p>182446</text:p>
          </table:table-cell>
          <table:table-cell table:number-columns-repeated="2"/>
          <table:table-cell office:value-type="float" office:value="417805" calcext:value-type="float">
            <text:p>417805</text:p>
          </table:table-cell>
          <table:table-cell table:number-columns-repeated="2"/>
          <table:table-cell office:value-type="float" office:value="208528" calcext:value-type="float">
            <text:p>208528</text:p>
          </table:table-cell>
          <table:table-cell table:number-columns-repeated="3"/>
          <table:table-cell office:value-type="float" office:value="466153" calcext:value-type="float">
            <text:p>466153</text:p>
          </table:table-cell>
          <table:table-cell table:number-columns-repeated="3"/>
          <table:table-cell office:value-type="float" office:value="282202" calcext:value-type="float">
            <text:p>282202</text:p>
          </table:table-cell>
          <table:table-cell/>
          <table:table-cell office:value-type="float" office:value="2454458" calcext:value-type="float">
            <text:p>2454458</text:p>
          </table:table-cell>
          <table:table-cell/>
          <table:table-cell office:value-type="float" office:value="3216080" calcext:value-type="float">
            <text:p>3216080</text:p>
          </table:table-cell>
          <table:table-cell/>
          <table:table-cell office:value-type="float" office:value="2996780" calcext:value-type="float">
            <text:p>2996780</text:p>
          </table:table-cell>
          <table:table-cell/>
          <table:table-cell office:value-type="float" office:value="4723247" calcext:value-type="float">
            <text:p>4723247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412637" calcext:value-type="float">
            <text:p>412637</text:p>
          </table:table-cell>
          <table:table-cell table:number-columns-repeated="2"/>
          <table:table-cell office:value-type="float" office:value="497884" calcext:value-type="float">
            <text:p>497884</text:p>
          </table:table-cell>
          <table:table-cell table:number-columns-repeated="2"/>
          <table:table-cell office:value-type="float" office:value="207002" calcext:value-type="float">
            <text:p>207002</text:p>
          </table:table-cell>
          <table:table-cell table:number-columns-repeated="2"/>
          <table:table-cell office:value-type="float" office:value="217271" calcext:value-type="float">
            <text:p>217271</text:p>
          </table:table-cell>
          <table:table-cell table:number-columns-repeated="2"/>
          <table:table-cell office:value-type="float" office:value="221032" calcext:value-type="float">
            <text:p>221032</text:p>
          </table:table-cell>
          <table:table-cell table:number-columns-repeated="2"/>
          <table:table-cell office:value-type="float" office:value="457449" calcext:value-type="float">
            <text:p>457449</text:p>
          </table:table-cell>
          <table:table-cell table:number-columns-repeated="2"/>
          <table:table-cell office:value-type="float" office:value="329695" calcext:value-type="float">
            <text:p>329695</text:p>
          </table:table-cell>
          <table:table-cell table:number-columns-repeated="3"/>
          <table:table-cell office:value-type="float" office:value="517433" calcext:value-type="float">
            <text:p>517433</text:p>
          </table:table-cell>
          <table:table-cell table:number-columns-repeated="3"/>
          <table:table-cell office:value-type="float" office:value="257616" calcext:value-type="float">
            <text:p>257616</text:p>
          </table:table-cell>
          <table:table-cell/>
          <table:table-cell office:value-type="float" office:value="2298540" calcext:value-type="float">
            <text:p>2298540</text:p>
          </table:table-cell>
          <table:table-cell/>
          <table:table-cell office:value-type="float" office:value="3158544" calcext:value-type="float">
            <text:p>3158544</text:p>
          </table:table-cell>
          <table:table-cell/>
          <table:table-cell office:value-type="float" office:value="2306306" calcext:value-type="float">
            <text:p>2306306</text:p>
          </table:table-cell>
          <table:table-cell/>
          <table:table-cell office:value-type="float" office:value="4942084" calcext:value-type="float">
            <text:p>4942084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577421" calcext:value-type="float">
            <text:p>577421</text:p>
          </table:table-cell>
          <table:table-cell table:number-columns-repeated="2"/>
          <table:table-cell office:value-type="float" office:value="634134" calcext:value-type="float">
            <text:p>634134</text:p>
          </table:table-cell>
          <table:table-cell table:number-columns-repeated="2"/>
          <table:table-cell office:value-type="float" office:value="270313" calcext:value-type="float">
            <text:p>270313</text:p>
          </table:table-cell>
          <table:table-cell table:number-columns-repeated="2"/>
          <table:table-cell office:value-type="float" office:value="230045" calcext:value-type="float">
            <text:p>230045</text:p>
          </table:table-cell>
          <table:table-cell table:number-columns-repeated="2"/>
          <table:table-cell office:value-type="float" office:value="225605" calcext:value-type="float">
            <text:p>225605</text:p>
          </table:table-cell>
          <table:table-cell table:number-columns-repeated="2"/>
          <table:table-cell office:value-type="float" office:value="569711" calcext:value-type="float">
            <text:p>569711</text:p>
          </table:table-cell>
          <table:table-cell table:number-columns-repeated="2"/>
          <table:table-cell office:value-type="float" office:value="278132" calcext:value-type="float">
            <text:p>278132</text:p>
          </table:table-cell>
          <table:table-cell table:number-columns-repeated="3"/>
          <table:table-cell office:value-type="float" office:value="693860" calcext:value-type="float">
            <text:p>693860</text:p>
          </table:table-cell>
          <table:table-cell table:number-columns-repeated="3"/>
          <table:table-cell office:value-type="float" office:value="248152" calcext:value-type="float">
            <text:p>248152</text:p>
          </table:table-cell>
          <table:table-cell/>
          <table:table-cell office:value-type="float" office:value="2471042" calcext:value-type="float">
            <text:p>2471042</text:p>
          </table:table-cell>
          <table:table-cell/>
          <table:table-cell office:value-type="float" office:value="3112462" calcext:value-type="float">
            <text:p>3112462</text:p>
          </table:table-cell>
          <table:table-cell/>
          <table:table-cell office:value-type="float" office:value="1439820" calcext:value-type="float">
            <text:p>1439820</text:p>
          </table:table-cell>
          <table:table-cell/>
          <table:table-cell office:value-type="float" office:value="4680073" calcext:value-type="float">
            <text:p>4680073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2100" calcext:value-type="float">
            <text:p>22100</text:p>
          </table:table-cell>
          <table:table-cell table:number-columns-repeated="3"/>
          <table:table-cell office:value-type="float" office:value="23497" calcext:value-type="float">
            <text:p>23497</text:p>
          </table:table-cell>
          <table:table-cell table:number-columns-repeated="3"/>
          <table:table-cell office:value-type="float" office:value="15288" calcext:value-type="float">
            <text:p>15288</text:p>
          </table:table-cell>
          <table:table-cell table:number-columns-repeated="3"/>
          <table:table-cell office:value-type="float" office:value="15602" calcext:value-type="float">
            <text:p>15602</text:p>
          </table:table-cell>
          <table:table-cell table:number-columns-repeated="3"/>
          <table:table-cell office:value-type="float" office:value="14126" calcext:value-type="float">
            <text:p>14126</text:p>
          </table:table-cell>
          <table:table-cell table:number-columns-repeated="3"/>
          <table:table-cell office:value-type="float" office:value="23150" calcext:value-type="float">
            <text:p>23150</text:p>
          </table:table-cell>
          <table:table-cell table:number-columns-repeated="3"/>
          <table:table-cell office:value-type="float" office:value="15986" calcext:value-type="float">
            <text:p>15986</text:p>
          </table:table-cell>
          <table:table-cell table:number-columns-repeated="4"/>
          <table:table-cell office:value-type="float" office:value="22441" calcext:value-type="float">
            <text:p>22441</text:p>
          </table:table-cell>
          <table:table-cell table:number-columns-repeated="4"/>
          <table:table-cell office:value-type="float" office:value="11171" calcext:value-type="float">
            <text:p>11171</text:p>
          </table:table-cell>
          <table:table-cell table:number-columns-repeated="2"/>
          <table:table-cell office:value-type="float" office:value="684377" calcext:value-type="float">
            <text:p>684377</text:p>
          </table:table-cell>
          <table:table-cell table:number-columns-repeated="2"/>
          <table:table-cell office:value-type="float" office:value="713962" calcext:value-type="float">
            <text:p>713962</text:p>
          </table:table-cell>
          <table:table-cell table:number-columns-repeated="2"/>
          <table:table-cell office:value-type="float" office:value="804809" calcext:value-type="float">
            <text:p>804809</text:p>
          </table:table-cell>
          <table:table-cell table:number-columns-repeated="2"/>
          <table:table-cell office:value-type="float" office:value="800969" calcext:value-type="float">
            <text:p>800969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3173" calcext:value-type="float">
            <text:p>43173</text:p>
          </table:table-cell>
          <table:table-cell table:number-columns-repeated="3"/>
          <table:table-cell office:value-type="float" office:value="45743" calcext:value-type="float">
            <text:p>45743</text:p>
          </table:table-cell>
          <table:table-cell table:number-columns-repeated="3"/>
          <table:table-cell office:value-type="float" office:value="25923" calcext:value-type="float">
            <text:p>25923</text:p>
          </table:table-cell>
          <table:table-cell table:number-columns-repeated="3"/>
          <table:table-cell office:value-type="float" office:value="25043" calcext:value-type="float">
            <text:p>25043</text:p>
          </table:table-cell>
          <table:table-cell table:number-columns-repeated="3"/>
          <table:table-cell office:value-type="float" office:value="29264" calcext:value-type="float">
            <text:p>29264</text:p>
          </table:table-cell>
          <table:table-cell table:number-columns-repeated="3"/>
          <table:table-cell office:value-type="float" office:value="43508" calcext:value-type="float">
            <text:p>43508</text:p>
          </table:table-cell>
          <table:table-cell table:number-columns-repeated="3"/>
          <table:table-cell office:value-type="float" office:value="26510" calcext:value-type="float">
            <text:p>26510</text:p>
          </table:table-cell>
          <table:table-cell table:number-columns-repeated="4"/>
          <table:table-cell office:value-type="float" office:value="43383" calcext:value-type="float">
            <text:p>43383</text:p>
          </table:table-cell>
          <table:table-cell table:number-columns-repeated="4"/>
          <table:table-cell office:value-type="float" office:value="29320" calcext:value-type="float">
            <text:p>29320</text:p>
          </table:table-cell>
          <table:table-cell/>
          <table:table-cell office:value-type="float" office:value="1097593" calcext:value-type="float">
            <text:p>1097593</text:p>
          </table:table-cell>
          <table:table-cell/>
          <table:table-cell office:value-type="float" office:value="1196751" calcext:value-type="float">
            <text:p>1196751</text:p>
          </table:table-cell>
          <table:table-cell/>
          <table:table-cell office:value-type="float" office:value="1423309" calcext:value-type="float">
            <text:p>1423309</text:p>
          </table:table-cell>
          <table:table-cell/>
          <table:table-cell office:value-type="float" office:value="1468310" calcext:value-type="float">
            <text:p>1468310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1202" calcext:value-type="float">
            <text:p>81202</text:p>
          </table:table-cell>
          <table:table-cell table:number-columns-repeated="3"/>
          <table:table-cell office:value-type="float" office:value="86390" calcext:value-type="float">
            <text:p>86390</text:p>
          </table:table-cell>
          <table:table-cell table:number-columns-repeated="3"/>
          <table:table-cell office:value-type="float" office:value="54727" calcext:value-type="float">
            <text:p>54727</text:p>
          </table:table-cell>
          <table:table-cell table:number-columns-repeated="3"/>
          <table:table-cell office:value-type="float" office:value="55405" calcext:value-type="float">
            <text:p>55405</text:p>
          </table:table-cell>
          <table:table-cell table:number-columns-repeated="3"/>
          <table:table-cell office:value-type="float" office:value="60669" calcext:value-type="float">
            <text:p>60669</text:p>
          </table:table-cell>
          <table:table-cell table:number-columns-repeated="3"/>
          <table:table-cell office:value-type="float" office:value="81233" calcext:value-type="float">
            <text:p>81233</text:p>
          </table:table-cell>
          <table:table-cell table:number-columns-repeated="3"/>
          <table:table-cell office:value-type="float" office:value="57477" calcext:value-type="float">
            <text:p>57477</text:p>
          </table:table-cell>
          <table:table-cell table:number-columns-repeated="4"/>
          <table:table-cell office:value-type="float" office:value="82036" calcext:value-type="float">
            <text:p>82036</text:p>
          </table:table-cell>
          <table:table-cell table:number-columns-repeated="4"/>
          <table:table-cell office:value-type="float" office:value="60984" calcext:value-type="float">
            <text:p>60984</text:p>
          </table:table-cell>
          <table:table-cell/>
          <table:table-cell office:value-type="float" office:value="1604512" calcext:value-type="float">
            <text:p>1604512</text:p>
          </table:table-cell>
          <table:table-cell/>
          <table:table-cell office:value-type="float" office:value="1797279" calcext:value-type="float">
            <text:p>1797279</text:p>
          </table:table-cell>
          <table:table-cell/>
          <table:table-cell office:value-type="float" office:value="2265737" calcext:value-type="float">
            <text:p>2265737</text:p>
          </table:table-cell>
          <table:table-cell/>
          <table:table-cell office:value-type="float" office:value="2388895" calcext:value-type="float">
            <text:p>2388895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44411" calcext:value-type="float">
            <text:p>144411</text:p>
          </table:table-cell>
          <table:table-cell table:number-columns-repeated="2"/>
          <table:table-cell office:value-type="float" office:value="156359" calcext:value-type="float">
            <text:p>156359</text:p>
          </table:table-cell>
          <table:table-cell table:number-columns-repeated="3"/>
          <table:table-cell office:value-type="float" office:value="97212" calcext:value-type="float">
            <text:p>97212</text:p>
          </table:table-cell>
          <table:table-cell table:number-columns-repeated="3"/>
          <table:table-cell office:value-type="float" office:value="98187" calcext:value-type="float">
            <text:p>98187</text:p>
          </table:table-cell>
          <table:table-cell table:number-columns-repeated="3"/>
          <table:table-cell office:value-type="float" office:value="92303" calcext:value-type="float">
            <text:p>92303</text:p>
          </table:table-cell>
          <table:table-cell table:number-columns-repeated="2"/>
          <table:table-cell office:value-type="float" office:value="145564" calcext:value-type="float">
            <text:p>145564</text:p>
          </table:table-cell>
          <table:table-cell table:number-columns-repeated="3"/>
          <table:table-cell office:value-type="float" office:value="96626" calcext:value-type="float">
            <text:p>96626</text:p>
          </table:table-cell>
          <table:table-cell table:number-columns-repeated="3"/>
          <table:table-cell office:value-type="float" office:value="148304" calcext:value-type="float">
            <text:p>148304</text:p>
          </table:table-cell>
          <table:table-cell table:number-columns-repeated="4"/>
          <table:table-cell office:value-type="float" office:value="86312" calcext:value-type="float">
            <text:p>86312</text:p>
          </table:table-cell>
          <table:table-cell/>
          <table:table-cell office:value-type="float" office:value="2068895" calcext:value-type="float">
            <text:p>2068895</text:p>
          </table:table-cell>
          <table:table-cell/>
          <table:table-cell office:value-type="float" office:value="2383057" calcext:value-type="float">
            <text:p>2383057</text:p>
          </table:table-cell>
          <table:table-cell/>
          <table:table-cell office:value-type="float" office:value="3429911" calcext:value-type="float">
            <text:p>3429911</text:p>
          </table:table-cell>
          <table:table-cell/>
          <table:table-cell office:value-type="float" office:value="3584806" calcext:value-type="float">
            <text:p>3584806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19356" calcext:value-type="float">
            <text:p>219356</text:p>
          </table:table-cell>
          <table:table-cell table:number-columns-repeated="2"/>
          <table:table-cell office:value-type="float" office:value="254697" calcext:value-type="float">
            <text:p>254697</text:p>
          </table:table-cell>
          <table:table-cell table:number-columns-repeated="2"/>
          <table:table-cell office:value-type="float" office:value="214331" calcext:value-type="float">
            <text:p>214331</text:p>
          </table:table-cell>
          <table:table-cell table:number-columns-repeated="2"/>
          <table:table-cell office:value-type="float" office:value="208346" calcext:value-type="float">
            <text:p>208346</text:p>
          </table:table-cell>
          <table:table-cell table:number-columns-repeated="2"/>
          <table:table-cell office:value-type="float" office:value="195003" calcext:value-type="float">
            <text:p>195003</text:p>
          </table:table-cell>
          <table:table-cell table:number-columns-repeated="2"/>
          <table:table-cell office:value-type="float" office:value="242869" calcext:value-type="float">
            <text:p>242869</text:p>
          </table:table-cell>
          <table:table-cell table:number-columns-repeated="2"/>
          <table:table-cell office:value-type="float" office:value="183004" calcext:value-type="float">
            <text:p>183004</text:p>
          </table:table-cell>
          <table:table-cell table:number-columns-repeated="3"/>
          <table:table-cell office:value-type="float" office:value="246139" calcext:value-type="float">
            <text:p>246139</text:p>
          </table:table-cell>
          <table:table-cell table:number-columns-repeated="3"/>
          <table:table-cell office:value-type="float" office:value="194880" calcext:value-type="float">
            <text:p>194880</text:p>
          </table:table-cell>
          <table:table-cell/>
          <table:table-cell office:value-type="float" office:value="2407429" calcext:value-type="float">
            <text:p>2407429</text:p>
          </table:table-cell>
          <table:table-cell/>
          <table:table-cell office:value-type="float" office:value="2968546" calcext:value-type="float">
            <text:p>2968546</text:p>
          </table:table-cell>
          <table:table-cell/>
          <table:table-cell office:value-type="float" office:value="4344505" calcext:value-type="float">
            <text:p>4344505</text:p>
          </table:table-cell>
          <table:table-cell/>
          <table:table-cell office:value-type="float" office:value="4567350" calcext:value-type="float">
            <text:p>4567350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55407" calcext:value-type="float">
            <text:p>355407</text:p>
          </table:table-cell>
          <table:table-cell table:number-columns-repeated="2"/>
          <table:table-cell office:value-type="float" office:value="373886" calcext:value-type="float">
            <text:p>373886</text:p>
          </table:table-cell>
          <table:table-cell table:number-columns-repeated="2"/>
          <table:table-cell office:value-type="float" office:value="257613" calcext:value-type="float">
            <text:p>257613</text:p>
          </table:table-cell>
          <table:table-cell table:number-columns-repeated="2"/>
          <table:table-cell office:value-type="float" office:value="257571" calcext:value-type="float">
            <text:p>257571</text:p>
          </table:table-cell>
          <table:table-cell table:number-columns-repeated="2"/>
          <table:table-cell office:value-type="float" office:value="250894" calcext:value-type="float">
            <text:p>250894</text:p>
          </table:table-cell>
          <table:table-cell table:number-columns-repeated="2"/>
          <table:table-cell office:value-type="float" office:value="359777" calcext:value-type="float">
            <text:p>359777</text:p>
          </table:table-cell>
          <table:table-cell table:number-columns-repeated="2"/>
          <table:table-cell office:value-type="float" office:value="235675" calcext:value-type="float">
            <text:p>235675</text:p>
          </table:table-cell>
          <table:table-cell table:number-columns-repeated="3"/>
          <table:table-cell office:value-type="float" office:value="369801" calcext:value-type="float">
            <text:p>369801</text:p>
          </table:table-cell>
          <table:table-cell table:number-columns-repeated="3"/>
          <table:table-cell office:value-type="float" office:value="209780" calcext:value-type="float">
            <text:p>209780</text:p>
          </table:table-cell>
          <table:table-cell/>
          <table:table-cell office:value-type="float" office:value="2491787" calcext:value-type="float">
            <text:p>2491787</text:p>
          </table:table-cell>
          <table:table-cell/>
          <table:table-cell office:value-type="float" office:value="3261665" calcext:value-type="float">
            <text:p>3261665</text:p>
          </table:table-cell>
          <table:table-cell/>
          <table:table-cell office:value-type="float" office:value="4400515" calcext:value-type="float">
            <text:p>4400515</text:p>
          </table:table-cell>
          <table:table-cell/>
          <table:table-cell office:value-type="float" office:value="5027000" calcext:value-type="float">
            <text:p>50270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435364" calcext:value-type="float">
            <text:p>435364</text:p>
          </table:table-cell>
          <table:table-cell table:number-columns-repeated="2"/>
          <table:table-cell office:value-type="float" office:value="464199" calcext:value-type="float">
            <text:p>464199</text:p>
          </table:table-cell>
          <table:table-cell table:number-columns-repeated="2"/>
          <table:table-cell office:value-type="float" office:value="246171" calcext:value-type="float">
            <text:p>246171</text:p>
          </table:table-cell>
          <table:table-cell table:number-columns-repeated="2"/>
          <table:table-cell office:value-type="float" office:value="268090" calcext:value-type="float">
            <text:p>268090</text:p>
          </table:table-cell>
          <table:table-cell table:number-columns-repeated="2"/>
          <table:table-cell office:value-type="float" office:value="258018" calcext:value-type="float">
            <text:p>258018</text:p>
          </table:table-cell>
          <table:table-cell table:number-columns-repeated="2"/>
          <table:table-cell office:value-type="float" office:value="448630" calcext:value-type="float">
            <text:p>448630</text:p>
          </table:table-cell>
          <table:table-cell table:number-columns-repeated="2"/>
          <table:table-cell office:value-type="float" office:value="259532" calcext:value-type="float">
            <text:p>259532</text:p>
          </table:table-cell>
          <table:table-cell table:number-columns-repeated="3"/>
          <table:table-cell office:value-type="float" office:value="236864" calcext:value-type="float">
            <text:p>236864</text:p>
          </table:table-cell>
          <table:table-cell table:number-columns-repeated="3"/>
          <table:table-cell office:value-type="float" office:value="213926" calcext:value-type="float">
            <text:p>213926</text:p>
          </table:table-cell>
          <table:table-cell/>
          <table:table-cell office:value-type="float" office:value="2540312" calcext:value-type="float">
            <text:p>2540312</text:p>
          </table:table-cell>
          <table:table-cell/>
          <table:table-cell office:value-type="float" office:value="3308027" calcext:value-type="float">
            <text:p>3308027</text:p>
          </table:table-cell>
          <table:table-cell/>
          <table:table-cell office:value-type="float" office:value="3692085" calcext:value-type="float">
            <text:p>3692085</text:p>
          </table:table-cell>
          <table:table-cell/>
          <table:table-cell office:value-type="float" office:value="4548079" calcext:value-type="float">
            <text:p>4548079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496713" calcext:value-type="float">
            <text:p>496713</text:p>
          </table:table-cell>
          <table:table-cell table:number-columns-repeated="2"/>
          <table:table-cell office:value-type="float" office:value="521371" calcext:value-type="float">
            <text:p>521371</text:p>
          </table:table-cell>
          <table:table-cell table:number-columns-repeated="2"/>
          <table:table-cell office:value-type="float" office:value="527862" calcext:value-type="float">
            <text:p>527862</text:p>
          </table:table-cell>
          <table:table-cell table:number-columns-repeated="2"/>
          <table:table-cell office:value-type="float" office:value="477556" calcext:value-type="float">
            <text:p>477556</text:p>
          </table:table-cell>
          <table:table-cell table:number-columns-repeated="2"/>
          <table:table-cell office:value-type="float" office:value="441617" calcext:value-type="float">
            <text:p>441617</text:p>
          </table:table-cell>
          <table:table-cell table:number-columns-repeated="2"/>
          <table:table-cell office:value-type="float" office:value="511118" calcext:value-type="float">
            <text:p>511118</text:p>
          </table:table-cell>
          <table:table-cell table:number-columns-repeated="2"/>
          <table:table-cell office:value-type="float" office:value="418599" calcext:value-type="float">
            <text:p>418599</text:p>
          </table:table-cell>
          <table:table-cell table:number-columns-repeated="3"/>
          <table:table-cell office:value-type="float" office:value="519493" calcext:value-type="float">
            <text:p>519493</text:p>
          </table:table-cell>
          <table:table-cell table:number-columns-repeated="3"/>
          <table:table-cell office:value-type="float" office:value="368073" calcext:value-type="float">
            <text:p>368073</text:p>
          </table:table-cell>
          <table:table-cell/>
          <table:table-cell office:value-type="float" office:value="2773564" calcext:value-type="float">
            <text:p>2773564</text:p>
          </table:table-cell>
          <table:table-cell/>
          <table:table-cell office:value-type="float" office:value="3301096" calcext:value-type="float">
            <text:p>3301096</text:p>
          </table:table-cell>
          <table:table-cell/>
          <table:table-cell office:value-type="float" office:value="3190031" calcext:value-type="float">
            <text:p>3190031</text:p>
          </table:table-cell>
          <table:table-cell/>
          <table:table-cell office:value-type="float" office:value="5145728" calcext:value-type="float">
            <text:p>5145728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672732" calcext:value-type="float">
            <text:p>672732</text:p>
          </table:table-cell>
          <table:table-cell table:number-columns-repeated="2"/>
          <table:table-cell office:value-type="float" office:value="721228" calcext:value-type="float">
            <text:p>721228</text:p>
          </table:table-cell>
          <table:table-cell table:number-columns-repeated="2"/>
          <table:table-cell office:value-type="float" office:value="452666" calcext:value-type="float">
            <text:p>452666</text:p>
          </table:table-cell>
          <table:table-cell table:number-columns-repeated="2"/>
          <table:table-cell office:value-type="float" office:value="449477" calcext:value-type="float">
            <text:p>449477</text:p>
          </table:table-cell>
          <table:table-cell table:number-columns-repeated="2"/>
          <table:table-cell office:value-type="float" office:value="462856" calcext:value-type="float">
            <text:p>462856</text:p>
          </table:table-cell>
          <table:table-cell table:number-columns-repeated="2"/>
          <table:table-cell office:value-type="float" office:value="681961" calcext:value-type="float">
            <text:p>681961</text:p>
          </table:table-cell>
          <table:table-cell table:number-columns-repeated="2"/>
          <table:table-cell office:value-type="float" office:value="415727" calcext:value-type="float">
            <text:p>415727</text:p>
          </table:table-cell>
          <table:table-cell table:number-columns-repeated="3"/>
          <table:table-cell office:value-type="float" office:value="733839" calcext:value-type="float">
            <text:p>733839</text:p>
          </table:table-cell>
          <table:table-cell table:number-columns-repeated="3"/>
          <table:table-cell office:value-type="float" office:value="356788" calcext:value-type="float">
            <text:p>356788</text:p>
          </table:table-cell>
          <table:table-cell/>
          <table:table-cell office:value-type="float" office:value="2817056" calcext:value-type="float">
            <text:p>2817056</text:p>
          </table:table-cell>
          <table:table-cell/>
          <table:table-cell office:value-type="float" office:value="3584179" calcext:value-type="float">
            <text:p>3584179</text:p>
          </table:table-cell>
          <table:table-cell/>
          <table:table-cell office:value-type="float" office:value="2386668" calcext:value-type="float">
            <text:p>2386668</text:p>
          </table:table-cell>
          <table:table-cell/>
          <table:table-cell office:value-type="float" office:value="5251282" calcext:value-type="float">
            <text:p>5251282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632196" calcext:value-type="float">
            <text:p>632196</text:p>
          </table:table-cell>
          <table:table-cell table:number-columns-repeated="2"/>
          <table:table-cell office:value-type="float" office:value="737752" calcext:value-type="float">
            <text:p>737752</text:p>
          </table:table-cell>
          <table:table-cell table:number-columns-repeated="2"/>
          <table:table-cell office:value-type="float" office:value="512756" calcext:value-type="float">
            <text:p>512756</text:p>
          </table:table-cell>
          <table:table-cell table:number-columns-repeated="2"/>
          <table:table-cell office:value-type="float" office:value="503862" calcext:value-type="float">
            <text:p>503862</text:p>
          </table:table-cell>
          <table:table-cell table:number-columns-repeated="2"/>
          <table:table-cell office:value-type="float" office:value="516181" calcext:value-type="float">
            <text:p>516181</text:p>
          </table:table-cell>
          <table:table-cell table:number-columns-repeated="2"/>
          <table:table-cell office:value-type="float" office:value="734998" calcext:value-type="float">
            <text:p>734998</text:p>
          </table:table-cell>
          <table:table-cell table:number-columns-repeated="2"/>
          <table:table-cell office:value-type="float" office:value="445507" calcext:value-type="float">
            <text:p>445507</text:p>
          </table:table-cell>
          <table:table-cell table:number-columns-repeated="3"/>
          <table:table-cell office:value-type="float" office:value="760010" calcext:value-type="float">
            <text:p>760010</text:p>
          </table:table-cell>
          <table:table-cell table:number-columns-repeated="3"/>
          <table:table-cell office:value-type="float" office:value="440951" calcext:value-type="float">
            <text:p>440951</text:p>
          </table:table-cell>
          <table:table-cell/>
          <table:table-cell office:value-type="float" office:value="2717622" calcext:value-type="float">
            <text:p>2717622</text:p>
          </table:table-cell>
          <table:table-cell/>
          <table:table-cell office:value-type="float" office:value="3325755" calcext:value-type="float">
            <text:p>3325755</text:p>
          </table:table-cell>
          <table:table-cell/>
          <table:table-cell office:value-type="float" office:value="1436386" calcext:value-type="float">
            <text:p>1436386</text:p>
          </table:table-cell>
          <table:table-cell/>
          <table:table-cell office:value-type="float" office:value="3949093" calcext:value-type="float">
            <text:p>3949093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1851" calcext:value-type="float">
            <text:p>21851</text:p>
          </table:table-cell>
          <table:table-cell table:number-columns-repeated="3"/>
          <table:table-cell office:value-type="float" office:value="23065" calcext:value-type="float">
            <text:p>23065</text:p>
          </table:table-cell>
          <table:table-cell table:number-columns-repeated="3"/>
          <table:table-cell office:value-type="float" office:value="16447" calcext:value-type="float">
            <text:p>16447</text:p>
          </table:table-cell>
          <table:table-cell table:number-columns-repeated="3"/>
          <table:table-cell office:value-type="float" office:value="16700" calcext:value-type="float">
            <text:p>16700</text:p>
          </table:table-cell>
          <table:table-cell table:number-columns-repeated="3"/>
          <table:table-cell office:value-type="float" office:value="17959" calcext:value-type="float">
            <text:p>17959</text:p>
          </table:table-cell>
          <table:table-cell table:number-columns-repeated="3"/>
          <table:table-cell office:value-type="float" office:value="22524" calcext:value-type="float">
            <text:p>22524</text:p>
          </table:table-cell>
          <table:table-cell table:number-columns-repeated="3"/>
          <table:table-cell office:value-type="float" office:value="17532" calcext:value-type="float">
            <text:p>17532</text:p>
          </table:table-cell>
          <table:table-cell table:number-columns-repeated="4"/>
          <table:table-cell office:value-type="float" office:value="22447" calcext:value-type="float">
            <text:p>22447</text:p>
          </table:table-cell>
          <table:table-cell table:number-columns-repeated="4"/>
          <table:table-cell office:value-type="float" office:value="18144" calcext:value-type="float">
            <text:p>18144</text:p>
          </table:table-cell>
          <table:table-cell table:number-columns-repeated="2"/>
          <table:table-cell office:value-type="float" office:value="701934" calcext:value-type="float">
            <text:p>701934</text:p>
          </table:table-cell>
          <table:table-cell table:number-columns-repeated="2"/>
          <table:table-cell office:value-type="float" office:value="699668" calcext:value-type="float">
            <text:p>699668</text:p>
          </table:table-cell>
          <table:table-cell table:number-columns-repeated="2"/>
          <table:table-cell office:value-type="float" office:value="696728" calcext:value-type="float">
            <text:p>696728</text:p>
          </table:table-cell>
          <table:table-cell table:number-columns-repeated="2"/>
          <table:table-cell office:value-type="float" office:value="711456" calcext:value-type="float">
            <text:p>711456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2279" calcext:value-type="float">
            <text:p>42279</text:p>
          </table:table-cell>
          <table:table-cell table:number-columns-repeated="3"/>
          <table:table-cell office:value-type="float" office:value="47987" calcext:value-type="float">
            <text:p>47987</text:p>
          </table:table-cell>
          <table:table-cell table:number-columns-repeated="3"/>
          <table:table-cell office:value-type="float" office:value="26981" calcext:value-type="float">
            <text:p>26981</text:p>
          </table:table-cell>
          <table:table-cell table:number-columns-repeated="3"/>
          <table:table-cell office:value-type="float" office:value="27475" calcext:value-type="float">
            <text:p>27475</text:p>
          </table:table-cell>
          <table:table-cell table:number-columns-repeated="3"/>
          <table:table-cell office:value-type="float" office:value="32508" calcext:value-type="float">
            <text:p>32508</text:p>
          </table:table-cell>
          <table:table-cell table:number-columns-repeated="3"/>
          <table:table-cell office:value-type="float" office:value="43683" calcext:value-type="float">
            <text:p>43683</text:p>
          </table:table-cell>
          <table:table-cell table:number-columns-repeated="3"/>
          <table:table-cell office:value-type="float" office:value="28956" calcext:value-type="float">
            <text:p>28956</text:p>
          </table:table-cell>
          <table:table-cell table:number-columns-repeated="4"/>
          <table:table-cell office:value-type="float" office:value="43290" calcext:value-type="float">
            <text:p>43290</text:p>
          </table:table-cell>
          <table:table-cell table:number-columns-repeated="4"/>
          <table:table-cell office:value-type="float" office:value="32468" calcext:value-type="float">
            <text:p>32468</text:p>
          </table:table-cell>
          <table:table-cell/>
          <table:table-cell office:value-type="float" office:value="1099567" calcext:value-type="float">
            <text:p>1099567</text:p>
          </table:table-cell>
          <table:table-cell/>
          <table:table-cell office:value-type="float" office:value="1111352" calcext:value-type="float">
            <text:p>1111352</text:p>
          </table:table-cell>
          <table:table-cell/>
          <table:table-cell office:value-type="float" office:value="1131429" calcext:value-type="float">
            <text:p>1131429</text:p>
          </table:table-cell>
          <table:table-cell/>
          <table:table-cell office:value-type="float" office:value="1143080" calcext:value-type="float">
            <text:p>1143080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6108" calcext:value-type="float">
            <text:p>86108</text:p>
          </table:table-cell>
          <table:table-cell table:number-columns-repeated="3"/>
          <table:table-cell office:value-type="float" office:value="88075" calcext:value-type="float">
            <text:p>88075</text:p>
          </table:table-cell>
          <table:table-cell table:number-columns-repeated="3"/>
          <table:table-cell office:value-type="float" office:value="49075" calcext:value-type="float">
            <text:p>49075</text:p>
          </table:table-cell>
          <table:table-cell table:number-columns-repeated="3"/>
          <table:table-cell office:value-type="float" office:value="49143" calcext:value-type="float">
            <text:p>49143</text:p>
          </table:table-cell>
          <table:table-cell table:number-columns-repeated="3"/>
          <table:table-cell office:value-type="float" office:value="58466" calcext:value-type="float">
            <text:p>58466</text:p>
          </table:table-cell>
          <table:table-cell table:number-columns-repeated="3"/>
          <table:table-cell office:value-type="float" office:value="79990" calcext:value-type="float">
            <text:p>79990</text:p>
          </table:table-cell>
          <table:table-cell table:number-columns-repeated="3"/>
          <table:table-cell office:value-type="float" office:value="58184" calcext:value-type="float">
            <text:p>58184</text:p>
          </table:table-cell>
          <table:table-cell table:number-columns-repeated="4"/>
          <table:table-cell office:value-type="float" office:value="83596" calcext:value-type="float">
            <text:p>83596</text:p>
          </table:table-cell>
          <table:table-cell table:number-columns-repeated="4"/>
          <table:table-cell office:value-type="float" office:value="61738" calcext:value-type="float">
            <text:p>61738</text:p>
          </table:table-cell>
          <table:table-cell/>
          <table:table-cell office:value-type="float" office:value="1604952" calcext:value-type="float">
            <text:p>1604952</text:p>
          </table:table-cell>
          <table:table-cell/>
          <table:table-cell office:value-type="float" office:value="1589506" calcext:value-type="float">
            <text:p>1589506</text:p>
          </table:table-cell>
          <table:table-cell/>
          <table:table-cell office:value-type="float" office:value="1734931" calcext:value-type="float">
            <text:p>1734931</text:p>
          </table:table-cell>
          <table:table-cell/>
          <table:table-cell office:value-type="float" office:value="1700431" calcext:value-type="float">
            <text:p>1700431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45517" calcext:value-type="float">
            <text:p>145517</text:p>
          </table:table-cell>
          <table:table-cell table:number-columns-repeated="2"/>
          <table:table-cell office:value-type="float" office:value="167182" calcext:value-type="float">
            <text:p>167182</text:p>
          </table:table-cell>
          <table:table-cell table:number-columns-repeated="2"/>
          <table:table-cell office:value-type="float" office:value="101167" calcext:value-type="float">
            <text:p>101167</text:p>
          </table:table-cell>
          <table:table-cell table:number-columns-repeated="3"/>
          <table:table-cell office:value-type="float" office:value="99297" calcext:value-type="float">
            <text:p>99297</text:p>
          </table:table-cell>
          <table:table-cell table:number-columns-repeated="2"/>
          <table:table-cell office:value-type="float" office:value="115618" calcext:value-type="float">
            <text:p>115618</text:p>
          </table:table-cell>
          <table:table-cell table:number-columns-repeated="2"/>
          <table:table-cell office:value-type="float" office:value="156445" calcext:value-type="float">
            <text:p>156445</text:p>
          </table:table-cell>
          <table:table-cell table:number-columns-repeated="2"/>
          <table:table-cell office:value-type="float" office:value="115574" calcext:value-type="float">
            <text:p>115574</text:p>
          </table:table-cell>
          <table:table-cell table:number-columns-repeated="3"/>
          <table:table-cell office:value-type="float" office:value="157522" calcext:value-type="float">
            <text:p>157522</text:p>
          </table:table-cell>
          <table:table-cell table:number-columns-repeated="3"/>
          <table:table-cell office:value-type="float" office:value="117064" calcext:value-type="float">
            <text:p>117064</text:p>
          </table:table-cell>
          <table:table-cell/>
          <table:table-cell office:value-type="float" office:value="2091289" calcext:value-type="float">
            <text:p>2091289</text:p>
          </table:table-cell>
          <table:table-cell/>
          <table:table-cell office:value-type="float" office:value="2109600" calcext:value-type="float">
            <text:p>2109600</text:p>
          </table:table-cell>
          <table:table-cell/>
          <table:table-cell office:value-type="float" office:value="2357274" calcext:value-type="float">
            <text:p>2357274</text:p>
          </table:table-cell>
          <table:table-cell/>
          <table:table-cell office:value-type="float" office:value="2422665" calcext:value-type="float">
            <text:p>2422665</text:p>
          </table:table-cell>
          <table:table-cell table:number-columns-repeated="2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47607" calcext:value-type="float">
            <text:p>247607</text:p>
          </table:table-cell>
          <table:table-cell table:number-columns-repeated="2"/>
          <table:table-cell office:value-type="float" office:value="265003" calcext:value-type="float">
            <text:p>265003</text:p>
          </table:table-cell>
          <table:table-cell table:number-columns-repeated="2"/>
          <table:table-cell office:value-type="float" office:value="199527" calcext:value-type="float">
            <text:p>199527</text:p>
          </table:table-cell>
          <table:table-cell table:number-columns-repeated="2"/>
          <table:table-cell office:value-type="float" office:value="199673" calcext:value-type="float">
            <text:p>199673</text:p>
          </table:table-cell>
          <table:table-cell table:number-columns-repeated="2"/>
          <table:table-cell office:value-type="float" office:value="184919" calcext:value-type="float">
            <text:p>184919</text:p>
          </table:table-cell>
          <table:table-cell table:number-columns-repeated="2"/>
          <table:table-cell office:value-type="float" office:value="252990" calcext:value-type="float">
            <text:p>252990</text:p>
          </table:table-cell>
          <table:table-cell table:number-columns-repeated="2"/>
          <table:table-cell office:value-type="float" office:value="173666" calcext:value-type="float">
            <text:p>173666</text:p>
          </table:table-cell>
          <table:table-cell table:number-columns-repeated="3"/>
          <table:table-cell office:value-type="float" office:value="254403" calcext:value-type="float">
            <text:p>254403</text:p>
          </table:table-cell>
          <table:table-cell table:number-columns-repeated="3"/>
          <table:table-cell office:value-type="float" office:value="194943" calcext:value-type="float">
            <text:p>194943</text:p>
          </table:table-cell>
          <table:table-cell/>
          <table:table-cell office:value-type="float" office:value="2463018" calcext:value-type="float">
            <text:p>2463018</text:p>
          </table:table-cell>
          <table:table-cell/>
          <table:table-cell office:value-type="float" office:value="2526991" calcext:value-type="float">
            <text:p>2526991</text:p>
          </table:table-cell>
          <table:table-cell/>
          <table:table-cell office:value-type="float" office:value="2768690" calcext:value-type="float">
            <text:p>2768690</text:p>
          </table:table-cell>
          <table:table-cell/>
          <table:table-cell office:value-type="float" office:value="2953136" calcext:value-type="float">
            <text:p>2953136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35136" calcext:value-type="float">
            <text:p>335136</text:p>
          </table:table-cell>
          <table:table-cell table:number-columns-repeated="2"/>
          <table:table-cell office:value-type="float" office:value="342913" calcext:value-type="float">
            <text:p>342913</text:p>
          </table:table-cell>
          <table:table-cell table:number-columns-repeated="2"/>
          <table:table-cell office:value-type="float" office:value="323689" calcext:value-type="float">
            <text:p>323689</text:p>
          </table:table-cell>
          <table:table-cell table:number-columns-repeated="2"/>
          <table:table-cell office:value-type="float" office:value="322677" calcext:value-type="float">
            <text:p>322677</text:p>
          </table:table-cell>
          <table:table-cell table:number-columns-repeated="2"/>
          <table:table-cell office:value-type="float" office:value="287277" calcext:value-type="float">
            <text:p>287277</text:p>
          </table:table-cell>
          <table:table-cell table:number-columns-repeated="2"/>
          <table:table-cell office:value-type="float" office:value="322753" calcext:value-type="float">
            <text:p>322753</text:p>
          </table:table-cell>
          <table:table-cell table:number-columns-repeated="2"/>
          <table:table-cell office:value-type="float" office:value="246855" calcext:value-type="float">
            <text:p>246855</text:p>
          </table:table-cell>
          <table:table-cell table:number-columns-repeated="3"/>
          <table:table-cell office:value-type="float" office:value="364429" calcext:value-type="float">
            <text:p>364429</text:p>
          </table:table-cell>
          <table:table-cell table:number-columns-repeated="3"/>
          <table:table-cell office:value-type="float" office:value="294409" calcext:value-type="float">
            <text:p>294409</text:p>
          </table:table-cell>
          <table:table-cell/>
          <table:table-cell office:value-type="float" office:value="2626988" calcext:value-type="float">
            <text:p>2626988</text:p>
          </table:table-cell>
          <table:table-cell/>
          <table:table-cell office:value-type="float" office:value="2681154" calcext:value-type="float">
            <text:p>2681154</text:p>
          </table:table-cell>
          <table:table-cell/>
          <table:table-cell office:value-type="float" office:value="2884507" calcext:value-type="float">
            <text:p>2884507</text:p>
          </table:table-cell>
          <table:table-cell/>
          <table:table-cell office:value-type="float" office:value="3076923" calcext:value-type="float">
            <text:p>3076923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31659" calcext:value-type="float">
            <text:p>331659</text:p>
          </table:table-cell>
          <table:table-cell table:number-columns-repeated="2"/>
          <table:table-cell office:value-type="float" office:value="283898" calcext:value-type="float">
            <text:p>283898</text:p>
          </table:table-cell>
          <table:table-cell table:number-columns-repeated="2"/>
          <table:table-cell office:value-type="float" office:value="356865" calcext:value-type="float">
            <text:p>356865</text:p>
          </table:table-cell>
          <table:table-cell table:number-columns-repeated="2"/>
          <table:table-cell office:value-type="float" office:value="336880" calcext:value-type="float">
            <text:p>336880</text:p>
          </table:table-cell>
          <table:table-cell table:number-columns-repeated="2"/>
          <table:table-cell office:value-type="float" office:value="331303" calcext:value-type="float">
            <text:p>331303</text:p>
          </table:table-cell>
          <table:table-cell table:number-columns-repeated="2"/>
          <table:table-cell office:value-type="float" office:value="280240" calcext:value-type="float">
            <text:p>280240</text:p>
          </table:table-cell>
          <table:table-cell table:number-columns-repeated="2"/>
          <table:table-cell office:value-type="float" office:value="309847" calcext:value-type="float">
            <text:p>309847</text:p>
          </table:table-cell>
          <table:table-cell table:number-columns-repeated="3"/>
          <table:table-cell office:value-type="float" office:value="275999" calcext:value-type="float">
            <text:p>275999</text:p>
          </table:table-cell>
          <table:table-cell table:number-columns-repeated="3"/>
          <table:table-cell office:value-type="float" office:value="216252" calcext:value-type="float">
            <text:p>216252</text:p>
          </table:table-cell>
          <table:table-cell/>
          <table:table-cell office:value-type="float" office:value="2757877" calcext:value-type="float">
            <text:p>2757877</text:p>
          </table:table-cell>
          <table:table-cell/>
          <table:table-cell office:value-type="float" office:value="2890817" calcext:value-type="float">
            <text:p>2890817</text:p>
          </table:table-cell>
          <table:table-cell/>
          <table:table-cell office:value-type="float" office:value="2756949" calcext:value-type="float">
            <text:p>2756949</text:p>
          </table:table-cell>
          <table:table-cell/>
          <table:table-cell office:value-type="float" office:value="3190279" calcext:value-type="float">
            <text:p>3190279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02040" calcext:value-type="float">
            <text:p>302040</text:p>
          </table:table-cell>
          <table:table-cell table:number-columns-repeated="2"/>
          <table:table-cell office:value-type="float" office:value="315198" calcext:value-type="float">
            <text:p>315198</text:p>
          </table:table-cell>
          <table:table-cell table:number-columns-repeated="2"/>
          <table:table-cell office:value-type="float" office:value="427718" calcext:value-type="float">
            <text:p>427718</text:p>
          </table:table-cell>
          <table:table-cell table:number-columns-repeated="2"/>
          <table:table-cell office:value-type="float" office:value="418117" calcext:value-type="float">
            <text:p>418117</text:p>
          </table:table-cell>
          <table:table-cell table:number-columns-repeated="2"/>
          <table:table-cell office:value-type="float" office:value="383563" calcext:value-type="float">
            <text:p>383563</text:p>
          </table:table-cell>
          <table:table-cell table:number-columns-repeated="2"/>
          <table:table-cell office:value-type="float" office:value="327295" calcext:value-type="float">
            <text:p>327295</text:p>
          </table:table-cell>
          <table:table-cell table:number-columns-repeated="2"/>
          <table:table-cell office:value-type="float" office:value="382457" calcext:value-type="float">
            <text:p>382457</text:p>
          </table:table-cell>
          <table:table-cell table:number-columns-repeated="3"/>
          <table:table-cell office:value-type="float" office:value="301358" calcext:value-type="float">
            <text:p>301358</text:p>
          </table:table-cell>
          <table:table-cell table:number-columns-repeated="3"/>
          <table:table-cell office:value-type="float" office:value="240221" calcext:value-type="float">
            <text:p>240221</text:p>
          </table:table-cell>
          <table:table-cell/>
          <table:table-cell office:value-type="float" office:value="2962748" calcext:value-type="float">
            <text:p>2962748</text:p>
          </table:table-cell>
          <table:table-cell/>
          <table:table-cell office:value-type="float" office:value="2898181" calcext:value-type="float">
            <text:p>2898181</text:p>
          </table:table-cell>
          <table:table-cell/>
          <table:table-cell office:value-type="float" office:value="2609083" calcext:value-type="float">
            <text:p>2609083</text:p>
          </table:table-cell>
          <table:table-cell/>
          <table:table-cell office:value-type="float" office:value="3199000" calcext:value-type="float">
            <text:p>31990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64763" calcext:value-type="float">
            <text:p>364763</text:p>
          </table:table-cell>
          <table:table-cell table:number-columns-repeated="2"/>
          <table:table-cell office:value-type="float" office:value="390929" calcext:value-type="float">
            <text:p>390929</text:p>
          </table:table-cell>
          <table:table-cell table:number-columns-repeated="2"/>
          <table:table-cell office:value-type="float" office:value="544804" calcext:value-type="float">
            <text:p>544804</text:p>
          </table:table-cell>
          <table:table-cell table:number-columns-repeated="2"/>
          <table:table-cell office:value-type="float" office:value="563155" calcext:value-type="float">
            <text:p>563155</text:p>
          </table:table-cell>
          <table:table-cell table:number-columns-repeated="2"/>
          <table:table-cell office:value-type="float" office:value="567281" calcext:value-type="float">
            <text:p>567281</text:p>
          </table:table-cell>
          <table:table-cell table:number-columns-repeated="2"/>
          <table:table-cell office:value-type="float" office:value="377588" calcext:value-type="float">
            <text:p>377588</text:p>
          </table:table-cell>
          <table:table-cell table:number-columns-repeated="2"/>
          <table:table-cell office:value-type="float" office:value="512679" calcext:value-type="float">
            <text:p>512679</text:p>
          </table:table-cell>
          <table:table-cell table:number-columns-repeated="3"/>
          <table:table-cell office:value-type="float" office:value="376636" calcext:value-type="float">
            <text:p>376636</text:p>
          </table:table-cell>
          <table:table-cell table:number-columns-repeated="3"/>
          <table:table-cell office:value-type="float" office:value="320320" calcext:value-type="float">
            <text:p>320320</text:p>
          </table:table-cell>
          <table:table-cell/>
          <table:table-cell office:value-type="float" office:value="2954627" calcext:value-type="float">
            <text:p>2954627</text:p>
          </table:table-cell>
          <table:table-cell/>
          <table:table-cell office:value-type="float" office:value="2944855" calcext:value-type="float">
            <text:p>2944855</text:p>
          </table:table-cell>
          <table:table-cell/>
          <table:table-cell office:value-type="float" office:value="2155562" calcext:value-type="float">
            <text:p>2155562</text:p>
          </table:table-cell>
          <table:table-cell/>
          <table:table-cell office:value-type="float" office:value="3102795" calcext:value-type="float">
            <text:p>3102795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418548" calcext:value-type="float">
            <text:p>418548</text:p>
          </table:table-cell>
          <table:table-cell table:number-columns-repeated="2"/>
          <table:table-cell office:value-type="float" office:value="437887" calcext:value-type="float">
            <text:p>437887</text:p>
          </table:table-cell>
          <table:table-cell table:number-columns-repeated="2"/>
          <table:table-cell office:value-type="float" office:value="570624" calcext:value-type="float">
            <text:p>570624</text:p>
          </table:table-cell>
          <table:table-cell table:number-columns-repeated="2"/>
          <table:table-cell office:value-type="float" office:value="548150" calcext:value-type="float">
            <text:p>548150</text:p>
          </table:table-cell>
          <table:table-cell table:number-columns-repeated="2"/>
          <table:table-cell office:value-type="float" office:value="558471" calcext:value-type="float">
            <text:p>558471</text:p>
          </table:table-cell>
          <table:table-cell table:number-columns-repeated="2"/>
          <table:table-cell office:value-type="float" office:value="421698" calcext:value-type="float">
            <text:p>421698</text:p>
          </table:table-cell>
          <table:table-cell table:number-columns-repeated="2"/>
          <table:table-cell office:value-type="float" office:value="502860" calcext:value-type="float">
            <text:p>502860</text:p>
          </table:table-cell>
          <table:table-cell table:number-columns-repeated="3"/>
          <table:table-cell office:value-type="float" office:value="435411" calcext:value-type="float">
            <text:p>435411</text:p>
          </table:table-cell>
          <table:table-cell table:number-columns-repeated="3"/>
          <table:table-cell office:value-type="float" office:value="715033" calcext:value-type="float">
            <text:p>715033</text:p>
          </table:table-cell>
          <table:table-cell/>
          <table:table-cell office:value-type="float" office:value="2855549" calcext:value-type="float">
            <text:p>2855549</text:p>
          </table:table-cell>
          <table:table-cell/>
          <table:table-cell office:value-type="float" office:value="2732670" calcext:value-type="float">
            <text:p>2732670</text:p>
          </table:table-cell>
          <table:table-cell/>
          <table:table-cell office:value-type="float" office:value="1689072" calcext:value-type="float">
            <text:p>1689072</text:p>
          </table:table-cell>
          <table:table-cell/>
          <table:table-cell office:value-type="float" office:value="3070694" calcext:value-type="float">
            <text:p>3070694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495553" calcext:value-type="float">
            <text:p>495553</text:p>
          </table:table-cell>
          <table:table-cell table:number-columns-repeated="2"/>
          <table:table-cell office:value-type="float" office:value="460183" calcext:value-type="float">
            <text:p>460183</text:p>
          </table:table-cell>
          <table:table-cell table:number-columns-repeated="2"/>
          <table:table-cell office:value-type="float" office:value="570553" calcext:value-type="float">
            <text:p>570553</text:p>
          </table:table-cell>
          <table:table-cell table:number-columns-repeated="2"/>
          <table:table-cell office:value-type="float" office:value="549865" calcext:value-type="float">
            <text:p>549865</text:p>
          </table:table-cell>
          <table:table-cell table:number-columns-repeated="2"/>
          <table:table-cell office:value-type="float" office:value="558068" calcext:value-type="float">
            <text:p>558068</text:p>
          </table:table-cell>
          <table:table-cell table:number-columns-repeated="2"/>
          <table:table-cell office:value-type="float" office:value="452196" calcext:value-type="float">
            <text:p>452196</text:p>
          </table:table-cell>
          <table:table-cell table:number-columns-repeated="2"/>
          <table:table-cell office:value-type="float" office:value="569276" calcext:value-type="float">
            <text:p>569276</text:p>
          </table:table-cell>
          <table:table-cell table:number-columns-repeated="3"/>
          <table:table-cell office:value-type="float" office:value="469170" calcext:value-type="float">
            <text:p>469170</text:p>
          </table:table-cell>
          <table:table-cell table:number-columns-repeated="3"/>
          <table:table-cell office:value-type="float" office:value="536919" calcext:value-type="float">
            <text:p>536919</text:p>
          </table:table-cell>
          <table:table-cell/>
          <table:table-cell office:value-type="float" office:value="2581133" calcext:value-type="float">
            <text:p>2581133</text:p>
          </table:table-cell>
          <table:table-cell/>
          <table:table-cell office:value-type="float" office:value="2480169" calcext:value-type="float">
            <text:p>2480169</text:p>
          </table:table-cell>
          <table:table-cell/>
          <table:table-cell office:value-type="float" office:value="1189832" calcext:value-type="float">
            <text:p>1189832</text:p>
          </table:table-cell>
          <table:table-cell/>
          <table:table-cell office:value-type="float" office:value="2600965" calcext:value-type="float">
            <text:p>2600965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1212" calcext:value-type="float">
            <text:p>21212</text:p>
          </table:table-cell>
          <table:table-cell table:number-columns-repeated="3"/>
          <table:table-cell office:value-type="float" office:value="23788" calcext:value-type="float">
            <text:p>23788</text:p>
          </table:table-cell>
          <table:table-cell table:number-columns-repeated="3"/>
          <table:table-cell office:value-type="float" office:value="18186" calcext:value-type="float">
            <text:p>18186</text:p>
          </table:table-cell>
          <table:table-cell table:number-columns-repeated="3"/>
          <table:table-cell office:value-type="float" office:value="18770" calcext:value-type="float">
            <text:p>18770</text:p>
          </table:table-cell>
          <table:table-cell table:number-columns-repeated="3"/>
          <table:table-cell office:value-type="float" office:value="18849" calcext:value-type="float">
            <text:p>18849</text:p>
          </table:table-cell>
          <table:table-cell table:number-columns-repeated="3"/>
          <table:table-cell office:value-type="float" office:value="22642" calcext:value-type="float">
            <text:p>22642</text:p>
          </table:table-cell>
          <table:table-cell table:number-columns-repeated="3"/>
          <table:table-cell office:value-type="float" office:value="18377" calcext:value-type="float">
            <text:p>18377</text:p>
          </table:table-cell>
          <table:table-cell table:number-columns-repeated="4"/>
          <table:table-cell office:value-type="float" office:value="23713" calcext:value-type="float">
            <text:p>23713</text:p>
          </table:table-cell>
          <table:table-cell table:number-columns-repeated="4"/>
          <table:table-cell office:value-type="float" office:value="17617" calcext:value-type="float">
            <text:p>17617</text:p>
          </table:table-cell>
          <table:table-cell table:number-columns-repeated="2"/>
          <table:table-cell office:value-type="float" office:value="692476" calcext:value-type="float">
            <text:p>692476</text:p>
          </table:table-cell>
          <table:table-cell table:number-columns-repeated="2"/>
          <table:table-cell office:value-type="float" office:value="694637" calcext:value-type="float">
            <text:p>694637</text:p>
          </table:table-cell>
          <table:table-cell table:number-columns-repeated="2"/>
          <table:table-cell office:value-type="float" office:value="677063" calcext:value-type="float">
            <text:p>677063</text:p>
          </table:table-cell>
          <table:table-cell table:number-columns-repeated="2"/>
          <table:table-cell office:value-type="float" office:value="687380" calcext:value-type="float">
            <text:p>687380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3609" calcext:value-type="float">
            <text:p>43609</text:p>
          </table:table-cell>
          <table:table-cell table:number-columns-repeated="3"/>
          <table:table-cell office:value-type="float" office:value="45915" calcext:value-type="float">
            <text:p>45915</text:p>
          </table:table-cell>
          <table:table-cell table:number-columns-repeated="3"/>
          <table:table-cell office:value-type="float" office:value="26789" calcext:value-type="float">
            <text:p>26789</text:p>
          </table:table-cell>
          <table:table-cell table:number-columns-repeated="3"/>
          <table:table-cell office:value-type="float" office:value="25678" calcext:value-type="float">
            <text:p>25678</text:p>
          </table:table-cell>
          <table:table-cell table:number-columns-repeated="3"/>
          <table:table-cell office:value-type="float" office:value="35010" calcext:value-type="float">
            <text:p>35010</text:p>
          </table:table-cell>
          <table:table-cell table:number-columns-repeated="3"/>
          <table:table-cell office:value-type="float" office:value="41406" calcext:value-type="float">
            <text:p>41406</text:p>
          </table:table-cell>
          <table:table-cell table:number-columns-repeated="3"/>
          <table:table-cell office:value-type="float" office:value="33021" calcext:value-type="float">
            <text:p>33021</text:p>
          </table:table-cell>
          <table:table-cell table:number-columns-repeated="4"/>
          <table:table-cell office:value-type="float" office:value="41743" calcext:value-type="float">
            <text:p>41743</text:p>
          </table:table-cell>
          <table:table-cell table:number-columns-repeated="4"/>
          <table:table-cell office:value-type="float" office:value="34003" calcext:value-type="float">
            <text:p>34003</text:p>
          </table:table-cell>
          <table:table-cell/>
          <table:table-cell office:value-type="float" office:value="1129541" calcext:value-type="float">
            <text:p>1129541</text:p>
          </table:table-cell>
          <table:table-cell/>
          <table:table-cell office:value-type="float" office:value="1104757" calcext:value-type="float">
            <text:p>1104757</text:p>
          </table:table-cell>
          <table:table-cell/>
          <table:table-cell office:value-type="float" office:value="1093097" calcext:value-type="float">
            <text:p>1093097</text:p>
          </table:table-cell>
          <table:table-cell/>
          <table:table-cell office:value-type="float" office:value="1136861" calcext:value-type="float">
            <text:p>1136861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3303" calcext:value-type="float">
            <text:p>73303</text:p>
          </table:table-cell>
          <table:table-cell table:number-columns-repeated="3"/>
          <table:table-cell office:value-type="float" office:value="78677" calcext:value-type="float">
            <text:p>78677</text:p>
          </table:table-cell>
          <table:table-cell table:number-columns-repeated="3"/>
          <table:table-cell office:value-type="float" office:value="48712" calcext:value-type="float">
            <text:p>48712</text:p>
          </table:table-cell>
          <table:table-cell table:number-columns-repeated="3"/>
          <table:table-cell office:value-type="float" office:value="49812" calcext:value-type="float">
            <text:p>49812</text:p>
          </table:table-cell>
          <table:table-cell table:number-columns-repeated="3"/>
          <table:table-cell office:value-type="float" office:value="62693" calcext:value-type="float">
            <text:p>62693</text:p>
          </table:table-cell>
          <table:table-cell table:number-columns-repeated="3"/>
          <table:table-cell office:value-type="float" office:value="68456" calcext:value-type="float">
            <text:p>68456</text:p>
          </table:table-cell>
          <table:table-cell table:number-columns-repeated="3"/>
          <table:table-cell office:value-type="float" office:value="64405" calcext:value-type="float">
            <text:p>64405</text:p>
          </table:table-cell>
          <table:table-cell table:number-columns-repeated="4"/>
          <table:table-cell office:value-type="float" office:value="70010" calcext:value-type="float">
            <text:p>70010</text:p>
          </table:table-cell>
          <table:table-cell table:number-columns-repeated="4"/>
          <table:table-cell office:value-type="float" office:value="61714" calcext:value-type="float">
            <text:p>61714</text:p>
          </table:table-cell>
          <table:table-cell/>
          <table:table-cell office:value-type="float" office:value="1620733" calcext:value-type="float">
            <text:p>1620733</text:p>
          </table:table-cell>
          <table:table-cell/>
          <table:table-cell office:value-type="float" office:value="1544844" calcext:value-type="float">
            <text:p>1544844</text:p>
          </table:table-cell>
          <table:table-cell/>
          <table:table-cell office:value-type="float" office:value="1641814" calcext:value-type="float">
            <text:p>1641814</text:p>
          </table:table-cell>
          <table:table-cell/>
          <table:table-cell office:value-type="float" office:value="1699479" calcext:value-type="float">
            <text:p>1699479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9257" calcext:value-type="float">
            <text:p>119257</text:p>
          </table:table-cell>
          <table:table-cell table:number-columns-repeated="2"/>
          <table:table-cell office:value-type="float" office:value="127060" calcext:value-type="float">
            <text:p>127060</text:p>
          </table:table-cell>
          <table:table-cell table:number-columns-repeated="3"/>
          <table:table-cell office:value-type="float" office:value="79060" calcext:value-type="float">
            <text:p>79060</text:p>
          </table:table-cell>
          <table:table-cell table:number-columns-repeated="3"/>
          <table:table-cell office:value-type="float" office:value="77968" calcext:value-type="float">
            <text:p>77968</text:p>
          </table:table-cell>
          <table:table-cell table:number-columns-repeated="3"/>
          <table:table-cell office:value-type="float" office:value="89500" calcext:value-type="float">
            <text:p>89500</text:p>
          </table:table-cell>
          <table:table-cell table:number-columns-repeated="2"/>
          <table:table-cell office:value-type="float" office:value="121605" calcext:value-type="float">
            <text:p>121605</text:p>
          </table:table-cell>
          <table:table-cell table:number-columns-repeated="3"/>
          <table:table-cell office:value-type="float" office:value="93591" calcext:value-type="float">
            <text:p>93591</text:p>
          </table:table-cell>
          <table:table-cell table:number-columns-repeated="3"/>
          <table:table-cell office:value-type="float" office:value="123361" calcext:value-type="float">
            <text:p>123361</text:p>
          </table:table-cell>
          <table:table-cell table:number-columns-repeated="4"/>
          <table:table-cell office:value-type="float" office:value="90758" calcext:value-type="float">
            <text:p>90758</text:p>
          </table:table-cell>
          <table:table-cell/>
          <table:table-cell office:value-type="float" office:value="2105966" calcext:value-type="float">
            <text:p>2105966</text:p>
          </table:table-cell>
          <table:table-cell/>
          <table:table-cell office:value-type="float" office:value="1973120" calcext:value-type="float">
            <text:p>1973120</text:p>
          </table:table-cell>
          <table:table-cell/>
          <table:table-cell office:value-type="float" office:value="2221981" calcext:value-type="float">
            <text:p>2221981</text:p>
          </table:table-cell>
          <table:table-cell/>
          <table:table-cell office:value-type="float" office:value="2177102" calcext:value-type="float">
            <text:p>2177102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76786" calcext:value-type="float">
            <text:p>176786</text:p>
          </table:table-cell>
          <table:table-cell table:number-columns-repeated="2"/>
          <table:table-cell office:value-type="float" office:value="184450" calcext:value-type="float">
            <text:p>184450</text:p>
          </table:table-cell>
          <table:table-cell table:number-columns-repeated="2"/>
          <table:table-cell office:value-type="float" office:value="185438" calcext:value-type="float">
            <text:p>185438</text:p>
          </table:table-cell>
          <table:table-cell table:number-columns-repeated="2"/>
          <table:table-cell office:value-type="float" office:value="184999" calcext:value-type="float">
            <text:p>184999</text:p>
          </table:table-cell>
          <table:table-cell table:number-columns-repeated="2"/>
          <table:table-cell office:value-type="float" office:value="160333" calcext:value-type="float">
            <text:p>160333</text:p>
          </table:table-cell>
          <table:table-cell table:number-columns-repeated="2"/>
          <table:table-cell office:value-type="float" office:value="180409" calcext:value-type="float">
            <text:p>180409</text:p>
          </table:table-cell>
          <table:table-cell table:number-columns-repeated="2"/>
          <table:table-cell office:value-type="float" office:value="166429" calcext:value-type="float">
            <text:p>166429</text:p>
          </table:table-cell>
          <table:table-cell table:number-columns-repeated="3"/>
          <table:table-cell office:value-type="float" office:value="171907" calcext:value-type="float">
            <text:p>171907</text:p>
          </table:table-cell>
          <table:table-cell table:number-columns-repeated="3"/>
          <table:table-cell office:value-type="float" office:value="161871" calcext:value-type="float">
            <text:p>161871</text:p>
          </table:table-cell>
          <table:table-cell/>
          <table:table-cell office:value-type="float" office:value="2486719" calcext:value-type="float">
            <text:p>2486719</text:p>
          </table:table-cell>
          <table:table-cell/>
          <table:table-cell office:value-type="float" office:value="2411113" calcext:value-type="float">
            <text:p>2411113</text:p>
          </table:table-cell>
          <table:table-cell/>
          <table:table-cell office:value-type="float" office:value="2616249" calcext:value-type="float">
            <text:p>2616249</text:p>
          </table:table-cell>
          <table:table-cell/>
          <table:table-cell office:value-type="float" office:value="2695002" calcext:value-type="float">
            <text:p>2695002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13745" calcext:value-type="float">
            <text:p>213745</text:p>
          </table:table-cell>
          <table:table-cell table:number-columns-repeated="2"/>
          <table:table-cell office:value-type="float" office:value="217503" calcext:value-type="float">
            <text:p>217503</text:p>
          </table:table-cell>
          <table:table-cell table:number-columns-repeated="2"/>
          <table:table-cell office:value-type="float" office:value="260971" calcext:value-type="float">
            <text:p>260971</text:p>
          </table:table-cell>
          <table:table-cell table:number-columns-repeated="2"/>
          <table:table-cell office:value-type="float" office:value="263271" calcext:value-type="float">
            <text:p>263271</text:p>
          </table:table-cell>
          <table:table-cell table:number-columns-repeated="2"/>
          <table:table-cell office:value-type="float" office:value="233247" calcext:value-type="float">
            <text:p>233247</text:p>
          </table:table-cell>
          <table:table-cell table:number-columns-repeated="2"/>
          <table:table-cell office:value-type="float" office:value="212240" calcext:value-type="float">
            <text:p>212240</text:p>
          </table:table-cell>
          <table:table-cell table:number-columns-repeated="2"/>
          <table:table-cell office:value-type="float" office:value="243256" calcext:value-type="float">
            <text:p>243256</text:p>
          </table:table-cell>
          <table:table-cell table:number-columns-repeated="3"/>
          <table:table-cell office:value-type="float" office:value="211153" calcext:value-type="float">
            <text:p>211153</text:p>
          </table:table-cell>
          <table:table-cell table:number-columns-repeated="3"/>
          <table:table-cell office:value-type="float" office:value="259660" calcext:value-type="float">
            <text:p>259660</text:p>
          </table:table-cell>
          <table:table-cell/>
          <table:table-cell office:value-type="float" office:value="2532302" calcext:value-type="float">
            <text:p>2532302</text:p>
          </table:table-cell>
          <table:table-cell/>
          <table:table-cell office:value-type="float" office:value="2617921" calcext:value-type="float">
            <text:p>2617921</text:p>
          </table:table-cell>
          <table:table-cell/>
          <table:table-cell office:value-type="float" office:value="2755651" calcext:value-type="float">
            <text:p>2755651</text:p>
          </table:table-cell>
          <table:table-cell/>
          <table:table-cell office:value-type="float" office:value="2964785" calcext:value-type="float">
            <text:p>2964785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48377" calcext:value-type="float">
            <text:p>248377</text:p>
          </table:table-cell>
          <table:table-cell table:number-columns-repeated="2"/>
          <table:table-cell office:value-type="float" office:value="254480" calcext:value-type="float">
            <text:p>254480</text:p>
          </table:table-cell>
          <table:table-cell table:number-columns-repeated="2"/>
          <table:table-cell office:value-type="float" office:value="370040" calcext:value-type="float">
            <text:p>370040</text:p>
          </table:table-cell>
          <table:table-cell table:number-columns-repeated="2"/>
          <table:table-cell office:value-type="float" office:value="355350" calcext:value-type="float">
            <text:p>355350</text:p>
          </table:table-cell>
          <table:table-cell table:number-columns-repeated="2"/>
          <table:table-cell office:value-type="float" office:value="309766" calcext:value-type="float">
            <text:p>309766</text:p>
          </table:table-cell>
          <table:table-cell table:number-columns-repeated="2"/>
          <table:table-cell office:value-type="float" office:value="248222" calcext:value-type="float">
            <text:p>248222</text:p>
          </table:table-cell>
          <table:table-cell table:number-columns-repeated="2"/>
          <table:table-cell office:value-type="float" office:value="318273" calcext:value-type="float">
            <text:p>318273</text:p>
          </table:table-cell>
          <table:table-cell table:number-columns-repeated="3"/>
          <table:table-cell office:value-type="float" office:value="249900" calcext:value-type="float">
            <text:p>249900</text:p>
          </table:table-cell>
          <table:table-cell table:number-columns-repeated="3"/>
          <table:table-cell office:value-type="float" office:value="333727" calcext:value-type="float">
            <text:p>333727</text:p>
          </table:table-cell>
          <table:table-cell/>
          <table:table-cell office:value-type="float" office:value="2858339" calcext:value-type="float">
            <text:p>2858339</text:p>
          </table:table-cell>
          <table:table-cell/>
          <table:table-cell office:value-type="float" office:value="2804615" calcext:value-type="float">
            <text:p>2804615</text:p>
          </table:table-cell>
          <table:table-cell/>
          <table:table-cell office:value-type="float" office:value="2653709" calcext:value-type="float">
            <text:p>2653709</text:p>
          </table:table-cell>
          <table:table-cell/>
          <table:table-cell office:value-type="float" office:value="2783270" calcext:value-type="float">
            <text:p>278327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75473" calcext:value-type="float">
            <text:p>275473</text:p>
          </table:table-cell>
          <table:table-cell table:number-columns-repeated="2"/>
          <table:table-cell office:value-type="float" office:value="266360" calcext:value-type="float">
            <text:p>266360</text:p>
          </table:table-cell>
          <table:table-cell table:number-columns-repeated="2"/>
          <table:table-cell office:value-type="float" office:value="431434" calcext:value-type="float">
            <text:p>431434</text:p>
          </table:table-cell>
          <table:table-cell table:number-columns-repeated="2"/>
          <table:table-cell office:value-type="float" office:value="428306" calcext:value-type="float">
            <text:p>428306</text:p>
          </table:table-cell>
          <table:table-cell table:number-columns-repeated="2"/>
          <table:table-cell office:value-type="float" office:value="373227" calcext:value-type="float">
            <text:p>373227</text:p>
          </table:table-cell>
          <table:table-cell table:number-columns-repeated="2"/>
          <table:table-cell office:value-type="float" office:value="277139" calcext:value-type="float">
            <text:p>277139</text:p>
          </table:table-cell>
          <table:table-cell table:number-columns-repeated="2"/>
          <table:table-cell office:value-type="float" office:value="403129" calcext:value-type="float">
            <text:p>403129</text:p>
          </table:table-cell>
          <table:table-cell table:number-columns-repeated="3"/>
          <table:table-cell office:value-type="float" office:value="266258" calcext:value-type="float">
            <text:p>266258</text:p>
          </table:table-cell>
          <table:table-cell table:number-columns-repeated="3"/>
          <table:table-cell office:value-type="float" office:value="355879" calcext:value-type="float">
            <text:p>355879</text:p>
          </table:table-cell>
          <table:table-cell/>
          <table:table-cell office:value-type="float" office:value="2968331" calcext:value-type="float">
            <text:p>2968331</text:p>
          </table:table-cell>
          <table:table-cell/>
          <table:table-cell office:value-type="float" office:value="2740991" calcext:value-type="float">
            <text:p>2740991</text:p>
          </table:table-cell>
          <table:table-cell/>
          <table:table-cell office:value-type="float" office:value="2523877" calcext:value-type="float">
            <text:p>2523877</text:p>
          </table:table-cell>
          <table:table-cell/>
          <table:table-cell office:value-type="float" office:value="2777702" calcext:value-type="float">
            <text:p>2777702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18840" calcext:value-type="float">
            <text:p>318840</text:p>
          </table:table-cell>
          <table:table-cell table:number-columns-repeated="2"/>
          <table:table-cell office:value-type="float" office:value="302665" calcext:value-type="float">
            <text:p>302665</text:p>
          </table:table-cell>
          <table:table-cell table:number-columns-repeated="2"/>
          <table:table-cell office:value-type="float" office:value="520844" calcext:value-type="float">
            <text:p>520844</text:p>
          </table:table-cell>
          <table:table-cell table:number-columns-repeated="2"/>
          <table:table-cell office:value-type="float" office:value="542771" calcext:value-type="float">
            <text:p>542771</text:p>
          </table:table-cell>
          <table:table-cell table:number-columns-repeated="2"/>
          <table:table-cell office:value-type="float" office:value="499600" calcext:value-type="float">
            <text:p>499600</text:p>
          </table:table-cell>
          <table:table-cell table:number-columns-repeated="2"/>
          <table:table-cell office:value-type="float" office:value="319813" calcext:value-type="float">
            <text:p>319813</text:p>
          </table:table-cell>
          <table:table-cell table:number-columns-repeated="2"/>
          <table:table-cell office:value-type="float" office:value="552207" calcext:value-type="float">
            <text:p>552207</text:p>
          </table:table-cell>
          <table:table-cell table:number-columns-repeated="3"/>
          <table:table-cell office:value-type="float" office:value="319559" calcext:value-type="float">
            <text:p>319559</text:p>
          </table:table-cell>
          <table:table-cell table:number-columns-repeated="3"/>
          <table:table-cell office:value-type="float" office:value="241073" calcext:value-type="float">
            <text:p>241073</text:p>
          </table:table-cell>
          <table:table-cell/>
          <table:table-cell office:value-type="float" office:value="2955906" calcext:value-type="float">
            <text:p>2955906</text:p>
          </table:table-cell>
          <table:table-cell/>
          <table:table-cell office:value-type="float" office:value="2794187" calcext:value-type="float">
            <text:p>2794187</text:p>
          </table:table-cell>
          <table:table-cell/>
          <table:table-cell office:value-type="float" office:value="2421089" calcext:value-type="float">
            <text:p>2421089</text:p>
          </table:table-cell>
          <table:table-cell/>
          <table:table-cell office:value-type="float" office:value="2967900" calcext:value-type="float">
            <text:p>2967900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79162" calcext:value-type="float">
            <text:p>379162</text:p>
          </table:table-cell>
          <table:table-cell table:number-columns-repeated="2"/>
          <table:table-cell office:value-type="float" office:value="381472" calcext:value-type="float">
            <text:p>381472</text:p>
          </table:table-cell>
          <table:table-cell table:number-columns-repeated="2"/>
          <table:table-cell office:value-type="float" office:value="723317" calcext:value-type="float">
            <text:p>723317</text:p>
          </table:table-cell>
          <table:table-cell table:number-columns-repeated="2"/>
          <table:table-cell office:value-type="float" office:value="692986" calcext:value-type="float">
            <text:p>692986</text:p>
          </table:table-cell>
          <table:table-cell table:number-columns-repeated="2"/>
          <table:table-cell office:value-type="float" office:value="673042" calcext:value-type="float">
            <text:p>673042</text:p>
          </table:table-cell>
          <table:table-cell table:number-columns-repeated="2"/>
          <table:table-cell office:value-type="float" office:value="385179" calcext:value-type="float">
            <text:p>385179</text:p>
          </table:table-cell>
          <table:table-cell table:number-columns-repeated="2"/>
          <table:table-cell office:value-type="float" office:value="682433" calcext:value-type="float">
            <text:p>682433</text:p>
          </table:table-cell>
          <table:table-cell table:number-columns-repeated="3"/>
          <table:table-cell office:value-type="float" office:value="376896" calcext:value-type="float">
            <text:p>376896</text:p>
          </table:table-cell>
          <table:table-cell table:number-columns-repeated="3"/>
          <table:table-cell office:value-type="float" office:value="307453" calcext:value-type="float">
            <text:p>307453</text:p>
          </table:table-cell>
          <table:table-cell/>
          <table:table-cell office:value-type="float" office:value="2913125" calcext:value-type="float">
            <text:p>2913125</text:p>
          </table:table-cell>
          <table:table-cell/>
          <table:table-cell office:value-type="float" office:value="2779398" calcext:value-type="float">
            <text:p>2779398</text:p>
          </table:table-cell>
          <table:table-cell/>
          <table:table-cell office:value-type="float" office:value="2106995" calcext:value-type="float">
            <text:p>2106995</text:p>
          </table:table-cell>
          <table:table-cell/>
          <table:table-cell office:value-type="float" office:value="2858937" calcext:value-type="float">
            <text:p>2858937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92192" calcext:value-type="float">
            <text:p>392192</text:p>
          </table:table-cell>
          <table:table-cell table:number-columns-repeated="2"/>
          <table:table-cell office:value-type="float" office:value="399189" calcext:value-type="float">
            <text:p>399189</text:p>
          </table:table-cell>
          <table:table-cell table:number-columns-repeated="2"/>
          <table:table-cell office:value-type="float" office:value="744091" calcext:value-type="float">
            <text:p>744091</text:p>
          </table:table-cell>
          <table:table-cell table:number-columns-repeated="2"/>
          <table:table-cell office:value-type="float" office:value="747765" calcext:value-type="float">
            <text:p>747765</text:p>
          </table:table-cell>
          <table:table-cell table:number-columns-repeated="2"/>
          <table:table-cell office:value-type="float" office:value="778218" calcext:value-type="float">
            <text:p>778218</text:p>
          </table:table-cell>
          <table:table-cell table:number-columns-repeated="2"/>
          <table:table-cell office:value-type="float" office:value="394846" calcext:value-type="float">
            <text:p>394846</text:p>
          </table:table-cell>
          <table:table-cell table:number-columns-repeated="2"/>
          <table:table-cell office:value-type="float" office:value="503327" calcext:value-type="float">
            <text:p>503327</text:p>
          </table:table-cell>
          <table:table-cell table:number-columns-repeated="3"/>
          <table:table-cell office:value-type="float" office:value="393509" calcext:value-type="float">
            <text:p>393509</text:p>
          </table:table-cell>
          <table:table-cell table:number-columns-repeated="3"/>
          <table:table-cell office:value-type="float" office:value="379157" calcext:value-type="float">
            <text:p>379157</text:p>
          </table:table-cell>
          <table:table-cell/>
          <table:table-cell office:value-type="float" office:value="2729847" calcext:value-type="float">
            <text:p>2729847</text:p>
          </table:table-cell>
          <table:table-cell/>
          <table:table-cell office:value-type="float" office:value="2565210" calcext:value-type="float">
            <text:p>2565210</text:p>
          </table:table-cell>
          <table:table-cell/>
          <table:table-cell office:value-type="float" office:value="1653146" calcext:value-type="float">
            <text:p>1653146</text:p>
          </table:table-cell>
          <table:table-cell/>
          <table:table-cell office:value-type="float" office:value="2316021" calcext:value-type="float">
            <text:p>2316021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70668" calcext:value-type="float">
            <text:p>370668</text:p>
          </table:table-cell>
          <table:table-cell table:number-columns-repeated="2"/>
          <table:table-cell office:value-type="float" office:value="398746" calcext:value-type="float">
            <text:p>398746</text:p>
          </table:table-cell>
          <table:table-cell table:number-columns-repeated="2"/>
          <table:table-cell office:value-type="float" office:value="809390" calcext:value-type="float">
            <text:p>809390</text:p>
          </table:table-cell>
          <table:table-cell table:number-columns-repeated="2"/>
          <table:table-cell office:value-type="float" office:value="830696" calcext:value-type="float">
            <text:p>830696</text:p>
          </table:table-cell>
          <table:table-cell table:number-columns-repeated="2"/>
          <table:table-cell office:value-type="float" office:value="798176" calcext:value-type="float">
            <text:p>798176</text:p>
          </table:table-cell>
          <table:table-cell table:number-columns-repeated="2"/>
          <table:table-cell office:value-type="float" office:value="400563" calcext:value-type="float">
            <text:p>400563</text:p>
          </table:table-cell>
          <table:table-cell table:number-columns-repeated="2"/>
          <table:table-cell office:value-type="float" office:value="527981" calcext:value-type="float">
            <text:p>527981</text:p>
          </table:table-cell>
          <table:table-cell table:number-columns-repeated="3"/>
          <table:table-cell office:value-type="float" office:value="399126" calcext:value-type="float">
            <text:p>399126</text:p>
          </table:table-cell>
          <table:table-cell table:number-columns-repeated="3"/>
          <table:table-cell office:value-type="float" office:value="574151" calcext:value-type="float">
            <text:p>574151</text:p>
          </table:table-cell>
          <table:table-cell/>
          <table:table-cell office:value-type="float" office:value="2530269" calcext:value-type="float">
            <text:p>2530269</text:p>
          </table:table-cell>
          <table:table-cell/>
          <table:table-cell office:value-type="float" office:value="2528707" calcext:value-type="float">
            <text:p>2528707</text:p>
          </table:table-cell>
          <table:table-cell/>
          <table:table-cell office:value-type="float" office:value="1153461" calcext:value-type="float">
            <text:p>1153461</text:p>
          </table:table-cell>
          <table:table-cell/>
          <table:table-cell office:value-type="float" office:value="2319628" calcext:value-type="float">
            <text:p>2319628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1281" calcext:value-type="float">
            <text:p>21281</text:p>
          </table:table-cell>
          <table:table-cell table:number-columns-repeated="3"/>
          <table:table-cell office:value-type="float" office:value="25178" calcext:value-type="float">
            <text:p>25178</text:p>
          </table:table-cell>
          <table:table-cell table:number-columns-repeated="3"/>
          <table:table-cell office:value-type="float" office:value="17913" calcext:value-type="float">
            <text:p>17913</text:p>
          </table:table-cell>
          <table:table-cell table:number-columns-repeated="3"/>
          <table:table-cell office:value-type="float" office:value="18139" calcext:value-type="float">
            <text:p>18139</text:p>
          </table:table-cell>
          <table:table-cell table:number-columns-repeated="3"/>
          <table:table-cell office:value-type="float" office:value="15956" calcext:value-type="float">
            <text:p>15956</text:p>
          </table:table-cell>
          <table:table-cell table:number-columns-repeated="3"/>
          <table:table-cell office:value-type="float" office:value="22359" calcext:value-type="float">
            <text:p>22359</text:p>
          </table:table-cell>
          <table:table-cell table:number-columns-repeated="3"/>
          <table:table-cell office:value-type="float" office:value="15206" calcext:value-type="float">
            <text:p>15206</text:p>
          </table:table-cell>
          <table:table-cell table:number-columns-repeated="4"/>
          <table:table-cell office:value-type="float" office:value="22398" calcext:value-type="float">
            <text:p>22398</text:p>
          </table:table-cell>
          <table:table-cell table:number-columns-repeated="4"/>
          <table:table-cell office:value-type="float" office:value="14212" calcext:value-type="float">
            <text:p>14212</text:p>
          </table:table-cell>
          <table:table-cell table:number-columns-repeated="2"/>
          <table:table-cell office:value-type="float" office:value="701021" calcext:value-type="float">
            <text:p>701021</text:p>
          </table:table-cell>
          <table:table-cell table:number-columns-repeated="2"/>
          <table:table-cell office:value-type="float" office:value="698728" calcext:value-type="float">
            <text:p>698728</text:p>
          </table:table-cell>
          <table:table-cell table:number-columns-repeated="2"/>
          <table:table-cell office:value-type="float" office:value="674682" calcext:value-type="float">
            <text:p>674682</text:p>
          </table:table-cell>
          <table:table-cell table:number-columns-repeated="2"/>
          <table:table-cell office:value-type="float" office:value="683657" calcext:value-type="float">
            <text:p>683657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0949" calcext:value-type="float">
            <text:p>40949</text:p>
          </table:table-cell>
          <table:table-cell table:number-columns-repeated="3"/>
          <table:table-cell office:value-type="float" office:value="42101" calcext:value-type="float">
            <text:p>42101</text:p>
          </table:table-cell>
          <table:table-cell table:number-columns-repeated="3"/>
          <table:table-cell office:value-type="float" office:value="24782" calcext:value-type="float">
            <text:p>24782</text:p>
          </table:table-cell>
          <table:table-cell table:number-columns-repeated="3"/>
          <table:table-cell office:value-type="float" office:value="24954" calcext:value-type="float">
            <text:p>24954</text:p>
          </table:table-cell>
          <table:table-cell table:number-columns-repeated="3"/>
          <table:table-cell office:value-type="float" office:value="28863" calcext:value-type="float">
            <text:p>28863</text:p>
          </table:table-cell>
          <table:table-cell table:number-columns-repeated="3"/>
          <table:table-cell office:value-type="float" office:value="42015" calcext:value-type="float">
            <text:p>42015</text:p>
          </table:table-cell>
          <table:table-cell table:number-columns-repeated="3"/>
          <table:table-cell office:value-type="float" office:value="28306" calcext:value-type="float">
            <text:p>28306</text:p>
          </table:table-cell>
          <table:table-cell table:number-columns-repeated="4"/>
          <table:table-cell office:value-type="float" office:value="41811" calcext:value-type="float">
            <text:p>41811</text:p>
          </table:table-cell>
          <table:table-cell table:number-columns-repeated="4"/>
          <table:table-cell office:value-type="float" office:value="29783" calcext:value-type="float">
            <text:p>29783</text:p>
          </table:table-cell>
          <table:table-cell/>
          <table:table-cell office:value-type="float" office:value="1066402" calcext:value-type="float">
            <text:p>1066402</text:p>
          </table:table-cell>
          <table:table-cell/>
          <table:table-cell office:value-type="float" office:value="1097079" calcext:value-type="float">
            <text:p>1097079</text:p>
          </table:table-cell>
          <table:table-cell/>
          <table:table-cell office:value-type="float" office:value="1091531" calcext:value-type="float">
            <text:p>1091531</text:p>
          </table:table-cell>
          <table:table-cell/>
          <table:table-cell office:value-type="float" office:value="1115111" calcext:value-type="float">
            <text:p>1115111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0017" calcext:value-type="float">
            <text:p>70017</text:p>
          </table:table-cell>
          <table:table-cell table:number-columns-repeated="3"/>
          <table:table-cell office:value-type="float" office:value="76660" calcext:value-type="float">
            <text:p>76660</text:p>
          </table:table-cell>
          <table:table-cell table:number-columns-repeated="3"/>
          <table:table-cell office:value-type="float" office:value="44032" calcext:value-type="float">
            <text:p>44032</text:p>
          </table:table-cell>
          <table:table-cell table:number-columns-repeated="3"/>
          <table:table-cell office:value-type="float" office:value="43057" calcext:value-type="float">
            <text:p>43057</text:p>
          </table:table-cell>
          <table:table-cell table:number-columns-repeated="3"/>
          <table:table-cell office:value-type="float" office:value="53806" calcext:value-type="float">
            <text:p>53806</text:p>
          </table:table-cell>
          <table:table-cell table:number-columns-repeated="3"/>
          <table:table-cell office:value-type="float" office:value="72409" calcext:value-type="float">
            <text:p>72409</text:p>
          </table:table-cell>
          <table:table-cell table:number-columns-repeated="3"/>
          <table:table-cell office:value-type="float" office:value="51697" calcext:value-type="float">
            <text:p>51697</text:p>
          </table:table-cell>
          <table:table-cell table:number-columns-repeated="4"/>
          <table:table-cell office:value-type="float" office:value="73584" calcext:value-type="float">
            <text:p>73584</text:p>
          </table:table-cell>
          <table:table-cell table:number-columns-repeated="4"/>
          <table:table-cell office:value-type="float" office:value="51369" calcext:value-type="float">
            <text:p>51369</text:p>
          </table:table-cell>
          <table:table-cell/>
          <table:table-cell office:value-type="float" office:value="1590201" calcext:value-type="float">
            <text:p>1590201</text:p>
          </table:table-cell>
          <table:table-cell/>
          <table:table-cell office:value-type="float" office:value="1571727" calcext:value-type="float">
            <text:p>1571727</text:p>
          </table:table-cell>
          <table:table-cell/>
          <table:table-cell office:value-type="float" office:value="1608734" calcext:value-type="float">
            <text:p>1608734</text:p>
          </table:table-cell>
          <table:table-cell/>
          <table:table-cell office:value-type="float" office:value="1664009" calcext:value-type="float">
            <text:p>1664009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1036" calcext:value-type="float">
            <text:p>121036</text:p>
          </table:table-cell>
          <table:table-cell table:number-columns-repeated="2"/>
          <table:table-cell office:value-type="float" office:value="121156" calcext:value-type="float">
            <text:p>121156</text:p>
          </table:table-cell>
          <table:table-cell table:number-columns-repeated="3"/>
          <table:table-cell office:value-type="float" office:value="79049" calcext:value-type="float">
            <text:p>79049</text:p>
          </table:table-cell>
          <table:table-cell table:number-columns-repeated="3"/>
          <table:table-cell office:value-type="float" office:value="77372" calcext:value-type="float">
            <text:p>77372</text:p>
          </table:table-cell>
          <table:table-cell table:number-columns-repeated="3"/>
          <table:table-cell office:value-type="float" office:value="92043" calcext:value-type="float">
            <text:p>92043</text:p>
          </table:table-cell>
          <table:table-cell table:number-columns-repeated="2"/>
          <table:table-cell office:value-type="float" office:value="117030" calcext:value-type="float">
            <text:p>117030</text:p>
          </table:table-cell>
          <table:table-cell table:number-columns-repeated="3"/>
          <table:table-cell office:value-type="float" office:value="95133" calcext:value-type="float">
            <text:p>95133</text:p>
          </table:table-cell>
          <table:table-cell table:number-columns-repeated="3"/>
          <table:table-cell office:value-type="float" office:value="116686" calcext:value-type="float">
            <text:p>116686</text:p>
          </table:table-cell>
          <table:table-cell table:number-columns-repeated="4"/>
          <table:table-cell office:value-type="float" office:value="96445" calcext:value-type="float">
            <text:p>96445</text:p>
          </table:table-cell>
          <table:table-cell/>
          <table:table-cell office:value-type="float" office:value="2031594" calcext:value-type="float">
            <text:p>2031594</text:p>
          </table:table-cell>
          <table:table-cell/>
          <table:table-cell office:value-type="float" office:value="2023865" calcext:value-type="float">
            <text:p>2023865</text:p>
          </table:table-cell>
          <table:table-cell/>
          <table:table-cell office:value-type="float" office:value="2073687" calcext:value-type="float">
            <text:p>2073687</text:p>
          </table:table-cell>
          <table:table-cell/>
          <table:table-cell office:value-type="float" office:value="2217710" calcext:value-type="float">
            <text:p>2217710</text:p>
          </table:table-cell>
          <table:table-cell table:number-columns-repeated="20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65653" calcext:value-type="float">
            <text:p>165653</text:p>
          </table:table-cell>
          <table:table-cell table:number-columns-repeated="2"/>
          <table:table-cell office:value-type="float" office:value="167045" calcext:value-type="float">
            <text:p>167045</text:p>
          </table:table-cell>
          <table:table-cell table:number-columns-repeated="2"/>
          <table:table-cell office:value-type="float" office:value="209955" calcext:value-type="float">
            <text:p>209955</text:p>
          </table:table-cell>
          <table:table-cell table:number-columns-repeated="2"/>
          <table:table-cell office:value-type="float" office:value="208427" calcext:value-type="float">
            <text:p>208427</text:p>
          </table:table-cell>
          <table:table-cell table:number-columns-repeated="2"/>
          <table:table-cell office:value-type="float" office:value="167986" calcext:value-type="float">
            <text:p>167986</text:p>
          </table:table-cell>
          <table:table-cell table:number-columns-repeated="2"/>
          <table:table-cell office:value-type="float" office:value="160949" calcext:value-type="float">
            <text:p>160949</text:p>
          </table:table-cell>
          <table:table-cell table:number-columns-repeated="2"/>
          <table:table-cell office:value-type="float" office:value="163191" calcext:value-type="float">
            <text:p>163191</text:p>
          </table:table-cell>
          <table:table-cell table:number-columns-repeated="3"/>
          <table:table-cell office:value-type="float" office:value="151811" calcext:value-type="float">
            <text:p>151811</text:p>
          </table:table-cell>
          <table:table-cell table:number-columns-repeated="3"/>
          <table:table-cell office:value-type="float" office:value="166138" calcext:value-type="float">
            <text:p>166138</text:p>
          </table:table-cell>
          <table:table-cell/>
          <table:table-cell office:value-type="float" office:value="2364486" calcext:value-type="float">
            <text:p>2364486</text:p>
          </table:table-cell>
          <table:table-cell/>
          <table:table-cell office:value-type="float" office:value="2347177" calcext:value-type="float">
            <text:p>2347177</text:p>
          </table:table-cell>
          <table:table-cell/>
          <table:table-cell office:value-type="float" office:value="2517439" calcext:value-type="float">
            <text:p>2517439</text:p>
          </table:table-cell>
          <table:table-cell/>
          <table:table-cell office:value-type="float" office:value="2646464" calcext:value-type="float">
            <text:p>2646464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84277" calcext:value-type="float">
            <text:p>184277</text:p>
          </table:table-cell>
          <table:table-cell table:number-columns-repeated="2"/>
          <table:table-cell office:value-type="float" office:value="187680" calcext:value-type="float">
            <text:p>187680</text:p>
          </table:table-cell>
          <table:table-cell table:number-columns-repeated="2"/>
          <table:table-cell office:value-type="float" office:value="311683" calcext:value-type="float">
            <text:p>311683</text:p>
          </table:table-cell>
          <table:table-cell table:number-columns-repeated="2"/>
          <table:table-cell office:value-type="float" office:value="315189" calcext:value-type="float">
            <text:p>315189</text:p>
          </table:table-cell>
          <table:table-cell table:number-columns-repeated="2"/>
          <table:table-cell office:value-type="float" office:value="230503" calcext:value-type="float">
            <text:p>230503</text:p>
          </table:table-cell>
          <table:table-cell table:number-columns-repeated="2"/>
          <table:table-cell office:value-type="float" office:value="183113" calcext:value-type="float">
            <text:p>183113</text:p>
          </table:table-cell>
          <table:table-cell table:number-columns-repeated="2"/>
          <table:table-cell office:value-type="float" office:value="236888" calcext:value-type="float">
            <text:p>236888</text:p>
          </table:table-cell>
          <table:table-cell table:number-columns-repeated="3"/>
          <table:table-cell office:value-type="float" office:value="180485" calcext:value-type="float">
            <text:p>180485</text:p>
          </table:table-cell>
          <table:table-cell table:number-columns-repeated="3"/>
          <table:table-cell office:value-type="float" office:value="262278" calcext:value-type="float">
            <text:p>262278</text:p>
          </table:table-cell>
          <table:table-cell/>
          <table:table-cell office:value-type="float" office:value="2650146" calcext:value-type="float">
            <text:p>2650146</text:p>
          </table:table-cell>
          <table:table-cell/>
          <table:table-cell office:value-type="float" office:value="2515931" calcext:value-type="float">
            <text:p>2515931</text:p>
          </table:table-cell>
          <table:table-cell/>
          <table:table-cell office:value-type="float" office:value="2626061" calcext:value-type="float">
            <text:p>2626061</text:p>
          </table:table-cell>
          <table:table-cell/>
          <table:table-cell office:value-type="float" office:value="2797097" calcext:value-type="float">
            <text:p>2797097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15976" calcext:value-type="float">
            <text:p>215976</text:p>
          </table:table-cell>
          <table:table-cell table:number-columns-repeated="2"/>
          <table:table-cell office:value-type="float" office:value="216665" calcext:value-type="float">
            <text:p>216665</text:p>
          </table:table-cell>
          <table:table-cell table:number-columns-repeated="2"/>
          <table:table-cell office:value-type="float" office:value="386443" calcext:value-type="float">
            <text:p>386443</text:p>
          </table:table-cell>
          <table:table-cell table:number-columns-repeated="2"/>
          <table:table-cell office:value-type="float" office:value="375292" calcext:value-type="float">
            <text:p>375292</text:p>
          </table:table-cell>
          <table:table-cell table:number-columns-repeated="2"/>
          <table:table-cell office:value-type="float" office:value="300277" calcext:value-type="float">
            <text:p>300277</text:p>
          </table:table-cell>
          <table:table-cell table:number-columns-repeated="2"/>
          <table:table-cell office:value-type="float" office:value="212246" calcext:value-type="float">
            <text:p>212246</text:p>
          </table:table-cell>
          <table:table-cell table:number-columns-repeated="2"/>
          <table:table-cell office:value-type="float" office:value="320998" calcext:value-type="float">
            <text:p>320998</text:p>
          </table:table-cell>
          <table:table-cell table:number-columns-repeated="3"/>
          <table:table-cell office:value-type="float" office:value="209604" calcext:value-type="float">
            <text:p>209604</text:p>
          </table:table-cell>
          <table:table-cell table:number-columns-repeated="3"/>
          <table:table-cell office:value-type="float" office:value="335022" calcext:value-type="float">
            <text:p>335022</text:p>
          </table:table-cell>
          <table:table-cell/>
          <table:table-cell office:value-type="float" office:value="2807835" calcext:value-type="float">
            <text:p>2807835</text:p>
          </table:table-cell>
          <table:table-cell/>
          <table:table-cell office:value-type="float" office:value="2690798" calcext:value-type="float">
            <text:p>2690798</text:p>
          </table:table-cell>
          <table:table-cell/>
          <table:table-cell office:value-type="float" office:value="2558241" calcext:value-type="float">
            <text:p>2558241</text:p>
          </table:table-cell>
          <table:table-cell/>
          <table:table-cell office:value-type="float" office:value="2774081" calcext:value-type="float">
            <text:p>2774081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24700" calcext:value-type="float">
            <text:p>224700</text:p>
          </table:table-cell>
          <table:table-cell table:number-columns-repeated="2"/>
          <table:table-cell office:value-type="float" office:value="231031" calcext:value-type="float">
            <text:p>231031</text:p>
          </table:table-cell>
          <table:table-cell table:number-columns-repeated="2"/>
          <table:table-cell office:value-type="float" office:value="424246" calcext:value-type="float">
            <text:p>424246</text:p>
          </table:table-cell>
          <table:table-cell table:number-columns-repeated="2"/>
          <table:table-cell office:value-type="float" office:value="418237" calcext:value-type="float">
            <text:p>418237</text:p>
          </table:table-cell>
          <table:table-cell table:number-columns-repeated="2"/>
          <table:table-cell office:value-type="float" office:value="358569" calcext:value-type="float">
            <text:p>358569</text:p>
          </table:table-cell>
          <table:table-cell table:number-columns-repeated="2"/>
          <table:table-cell office:value-type="float" office:value="215829" calcext:value-type="float">
            <text:p>215829</text:p>
          </table:table-cell>
          <table:table-cell table:number-columns-repeated="2"/>
          <table:table-cell office:value-type="float" office:value="392458" calcext:value-type="float">
            <text:p>392458</text:p>
          </table:table-cell>
          <table:table-cell table:number-columns-repeated="3"/>
          <table:table-cell office:value-type="float" office:value="221828" calcext:value-type="float">
            <text:p>221828</text:p>
          </table:table-cell>
          <table:table-cell table:number-columns-repeated="3"/>
          <table:table-cell office:value-type="float" office:value="408482" calcext:value-type="float">
            <text:p>408482</text:p>
          </table:table-cell>
          <table:table-cell/>
          <table:table-cell office:value-type="float" office:value="2876859" calcext:value-type="float">
            <text:p>2876859</text:p>
          </table:table-cell>
          <table:table-cell/>
          <table:table-cell office:value-type="float" office:value="2790048" calcext:value-type="float">
            <text:p>2790048</text:p>
          </table:table-cell>
          <table:table-cell/>
          <table:table-cell office:value-type="float" office:value="2597913" calcext:value-type="float">
            <text:p>2597913</text:p>
          </table:table-cell>
          <table:table-cell/>
          <table:table-cell office:value-type="float" office:value="2765512" calcext:value-type="float">
            <text:p>2765512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47910" calcext:value-type="float">
            <text:p>247910</text:p>
          </table:table-cell>
          <table:table-cell table:number-columns-repeated="2"/>
          <table:table-cell office:value-type="float" office:value="244925" calcext:value-type="float">
            <text:p>244925</text:p>
          </table:table-cell>
          <table:table-cell table:number-columns-repeated="2"/>
          <table:table-cell office:value-type="float" office:value="657883" calcext:value-type="float">
            <text:p>657883</text:p>
          </table:table-cell>
          <table:table-cell table:number-columns-repeated="2"/>
          <table:table-cell office:value-type="float" office:value="628842" calcext:value-type="float">
            <text:p>628842</text:p>
          </table:table-cell>
          <table:table-cell table:number-columns-repeated="2"/>
          <table:table-cell office:value-type="float" office:value="566291" calcext:value-type="float">
            <text:p>566291</text:p>
          </table:table-cell>
          <table:table-cell table:number-columns-repeated="2"/>
          <table:table-cell office:value-type="float" office:value="239909" calcext:value-type="float">
            <text:p>239909</text:p>
          </table:table-cell>
          <table:table-cell table:number-columns-repeated="2"/>
          <table:table-cell office:value-type="float" office:value="503211" calcext:value-type="float">
            <text:p>503211</text:p>
          </table:table-cell>
          <table:table-cell table:number-columns-repeated="3"/>
          <table:table-cell office:value-type="float" office:value="226352" calcext:value-type="float">
            <text:p>226352</text:p>
          </table:table-cell>
          <table:table-cell table:number-columns-repeated="3"/>
          <table:table-cell office:value-type="float" office:value="384742" calcext:value-type="float">
            <text:p>384742</text:p>
          </table:table-cell>
          <table:table-cell/>
          <table:table-cell office:value-type="float" office:value="3020481" calcext:value-type="float">
            <text:p>3020481</text:p>
          </table:table-cell>
          <table:table-cell/>
          <table:table-cell office:value-type="float" office:value="2810725" calcext:value-type="float">
            <text:p>2810725</text:p>
          </table:table-cell>
          <table:table-cell/>
          <table:table-cell office:value-type="float" office:value="2489326" calcext:value-type="float">
            <text:p>2489326</text:p>
          </table:table-cell>
          <table:table-cell/>
          <table:table-cell office:value-type="float" office:value="2848747" calcext:value-type="float">
            <text:p>2848747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73232" calcext:value-type="float">
            <text:p>273232</text:p>
          </table:table-cell>
          <table:table-cell table:number-columns-repeated="2"/>
          <table:table-cell office:value-type="float" office:value="265805" calcext:value-type="float">
            <text:p>265805</text:p>
          </table:table-cell>
          <table:table-cell table:number-columns-repeated="2"/>
          <table:table-cell office:value-type="float" office:value="720590" calcext:value-type="float">
            <text:p>720590</text:p>
          </table:table-cell>
          <table:table-cell table:number-columns-repeated="2"/>
          <table:table-cell office:value-type="float" office:value="718224" calcext:value-type="float">
            <text:p>718224</text:p>
          </table:table-cell>
          <table:table-cell table:number-columns-repeated="2"/>
          <table:table-cell office:value-type="float" office:value="678628" calcext:value-type="float">
            <text:p>678628</text:p>
          </table:table-cell>
          <table:table-cell table:number-columns-repeated="2"/>
          <table:table-cell office:value-type="float" office:value="269365" calcext:value-type="float">
            <text:p>269365</text:p>
          </table:table-cell>
          <table:table-cell table:number-columns-repeated="2"/>
          <table:table-cell office:value-type="float" office:value="605270" calcext:value-type="float">
            <text:p>605270</text:p>
          </table:table-cell>
          <table:table-cell table:number-columns-repeated="3"/>
          <table:table-cell office:value-type="float" office:value="267242" calcext:value-type="float">
            <text:p>267242</text:p>
          </table:table-cell>
          <table:table-cell table:number-columns-repeated="3"/>
          <table:table-cell office:value-type="float" office:value="402601" calcext:value-type="float">
            <text:p>402601</text:p>
          </table:table-cell>
          <table:table-cell/>
          <table:table-cell office:value-type="float" office:value="3029249" calcext:value-type="float">
            <text:p>3029249</text:p>
          </table:table-cell>
          <table:table-cell/>
          <table:table-cell office:value-type="float" office:value="2781097" calcext:value-type="float">
            <text:p>2781097</text:p>
          </table:table-cell>
          <table:table-cell/>
          <table:table-cell office:value-type="float" office:value="2296125" calcext:value-type="float">
            <text:p>2296125</text:p>
          </table:table-cell>
          <table:table-cell/>
          <table:table-cell office:value-type="float" office:value="2738425" calcext:value-type="float">
            <text:p>2738425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70450" calcext:value-type="float">
            <text:p>270450</text:p>
          </table:table-cell>
          <table:table-cell table:number-columns-repeated="2"/>
          <table:table-cell office:value-type="float" office:value="280912" calcext:value-type="float">
            <text:p>280912</text:p>
          </table:table-cell>
          <table:table-cell table:number-columns-repeated="2"/>
          <table:table-cell office:value-type="float" office:value="708592" calcext:value-type="float">
            <text:p>708592</text:p>
          </table:table-cell>
          <table:table-cell table:number-columns-repeated="2"/>
          <table:table-cell office:value-type="float" office:value="723630" calcext:value-type="float">
            <text:p>723630</text:p>
          </table:table-cell>
          <table:table-cell table:number-columns-repeated="2"/>
          <table:table-cell office:value-type="float" office:value="578864" calcext:value-type="float">
            <text:p>578864</text:p>
          </table:table-cell>
          <table:table-cell table:number-columns-repeated="2"/>
          <table:table-cell office:value-type="float" office:value="233993" calcext:value-type="float">
            <text:p>233993</text:p>
          </table:table-cell>
          <table:table-cell table:number-columns-repeated="2"/>
          <table:table-cell office:value-type="float" office:value="734926" calcext:value-type="float">
            <text:p>734926</text:p>
          </table:table-cell>
          <table:table-cell table:number-columns-repeated="3"/>
          <table:table-cell office:value-type="float" office:value="276995" calcext:value-type="float">
            <text:p>276995</text:p>
          </table:table-cell>
          <table:table-cell table:number-columns-repeated="3"/>
          <table:table-cell office:value-type="float" office:value="397310" calcext:value-type="float">
            <text:p>397310</text:p>
          </table:table-cell>
          <table:table-cell/>
          <table:table-cell office:value-type="float" office:value="2802648" calcext:value-type="float">
            <text:p>2802648</text:p>
          </table:table-cell>
          <table:table-cell/>
          <table:table-cell office:value-type="float" office:value="2630911" calcext:value-type="float">
            <text:p>2630911</text:p>
          </table:table-cell>
          <table:table-cell/>
          <table:table-cell office:value-type="float" office:value="1922057" calcext:value-type="float">
            <text:p>1922057</text:p>
          </table:table-cell>
          <table:table-cell/>
          <table:table-cell office:value-type="float" office:value="2433098" calcext:value-type="float">
            <text:p>2433098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82708" calcext:value-type="float">
            <text:p>282708</text:p>
          </table:table-cell>
          <table:table-cell table:number-columns-repeated="2"/>
          <table:table-cell office:value-type="float" office:value="282147" calcext:value-type="float">
            <text:p>282147</text:p>
          </table:table-cell>
          <table:table-cell table:number-columns-repeated="2"/>
          <table:table-cell office:value-type="float" office:value="798888" calcext:value-type="float">
            <text:p>798888</text:p>
          </table:table-cell>
          <table:table-cell table:number-columns-repeated="2"/>
          <table:table-cell office:value-type="float" office:value="786433" calcext:value-type="float">
            <text:p>786433</text:p>
          </table:table-cell>
          <table:table-cell table:number-columns-repeated="2"/>
          <table:table-cell office:value-type="float" office:value="806422" calcext:value-type="float">
            <text:p>806422</text:p>
          </table:table-cell>
          <table:table-cell table:number-columns-repeated="2"/>
          <table:table-cell office:value-type="float" office:value="278872" calcext:value-type="float">
            <text:p>278872</text:p>
          </table:table-cell>
          <table:table-cell table:number-columns-repeated="2"/>
          <table:table-cell office:value-type="float" office:value="799332" calcext:value-type="float">
            <text:p>799332</text:p>
          </table:table-cell>
          <table:table-cell table:number-columns-repeated="3"/>
          <table:table-cell office:value-type="float" office:value="278925" calcext:value-type="float">
            <text:p>278925</text:p>
          </table:table-cell>
          <table:table-cell table:number-columns-repeated="3"/>
          <table:table-cell office:value-type="float" office:value="538423" calcext:value-type="float">
            <text:p>538423</text:p>
          </table:table-cell>
          <table:table-cell/>
          <table:table-cell office:value-type="float" office:value="2674458" calcext:value-type="float">
            <text:p>2674458</text:p>
          </table:table-cell>
          <table:table-cell/>
          <table:table-cell office:value-type="float" office:value="2526562" calcext:value-type="float">
            <text:p>2526562</text:p>
          </table:table-cell>
          <table:table-cell/>
          <table:table-cell office:value-type="float" office:value="1557577" calcext:value-type="float">
            <text:p>1557577</text:p>
          </table:table-cell>
          <table:table-cell/>
          <table:table-cell office:value-type="float" office:value="2173549" calcext:value-type="float">
            <text:p>2173549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74838" calcext:value-type="float">
            <text:p>274838</text:p>
          </table:table-cell>
          <table:table-cell table:number-columns-repeated="2"/>
          <table:table-cell office:value-type="float" office:value="272106" calcext:value-type="float">
            <text:p>272106</text:p>
          </table:table-cell>
          <table:table-cell table:number-columns-repeated="2"/>
          <table:table-cell office:value-type="float" office:value="783256" calcext:value-type="float">
            <text:p>783256</text:p>
          </table:table-cell>
          <table:table-cell table:number-columns-repeated="2"/>
          <table:table-cell office:value-type="float" office:value="821014" calcext:value-type="float">
            <text:p>821014</text:p>
          </table:table-cell>
          <table:table-cell table:number-columns-repeated="2"/>
          <table:table-cell office:value-type="float" office:value="793998" calcext:value-type="float">
            <text:p>793998</text:p>
          </table:table-cell>
          <table:table-cell table:number-columns-repeated="2"/>
          <table:table-cell office:value-type="float" office:value="269453" calcext:value-type="float">
            <text:p>269453</text:p>
          </table:table-cell>
          <table:table-cell table:number-columns-repeated="2"/>
          <table:table-cell office:value-type="float" office:value="794410" calcext:value-type="float">
            <text:p>794410</text:p>
          </table:table-cell>
          <table:table-cell table:number-columns-repeated="3"/>
          <table:table-cell office:value-type="float" office:value="269391" calcext:value-type="float">
            <text:p>269391</text:p>
          </table:table-cell>
          <table:table-cell table:number-columns-repeated="3"/>
          <table:table-cell office:value-type="float" office:value="683897" calcext:value-type="float">
            <text:p>683897</text:p>
          </table:table-cell>
          <table:table-cell/>
          <table:table-cell office:value-type="float" office:value="2630953" calcext:value-type="float">
            <text:p>2630953</text:p>
          </table:table-cell>
          <table:table-cell/>
          <table:table-cell office:value-type="float" office:value="2520150" calcext:value-type="float">
            <text:p>2520150</text:p>
          </table:table-cell>
          <table:table-cell/>
          <table:table-cell office:value-type="float" office:value="1145381" calcext:value-type="float">
            <text:p>1145381</text:p>
          </table:table-cell>
          <table:table-cell/>
          <table:table-cell office:value-type="float" office:value="2170123" calcext:value-type="float">
            <text:p>2170123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38322" calcext:value-type="float">
            <text:p>138322</text:p>
          </table:table-cell>
          <table:table-cell table:number-columns-repeated="2"/>
          <table:table-cell office:value-type="float" office:value="138503" calcext:value-type="float">
            <text:p>138503</text:p>
          </table:table-cell>
          <table:table-cell table:number-columns-repeated="2"/>
          <table:table-cell office:value-type="float" office:value="198739" calcext:value-type="float">
            <text:p>198739</text:p>
          </table:table-cell>
          <table:table-cell table:number-columns-repeated="2"/>
          <table:table-cell office:value-type="float" office:value="199710" calcext:value-type="float">
            <text:p>199710</text:p>
          </table:table-cell>
          <table:table-cell table:number-columns-repeated="2"/>
          <table:table-cell office:value-type="float" office:value="158969" calcext:value-type="float">
            <text:p>158969</text:p>
          </table:table-cell>
          <table:table-cell table:number-columns-repeated="2"/>
          <table:table-cell office:value-type="float" office:value="136131" calcext:value-type="float">
            <text:p>136131</text:p>
          </table:table-cell>
          <table:table-cell table:number-columns-repeated="2"/>
          <table:table-cell office:value-type="float" office:value="164432" calcext:value-type="float">
            <text:p>164432</text:p>
          </table:table-cell>
          <table:table-cell table:number-columns-repeated="3"/>
          <table:table-cell office:value-type="float" office:value="132337" calcext:value-type="float">
            <text:p>132337</text:p>
          </table:table-cell>
          <table:table-cell table:number-columns-repeated="3"/>
          <table:table-cell office:value-type="float" office:value="166213" calcext:value-type="float">
            <text:p>166213</text:p>
          </table:table-cell>
          <table:table-cell/>
          <table:table-cell office:value-type="float" office:value="2404620" calcext:value-type="float">
            <text:p>2404620</text:p>
          </table:table-cell>
          <table:table-cell/>
          <table:table-cell office:value-type="float" office:value="2333620" calcext:value-type="float">
            <text:p>2333620</text:p>
          </table:table-cell>
          <table:table-cell/>
          <table:table-cell office:value-type="float" office:value="2461057" calcext:value-type="float">
            <text:p>2461057</text:p>
          </table:table-cell>
          <table:table-cell/>
          <table:table-cell office:value-type="float" office:value="2609187" calcext:value-type="float">
            <text:p>2609187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45928" calcext:value-type="float">
            <text:p>145928</text:p>
          </table:table-cell>
          <table:table-cell table:number-columns-repeated="2"/>
          <table:table-cell office:value-type="float" office:value="147726" calcext:value-type="float">
            <text:p>147726</text:p>
          </table:table-cell>
          <table:table-cell table:number-columns-repeated="2"/>
          <table:table-cell office:value-type="float" office:value="311092" calcext:value-type="float">
            <text:p>311092</text:p>
          </table:table-cell>
          <table:table-cell table:number-columns-repeated="2"/>
          <table:table-cell office:value-type="float" office:value="313497" calcext:value-type="float">
            <text:p>313497</text:p>
          </table:table-cell>
          <table:table-cell table:number-columns-repeated="2"/>
          <table:table-cell office:value-type="float" office:value="242975" calcext:value-type="float">
            <text:p>242975</text:p>
          </table:table-cell>
          <table:table-cell table:number-columns-repeated="2"/>
          <table:table-cell office:value-type="float" office:value="143140" calcext:value-type="float">
            <text:p>143140</text:p>
          </table:table-cell>
          <table:table-cell table:number-columns-repeated="2"/>
          <table:table-cell office:value-type="float" office:value="249348" calcext:value-type="float">
            <text:p>249348</text:p>
          </table:table-cell>
          <table:table-cell table:number-columns-repeated="3"/>
          <table:table-cell office:value-type="float" office:value="150237" calcext:value-type="float">
            <text:p>150237</text:p>
          </table:table-cell>
          <table:table-cell table:number-columns-repeated="3"/>
          <table:table-cell office:value-type="float" office:value="258840" calcext:value-type="float">
            <text:p>258840</text:p>
          </table:table-cell>
          <table:table-cell/>
          <table:table-cell office:value-type="float" office:value="2615476" calcext:value-type="float">
            <text:p>2615476</text:p>
          </table:table-cell>
          <table:table-cell/>
          <table:table-cell office:value-type="float" office:value="2536890" calcext:value-type="float">
            <text:p>2536890</text:p>
          </table:table-cell>
          <table:table-cell/>
          <table:table-cell office:value-type="float" office:value="2615163" calcext:value-type="float">
            <text:p>2615163</text:p>
          </table:table-cell>
          <table:table-cell/>
          <table:table-cell office:value-type="float" office:value="2789122" calcext:value-type="float">
            <text:p>2789122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48841" calcext:value-type="float">
            <text:p>148841</text:p>
          </table:table-cell>
          <table:table-cell table:number-columns-repeated="2"/>
          <table:table-cell office:value-type="float" office:value="149273" calcext:value-type="float">
            <text:p>149273</text:p>
          </table:table-cell>
          <table:table-cell table:number-columns-repeated="2"/>
          <table:table-cell office:value-type="float" office:value="400732" calcext:value-type="float">
            <text:p>400732</text:p>
          </table:table-cell>
          <table:table-cell table:number-columns-repeated="2"/>
          <table:table-cell office:value-type="float" office:value="374136" calcext:value-type="float">
            <text:p>374136</text:p>
          </table:table-cell>
          <table:table-cell table:number-columns-repeated="2"/>
          <table:table-cell office:value-type="float" office:value="303608" calcext:value-type="float">
            <text:p>303608</text:p>
          </table:table-cell>
          <table:table-cell table:number-columns-repeated="2"/>
          <table:table-cell office:value-type="float" office:value="138945" calcext:value-type="float">
            <text:p>138945</text:p>
          </table:table-cell>
          <table:table-cell table:number-columns-repeated="2"/>
          <table:table-cell office:value-type="float" office:value="305148" calcext:value-type="float">
            <text:p>305148</text:p>
          </table:table-cell>
          <table:table-cell table:number-columns-repeated="3"/>
          <table:table-cell office:value-type="float" office:value="139861" calcext:value-type="float">
            <text:p>139861</text:p>
          </table:table-cell>
          <table:table-cell table:number-columns-repeated="3"/>
          <table:table-cell office:value-type="float" office:value="317063" calcext:value-type="float">
            <text:p>317063</text:p>
          </table:table-cell>
          <table:table-cell/>
          <table:table-cell office:value-type="float" office:value="2809809" calcext:value-type="float">
            <text:p>2809809</text:p>
          </table:table-cell>
          <table:table-cell/>
          <table:table-cell office:value-type="float" office:value="2706332" calcext:value-type="float">
            <text:p>2706332</text:p>
          </table:table-cell>
          <table:table-cell/>
          <table:table-cell office:value-type="float" office:value="2581621" calcext:value-type="float">
            <text:p>2581621</text:p>
          </table:table-cell>
          <table:table-cell/>
          <table:table-cell office:value-type="float" office:value="2735956" calcext:value-type="float">
            <text:p>2735956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44062" calcext:value-type="float">
            <text:p>144062</text:p>
          </table:table-cell>
          <table:table-cell table:number-columns-repeated="2"/>
          <table:table-cell office:value-type="float" office:value="143720" calcext:value-type="float">
            <text:p>143720</text:p>
          </table:table-cell>
          <table:table-cell table:number-columns-repeated="2"/>
          <table:table-cell office:value-type="float" office:value="482933" calcext:value-type="float">
            <text:p>482933</text:p>
          </table:table-cell>
          <table:table-cell table:number-columns-repeated="2"/>
          <table:table-cell office:value-type="float" office:value="486687" calcext:value-type="float">
            <text:p>486687</text:p>
          </table:table-cell>
          <table:table-cell table:number-columns-repeated="2"/>
          <table:table-cell office:value-type="float" office:value="394237" calcext:value-type="float">
            <text:p>394237</text:p>
          </table:table-cell>
          <table:table-cell table:number-columns-repeated="2"/>
          <table:table-cell office:value-type="float" office:value="140389" calcext:value-type="float">
            <text:p>140389</text:p>
          </table:table-cell>
          <table:table-cell table:number-columns-repeated="2"/>
          <table:table-cell office:value-type="float" office:value="413305" calcext:value-type="float">
            <text:p>413305</text:p>
          </table:table-cell>
          <table:table-cell table:number-columns-repeated="3"/>
          <table:table-cell office:value-type="float" office:value="135155" calcext:value-type="float">
            <text:p>135155</text:p>
          </table:table-cell>
          <table:table-cell table:number-columns-repeated="3"/>
          <table:table-cell office:value-type="float" office:value="411672" calcext:value-type="float">
            <text:p>411672</text:p>
          </table:table-cell>
          <table:table-cell/>
          <table:table-cell office:value-type="float" office:value="2921384" calcext:value-type="float">
            <text:p>2921384</text:p>
          </table:table-cell>
          <table:table-cell/>
          <table:table-cell office:value-type="float" office:value="2761433" calcext:value-type="float">
            <text:p>2761433</text:p>
          </table:table-cell>
          <table:table-cell/>
          <table:table-cell office:value-type="float" office:value="2649096" calcext:value-type="float">
            <text:p>2649096</text:p>
          </table:table-cell>
          <table:table-cell/>
          <table:table-cell office:value-type="float" office:value="2818752" calcext:value-type="float">
            <text:p>2818752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34749" calcext:value-type="float">
            <text:p>134749</text:p>
          </table:table-cell>
          <table:table-cell table:number-columns-repeated="2"/>
          <table:table-cell office:value-type="float" office:value="130086" calcext:value-type="float">
            <text:p>130086</text:p>
          </table:table-cell>
          <table:table-cell table:number-columns-repeated="2"/>
          <table:table-cell office:value-type="float" office:value="647769" calcext:value-type="float">
            <text:p>647769</text:p>
          </table:table-cell>
          <table:table-cell table:number-columns-repeated="2"/>
          <table:table-cell office:value-type="float" office:value="645612" calcext:value-type="float">
            <text:p>645612</text:p>
          </table:table-cell>
          <table:table-cell table:number-columns-repeated="2"/>
          <table:table-cell office:value-type="float" office:value="540964" calcext:value-type="float">
            <text:p>540964</text:p>
          </table:table-cell>
          <table:table-cell table:number-columns-repeated="2"/>
          <table:table-cell office:value-type="float" office:value="128695" calcext:value-type="float">
            <text:p>128695</text:p>
          </table:table-cell>
          <table:table-cell table:number-columns-repeated="2"/>
          <table:table-cell office:value-type="float" office:value="524709" calcext:value-type="float">
            <text:p>524709</text:p>
          </table:table-cell>
          <table:table-cell table:number-columns-repeated="3"/>
          <table:table-cell office:value-type="float" office:value="123315" calcext:value-type="float">
            <text:p>123315</text:p>
          </table:table-cell>
          <table:table-cell table:number-columns-repeated="3"/>
          <table:table-cell office:value-type="float" office:value="522469" calcext:value-type="float">
            <text:p>522469</text:p>
          </table:table-cell>
          <table:table-cell/>
          <table:table-cell office:value-type="float" office:value="2972423" calcext:value-type="float">
            <text:p>2972423</text:p>
          </table:table-cell>
          <table:table-cell/>
          <table:table-cell office:value-type="float" office:value="2789359" calcext:value-type="float">
            <text:p>2789359</text:p>
          </table:table-cell>
          <table:table-cell/>
          <table:table-cell office:value-type="float" office:value="2595752" calcext:value-type="float">
            <text:p>2595752</text:p>
          </table:table-cell>
          <table:table-cell/>
          <table:table-cell office:value-type="float" office:value="2824949" calcext:value-type="float">
            <text:p>2824949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27755" calcext:value-type="float">
            <text:p>127755</text:p>
          </table:table-cell>
          <table:table-cell table:number-columns-repeated="2"/>
          <table:table-cell office:value-type="float" office:value="122024" calcext:value-type="float">
            <text:p>122024</text:p>
          </table:table-cell>
          <table:table-cell table:number-columns-repeated="2"/>
          <table:table-cell office:value-type="float" office:value="715417" calcext:value-type="float">
            <text:p>715417</text:p>
          </table:table-cell>
          <table:table-cell table:number-columns-repeated="2"/>
          <table:table-cell office:value-type="float" office:value="702371" calcext:value-type="float">
            <text:p>702371</text:p>
          </table:table-cell>
          <table:table-cell table:number-columns-repeated="2"/>
          <table:table-cell office:value-type="float" office:value="594952" calcext:value-type="float">
            <text:p>594952</text:p>
          </table:table-cell>
          <table:table-cell table:number-columns-repeated="2"/>
          <table:table-cell office:value-type="float" office:value="117250" calcext:value-type="float">
            <text:p>117250</text:p>
          </table:table-cell>
          <table:table-cell table:number-columns-repeated="2"/>
          <table:table-cell office:value-type="float" office:value="659059" calcext:value-type="float">
            <text:p>659059</text:p>
          </table:table-cell>
          <table:table-cell table:number-columns-repeated="3"/>
          <table:table-cell office:value-type="float" office:value="114441" calcext:value-type="float">
            <text:p>114441</text:p>
          </table:table-cell>
          <table:table-cell table:number-columns-repeated="3"/>
          <table:table-cell office:value-type="float" office:value="280769" calcext:value-type="float">
            <text:p>280769</text:p>
          </table:table-cell>
          <table:table-cell/>
          <table:table-cell office:value-type="float" office:value="2942211" calcext:value-type="float">
            <text:p>2942211</text:p>
          </table:table-cell>
          <table:table-cell/>
          <table:table-cell office:value-type="float" office:value="2806849" calcext:value-type="float">
            <text:p>2806849</text:p>
          </table:table-cell>
          <table:table-cell/>
          <table:table-cell office:value-type="float" office:value="2534163" calcext:value-type="float">
            <text:p>2534163</text:p>
          </table:table-cell>
          <table:table-cell/>
          <table:table-cell office:value-type="float" office:value="2799941" calcext:value-type="float">
            <text:p>2799941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04135" calcext:value-type="float">
            <text:p>104135</text:p>
          </table:table-cell>
          <table:table-cell table:number-columns-repeated="2"/>
          <table:table-cell office:value-type="float" office:value="130298" calcext:value-type="float">
            <text:p>130298</text:p>
          </table:table-cell>
          <table:table-cell table:number-columns-repeated="2"/>
          <table:table-cell office:value-type="float" office:value="454096" calcext:value-type="float">
            <text:p>454096</text:p>
          </table:table-cell>
          <table:table-cell table:number-columns-repeated="2"/>
          <table:table-cell office:value-type="float" office:value="270126" calcext:value-type="float">
            <text:p>270126</text:p>
          </table:table-cell>
          <table:table-cell table:number-columns-repeated="2"/>
          <table:table-cell office:value-type="float" office:value="297421" calcext:value-type="float">
            <text:p>297421</text:p>
          </table:table-cell>
          <table:table-cell table:number-columns-repeated="2"/>
          <table:table-cell office:value-type="float" office:value="212829" calcext:value-type="float">
            <text:p>212829</text:p>
          </table:table-cell>
          <table:table-cell table:number-columns-repeated="2"/>
          <table:table-cell office:value-type="float" office:value="174163" calcext:value-type="float">
            <text:p>174163</text:p>
          </table:table-cell>
          <table:table-cell table:number-columns-repeated="3"/>
          <table:table-cell office:value-type="float" office:value="344746" calcext:value-type="float">
            <text:p>344746</text:p>
          </table:table-cell>
          <table:table-cell table:number-columns-repeated="3"/>
          <table:table-cell office:value-type="float" office:value="509412" calcext:value-type="float">
            <text:p>509412</text:p>
          </table:table-cell>
          <table:table-cell/>
          <table:table-cell office:value-type="float" office:value="2881894" calcext:value-type="float">
            <text:p>2881894</text:p>
          </table:table-cell>
          <table:table-cell/>
          <table:table-cell office:value-type="float" office:value="2698376" calcext:value-type="float">
            <text:p>2698376</text:p>
          </table:table-cell>
          <table:table-cell/>
          <table:table-cell office:value-type="float" office:value="2070124" calcext:value-type="float">
            <text:p>2070124</text:p>
          </table:table-cell>
          <table:table-cell/>
          <table:table-cell office:value-type="float" office:value="2264672" calcext:value-type="float">
            <text:p>2264672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50898" calcext:value-type="float">
            <text:p>350898</text:p>
          </table:table-cell>
          <table:table-cell table:number-columns-repeated="2"/>
          <table:table-cell office:value-type="float" office:value="354820" calcext:value-type="float">
            <text:p>354820</text:p>
          </table:table-cell>
          <table:table-cell table:number-columns-repeated="2"/>
          <table:table-cell office:value-type="float" office:value="735723" calcext:value-type="float">
            <text:p>735723</text:p>
          </table:table-cell>
          <table:table-cell table:number-columns-repeated="2"/>
          <table:table-cell office:value-type="float" office:value="751763" calcext:value-type="float">
            <text:p>751763</text:p>
          </table:table-cell>
          <table:table-cell table:number-columns-repeated="2"/>
          <table:table-cell office:value-type="float" office:value="678978" calcext:value-type="float">
            <text:p>678978</text:p>
          </table:table-cell>
          <table:table-cell table:number-columns-repeated="2"/>
          <table:table-cell office:value-type="float" office:value="363556" calcext:value-type="float">
            <text:p>363556</text:p>
          </table:table-cell>
          <table:table-cell table:number-columns-repeated="2"/>
          <table:table-cell office:value-type="float" office:value="687721" calcext:value-type="float">
            <text:p>687721</text:p>
          </table:table-cell>
          <table:table-cell table:number-columns-repeated="3"/>
          <table:table-cell office:value-type="float" office:value="387609" calcext:value-type="float">
            <text:p>387609</text:p>
          </table:table-cell>
          <table:table-cell table:number-columns-repeated="3"/>
          <table:table-cell office:value-type="float" office:value="545353" calcext:value-type="float">
            <text:p>545353</text:p>
          </table:table-cell>
          <table:table-cell/>
          <table:table-cell office:value-type="float" office:value="2679532" calcext:value-type="float">
            <text:p>2679532</text:p>
          </table:table-cell>
          <table:table-cell/>
          <table:table-cell office:value-type="float" office:value="2545502" calcext:value-type="float">
            <text:p>2545502</text:p>
          </table:table-cell>
          <table:table-cell/>
          <table:table-cell office:value-type="float" office:value="1845076" calcext:value-type="float">
            <text:p>1845076</text:p>
          </table:table-cell>
          <table:table-cell/>
          <table:table-cell office:value-type="float" office:value="2187961" calcext:value-type="float">
            <text:p>2187961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71835" calcext:value-type="float">
            <text:p>371835</text:p>
          </table:table-cell>
          <table:table-cell table:number-columns-repeated="2"/>
          <table:table-cell office:value-type="float" office:value="375081" calcext:value-type="float">
            <text:p>375081</text:p>
          </table:table-cell>
          <table:table-cell table:number-columns-repeated="2"/>
          <table:table-cell office:value-type="float" office:value="689140" calcext:value-type="float">
            <text:p>689140</text:p>
          </table:table-cell>
          <table:table-cell table:number-columns-repeated="2"/>
          <table:table-cell office:value-type="float" office:value="828070" calcext:value-type="float">
            <text:p>828070</text:p>
          </table:table-cell>
          <table:table-cell table:number-columns-repeated="2"/>
          <table:table-cell office:value-type="float" office:value="700341" calcext:value-type="float">
            <text:p>700341</text:p>
          </table:table-cell>
          <table:table-cell table:number-columns-repeated="2"/>
          <table:table-cell office:value-type="float" office:value="361520" calcext:value-type="float">
            <text:p>361520</text:p>
          </table:table-cell>
          <table:table-cell table:number-columns-repeated="2"/>
          <table:table-cell office:value-type="float" office:value="783591" calcext:value-type="float">
            <text:p>783591</text:p>
          </table:table-cell>
          <table:table-cell table:number-columns-repeated="3"/>
          <table:table-cell office:value-type="float" office:value="370427" calcext:value-type="float">
            <text:p>370427</text:p>
          </table:table-cell>
          <table:table-cell table:number-columns-repeated="3"/>
          <table:table-cell office:value-type="float" office:value="827109" calcext:value-type="float">
            <text:p>827109</text:p>
          </table:table-cell>
          <table:table-cell/>
          <table:table-cell office:value-type="float" office:value="2640685" calcext:value-type="float">
            <text:p>2640685</text:p>
          </table:table-cell>
          <table:table-cell/>
          <table:table-cell office:value-type="float" office:value="2544435" calcext:value-type="float">
            <text:p>2544435</text:p>
          </table:table-cell>
          <table:table-cell/>
          <table:table-cell office:value-type="float" office:value="1566722" calcext:value-type="float">
            <text:p>1566722</text:p>
          </table:table-cell>
          <table:table-cell/>
          <table:table-cell office:value-type="float" office:value="2155321" calcext:value-type="float">
            <text:p>2155321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54577" calcext:value-type="float">
            <text:p>154577</text:p>
          </table:table-cell>
          <table:table-cell table:number-columns-repeated="2"/>
          <table:table-cell office:value-type="float" office:value="160041" calcext:value-type="float">
            <text:p>160041</text:p>
          </table:table-cell>
          <table:table-cell table:number-columns-repeated="2"/>
          <table:table-cell office:value-type="float" office:value="205610" calcext:value-type="float">
            <text:p>205610</text:p>
          </table:table-cell>
          <table:table-cell table:number-columns-repeated="2"/>
          <table:table-cell office:value-type="float" office:value="207045" calcext:value-type="float">
            <text:p>207045</text:p>
          </table:table-cell>
          <table:table-cell table:number-columns-repeated="2"/>
          <table:table-cell office:value-type="float" office:value="165641" calcext:value-type="float">
            <text:p>165641</text:p>
          </table:table-cell>
          <table:table-cell table:number-columns-repeated="2"/>
          <table:table-cell office:value-type="float" office:value="149881" calcext:value-type="float">
            <text:p>149881</text:p>
          </table:table-cell>
          <table:table-cell table:number-columns-repeated="2"/>
          <table:table-cell office:value-type="float" office:value="164012" calcext:value-type="float">
            <text:p>164012</text:p>
          </table:table-cell>
          <table:table-cell table:number-columns-repeated="3"/>
          <table:table-cell office:value-type="float" office:value="149395" calcext:value-type="float">
            <text:p>149395</text:p>
          </table:table-cell>
          <table:table-cell table:number-columns-repeated="3"/>
          <table:table-cell office:value-type="float" office:value="168340" calcext:value-type="float">
            <text:p>168340</text:p>
          </table:table-cell>
          <table:table-cell/>
          <table:table-cell office:value-type="float" office:value="2215595" calcext:value-type="float">
            <text:p>2215595</text:p>
          </table:table-cell>
          <table:table-cell/>
          <table:table-cell office:value-type="float" office:value="2302336" calcext:value-type="float">
            <text:p>2302336</text:p>
          </table:table-cell>
          <table:table-cell/>
          <table:table-cell office:value-type="float" office:value="2419445" calcext:value-type="float">
            <text:p>2419445</text:p>
          </table:table-cell>
          <table:table-cell/>
          <table:table-cell office:value-type="float" office:value="2466429" calcext:value-type="float">
            <text:p>2466429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68672" calcext:value-type="float">
            <text:p>168672</text:p>
          </table:table-cell>
          <table:table-cell table:number-columns-repeated="2"/>
          <table:table-cell office:value-type="float" office:value="170862" calcext:value-type="float">
            <text:p>170862</text:p>
          </table:table-cell>
          <table:table-cell table:number-columns-repeated="2"/>
          <table:table-cell office:value-type="float" office:value="321116" calcext:value-type="float">
            <text:p>321116</text:p>
          </table:table-cell>
          <table:table-cell table:number-columns-repeated="2"/>
          <table:table-cell office:value-type="float" office:value="321316" calcext:value-type="float">
            <text:p>321316</text:p>
          </table:table-cell>
          <table:table-cell table:number-columns-repeated="2"/>
          <table:table-cell office:value-type="float" office:value="251750" calcext:value-type="float">
            <text:p>251750</text:p>
          </table:table-cell>
          <table:table-cell table:number-columns-repeated="2"/>
          <table:table-cell office:value-type="float" office:value="165989" calcext:value-type="float">
            <text:p>165989</text:p>
          </table:table-cell>
          <table:table-cell table:number-columns-repeated="2"/>
          <table:table-cell office:value-type="float" office:value="253052" calcext:value-type="float">
            <text:p>253052</text:p>
          </table:table-cell>
          <table:table-cell table:number-columns-repeated="3"/>
          <table:table-cell office:value-type="float" office:value="179495" calcext:value-type="float">
            <text:p>179495</text:p>
          </table:table-cell>
          <table:table-cell table:number-columns-repeated="3"/>
          <table:table-cell office:value-type="float" office:value="265971" calcext:value-type="float">
            <text:p>265971</text:p>
          </table:table-cell>
          <table:table-cell/>
          <table:table-cell office:value-type="float" office:value="2537666" calcext:value-type="float">
            <text:p>2537666</text:p>
          </table:table-cell>
          <table:table-cell/>
          <table:table-cell office:value-type="float" office:value="2528609" calcext:value-type="float">
            <text:p>2528609</text:p>
          </table:table-cell>
          <table:table-cell/>
          <table:table-cell office:value-type="float" office:value="2602669" calcext:value-type="float">
            <text:p>2602669</text:p>
          </table:table-cell>
          <table:table-cell/>
          <table:table-cell office:value-type="float" office:value="2663058" calcext:value-type="float">
            <text:p>2663058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76068" calcext:value-type="float">
            <text:p>176068</text:p>
          </table:table-cell>
          <table:table-cell table:number-columns-repeated="2"/>
          <table:table-cell office:value-type="float" office:value="168706" calcext:value-type="float">
            <text:p>168706</text:p>
          </table:table-cell>
          <table:table-cell table:number-columns-repeated="2"/>
          <table:table-cell office:value-type="float" office:value="452421" calcext:value-type="float">
            <text:p>452421</text:p>
          </table:table-cell>
          <table:table-cell table:number-columns-repeated="2"/>
          <table:table-cell office:value-type="float" office:value="456129" calcext:value-type="float">
            <text:p>456129</text:p>
          </table:table-cell>
          <table:table-cell table:number-columns-repeated="2"/>
          <table:table-cell office:value-type="float" office:value="329462" calcext:value-type="float">
            <text:p>329462</text:p>
          </table:table-cell>
          <table:table-cell table:number-columns-repeated="2"/>
          <table:table-cell office:value-type="float" office:value="161821" calcext:value-type="float">
            <text:p>161821</text:p>
          </table:table-cell>
          <table:table-cell table:number-columns-repeated="2"/>
          <table:table-cell office:value-type="float" office:value="324219" calcext:value-type="float">
            <text:p>324219</text:p>
          </table:table-cell>
          <table:table-cell table:number-columns-repeated="3"/>
          <table:table-cell office:value-type="float" office:value="152545" calcext:value-type="float">
            <text:p>152545</text:p>
          </table:table-cell>
          <table:table-cell table:number-columns-repeated="3"/>
          <table:table-cell office:value-type="float" office:value="325419" calcext:value-type="float">
            <text:p>325419</text:p>
          </table:table-cell>
          <table:table-cell/>
          <table:table-cell office:value-type="float" office:value="2796882" calcext:value-type="float">
            <text:p>2796882</text:p>
          </table:table-cell>
          <table:table-cell/>
          <table:table-cell office:value-type="float" office:value="2661749" calcext:value-type="float">
            <text:p>2661749</text:p>
          </table:table-cell>
          <table:table-cell/>
          <table:table-cell office:value-type="float" office:value="2582475" calcext:value-type="float">
            <text:p>2582475</text:p>
          </table:table-cell>
          <table:table-cell/>
          <table:table-cell office:value-type="float" office:value="2686859" calcext:value-type="float">
            <text:p>2686859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58857" calcext:value-type="float">
            <text:p>158857</text:p>
          </table:table-cell>
          <table:table-cell table:number-columns-repeated="2"/>
          <table:table-cell office:value-type="float" office:value="154281" calcext:value-type="float">
            <text:p>154281</text:p>
          </table:table-cell>
          <table:table-cell table:number-columns-repeated="2"/>
          <table:table-cell office:value-type="float" office:value="501096" calcext:value-type="float">
            <text:p>501096</text:p>
          </table:table-cell>
          <table:table-cell table:number-columns-repeated="2"/>
          <table:table-cell office:value-type="float" office:value="502991" calcext:value-type="float">
            <text:p>502991</text:p>
          </table:table-cell>
          <table:table-cell table:number-columns-repeated="2"/>
          <table:table-cell office:value-type="float" office:value="405053" calcext:value-type="float">
            <text:p>405053</text:p>
          </table:table-cell>
          <table:table-cell table:number-columns-repeated="2"/>
          <table:table-cell office:value-type="float" office:value="147840" calcext:value-type="float">
            <text:p>147840</text:p>
          </table:table-cell>
          <table:table-cell table:number-columns-repeated="2"/>
          <table:table-cell office:value-type="float" office:value="413030" calcext:value-type="float">
            <text:p>413030</text:p>
          </table:table-cell>
          <table:table-cell table:number-columns-repeated="3"/>
          <table:table-cell office:value-type="float" office:value="140464" calcext:value-type="float">
            <text:p>140464</text:p>
          </table:table-cell>
          <table:table-cell table:number-columns-repeated="3"/>
          <table:table-cell office:value-type="float" office:value="380099" calcext:value-type="float">
            <text:p>380099</text:p>
          </table:table-cell>
          <table:table-cell/>
          <table:table-cell office:value-type="float" office:value="2848648" calcext:value-type="float">
            <text:p>2848648</text:p>
          </table:table-cell>
          <table:table-cell/>
          <table:table-cell office:value-type="float" office:value="2789608" calcext:value-type="float">
            <text:p>2789608</text:p>
          </table:table-cell>
          <table:table-cell/>
          <table:table-cell office:value-type="float" office:value="2626493" calcext:value-type="float">
            <text:p>2626493</text:p>
          </table:table-cell>
          <table:table-cell/>
          <table:table-cell office:value-type="float" office:value="2495126" calcext:value-type="float">
            <text:p>2495126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32166" calcext:value-type="float">
            <text:p>132166</text:p>
          </table:table-cell>
          <table:table-cell table:number-columns-repeated="2"/>
          <table:table-cell office:value-type="float" office:value="126618" calcext:value-type="float">
            <text:p>126618</text:p>
          </table:table-cell>
          <table:table-cell table:number-columns-repeated="2"/>
          <table:table-cell office:value-type="float" office:value="652035" calcext:value-type="float">
            <text:p>652035</text:p>
          </table:table-cell>
          <table:table-cell table:number-columns-repeated="2"/>
          <table:table-cell office:value-type="float" office:value="649453" calcext:value-type="float">
            <text:p>649453</text:p>
          </table:table-cell>
          <table:table-cell table:number-columns-repeated="2"/>
          <table:table-cell office:value-type="float" office:value="533344" calcext:value-type="float">
            <text:p>533344</text:p>
          </table:table-cell>
          <table:table-cell table:number-columns-repeated="2"/>
          <table:table-cell office:value-type="float" office:value="116904" calcext:value-type="float">
            <text:p>116904</text:p>
          </table:table-cell>
          <table:table-cell table:number-columns-repeated="2"/>
          <table:table-cell office:value-type="float" office:value="543238" calcext:value-type="float">
            <text:p>543238</text:p>
          </table:table-cell>
          <table:table-cell table:number-columns-repeated="3"/>
          <table:table-cell office:value-type="float" office:value="112487" calcext:value-type="float">
            <text:p>112487</text:p>
          </table:table-cell>
          <table:table-cell table:number-columns-repeated="3"/>
          <table:table-cell office:value-type="float" office:value="541166" calcext:value-type="float">
            <text:p>541166</text:p>
          </table:table-cell>
          <table:table-cell/>
          <table:table-cell office:value-type="float" office:value="2932469" calcext:value-type="float">
            <text:p>2932469</text:p>
          </table:table-cell>
          <table:table-cell/>
          <table:table-cell office:value-type="float" office:value="2791878" calcext:value-type="float">
            <text:p>2791878</text:p>
          </table:table-cell>
          <table:table-cell/>
          <table:table-cell office:value-type="float" office:value="2683460" calcext:value-type="float">
            <text:p>2683460</text:p>
          </table:table-cell>
          <table:table-cell/>
          <table:table-cell office:value-type="float" office:value="2745883" calcext:value-type="float">
            <text:p>2745883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01723" calcext:value-type="float">
            <text:p>101723</text:p>
          </table:table-cell>
          <table:table-cell table:number-columns-repeated="3"/>
          <table:table-cell office:value-type="float" office:value="94405" calcext:value-type="float">
            <text:p>94405</text:p>
          </table:table-cell>
          <table:table-cell table:number-columns-repeated="2"/>
          <table:table-cell office:value-type="float" office:value="755280" calcext:value-type="float">
            <text:p>755280</text:p>
          </table:table-cell>
          <table:table-cell table:number-columns-repeated="2"/>
          <table:table-cell office:value-type="float" office:value="690340" calcext:value-type="float">
            <text:p>690340</text:p>
          </table:table-cell>
          <table:table-cell table:number-columns-repeated="2"/>
          <table:table-cell office:value-type="float" office:value="653569" calcext:value-type="float">
            <text:p>653569</text:p>
          </table:table-cell>
          <table:table-cell table:number-columns-repeated="3"/>
          <table:table-cell office:value-type="float" office:value="86854" calcext:value-type="float">
            <text:p>86854</text:p>
          </table:table-cell>
          <table:table-cell table:number-columns-repeated="2"/>
          <table:table-cell office:value-type="float" office:value="676607" calcext:value-type="float">
            <text:p>676607</text:p>
          </table:table-cell>
          <table:table-cell table:number-columns-repeated="4"/>
          <table:table-cell office:value-type="float" office:value="78856" calcext:value-type="float">
            <text:p>78856</text:p>
          </table:table-cell>
          <table:table-cell table:number-columns-repeated="3"/>
          <table:table-cell office:value-type="float" office:value="645156" calcext:value-type="float">
            <text:p>645156</text:p>
          </table:table-cell>
          <table:table-cell/>
          <table:table-cell office:value-type="float" office:value="2958094" calcext:value-type="float">
            <text:p>2958094</text:p>
          </table:table-cell>
          <table:table-cell/>
          <table:table-cell office:value-type="float" office:value="2839588" calcext:value-type="float">
            <text:p>2839588</text:p>
          </table:table-cell>
          <table:table-cell/>
          <table:table-cell office:value-type="float" office:value="2566024" calcext:value-type="float">
            <text:p>2566024</text:p>
          </table:table-cell>
          <table:table-cell/>
          <table:table-cell office:value-type="float" office:value="2680540" calcext:value-type="float">
            <text:p>2680540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56481" calcext:value-type="float">
            <text:p>56481</text:p>
          </table:table-cell>
          <table:table-cell table:number-columns-repeated="3"/>
          <table:table-cell office:value-type="float" office:value="66536" calcext:value-type="float">
            <text:p>66536</text:p>
          </table:table-cell>
          <table:table-cell table:number-columns-repeated="2"/>
          <table:table-cell office:value-type="float" office:value="478391" calcext:value-type="float">
            <text:p>478391</text:p>
          </table:table-cell>
          <table:table-cell table:number-columns-repeated="2"/>
          <table:table-cell office:value-type="float" office:value="356395" calcext:value-type="float">
            <text:p>356395</text:p>
          </table:table-cell>
          <table:table-cell table:number-columns-repeated="2"/>
          <table:table-cell office:value-type="float" office:value="304853" calcext:value-type="float">
            <text:p>304853</text:p>
          </table:table-cell>
          <table:table-cell table:number-columns-repeated="2"/>
          <table:table-cell office:value-type="float" office:value="245937" calcext:value-type="float">
            <text:p>245937</text:p>
          </table:table-cell>
          <table:table-cell table:number-columns-repeated="2"/>
          <table:table-cell office:value-type="float" office:value="783022" calcext:value-type="float">
            <text:p>783022</text:p>
          </table:table-cell>
          <table:table-cell table:number-columns-repeated="3"/>
          <table:table-cell office:value-type="float" office:value="308339" calcext:value-type="float">
            <text:p>308339</text:p>
          </table:table-cell>
          <table:table-cell table:number-columns-repeated="3"/>
          <table:table-cell office:value-type="float" office:value="408040" calcext:value-type="float">
            <text:p>408040</text:p>
          </table:table-cell>
          <table:table-cell/>
          <table:table-cell office:value-type="float" office:value="2869967" calcext:value-type="float">
            <text:p>2869967</text:p>
          </table:table-cell>
          <table:table-cell/>
          <table:table-cell office:value-type="float" office:value="2791605" calcext:value-type="float">
            <text:p>2791605</text:p>
          </table:table-cell>
          <table:table-cell/>
          <table:table-cell office:value-type="float" office:value="2188933" calcext:value-type="float">
            <text:p>2188933</text:p>
          </table:table-cell>
          <table:table-cell/>
          <table:table-cell office:value-type="float" office:value="2390385" calcext:value-type="float">
            <text:p>2390385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93932" calcext:value-type="float">
            <text:p>293932</text:p>
          </table:table-cell>
          <table:table-cell table:number-columns-repeated="2"/>
          <table:table-cell office:value-type="float" office:value="284464" calcext:value-type="float">
            <text:p>284464</text:p>
          </table:table-cell>
          <table:table-cell table:number-columns-repeated="2"/>
          <table:table-cell office:value-type="float" office:value="838983" calcext:value-type="float">
            <text:p>838983</text:p>
          </table:table-cell>
          <table:table-cell table:number-columns-repeated="2"/>
          <table:table-cell office:value-type="float" office:value="827785" calcext:value-type="float">
            <text:p>827785</text:p>
          </table:table-cell>
          <table:table-cell table:number-columns-repeated="2"/>
          <table:table-cell office:value-type="float" office:value="792785" calcext:value-type="float">
            <text:p>792785</text:p>
          </table:table-cell>
          <table:table-cell table:number-columns-repeated="2"/>
          <table:table-cell office:value-type="float" office:value="278004" calcext:value-type="float">
            <text:p>278004</text:p>
          </table:table-cell>
          <table:table-cell table:number-columns-repeated="2"/>
          <table:table-cell office:value-type="float" office:value="839646" calcext:value-type="float">
            <text:p>839646</text:p>
          </table:table-cell>
          <table:table-cell table:number-columns-repeated="3"/>
          <table:table-cell office:value-type="float" office:value="266565" calcext:value-type="float">
            <text:p>266565</text:p>
          </table:table-cell>
          <table:table-cell table:number-columns-repeated="3"/>
          <table:table-cell office:value-type="float" office:value="571750" calcext:value-type="float">
            <text:p>571750</text:p>
          </table:table-cell>
          <table:table-cell/>
          <table:table-cell office:value-type="float" office:value="2658143" calcext:value-type="float">
            <text:p>2658143</text:p>
          </table:table-cell>
          <table:table-cell/>
          <table:table-cell office:value-type="float" office:value="2561560" calcext:value-type="float">
            <text:p>2561560</text:p>
          </table:table-cell>
          <table:table-cell/>
          <table:table-cell office:value-type="float" office:value="1920311" calcext:value-type="float">
            <text:p>1920311</text:p>
          </table:table-cell>
          <table:table-cell/>
          <table:table-cell office:value-type="float" office:value="2152440" calcext:value-type="float">
            <text:p>2152440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41522" calcext:value-type="float">
            <text:p>241522</text:p>
          </table:table-cell>
          <table:table-cell table:number-columns-repeated="2"/>
          <table:table-cell office:value-type="float" office:value="241675" calcext:value-type="float">
            <text:p>241675</text:p>
          </table:table-cell>
          <table:table-cell table:number-columns-repeated="2"/>
          <table:table-cell office:value-type="float" office:value="799035" calcext:value-type="float">
            <text:p>799035</text:p>
          </table:table-cell>
          <table:table-cell table:number-columns-repeated="2"/>
          <table:table-cell office:value-type="float" office:value="799654" calcext:value-type="float">
            <text:p>799654</text:p>
          </table:table-cell>
          <table:table-cell table:number-columns-repeated="2"/>
          <table:table-cell office:value-type="float" office:value="796891" calcext:value-type="float">
            <text:p>796891</text:p>
          </table:table-cell>
          <table:table-cell table:number-columns-repeated="2"/>
          <table:table-cell office:value-type="float" office:value="231153" calcext:value-type="float">
            <text:p>231153</text:p>
          </table:table-cell>
          <table:table-cell table:number-columns-repeated="2"/>
          <table:table-cell office:value-type="float" office:value="822953" calcext:value-type="float">
            <text:p>822953</text:p>
          </table:table-cell>
          <table:table-cell table:number-columns-repeated="3"/>
          <table:table-cell office:value-type="float" office:value="224246" calcext:value-type="float">
            <text:p>224246</text:p>
          </table:table-cell>
          <table:table-cell table:number-columns-repeated="3"/>
          <table:table-cell office:value-type="float" office:value="744529" calcext:value-type="float">
            <text:p>744529</text:p>
          </table:table-cell>
          <table:table-cell/>
          <table:table-cell office:value-type="float" office:value="2623349" calcext:value-type="float">
            <text:p>2623349</text:p>
          </table:table-cell>
          <table:table-cell/>
          <table:table-cell office:value-type="float" office:value="2485361" calcext:value-type="float">
            <text:p>2485361</text:p>
          </table:table-cell>
          <table:table-cell/>
          <table:table-cell office:value-type="float" office:value="1789730" calcext:value-type="float">
            <text:p>1789730</text:p>
          </table:table-cell>
          <table:table-cell/>
          <table:table-cell office:value-type="float" office:value="2066260" calcext:value-type="float">
            <text:p>2066260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06620" calcext:value-type="float">
            <text:p>106620</text:p>
          </table:table-cell>
          <table:table-cell table:number-columns-repeated="2"/>
          <table:table-cell office:value-type="float" office:value="104650" calcext:value-type="float">
            <text:p>104650</text:p>
          </table:table-cell>
          <table:table-cell table:number-columns-repeated="2"/>
          <table:table-cell office:value-type="float" office:value="206785" calcext:value-type="float">
            <text:p>206785</text:p>
          </table:table-cell>
          <table:table-cell table:number-columns-repeated="2"/>
          <table:table-cell office:value-type="float" office:value="212812" calcext:value-type="float">
            <text:p>212812</text:p>
          </table:table-cell>
          <table:table-cell table:number-columns-repeated="2"/>
          <table:table-cell office:value-type="float" office:value="166990" calcext:value-type="float">
            <text:p>166990</text:p>
          </table:table-cell>
          <table:table-cell table:number-columns-repeated="3"/>
          <table:table-cell office:value-type="float" office:value="96541" calcext:value-type="float">
            <text:p>96541</text:p>
          </table:table-cell>
          <table:table-cell table:number-columns-repeated="2"/>
          <table:table-cell office:value-type="float" office:value="163195" calcext:value-type="float">
            <text:p>163195</text:p>
          </table:table-cell>
          <table:table-cell table:number-columns-repeated="4"/>
          <table:table-cell office:value-type="float" office:value="89855" calcext:value-type="float">
            <text:p>89855</text:p>
          </table:table-cell>
          <table:table-cell table:number-columns-repeated="3"/>
          <table:table-cell office:value-type="float" office:value="167326" calcext:value-type="float">
            <text:p>167326</text:p>
          </table:table-cell>
          <table:table-cell/>
          <table:table-cell office:value-type="float" office:value="2324812" calcext:value-type="float">
            <text:p>2324812</text:p>
          </table:table-cell>
          <table:table-cell/>
          <table:table-cell office:value-type="float" office:value="2312833" calcext:value-type="float">
            <text:p>2312833</text:p>
          </table:table-cell>
          <table:table-cell/>
          <table:table-cell office:value-type="float" office:value="2423323" calcext:value-type="float">
            <text:p>2423323</text:p>
          </table:table-cell>
          <table:table-cell/>
          <table:table-cell office:value-type="float" office:value="2444720" calcext:value-type="float">
            <text:p>2444720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73766" calcext:value-type="float">
            <text:p>73766</text:p>
          </table:table-cell>
          <table:table-cell table:number-columns-repeated="3"/>
          <table:table-cell office:value-type="float" office:value="61676" calcext:value-type="float">
            <text:p>61676</text:p>
          </table:table-cell>
          <table:table-cell table:number-columns-repeated="2"/>
          <table:table-cell office:value-type="float" office:value="337919" calcext:value-type="float">
            <text:p>337919</text:p>
          </table:table-cell>
          <table:table-cell table:number-columns-repeated="2"/>
          <table:table-cell office:value-type="float" office:value="329930" calcext:value-type="float">
            <text:p>329930</text:p>
          </table:table-cell>
          <table:table-cell table:number-columns-repeated="2"/>
          <table:table-cell office:value-type="float" office:value="258424" calcext:value-type="float">
            <text:p>258424</text:p>
          </table:table-cell>
          <table:table-cell table:number-columns-repeated="3"/>
          <table:table-cell office:value-type="float" office:value="48665" calcext:value-type="float">
            <text:p>48665</text:p>
          </table:table-cell>
          <table:table-cell table:number-columns-repeated="2"/>
          <table:table-cell office:value-type="float" office:value="116310" calcext:value-type="float">
            <text:p>116310</text:p>
          </table:table-cell>
          <table:table-cell table:number-columns-repeated="3"/>
          <table:table-cell office:value-type="float" office:value="178562" calcext:value-type="float">
            <text:p>178562</text:p>
          </table:table-cell>
          <table:table-cell table:number-columns-repeated="3"/>
          <table:table-cell office:value-type="float" office:value="257421" calcext:value-type="float">
            <text:p>257421</text:p>
          </table:table-cell>
          <table:table-cell/>
          <table:table-cell office:value-type="float" office:value="2578137" calcext:value-type="float">
            <text:p>2578137</text:p>
          </table:table-cell>
          <table:table-cell/>
          <table:table-cell office:value-type="float" office:value="2546442" calcext:value-type="float">
            <text:p>2546442</text:p>
          </table:table-cell>
          <table:table-cell/>
          <table:table-cell office:value-type="float" office:value="2578563" calcext:value-type="float">
            <text:p>2578563</text:p>
          </table:table-cell>
          <table:table-cell/>
          <table:table-cell office:value-type="float" office:value="2577265" calcext:value-type="float">
            <text:p>2577265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64860" calcext:value-type="float">
            <text:p>164860</text:p>
          </table:table-cell>
          <table:table-cell table:number-columns-repeated="2"/>
          <table:table-cell office:value-type="float" office:value="157077" calcext:value-type="float">
            <text:p>157077</text:p>
          </table:table-cell>
          <table:table-cell table:number-columns-repeated="2"/>
          <table:table-cell office:value-type="float" office:value="444888" calcext:value-type="float">
            <text:p>444888</text:p>
          </table:table-cell>
          <table:table-cell table:number-columns-repeated="2"/>
          <table:table-cell office:value-type="float" office:value="431724" calcext:value-type="float">
            <text:p>431724</text:p>
          </table:table-cell>
          <table:table-cell table:number-columns-repeated="2"/>
          <table:table-cell office:value-type="float" office:value="316904" calcext:value-type="float">
            <text:p>316904</text:p>
          </table:table-cell>
          <table:table-cell table:number-columns-repeated="2"/>
          <table:table-cell office:value-type="float" office:value="145609" calcext:value-type="float">
            <text:p>145609</text:p>
          </table:table-cell>
          <table:table-cell table:number-columns-repeated="2"/>
          <table:table-cell office:value-type="float" office:value="316369" calcext:value-type="float">
            <text:p>316369</text:p>
          </table:table-cell>
          <table:table-cell table:number-columns-repeated="3"/>
          <table:table-cell office:value-type="float" office:value="141750" calcext:value-type="float">
            <text:p>141750</text:p>
          </table:table-cell>
          <table:table-cell table:number-columns-repeated="3"/>
          <table:table-cell office:value-type="float" office:value="326168" calcext:value-type="float">
            <text:p>326168</text:p>
          </table:table-cell>
          <table:table-cell/>
          <table:table-cell office:value-type="float" office:value="2746763" calcext:value-type="float">
            <text:p>2746763</text:p>
          </table:table-cell>
          <table:table-cell/>
          <table:table-cell office:value-type="float" office:value="2674851" calcext:value-type="float">
            <text:p>2674851</text:p>
          </table:table-cell>
          <table:table-cell/>
          <table:table-cell office:value-type="float" office:value="2562502" calcext:value-type="float">
            <text:p>2562502</text:p>
          </table:table-cell>
          <table:table-cell/>
          <table:table-cell office:value-type="float" office:value="2585802" calcext:value-type="float">
            <text:p>2585802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13771" calcext:value-type="float">
            <text:p>113771</text:p>
          </table:table-cell>
          <table:table-cell table:number-columns-repeated="2"/>
          <table:table-cell office:value-type="float" office:value="101966" calcext:value-type="float">
            <text:p>101966</text:p>
          </table:table-cell>
          <table:table-cell table:number-columns-repeated="2"/>
          <table:table-cell office:value-type="float" office:value="518816" calcext:value-type="float">
            <text:p>518816</text:p>
          </table:table-cell>
          <table:table-cell table:number-columns-repeated="2"/>
          <table:table-cell office:value-type="float" office:value="511856" calcext:value-type="float">
            <text:p>511856</text:p>
          </table:table-cell>
          <table:table-cell table:number-columns-repeated="2"/>
          <table:table-cell office:value-type="float" office:value="398335" calcext:value-type="float">
            <text:p>398335</text:p>
          </table:table-cell>
          <table:table-cell table:number-columns-repeated="2"/>
          <table:table-cell office:value-type="float" office:value="108863" calcext:value-type="float">
            <text:p>108863</text:p>
          </table:table-cell>
          <table:table-cell table:number-columns-repeated="2"/>
          <table:table-cell office:value-type="float" office:value="254249" calcext:value-type="float">
            <text:p>254249</text:p>
          </table:table-cell>
          <table:table-cell table:number-columns-repeated="3"/>
          <table:table-cell office:value-type="float" office:value="187736" calcext:value-type="float">
            <text:p>187736</text:p>
          </table:table-cell>
          <table:table-cell table:number-columns-repeated="3"/>
          <table:table-cell office:value-type="float" office:value="412148" calcext:value-type="float">
            <text:p>412148</text:p>
          </table:table-cell>
          <table:table-cell/>
          <table:table-cell office:value-type="float" office:value="2853777" calcext:value-type="float">
            <text:p>2853777</text:p>
          </table:table-cell>
          <table:table-cell/>
          <table:table-cell office:value-type="float" office:value="2777155" calcext:value-type="float">
            <text:p>2777155</text:p>
          </table:table-cell>
          <table:table-cell/>
          <table:table-cell office:value-type="float" office:value="2612328" calcext:value-type="float">
            <text:p>2612328</text:p>
          </table:table-cell>
          <table:table-cell/>
          <table:table-cell office:value-type="float" office:value="2661673" calcext:value-type="float">
            <text:p>2661673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74529" calcext:value-type="float">
            <text:p>174529</text:p>
          </table:table-cell>
          <table:table-cell table:number-columns-repeated="2"/>
          <table:table-cell office:value-type="float" office:value="159538" calcext:value-type="float">
            <text:p>159538</text:p>
          </table:table-cell>
          <table:table-cell table:number-columns-repeated="2"/>
          <table:table-cell office:value-type="float" office:value="673918" calcext:value-type="float">
            <text:p>673918</text:p>
          </table:table-cell>
          <table:table-cell table:number-columns-repeated="2"/>
          <table:table-cell office:value-type="float" office:value="669200" calcext:value-type="float">
            <text:p>669200</text:p>
          </table:table-cell>
          <table:table-cell table:number-columns-repeated="2"/>
          <table:table-cell office:value-type="float" office:value="547701" calcext:value-type="float">
            <text:p>547701</text:p>
          </table:table-cell>
          <table:table-cell table:number-columns-repeated="2"/>
          <table:table-cell office:value-type="float" office:value="150062" calcext:value-type="float">
            <text:p>150062</text:p>
          </table:table-cell>
          <table:table-cell table:number-columns-repeated="2"/>
          <table:table-cell office:value-type="float" office:value="562770" calcext:value-type="float">
            <text:p>562770</text:p>
          </table:table-cell>
          <table:table-cell table:number-columns-repeated="3"/>
          <table:table-cell office:value-type="float" office:value="138597" calcext:value-type="float">
            <text:p>138597</text:p>
          </table:table-cell>
          <table:table-cell table:number-columns-repeated="3"/>
          <table:table-cell office:value-type="float" office:value="579624" calcext:value-type="float">
            <text:p>579624</text:p>
          </table:table-cell>
          <table:table-cell/>
          <table:table-cell office:value-type="float" office:value="2903497" calcext:value-type="float">
            <text:p>2903497</text:p>
          </table:table-cell>
          <table:table-cell/>
          <table:table-cell office:value-type="float" office:value="2829034" calcext:value-type="float">
            <text:p>2829034</text:p>
          </table:table-cell>
          <table:table-cell/>
          <table:table-cell office:value-type="float" office:value="2679389" calcext:value-type="float">
            <text:p>2679389</text:p>
          </table:table-cell>
          <table:table-cell/>
          <table:table-cell office:value-type="float" office:value="2705538" calcext:value-type="float">
            <text:p>2705538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09277" calcext:value-type="float">
            <text:p>109277</text:p>
          </table:table-cell>
          <table:table-cell table:number-columns-repeated="3"/>
          <table:table-cell office:value-type="float" office:value="98365" calcext:value-type="float">
            <text:p>98365</text:p>
          </table:table-cell>
          <table:table-cell table:number-columns-repeated="2"/>
          <table:table-cell office:value-type="float" office:value="210491" calcext:value-type="float">
            <text:p>210491</text:p>
          </table:table-cell>
          <table:table-cell table:number-columns-repeated="2"/>
          <table:table-cell office:value-type="float" office:value="778784" calcext:value-type="float">
            <text:p>778784</text:p>
          </table:table-cell>
          <table:table-cell table:number-columns-repeated="2"/>
          <table:table-cell office:value-type="float" office:value="660337" calcext:value-type="float">
            <text:p>660337</text:p>
          </table:table-cell>
          <table:table-cell table:number-columns-repeated="2"/>
          <table:table-cell office:value-type="float" office:value="171661" calcext:value-type="float">
            <text:p>171661</text:p>
          </table:table-cell>
          <table:table-cell table:number-columns-repeated="2"/>
          <table:table-cell office:value-type="float" office:value="622382" calcext:value-type="float">
            <text:p>622382</text:p>
          </table:table-cell>
          <table:table-cell table:number-columns-repeated="3"/>
          <table:table-cell office:value-type="float" office:value="158646" calcext:value-type="float">
            <text:p>158646</text:p>
          </table:table-cell>
          <table:table-cell table:number-columns-repeated="3"/>
          <table:table-cell office:value-type="float" office:value="662964" calcext:value-type="float">
            <text:p>662964</text:p>
          </table:table-cell>
          <table:table-cell/>
          <table:table-cell office:value-type="float" office:value="2926413" calcext:value-type="float">
            <text:p>2926413</text:p>
          </table:table-cell>
          <table:table-cell/>
          <table:table-cell office:value-type="float" office:value="2867795" calcext:value-type="float">
            <text:p>2867795</text:p>
          </table:table-cell>
          <table:table-cell/>
          <table:table-cell office:value-type="float" office:value="2601104" calcext:value-type="float">
            <text:p>2601104</text:p>
          </table:table-cell>
          <table:table-cell/>
          <table:table-cell office:value-type="float" office:value="2630235" calcext:value-type="float">
            <text:p>2630235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19399" calcext:value-type="float">
            <text:p>119399</text:p>
          </table:table-cell>
          <table:table-cell table:number-columns-repeated="2"/>
          <table:table-cell office:value-type="float" office:value="118718" calcext:value-type="float">
            <text:p>118718</text:p>
          </table:table-cell>
          <table:table-cell table:number-columns-repeated="2"/>
          <table:table-cell office:value-type="float" office:value="226909" calcext:value-type="float">
            <text:p>226909</text:p>
          </table:table-cell>
          <table:table-cell table:number-columns-repeated="2"/>
          <table:table-cell office:value-type="float" office:value="842195" calcext:value-type="float">
            <text:p>842195</text:p>
          </table:table-cell>
          <table:table-cell table:number-columns-repeated="2"/>
          <table:table-cell office:value-type="float" office:value="767533" calcext:value-type="float">
            <text:p>767533</text:p>
          </table:table-cell>
          <table:table-cell table:number-columns-repeated="2"/>
          <table:table-cell office:value-type="float" office:value="237574" calcext:value-type="float">
            <text:p>237574</text:p>
          </table:table-cell>
          <table:table-cell table:number-columns-repeated="2"/>
          <table:table-cell office:value-type="float" office:value="778304" calcext:value-type="float">
            <text:p>778304</text:p>
          </table:table-cell>
          <table:table-cell table:number-columns-repeated="3"/>
          <table:table-cell office:value-type="float" office:value="219656" calcext:value-type="float">
            <text:p>219656</text:p>
          </table:table-cell>
          <table:table-cell table:number-columns-repeated="3"/>
          <table:table-cell office:value-type="float" office:value="782409" calcext:value-type="float">
            <text:p>782409</text:p>
          </table:table-cell>
          <table:table-cell/>
          <table:table-cell office:value-type="float" office:value="2846130" calcext:value-type="float">
            <text:p>2846130</text:p>
          </table:table-cell>
          <table:table-cell/>
          <table:table-cell office:value-type="float" office:value="2793467" calcext:value-type="float">
            <text:p>2793467</text:p>
          </table:table-cell>
          <table:table-cell/>
          <table:table-cell office:value-type="float" office:value="2274742" calcext:value-type="float">
            <text:p>2274742</text:p>
          </table:table-cell>
          <table:table-cell/>
          <table:table-cell office:value-type="float" office:value="2377046" calcext:value-type="float">
            <text:p>2377046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76944" calcext:value-type="float">
            <text:p>176944</text:p>
          </table:table-cell>
          <table:table-cell table:number-columns-repeated="2"/>
          <table:table-cell office:value-type="float" office:value="161188" calcext:value-type="float">
            <text:p>161188</text:p>
          </table:table-cell>
          <table:table-cell table:number-columns-repeated="2"/>
          <table:table-cell office:value-type="float" office:value="722014" calcext:value-type="float">
            <text:p>722014</text:p>
          </table:table-cell>
          <table:table-cell table:number-columns-repeated="2"/>
          <table:table-cell office:value-type="float" office:value="822305" calcext:value-type="float">
            <text:p>822305</text:p>
          </table:table-cell>
          <table:table-cell table:number-columns-repeated="2"/>
          <table:table-cell office:value-type="float" office:value="785208" calcext:value-type="float">
            <text:p>785208</text:p>
          </table:table-cell>
          <table:table-cell table:number-columns-repeated="2"/>
          <table:table-cell office:value-type="float" office:value="146212" calcext:value-type="float">
            <text:p>146212</text:p>
          </table:table-cell>
          <table:table-cell table:number-columns-repeated="2"/>
          <table:table-cell office:value-type="float" office:value="773908" calcext:value-type="float">
            <text:p>773908</text:p>
          </table:table-cell>
          <table:table-cell table:number-columns-repeated="3"/>
          <table:table-cell office:value-type="float" office:value="129653" calcext:value-type="float">
            <text:p>129653</text:p>
          </table:table-cell>
          <table:table-cell table:number-columns-repeated="3"/>
          <table:table-cell office:value-type="float" office:value="706885" calcext:value-type="float">
            <text:p>706885</text:p>
          </table:table-cell>
          <table:table-cell/>
          <table:table-cell office:value-type="float" office:value="2411322" calcext:value-type="float">
            <text:p>2411322</text:p>
          </table:table-cell>
          <table:table-cell/>
          <table:table-cell office:value-type="float" office:value="2582333" calcext:value-type="float">
            <text:p>2582333</text:p>
          </table:table-cell>
          <table:table-cell/>
          <table:table-cell office:value-type="float" office:value="2034852" calcext:value-type="float">
            <text:p>2034852</text:p>
          </table:table-cell>
          <table:table-cell/>
          <table:table-cell office:value-type="float" office:value="2137870" calcext:value-type="float">
            <text:p>2137870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7525" calcext:value-type="float">
            <text:p>87525</text:p>
          </table:table-cell>
          <table:table-cell table:number-columns-repeated="2"/>
          <table:table-cell office:value-type="float" office:value="170102" calcext:value-type="float">
            <text:p>170102</text:p>
          </table:table-cell>
          <table:table-cell table:number-columns-repeated="2"/>
          <table:table-cell office:value-type="float" office:value="615868" calcext:value-type="float">
            <text:p>615868</text:p>
          </table:table-cell>
          <table:table-cell table:number-columns-repeated="2"/>
          <table:table-cell office:value-type="float" office:value="833569" calcext:value-type="float">
            <text:p>833569</text:p>
          </table:table-cell>
          <table:table-cell table:number-columns-repeated="2"/>
          <table:table-cell office:value-type="float" office:value="810796" calcext:value-type="float">
            <text:p>810796</text:p>
          </table:table-cell>
          <table:table-cell table:number-columns-repeated="2"/>
          <table:table-cell office:value-type="float" office:value="214049" calcext:value-type="float">
            <text:p>214049</text:p>
          </table:table-cell>
          <table:table-cell table:number-columns-repeated="2"/>
          <table:table-cell office:value-type="float" office:value="874202" calcext:value-type="float">
            <text:p>874202</text:p>
          </table:table-cell>
          <table:table-cell table:number-columns-repeated="3"/>
          <table:table-cell office:value-type="float" office:value="197145" calcext:value-type="float">
            <text:p>197145</text:p>
          </table:table-cell>
          <table:table-cell table:number-columns-repeated="3"/>
          <table:table-cell office:value-type="float" office:value="754491" calcext:value-type="float">
            <text:p>754491</text:p>
          </table:table-cell>
          <table:table-cell/>
          <table:table-cell office:value-type="float" office:value="2536762" calcext:value-type="float">
            <text:p>2536762</text:p>
          </table:table-cell>
          <table:table-cell/>
          <table:table-cell office:value-type="float" office:value="2549384" calcext:value-type="float">
            <text:p>2549384</text:p>
          </table:table-cell>
          <table:table-cell/>
          <table:table-cell office:value-type="float" office:value="1929461" calcext:value-type="float">
            <text:p>1929461</text:p>
          </table:table-cell>
          <table:table-cell/>
          <table:table-cell office:value-type="float" office:value="2129582" calcext:value-type="float">
            <text:p>2129582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11250" calcext:value-type="float">
            <text:p>111250</text:p>
          </table:table-cell>
          <table:table-cell table:number-columns-repeated="2"/>
          <table:table-cell office:value-type="float" office:value="133614" calcext:value-type="float">
            <text:p>133614</text:p>
          </table:table-cell>
          <table:table-cell table:number-columns-repeated="2"/>
          <table:table-cell office:value-type="float" office:value="212922" calcext:value-type="float">
            <text:p>212922</text:p>
          </table:table-cell>
          <table:table-cell table:number-columns-repeated="2"/>
          <table:table-cell office:value-type="float" office:value="210070" calcext:value-type="float">
            <text:p>210070</text:p>
          </table:table-cell>
          <table:table-cell table:number-columns-repeated="2"/>
          <table:table-cell office:value-type="float" office:value="169070" calcext:value-type="float">
            <text:p>169070</text:p>
          </table:table-cell>
          <table:table-cell table:number-columns-repeated="2"/>
          <table:table-cell office:value-type="float" office:value="113198" calcext:value-type="float">
            <text:p>113198</text:p>
          </table:table-cell>
          <table:table-cell table:number-columns-repeated="2"/>
          <table:table-cell office:value-type="float" office:value="166073" calcext:value-type="float">
            <text:p>166073</text:p>
          </table:table-cell>
          <table:table-cell table:number-columns-repeated="3"/>
          <table:table-cell office:value-type="float" office:value="100636" calcext:value-type="float">
            <text:p>100636</text:p>
          </table:table-cell>
          <table:table-cell table:number-columns-repeated="3"/>
          <table:table-cell office:value-type="float" office:value="167365" calcext:value-type="float">
            <text:p>167365</text:p>
          </table:table-cell>
          <table:table-cell table:number-columns-repeated="2"/>
          <table:table-cell office:value-type="float" office:value="310827" calcext:value-type="float">
            <text:p>310827</text:p>
          </table:table-cell>
          <table:table-cell table:number-columns-repeated="2"/>
          <table:table-cell office:value-type="float" office:value="259571" calcext:value-type="float">
            <text:p>259571</text:p>
          </table:table-cell>
          <table:table-cell/>
          <table:table-cell office:value-type="float" office:value="2439458" calcext:value-type="float">
            <text:p>2439458</text:p>
          </table:table-cell>
          <table:table-cell/>
          <table:table-cell office:value-type="float" office:value="2449518" calcext:value-type="float">
            <text:p>2449518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62805" calcext:value-type="float">
            <text:p>162805</text:p>
          </table:table-cell>
          <table:table-cell table:number-columns-repeated="2"/>
          <table:table-cell office:value-type="float" office:value="175872" calcext:value-type="float">
            <text:p>175872</text:p>
          </table:table-cell>
          <table:table-cell table:number-columns-repeated="2"/>
          <table:table-cell office:value-type="float" office:value="321121" calcext:value-type="float">
            <text:p>321121</text:p>
          </table:table-cell>
          <table:table-cell table:number-columns-repeated="2"/>
          <table:table-cell office:value-type="float" office:value="327627" calcext:value-type="float">
            <text:p>327627</text:p>
          </table:table-cell>
          <table:table-cell table:number-columns-repeated="2"/>
          <table:table-cell office:value-type="float" office:value="252613" calcext:value-type="float">
            <text:p>252613</text:p>
          </table:table-cell>
          <table:table-cell table:number-columns-repeated="2"/>
          <table:table-cell office:value-type="float" office:value="162396" calcext:value-type="float">
            <text:p>162396</text:p>
          </table:table-cell>
          <table:table-cell table:number-columns-repeated="2"/>
          <table:table-cell office:value-type="float" office:value="250630" calcext:value-type="float">
            <text:p>250630</text:p>
          </table:table-cell>
          <table:table-cell table:number-columns-repeated="3"/>
          <table:table-cell office:value-type="float" office:value="160771" calcext:value-type="float">
            <text:p>160771</text:p>
          </table:table-cell>
          <table:table-cell table:number-columns-repeated="3"/>
          <table:table-cell office:value-type="float" office:value="253802" calcext:value-type="float">
            <text:p>253802</text:p>
          </table:table-cell>
          <table:table-cell table:number-columns-repeated="2"/>
          <table:table-cell office:value-type="float" office:value="413696" calcext:value-type="float">
            <text:p>413696</text:p>
          </table:table-cell>
          <table:table-cell table:number-columns-repeated="2"/>
          <table:table-cell office:value-type="float" office:value="369562" calcext:value-type="float">
            <text:p>369562</text:p>
          </table:table-cell>
          <table:table-cell/>
          <table:table-cell office:value-type="float" office:value="2589933" calcext:value-type="float">
            <text:p>2589933</text:p>
          </table:table-cell>
          <table:table-cell/>
          <table:table-cell office:value-type="float" office:value="2584066" calcext:value-type="float">
            <text:p>2584066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12489" calcext:value-type="float">
            <text:p>112489</text:p>
          </table:table-cell>
          <table:table-cell table:number-columns-repeated="3"/>
          <table:table-cell office:value-type="float" office:value="89302" calcext:value-type="float">
            <text:p>89302</text:p>
          </table:table-cell>
          <table:table-cell table:number-columns-repeated="2"/>
          <table:table-cell office:value-type="float" office:value="453879" calcext:value-type="float">
            <text:p>453879</text:p>
          </table:table-cell>
          <table:table-cell table:number-columns-repeated="2"/>
          <table:table-cell office:value-type="float" office:value="447688" calcext:value-type="float">
            <text:p>447688</text:p>
          </table:table-cell>
          <table:table-cell table:number-columns-repeated="2"/>
          <table:table-cell office:value-type="float" office:value="318770" calcext:value-type="float">
            <text:p>318770</text:p>
          </table:table-cell>
          <table:table-cell table:number-columns-repeated="2"/>
          <table:table-cell office:value-type="float" office:value="100948" calcext:value-type="float">
            <text:p>100948</text:p>
          </table:table-cell>
          <table:table-cell table:number-columns-repeated="2"/>
          <table:table-cell office:value-type="float" office:value="319423" calcext:value-type="float">
            <text:p>319423</text:p>
          </table:table-cell>
          <table:table-cell table:number-columns-repeated="3"/>
          <table:table-cell office:value-type="float" office:value="145376" calcext:value-type="float">
            <text:p>145376</text:p>
          </table:table-cell>
          <table:table-cell table:number-columns-repeated="3"/>
          <table:table-cell office:value-type="float" office:value="320537" calcext:value-type="float">
            <text:p>320537</text:p>
          </table:table-cell>
          <table:table-cell table:number-columns-repeated="2"/>
          <table:table-cell office:value-type="float" office:value="346589" calcext:value-type="float">
            <text:p>346589</text:p>
          </table:table-cell>
          <table:table-cell table:number-columns-repeated="2"/>
          <table:table-cell office:value-type="float" office:value="285153" calcext:value-type="float">
            <text:p>285153</text:p>
          </table:table-cell>
          <table:table-cell/>
          <table:table-cell office:value-type="float" office:value="2600913" calcext:value-type="float">
            <text:p>2600913</text:p>
          </table:table-cell>
          <table:table-cell/>
          <table:table-cell office:value-type="float" office:value="2438678" calcext:value-type="float">
            <text:p>2438678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81407" calcext:value-type="float">
            <text:p>81407</text:p>
          </table:table-cell>
          <table:table-cell table:number-columns-repeated="3"/>
          <table:table-cell office:value-type="float" office:value="52571" calcext:value-type="float">
            <text:p>52571</text:p>
          </table:table-cell>
          <table:table-cell table:number-columns-repeated="2"/>
          <table:table-cell office:value-type="float" office:value="526943" calcext:value-type="float">
            <text:p>526943</text:p>
          </table:table-cell>
          <table:table-cell table:number-columns-repeated="2"/>
          <table:table-cell office:value-type="float" office:value="521511" calcext:value-type="float">
            <text:p>521511</text:p>
          </table:table-cell>
          <table:table-cell table:number-columns-repeated="2"/>
          <table:table-cell office:value-type="float" office:value="404598" calcext:value-type="float">
            <text:p>404598</text:p>
          </table:table-cell>
          <table:table-cell table:number-columns-repeated="2"/>
          <table:table-cell office:value-type="float" office:value="126824" calcext:value-type="float">
            <text:p>126824</text:p>
          </table:table-cell>
          <table:table-cell table:number-columns-repeated="2"/>
          <table:table-cell office:value-type="float" office:value="414223" calcext:value-type="float">
            <text:p>414223</text:p>
          </table:table-cell>
          <table:table-cell table:number-columns-repeated="3"/>
          <table:table-cell office:value-type="float" office:value="165951" calcext:value-type="float">
            <text:p>165951</text:p>
          </table:table-cell>
          <table:table-cell table:number-columns-repeated="3"/>
          <table:table-cell office:value-type="float" office:value="411216" calcext:value-type="float">
            <text:p>411216</text:p>
          </table:table-cell>
          <table:table-cell table:number-columns-repeated="2"/>
          <table:table-cell office:value-type="float" office:value="399387" calcext:value-type="float">
            <text:p>399387</text:p>
          </table:table-cell>
          <table:table-cell table:number-columns-repeated="2"/>
          <table:table-cell office:value-type="float" office:value="340440" calcext:value-type="float">
            <text:p>340440</text:p>
          </table:table-cell>
          <table:table-cell/>
          <table:table-cell office:value-type="float" office:value="2602822" calcext:value-type="float">
            <text:p>2602822</text:p>
          </table:table-cell>
          <table:table-cell/>
          <table:table-cell office:value-type="float" office:value="2567134" calcext:value-type="float">
            <text:p>2567134</text:p>
          </table:table-cell>
          <table:table-cell table:number-columns-repeated="23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6231" calcext:value-type="float">
            <text:p>106231</text:p>
          </table:table-cell>
          <table:table-cell table:number-columns-repeated="3"/>
          <table:table-cell office:value-type="float" office:value="82319" calcext:value-type="float">
            <text:p>82319</text:p>
          </table:table-cell>
          <table:table-cell table:number-columns-repeated="2"/>
          <table:table-cell office:value-type="float" office:value="359778" calcext:value-type="float">
            <text:p>359778</text:p>
          </table:table-cell>
          <table:table-cell table:number-columns-repeated="2"/>
          <table:table-cell office:value-type="float" office:value="685270" calcext:value-type="float">
            <text:p>685270</text:p>
          </table:table-cell>
          <table:table-cell table:number-columns-repeated="2"/>
          <table:table-cell office:value-type="float" office:value="559554" calcext:value-type="float">
            <text:p>559554</text:p>
          </table:table-cell>
          <table:table-cell table:number-columns-repeated="2"/>
          <table:table-cell office:value-type="float" office:value="180200" calcext:value-type="float">
            <text:p>180200</text:p>
          </table:table-cell>
          <table:table-cell table:number-columns-repeated="2"/>
          <table:table-cell office:value-type="float" office:value="568669" calcext:value-type="float">
            <text:p>568669</text:p>
          </table:table-cell>
          <table:table-cell table:number-columns-repeated="3"/>
          <table:table-cell office:value-type="float" office:value="151827" calcext:value-type="float">
            <text:p>151827</text:p>
          </table:table-cell>
          <table:table-cell table:number-columns-repeated="3"/>
          <table:table-cell office:value-type="float" office:value="574493" calcext:value-type="float">
            <text:p>574493</text:p>
          </table:table-cell>
          <table:table-cell table:number-columns-repeated="2"/>
          <table:table-cell office:value-type="float" office:value="353567" calcext:value-type="float">
            <text:p>353567</text:p>
          </table:table-cell>
          <table:table-cell table:number-columns-repeated="2"/>
          <table:table-cell office:value-type="float" office:value="287363" calcext:value-type="float">
            <text:p>287363</text:p>
          </table:table-cell>
          <table:table-cell/>
          <table:table-cell office:value-type="float" office:value="2636929" calcext:value-type="float">
            <text:p>2636929</text:p>
          </table:table-cell>
          <table:table-cell/>
          <table:table-cell office:value-type="float" office:value="2665969" calcext:value-type="float">
            <text:p>2665969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89426" calcext:value-type="float">
            <text:p>89426</text:p>
          </table:table-cell>
          <table:table-cell table:number-columns-repeated="3"/>
          <table:table-cell office:value-type="float" office:value="78490" calcext:value-type="float">
            <text:p>78490</text:p>
          </table:table-cell>
          <table:table-cell table:number-columns-repeated="2"/>
          <table:table-cell office:value-type="float" office:value="424431" calcext:value-type="float">
            <text:p>424431</text:p>
          </table:table-cell>
          <table:table-cell table:number-columns-repeated="2"/>
          <table:table-cell office:value-type="float" office:value="814214" calcext:value-type="float">
            <text:p>814214</text:p>
          </table:table-cell>
          <table:table-cell table:number-columns-repeated="2"/>
          <table:table-cell office:value-type="float" office:value="692133" calcext:value-type="float">
            <text:p>692133</text:p>
          </table:table-cell>
          <table:table-cell table:number-columns-repeated="2"/>
          <table:table-cell office:value-type="float" office:value="228978" calcext:value-type="float">
            <text:p>228978</text:p>
          </table:table-cell>
          <table:table-cell table:number-columns-repeated="2"/>
          <table:table-cell office:value-type="float" office:value="740694" calcext:value-type="float">
            <text:p>740694</text:p>
          </table:table-cell>
          <table:table-cell table:number-columns-repeated="3"/>
          <table:table-cell office:value-type="float" office:value="196415" calcext:value-type="float">
            <text:p>196415</text:p>
          </table:table-cell>
          <table:table-cell table:number-columns-repeated="3"/>
          <table:table-cell office:value-type="float" office:value="691786" calcext:value-type="float">
            <text:p>691786</text:p>
          </table:table-cell>
          <table:table-cell table:number-columns-repeated="2"/>
          <table:table-cell office:value-type="float" office:value="393420" calcext:value-type="float">
            <text:p>393420</text:p>
          </table:table-cell>
          <table:table-cell table:number-columns-repeated="2"/>
          <table:table-cell office:value-type="float" office:value="321884" calcext:value-type="float">
            <text:p>321884</text:p>
          </table:table-cell>
          <table:table-cell/>
          <table:table-cell office:value-type="float" office:value="2595156" calcext:value-type="float">
            <text:p>2595156</text:p>
          </table:table-cell>
          <table:table-cell/>
          <table:table-cell office:value-type="float" office:value="2627472" calcext:value-type="float">
            <text:p>2627472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16894" calcext:value-type="float">
            <text:p>116894</text:p>
          </table:table-cell>
          <table:table-cell table:number-columns-repeated="2"/>
          <table:table-cell office:value-type="float" office:value="129060" calcext:value-type="float">
            <text:p>129060</text:p>
          </table:table-cell>
          <table:table-cell table:number-columns-repeated="2"/>
          <table:table-cell office:value-type="float" office:value="558073" calcext:value-type="float">
            <text:p>558073</text:p>
          </table:table-cell>
          <table:table-cell table:number-columns-repeated="2"/>
          <table:table-cell office:value-type="float" office:value="834411" calcext:value-type="float">
            <text:p>834411</text:p>
          </table:table-cell>
          <table:table-cell table:number-columns-repeated="2"/>
          <table:table-cell office:value-type="float" office:value="698342" calcext:value-type="float">
            <text:p>698342</text:p>
          </table:table-cell>
          <table:table-cell table:number-columns-repeated="2"/>
          <table:table-cell office:value-type="float" office:value="323120" calcext:value-type="float">
            <text:p>323120</text:p>
          </table:table-cell>
          <table:table-cell table:number-columns-repeated="2"/>
          <table:table-cell office:value-type="float" office:value="707128" calcext:value-type="float">
            <text:p>707128</text:p>
          </table:table-cell>
          <table:table-cell table:number-columns-repeated="3"/>
          <table:table-cell office:value-type="float" office:value="287424" calcext:value-type="float">
            <text:p>287424</text:p>
          </table:table-cell>
          <table:table-cell table:number-columns-repeated="3"/>
          <table:table-cell office:value-type="float" office:value="759085" calcext:value-type="float">
            <text:p>759085</text:p>
          </table:table-cell>
          <table:table-cell table:number-columns-repeated="2"/>
          <table:table-cell office:value-type="float" office:value="474223" calcext:value-type="float">
            <text:p>474223</text:p>
          </table:table-cell>
          <table:table-cell table:number-columns-repeated="2"/>
          <table:table-cell office:value-type="float" office:value="399756" calcext:value-type="float">
            <text:p>399756</text:p>
          </table:table-cell>
          <table:table-cell/>
          <table:table-cell office:value-type="float" office:value="2318227" calcext:value-type="float">
            <text:p>2318227</text:p>
          </table:table-cell>
          <table:table-cell/>
          <table:table-cell office:value-type="float" office:value="2347519" calcext:value-type="float">
            <text:p>2347519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08974" calcext:value-type="float">
            <text:p>208974</text:p>
          </table:table-cell>
          <table:table-cell table:number-columns-repeated="2"/>
          <table:table-cell office:value-type="float" office:value="202486" calcext:value-type="float">
            <text:p>202486</text:p>
          </table:table-cell>
          <table:table-cell table:number-columns-repeated="2"/>
          <table:table-cell office:value-type="float" office:value="507556" calcext:value-type="float">
            <text:p>507556</text:p>
          </table:table-cell>
          <table:table-cell table:number-columns-repeated="2"/>
          <table:table-cell office:value-type="float" office:value="818656" calcext:value-type="float">
            <text:p>818656</text:p>
          </table:table-cell>
          <table:table-cell table:number-columns-repeated="2"/>
          <table:table-cell office:value-type="float" office:value="758881" calcext:value-type="float">
            <text:p>758881</text:p>
          </table:table-cell>
          <table:table-cell table:number-columns-repeated="2"/>
          <table:table-cell office:value-type="float" office:value="363899" calcext:value-type="float">
            <text:p>363899</text:p>
          </table:table-cell>
          <table:table-cell table:number-columns-repeated="2"/>
          <table:table-cell office:value-type="float" office:value="821055" calcext:value-type="float">
            <text:p>821055</text:p>
          </table:table-cell>
          <table:table-cell table:number-columns-repeated="3"/>
          <table:table-cell office:value-type="float" office:value="322720" calcext:value-type="float">
            <text:p>322720</text:p>
          </table:table-cell>
          <table:table-cell table:number-columns-repeated="3"/>
          <table:table-cell office:value-type="float" office:value="781656" calcext:value-type="float">
            <text:p>781656</text:p>
          </table:table-cell>
          <table:table-cell table:number-columns-repeated="2"/>
          <table:table-cell office:value-type="float" office:value="527942" calcext:value-type="float">
            <text:p>527942</text:p>
          </table:table-cell>
          <table:table-cell table:number-columns-repeated="2"/>
          <table:table-cell office:value-type="float" office:value="488373" calcext:value-type="float">
            <text:p>488373</text:p>
          </table:table-cell>
          <table:table-cell/>
          <table:table-cell office:value-type="float" office:value="2090894" calcext:value-type="float">
            <text:p>2090894</text:p>
          </table:table-cell>
          <table:table-cell/>
          <table:table-cell office:value-type="float" office:value="2180760" calcext:value-type="float">
            <text:p>2180760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31820" calcext:value-type="float">
            <text:p>231820</text:p>
          </table:table-cell>
          <table:table-cell table:number-columns-repeated="2"/>
          <table:table-cell office:value-type="float" office:value="233932" calcext:value-type="float">
            <text:p>233932</text:p>
          </table:table-cell>
          <table:table-cell table:number-columns-repeated="2"/>
          <table:table-cell office:value-type="float" office:value="589027" calcext:value-type="float">
            <text:p>589027</text:p>
          </table:table-cell>
          <table:table-cell table:number-columns-repeated="2"/>
          <table:table-cell office:value-type="float" office:value="878678" calcext:value-type="float">
            <text:p>878678</text:p>
          </table:table-cell>
          <table:table-cell table:number-columns-repeated="2"/>
          <table:table-cell office:value-type="float" office:value="874170" calcext:value-type="float">
            <text:p>874170</text:p>
          </table:table-cell>
          <table:table-cell table:number-columns-repeated="2"/>
          <table:table-cell office:value-type="float" office:value="361191" calcext:value-type="float">
            <text:p>361191</text:p>
          </table:table-cell>
          <table:table-cell table:number-columns-repeated="2"/>
          <table:table-cell office:value-type="float" office:value="802750" calcext:value-type="float">
            <text:p>802750</text:p>
          </table:table-cell>
          <table:table-cell table:number-columns-repeated="3"/>
          <table:table-cell office:value-type="float" office:value="331236" calcext:value-type="float">
            <text:p>331236</text:p>
          </table:table-cell>
          <table:table-cell table:number-columns-repeated="3"/>
          <table:table-cell office:value-type="float" office:value="680207" calcext:value-type="float">
            <text:p>680207</text:p>
          </table:table-cell>
          <table:table-cell table:number-columns-repeated="2"/>
          <table:table-cell office:value-type="float" office:value="540037" calcext:value-type="float">
            <text:p>540037</text:p>
          </table:table-cell>
          <table:table-cell table:number-columns-repeated="2"/>
          <table:table-cell office:value-type="float" office:value="516920" calcext:value-type="float">
            <text:p>516920</text:p>
          </table:table-cell>
          <table:table-cell/>
          <table:table-cell office:value-type="float" office:value="2026616" calcext:value-type="float">
            <text:p>2026616</text:p>
          </table:table-cell>
          <table:table-cell/>
          <table:table-cell office:value-type="float" office:value="2093034" calcext:value-type="float">
            <text:p>2093034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32574" calcext:value-type="float">
            <text:p>132574</text:p>
          </table:table-cell>
          <table:table-cell table:number-columns-repeated="2"/>
          <table:table-cell office:value-type="float" office:value="108699" calcext:value-type="float">
            <text:p>108699</text:p>
          </table:table-cell>
          <table:table-cell table:number-columns-repeated="2"/>
          <table:table-cell office:value-type="float" office:value="213535" calcext:value-type="float">
            <text:p>213535</text:p>
          </table:table-cell>
          <table:table-cell table:number-columns-repeated="2"/>
          <table:table-cell office:value-type="float" office:value="214979" calcext:value-type="float">
            <text:p>214979</text:p>
          </table:table-cell>
          <table:table-cell table:number-columns-repeated="2"/>
          <table:table-cell office:value-type="float" office:value="168388" calcext:value-type="float">
            <text:p>168388</text:p>
          </table:table-cell>
          <table:table-cell table:number-columns-repeated="3"/>
          <table:table-cell office:value-type="float" office:value="81789" calcext:value-type="float">
            <text:p>81789</text:p>
          </table:table-cell>
          <table:table-cell table:number-columns-repeated="2"/>
          <table:table-cell office:value-type="float" office:value="170175" calcext:value-type="float">
            <text:p>170175</text:p>
          </table:table-cell>
          <table:table-cell table:number-columns-repeated="4"/>
          <table:table-cell office:value-type="float" office:value="41745" calcext:value-type="float">
            <text:p>41745</text:p>
          </table:table-cell>
          <table:table-cell table:number-columns-repeated="3"/>
          <table:table-cell office:value-type="float" office:value="170505" calcext:value-type="float">
            <text:p>170505</text:p>
          </table:table-cell>
          <table:table-cell table:number-columns-repeated="3"/>
          <table:table-cell office:value-type="float" office:value="14551" calcext:value-type="float">
            <text:p>14551</text:p>
          </table:table-cell>
          <table:table-cell table:number-columns-repeated="2"/>
          <table:table-cell office:value-type="float" office:value="311168" calcext:value-type="float">
            <text:p>311168</text:p>
          </table:table-cell>
          <table:table-cell/>
          <table:table-cell office:value-type="float" office:value="2294221" calcext:value-type="float">
            <text:p>2294221</text:p>
          </table:table-cell>
          <table:table-cell/>
          <table:table-cell office:value-type="float" office:value="2268899" calcext:value-type="float">
            <text:p>2268899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84157" calcext:value-type="float">
            <text:p>184157</text:p>
          </table:table-cell>
          <table:table-cell table:number-columns-repeated="2"/>
          <table:table-cell office:value-type="float" office:value="170551" calcext:value-type="float">
            <text:p>170551</text:p>
          </table:table-cell>
          <table:table-cell table:number-columns-repeated="2"/>
          <table:table-cell office:value-type="float" office:value="336093" calcext:value-type="float">
            <text:p>336093</text:p>
          </table:table-cell>
          <table:table-cell table:number-columns-repeated="2"/>
          <table:table-cell office:value-type="float" office:value="330529" calcext:value-type="float">
            <text:p>330529</text:p>
          </table:table-cell>
          <table:table-cell table:number-columns-repeated="2"/>
          <table:table-cell office:value-type="float" office:value="258865" calcext:value-type="float">
            <text:p>258865</text:p>
          </table:table-cell>
          <table:table-cell table:number-columns-repeated="2"/>
          <table:table-cell office:value-type="float" office:value="149696" calcext:value-type="float">
            <text:p>149696</text:p>
          </table:table-cell>
          <table:table-cell table:number-columns-repeated="2"/>
          <table:table-cell office:value-type="float" office:value="256860" calcext:value-type="float">
            <text:p>256860</text:p>
          </table:table-cell>
          <table:table-cell table:number-columns-repeated="3"/>
          <table:table-cell office:value-type="float" office:value="126282" calcext:value-type="float">
            <text:p>126282</text:p>
          </table:table-cell>
          <table:table-cell table:number-columns-repeated="3"/>
          <table:table-cell office:value-type="float" office:value="259606" calcext:value-type="float">
            <text:p>259606</text:p>
          </table:table-cell>
          <table:table-cell table:number-columns-repeated="2"/>
          <table:table-cell office:value-type="float" office:value="142177" calcext:value-type="float">
            <text:p>142177</text:p>
          </table:table-cell>
          <table:table-cell table:number-columns-repeated="3"/>
          <table:table-cell office:value-type="float" office:value="77404" calcext:value-type="float">
            <text:p>77404</text:p>
          </table:table-cell>
          <table:table-cell/>
          <table:table-cell office:value-type="float" office:value="2481568" calcext:value-type="float">
            <text:p>2481568</text:p>
          </table:table-cell>
          <table:table-cell/>
          <table:table-cell office:value-type="float" office:value="2492312" calcext:value-type="float">
            <text:p>2492312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31920" calcext:value-type="float">
            <text:p>231920</text:p>
          </table:table-cell>
          <table:table-cell table:number-columns-repeated="2"/>
          <table:table-cell office:value-type="float" office:value="209979" calcext:value-type="float">
            <text:p>209979</text:p>
          </table:table-cell>
          <table:table-cell table:number-columns-repeated="2"/>
          <table:table-cell office:value-type="float" office:value="452964" calcext:value-type="float">
            <text:p>452964</text:p>
          </table:table-cell>
          <table:table-cell table:number-columns-repeated="2"/>
          <table:table-cell office:value-type="float" office:value="457104" calcext:value-type="float">
            <text:p>457104</text:p>
          </table:table-cell>
          <table:table-cell table:number-columns-repeated="2"/>
          <table:table-cell office:value-type="float" office:value="323110" calcext:value-type="float">
            <text:p>323110</text:p>
          </table:table-cell>
          <table:table-cell table:number-columns-repeated="2"/>
          <table:table-cell office:value-type="float" office:value="178051" calcext:value-type="float">
            <text:p>178051</text:p>
          </table:table-cell>
          <table:table-cell table:number-columns-repeated="2"/>
          <table:table-cell office:value-type="float" office:value="323754" calcext:value-type="float">
            <text:p>323754</text:p>
          </table:table-cell>
          <table:table-cell table:number-columns-repeated="3"/>
          <table:table-cell office:value-type="float" office:value="147202" calcext:value-type="float">
            <text:p>147202</text:p>
          </table:table-cell>
          <table:table-cell table:number-columns-repeated="3"/>
          <table:table-cell office:value-type="float" office:value="328506" calcext:value-type="float">
            <text:p>328506</text:p>
          </table:table-cell>
          <table:table-cell table:number-columns-repeated="2"/>
          <table:table-cell office:value-type="float" office:value="173798" calcext:value-type="float">
            <text:p>173798</text:p>
          </table:table-cell>
          <table:table-cell table:number-columns-repeated="2"/>
          <table:table-cell office:value-type="float" office:value="170679" calcext:value-type="float">
            <text:p>170679</text:p>
          </table:table-cell>
          <table:table-cell/>
          <table:table-cell office:value-type="float" office:value="2515725" calcext:value-type="float">
            <text:p>2515725</text:p>
          </table:table-cell>
          <table:table-cell/>
          <table:table-cell office:value-type="float" office:value="2554727" calcext:value-type="float">
            <text:p>2554727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53178" calcext:value-type="float">
            <text:p>253178</text:p>
          </table:table-cell>
          <table:table-cell table:number-columns-repeated="2"/>
          <table:table-cell office:value-type="float" office:value="226350" calcext:value-type="float">
            <text:p>226350</text:p>
          </table:table-cell>
          <table:table-cell table:number-columns-repeated="2"/>
          <table:table-cell office:value-type="float" office:value="531007" calcext:value-type="float">
            <text:p>531007</text:p>
          </table:table-cell>
          <table:table-cell table:number-columns-repeated="2"/>
          <table:table-cell office:value-type="float" office:value="531983" calcext:value-type="float">
            <text:p>531983</text:p>
          </table:table-cell>
          <table:table-cell table:number-columns-repeated="2"/>
          <table:table-cell office:value-type="float" office:value="410772" calcext:value-type="float">
            <text:p>410772</text:p>
          </table:table-cell>
          <table:table-cell table:number-columns-repeated="2"/>
          <table:table-cell office:value-type="float" office:value="191519" calcext:value-type="float">
            <text:p>191519</text:p>
          </table:table-cell>
          <table:table-cell table:number-columns-repeated="2"/>
          <table:table-cell office:value-type="float" office:value="406255" calcext:value-type="float">
            <text:p>406255</text:p>
          </table:table-cell>
          <table:table-cell table:number-columns-repeated="3"/>
          <table:table-cell office:value-type="float" office:value="153169" calcext:value-type="float">
            <text:p>153169</text:p>
          </table:table-cell>
          <table:table-cell table:number-columns-repeated="3"/>
          <table:table-cell office:value-type="float" office:value="409414" calcext:value-type="float">
            <text:p>409414</text:p>
          </table:table-cell>
          <table:table-cell table:number-columns-repeated="2"/>
          <table:table-cell office:value-type="float" office:value="178649" calcext:value-type="float">
            <text:p>178649</text:p>
          </table:table-cell>
          <table:table-cell table:number-columns-repeated="2"/>
          <table:table-cell office:value-type="float" office:value="293796" calcext:value-type="float">
            <text:p>293796</text:p>
          </table:table-cell>
          <table:table-cell/>
          <table:table-cell office:value-type="float" office:value="2585113" calcext:value-type="float">
            <text:p>2585113</text:p>
          </table:table-cell>
          <table:table-cell/>
          <table:table-cell office:value-type="float" office:value="2618716" calcext:value-type="float">
            <text:p>2618716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66147" calcext:value-type="float">
            <text:p>266147</text:p>
          </table:table-cell>
          <table:table-cell table:number-columns-repeated="2"/>
          <table:table-cell office:value-type="float" office:value="229257" calcext:value-type="float">
            <text:p>229257</text:p>
          </table:table-cell>
          <table:table-cell table:number-columns-repeated="2"/>
          <table:table-cell office:value-type="float" office:value="402213" calcext:value-type="float">
            <text:p>402213</text:p>
          </table:table-cell>
          <table:table-cell table:number-columns-repeated="2"/>
          <table:table-cell office:value-type="float" office:value="691467" calcext:value-type="float">
            <text:p>691467</text:p>
          </table:table-cell>
          <table:table-cell table:number-columns-repeated="2"/>
          <table:table-cell office:value-type="float" office:value="573494" calcext:value-type="float">
            <text:p>573494</text:p>
          </table:table-cell>
          <table:table-cell table:number-columns-repeated="2"/>
          <table:table-cell office:value-type="float" office:value="361546" calcext:value-type="float">
            <text:p>361546</text:p>
          </table:table-cell>
          <table:table-cell table:number-columns-repeated="2"/>
          <table:table-cell office:value-type="float" office:value="583591" calcext:value-type="float">
            <text:p>583591</text:p>
          </table:table-cell>
          <table:table-cell table:number-columns-repeated="3"/>
          <table:table-cell office:value-type="float" office:value="311880" calcext:value-type="float">
            <text:p>311880</text:p>
          </table:table-cell>
          <table:table-cell table:number-columns-repeated="3"/>
          <table:table-cell office:value-type="float" office:value="574060" calcext:value-type="float">
            <text:p>574060</text:p>
          </table:table-cell>
          <table:table-cell table:number-columns-repeated="2"/>
          <table:table-cell office:value-type="float" office:value="381438" calcext:value-type="float">
            <text:p>381438</text:p>
          </table:table-cell>
          <table:table-cell table:number-columns-repeated="2"/>
          <table:table-cell office:value-type="float" office:value="343947" calcext:value-type="float">
            <text:p>343947</text:p>
          </table:table-cell>
          <table:table-cell/>
          <table:table-cell office:value-type="float" office:value="2689725" calcext:value-type="float">
            <text:p>2689725</text:p>
          </table:table-cell>
          <table:table-cell/>
          <table:table-cell office:value-type="float" office:value="2704175" calcext:value-type="float">
            <text:p>2704175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77805" calcext:value-type="float">
            <text:p>277805</text:p>
          </table:table-cell>
          <table:table-cell table:number-columns-repeated="2"/>
          <table:table-cell office:value-type="float" office:value="274629" calcext:value-type="float">
            <text:p>274629</text:p>
          </table:table-cell>
          <table:table-cell table:number-columns-repeated="2"/>
          <table:table-cell office:value-type="float" office:value="798607" calcext:value-type="float">
            <text:p>798607</text:p>
          </table:table-cell>
          <table:table-cell table:number-columns-repeated="2"/>
          <table:table-cell office:value-type="float" office:value="805142" calcext:value-type="float">
            <text:p>805142</text:p>
          </table:table-cell>
          <table:table-cell table:number-columns-repeated="2"/>
          <table:table-cell office:value-type="float" office:value="759497" calcext:value-type="float">
            <text:p>759497</text:p>
          </table:table-cell>
          <table:table-cell table:number-columns-repeated="2"/>
          <table:table-cell office:value-type="float" office:value="353955" calcext:value-type="float">
            <text:p>353955</text:p>
          </table:table-cell>
          <table:table-cell table:number-columns-repeated="2"/>
          <table:table-cell office:value-type="float" office:value="741223" calcext:value-type="float">
            <text:p>741223</text:p>
          </table:table-cell>
          <table:table-cell table:number-columns-repeated="3"/>
          <table:table-cell office:value-type="float" office:value="339526" calcext:value-type="float">
            <text:p>339526</text:p>
          </table:table-cell>
          <table:table-cell table:number-columns-repeated="3"/>
          <table:table-cell office:value-type="float" office:value="754089" calcext:value-type="float">
            <text:p>754089</text:p>
          </table:table-cell>
          <table:table-cell table:number-columns-repeated="2"/>
          <table:table-cell office:value-type="float" office:value="350126" calcext:value-type="float">
            <text:p>350126</text:p>
          </table:table-cell>
          <table:table-cell table:number-columns-repeated="2"/>
          <table:table-cell office:value-type="float" office:value="304245" calcext:value-type="float">
            <text:p>304245</text:p>
          </table:table-cell>
          <table:table-cell/>
          <table:table-cell office:value-type="float" office:value="2607456" calcext:value-type="float">
            <text:p>2607456</text:p>
          </table:table-cell>
          <table:table-cell/>
          <table:table-cell office:value-type="float" office:value="2629664" calcext:value-type="float">
            <text:p>2629664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77718" calcext:value-type="float">
            <text:p>277718</text:p>
          </table:table-cell>
          <table:table-cell table:number-columns-repeated="2"/>
          <table:table-cell office:value-type="float" office:value="339052" calcext:value-type="float">
            <text:p>339052</text:p>
          </table:table-cell>
          <table:table-cell table:number-columns-repeated="2"/>
          <table:table-cell office:value-type="float" office:value="800815" calcext:value-type="float">
            <text:p>800815</text:p>
          </table:table-cell>
          <table:table-cell table:number-columns-repeated="2"/>
          <table:table-cell office:value-type="float" office:value="863096" calcext:value-type="float">
            <text:p>863096</text:p>
          </table:table-cell>
          <table:table-cell table:number-columns-repeated="2"/>
          <table:table-cell office:value-type="float" office:value="752308" calcext:value-type="float">
            <text:p>752308</text:p>
          </table:table-cell>
          <table:table-cell table:number-columns-repeated="2"/>
          <table:table-cell office:value-type="float" office:value="328364" calcext:value-type="float">
            <text:p>328364</text:p>
          </table:table-cell>
          <table:table-cell table:number-columns-repeated="2"/>
          <table:table-cell office:value-type="float" office:value="716579" calcext:value-type="float">
            <text:p>716579</text:p>
          </table:table-cell>
          <table:table-cell table:number-columns-repeated="3"/>
          <table:table-cell office:value-type="float" office:value="279423" calcext:value-type="float">
            <text:p>279423</text:p>
          </table:table-cell>
          <table:table-cell table:number-columns-repeated="3"/>
          <table:table-cell office:value-type="float" office:value="709407" calcext:value-type="float">
            <text:p>709407</text:p>
          </table:table-cell>
          <table:table-cell table:number-columns-repeated="2"/>
          <table:table-cell office:value-type="float" office:value="258181" calcext:value-type="float">
            <text:p>258181</text:p>
          </table:table-cell>
          <table:table-cell table:number-columns-repeated="2"/>
          <table:table-cell office:value-type="float" office:value="211445" calcext:value-type="float">
            <text:p>211445</text:p>
          </table:table-cell>
          <table:table-cell/>
          <table:table-cell office:value-type="float" office:value="2332988" calcext:value-type="float">
            <text:p>2332988</text:p>
          </table:table-cell>
          <table:table-cell/>
          <table:table-cell office:value-type="float" office:value="2340216" calcext:value-type="float">
            <text:p>2340216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36522" calcext:value-type="float">
            <text:p>336522</text:p>
          </table:table-cell>
          <table:table-cell table:number-columns-repeated="2"/>
          <table:table-cell office:value-type="float" office:value="286570" calcext:value-type="float">
            <text:p>286570</text:p>
          </table:table-cell>
          <table:table-cell table:number-columns-repeated="2"/>
          <table:table-cell office:value-type="float" office:value="854076" calcext:value-type="float">
            <text:p>854076</text:p>
          </table:table-cell>
          <table:table-cell table:number-columns-repeated="2"/>
          <table:table-cell office:value-type="float" office:value="827133" calcext:value-type="float">
            <text:p>827133</text:p>
          </table:table-cell>
          <table:table-cell table:number-columns-repeated="2"/>
          <table:table-cell office:value-type="float" office:value="723177" calcext:value-type="float">
            <text:p>723177</text:p>
          </table:table-cell>
          <table:table-cell table:number-columns-repeated="2"/>
          <table:table-cell office:value-type="float" office:value="218818" calcext:value-type="float">
            <text:p>218818</text:p>
          </table:table-cell>
          <table:table-cell table:number-columns-repeated="2"/>
          <table:table-cell office:value-type="float" office:value="731235" calcext:value-type="float">
            <text:p>731235</text:p>
          </table:table-cell>
          <table:table-cell table:number-columns-repeated="3"/>
          <table:table-cell office:value-type="float" office:value="173067" calcext:value-type="float">
            <text:p>173067</text:p>
          </table:table-cell>
          <table:table-cell table:number-columns-repeated="3"/>
          <table:table-cell office:value-type="float" office:value="550786" calcext:value-type="float">
            <text:p>550786</text:p>
          </table:table-cell>
          <table:table-cell table:number-columns-repeated="2"/>
          <table:table-cell office:value-type="float" office:value="396054" calcext:value-type="float">
            <text:p>396054</text:p>
          </table:table-cell>
          <table:table-cell table:number-columns-repeated="2"/>
          <table:table-cell office:value-type="float" office:value="339935" calcext:value-type="float">
            <text:p>339935</text:p>
          </table:table-cell>
          <table:table-cell/>
          <table:table-cell office:value-type="float" office:value="2069672" calcext:value-type="float">
            <text:p>2069672</text:p>
          </table:table-cell>
          <table:table-cell/>
          <table:table-cell office:value-type="float" office:value="2157802" calcext:value-type="float">
            <text:p>2157802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53770" calcext:value-type="float">
            <text:p>253770</text:p>
          </table:table-cell>
          <table:table-cell table:number-columns-repeated="2"/>
          <table:table-cell office:value-type="float" office:value="291354" calcext:value-type="float">
            <text:p>291354</text:p>
          </table:table-cell>
          <table:table-cell table:number-columns-repeated="2"/>
          <table:table-cell office:value-type="float" office:value="884848" calcext:value-type="float">
            <text:p>884848</text:p>
          </table:table-cell>
          <table:table-cell table:number-columns-repeated="2"/>
          <table:table-cell office:value-type="float" office:value="814051" calcext:value-type="float">
            <text:p>814051</text:p>
          </table:table-cell>
          <table:table-cell table:number-columns-repeated="2"/>
          <table:table-cell office:value-type="float" office:value="794520" calcext:value-type="float">
            <text:p>794520</text:p>
          </table:table-cell>
          <table:table-cell table:number-columns-repeated="2"/>
          <table:table-cell office:value-type="float" office:value="351670" calcext:value-type="float">
            <text:p>351670</text:p>
          </table:table-cell>
          <table:table-cell table:number-columns-repeated="2"/>
          <table:table-cell office:value-type="float" office:value="796399" calcext:value-type="float">
            <text:p>796399</text:p>
          </table:table-cell>
          <table:table-cell table:number-columns-repeated="3"/>
          <table:table-cell office:value-type="float" office:value="325115" calcext:value-type="float">
            <text:p>325115</text:p>
          </table:table-cell>
          <table:table-cell table:number-columns-repeated="3"/>
          <table:table-cell office:value-type="float" office:value="787081" calcext:value-type="float">
            <text:p>787081</text:p>
          </table:table-cell>
          <table:table-cell table:number-columns-repeated="2"/>
          <table:table-cell office:value-type="float" office:value="302864" calcext:value-type="float">
            <text:p>302864</text:p>
          </table:table-cell>
          <table:table-cell table:number-columns-repeated="2"/>
          <table:table-cell office:value-type="float" office:value="246052" calcext:value-type="float">
            <text:p>246052</text:p>
          </table:table-cell>
          <table:table-cell/>
          <table:table-cell office:value-type="float" office:value="2049147" calcext:value-type="float">
            <text:p>2049147</text:p>
          </table:table-cell>
          <table:table-cell/>
          <table:table-cell office:value-type="float" office:value="2076823" calcext:value-type="float">
            <text:p>2076823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51721" calcext:value-type="float">
            <text:p>151721</text:p>
          </table:table-cell>
          <table:table-cell table:number-columns-repeated="2"/>
          <table:table-cell office:value-type="float" office:value="158777" calcext:value-type="float">
            <text:p>158777</text:p>
          </table:table-cell>
          <table:table-cell table:number-columns-repeated="2"/>
          <table:table-cell office:value-type="float" office:value="215264" calcext:value-type="float">
            <text:p>215264</text:p>
          </table:table-cell>
          <table:table-cell table:number-columns-repeated="2"/>
          <table:table-cell office:value-type="float" office:value="215144" calcext:value-type="float">
            <text:p>215144</text:p>
          </table:table-cell>
          <table:table-cell table:number-columns-repeated="2"/>
          <table:table-cell office:value-type="float" office:value="170021" calcext:value-type="float">
            <text:p>170021</text:p>
          </table:table-cell>
          <table:table-cell table:number-columns-repeated="2"/>
          <table:table-cell office:value-type="float" office:value="113404" calcext:value-type="float">
            <text:p>113404</text:p>
          </table:table-cell>
          <table:table-cell table:number-columns-repeated="2"/>
          <table:table-cell office:value-type="float" office:value="170498" calcext:value-type="float">
            <text:p>170498</text:p>
          </table:table-cell>
          <table:table-cell table:number-columns-repeated="4"/>
          <table:table-cell office:value-type="float" office:value="84001" calcext:value-type="float">
            <text:p>84001</text:p>
          </table:table-cell>
          <table:table-cell table:number-columns-repeated="3"/>
          <table:table-cell office:value-type="float" office:value="167645" calcext:value-type="float">
            <text:p>167645</text:p>
          </table:table-cell>
          <table:table-cell table:number-columns-repeated="2"/>
          <table:table-cell office:value-type="float" office:value="274131" calcext:value-type="float">
            <text:p>274131</text:p>
          </table:table-cell>
          <table:table-cell table:number-columns-repeated="2"/>
          <table:table-cell office:value-type="float" office:value="299104" calcext:value-type="float">
            <text:p>299104</text:p>
          </table:table-cell>
          <table:table-cell/>
          <table:table-cell office:value-type="float" office:value="2271298" calcext:value-type="float">
            <text:p>2271298</text:p>
          </table:table-cell>
          <table:table-cell/>
          <table:table-cell office:value-type="float" office:value="2314245" calcext:value-type="float">
            <text:p>2314245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33875" calcext:value-type="float">
            <text:p>233875</text:p>
          </table:table-cell>
          <table:table-cell table:number-columns-repeated="2"/>
          <table:table-cell office:value-type="float" office:value="338297" calcext:value-type="float">
            <text:p>338297</text:p>
          </table:table-cell>
          <table:table-cell table:number-columns-repeated="2"/>
          <table:table-cell office:value-type="float" office:value="334263" calcext:value-type="float">
            <text:p>334263</text:p>
          </table:table-cell>
          <table:table-cell table:number-columns-repeated="2"/>
          <table:table-cell office:value-type="float" office:value="333858" calcext:value-type="float">
            <text:p>333858</text:p>
          </table:table-cell>
          <table:table-cell table:number-columns-repeated="2"/>
          <table:table-cell office:value-type="float" office:value="254249" calcext:value-type="float">
            <text:p>254249</text:p>
          </table:table-cell>
          <table:table-cell table:number-columns-repeated="2"/>
          <table:table-cell office:value-type="float" office:value="301604" calcext:value-type="float">
            <text:p>301604</text:p>
          </table:table-cell>
          <table:table-cell table:number-columns-repeated="2"/>
          <table:table-cell office:value-type="float" office:value="254735" calcext:value-type="float">
            <text:p>254735</text:p>
          </table:table-cell>
          <table:table-cell table:number-columns-repeated="3"/>
          <table:table-cell office:value-type="float" office:value="249180" calcext:value-type="float">
            <text:p>249180</text:p>
          </table:table-cell>
          <table:table-cell table:number-columns-repeated="3"/>
          <table:table-cell office:value-type="float" office:value="258784" calcext:value-type="float">
            <text:p>258784</text:p>
          </table:table-cell>
          <table:table-cell table:number-columns-repeated="2"/>
          <table:table-cell office:value-type="float" office:value="397583" calcext:value-type="float">
            <text:p>397583</text:p>
          </table:table-cell>
          <table:table-cell table:number-columns-repeated="2"/>
          <table:table-cell office:value-type="float" office:value="372998" calcext:value-type="float">
            <text:p>372998</text:p>
          </table:table-cell>
          <table:table-cell/>
          <table:table-cell office:value-type="float" office:value="2391542" calcext:value-type="float">
            <text:p>2391542</text:p>
          </table:table-cell>
          <table:table-cell/>
          <table:table-cell office:value-type="float" office:value="2189179" calcext:value-type="float">
            <text:p>2189179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05770" calcext:value-type="float">
            <text:p>205770</text:p>
          </table:table-cell>
          <table:table-cell table:number-columns-repeated="2"/>
          <table:table-cell office:value-type="float" office:value="186648" calcext:value-type="float">
            <text:p>186648</text:p>
          </table:table-cell>
          <table:table-cell table:number-columns-repeated="2"/>
          <table:table-cell office:value-type="float" office:value="452525" calcext:value-type="float">
            <text:p>452525</text:p>
          </table:table-cell>
          <table:table-cell table:number-columns-repeated="2"/>
          <table:table-cell office:value-type="float" office:value="449905" calcext:value-type="float">
            <text:p>449905</text:p>
          </table:table-cell>
          <table:table-cell table:number-columns-repeated="2"/>
          <table:table-cell office:value-type="float" office:value="322318" calcext:value-type="float">
            <text:p>322318</text:p>
          </table:table-cell>
          <table:table-cell table:number-columns-repeated="2"/>
          <table:table-cell office:value-type="float" office:value="250352" calcext:value-type="float">
            <text:p>250352</text:p>
          </table:table-cell>
          <table:table-cell table:number-columns-repeated="2"/>
          <table:table-cell office:value-type="float" office:value="323813" calcext:value-type="float">
            <text:p>323813</text:p>
          </table:table-cell>
          <table:table-cell table:number-columns-repeated="3"/>
          <table:table-cell office:value-type="float" office:value="208854" calcext:value-type="float">
            <text:p>208854</text:p>
          </table:table-cell>
          <table:table-cell table:number-columns-repeated="3"/>
          <table:table-cell office:value-type="float" office:value="324484" calcext:value-type="float">
            <text:p>324484</text:p>
          </table:table-cell>
          <table:table-cell table:number-columns-repeated="2"/>
          <table:table-cell office:value-type="float" office:value="189994" calcext:value-type="float">
            <text:p>189994</text:p>
          </table:table-cell>
          <table:table-cell table:number-columns-repeated="2"/>
          <table:table-cell office:value-type="float" office:value="262527" calcext:value-type="float">
            <text:p>262527</text:p>
          </table:table-cell>
          <table:table-cell/>
          <table:table-cell office:value-type="float" office:value="2474300" calcext:value-type="float">
            <text:p>2474300</text:p>
          </table:table-cell>
          <table:table-cell/>
          <table:table-cell office:value-type="float" office:value="2318650" calcext:value-type="float">
            <text:p>2318650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29941" calcext:value-type="float">
            <text:p>229941</text:p>
          </table:table-cell>
          <table:table-cell table:number-columns-repeated="2"/>
          <table:table-cell office:value-type="float" office:value="165934" calcext:value-type="float">
            <text:p>165934</text:p>
          </table:table-cell>
          <table:table-cell table:number-columns-repeated="2"/>
          <table:table-cell office:value-type="float" office:value="436576" calcext:value-type="float">
            <text:p>436576</text:p>
          </table:table-cell>
          <table:table-cell table:number-columns-repeated="2"/>
          <table:table-cell office:value-type="float" office:value="533141" calcext:value-type="float">
            <text:p>533141</text:p>
          </table:table-cell>
          <table:table-cell table:number-columns-repeated="2"/>
          <table:table-cell office:value-type="float" office:value="415699" calcext:value-type="float">
            <text:p>415699</text:p>
          </table:table-cell>
          <table:table-cell table:number-columns-repeated="2"/>
          <table:table-cell office:value-type="float" office:value="292309" calcext:value-type="float">
            <text:p>292309</text:p>
          </table:table-cell>
          <table:table-cell table:number-columns-repeated="2"/>
          <table:table-cell office:value-type="float" office:value="414403" calcext:value-type="float">
            <text:p>414403</text:p>
          </table:table-cell>
          <table:table-cell table:number-columns-repeated="3"/>
          <table:table-cell office:value-type="float" office:value="236009" calcext:value-type="float">
            <text:p>236009</text:p>
          </table:table-cell>
          <table:table-cell table:number-columns-repeated="3"/>
          <table:table-cell office:value-type="float" office:value="417593" calcext:value-type="float">
            <text:p>417593</text:p>
          </table:table-cell>
          <table:table-cell table:number-columns-repeated="2"/>
          <table:table-cell office:value-type="float" office:value="226638" calcext:value-type="float">
            <text:p>226638</text:p>
          </table:table-cell>
          <table:table-cell table:number-columns-repeated="2"/>
          <table:table-cell office:value-type="float" office:value="342533" calcext:value-type="float">
            <text:p>342533</text:p>
          </table:table-cell>
          <table:table-cell/>
          <table:table-cell office:value-type="float" office:value="2497192" calcext:value-type="float">
            <text:p>2497192</text:p>
          </table:table-cell>
          <table:table-cell/>
          <table:table-cell office:value-type="float" office:value="2599752" calcext:value-type="float">
            <text:p>2599752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47830" calcext:value-type="float">
            <text:p>247830</text:p>
          </table:table-cell>
          <table:table-cell table:number-columns-repeated="2"/>
          <table:table-cell office:value-type="float" office:value="353417" calcext:value-type="float">
            <text:p>353417</text:p>
          </table:table-cell>
          <table:table-cell table:number-columns-repeated="2"/>
          <table:table-cell office:value-type="float" office:value="677577" calcext:value-type="float">
            <text:p>677577</text:p>
          </table:table-cell>
          <table:table-cell table:number-columns-repeated="2"/>
          <table:table-cell office:value-type="float" office:value="683441" calcext:value-type="float">
            <text:p>683441</text:p>
          </table:table-cell>
          <table:table-cell table:number-columns-repeated="2"/>
          <table:table-cell office:value-type="float" office:value="572554" calcext:value-type="float">
            <text:p>572554</text:p>
          </table:table-cell>
          <table:table-cell table:number-columns-repeated="2"/>
          <table:table-cell office:value-type="float" office:value="295035" calcext:value-type="float">
            <text:p>295035</text:p>
          </table:table-cell>
          <table:table-cell table:number-columns-repeated="2"/>
          <table:table-cell office:value-type="float" office:value="565749" calcext:value-type="float">
            <text:p>565749</text:p>
          </table:table-cell>
          <table:table-cell table:number-columns-repeated="3"/>
          <table:table-cell office:value-type="float" office:value="339682" calcext:value-type="float">
            <text:p>339682</text:p>
          </table:table-cell>
          <table:table-cell table:number-columns-repeated="3"/>
          <table:table-cell office:value-type="float" office:value="564403" calcext:value-type="float">
            <text:p>564403</text:p>
          </table:table-cell>
          <table:table-cell table:number-columns-repeated="2"/>
          <table:table-cell office:value-type="float" office:value="319173" calcext:value-type="float">
            <text:p>319173</text:p>
          </table:table-cell>
          <table:table-cell table:number-columns-repeated="2"/>
          <table:table-cell office:value-type="float" office:value="285693" calcext:value-type="float">
            <text:p>285693</text:p>
          </table:table-cell>
          <table:table-cell/>
          <table:table-cell office:value-type="float" office:value="2657745" calcext:value-type="float">
            <text:p>2657745</text:p>
          </table:table-cell>
          <table:table-cell/>
          <table:table-cell office:value-type="float" office:value="2659425" calcext:value-type="float">
            <text:p>2659425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494384" calcext:value-type="float">
            <text:p>494384</text:p>
          </table:table-cell>
          <table:table-cell table:number-columns-repeated="2"/>
          <table:table-cell office:value-type="float" office:value="276701" calcext:value-type="float">
            <text:p>276701</text:p>
          </table:table-cell>
          <table:table-cell table:number-columns-repeated="2"/>
          <table:table-cell office:value-type="float" office:value="791675" calcext:value-type="float">
            <text:p>791675</text:p>
          </table:table-cell>
          <table:table-cell table:number-columns-repeated="2"/>
          <table:table-cell office:value-type="float" office:value="744821" calcext:value-type="float">
            <text:p>744821</text:p>
          </table:table-cell>
          <table:table-cell table:number-columns-repeated="2"/>
          <table:table-cell office:value-type="float" office:value="671605" calcext:value-type="float">
            <text:p>671605</text:p>
          </table:table-cell>
          <table:table-cell table:number-columns-repeated="2"/>
          <table:table-cell office:value-type="float" office:value="422854" calcext:value-type="float">
            <text:p>422854</text:p>
          </table:table-cell>
          <table:table-cell table:number-columns-repeated="2"/>
          <table:table-cell office:value-type="float" office:value="684436" calcext:value-type="float">
            <text:p>684436</text:p>
          </table:table-cell>
          <table:table-cell table:number-columns-repeated="3"/>
          <table:table-cell office:value-type="float" office:value="316594" calcext:value-type="float">
            <text:p>316594</text:p>
          </table:table-cell>
          <table:table-cell table:number-columns-repeated="3"/>
          <table:table-cell office:value-type="float" office:value="544060" calcext:value-type="float">
            <text:p>544060</text:p>
          </table:table-cell>
          <table:table-cell table:number-columns-repeated="2"/>
          <table:table-cell office:value-type="float" office:value="407051" calcext:value-type="float">
            <text:p>407051</text:p>
          </table:table-cell>
          <table:table-cell table:number-columns-repeated="2"/>
          <table:table-cell office:value-type="float" office:value="394725" calcext:value-type="float">
            <text:p>394725</text:p>
          </table:table-cell>
          <table:table-cell/>
          <table:table-cell office:value-type="float" office:value="2633912" calcext:value-type="float">
            <text:p>2633912</text:p>
          </table:table-cell>
          <table:table-cell/>
          <table:table-cell office:value-type="float" office:value="2664588" calcext:value-type="float">
            <text:p>2664588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65161" calcext:value-type="float">
            <text:p>365161</text:p>
          </table:table-cell>
          <table:table-cell table:number-columns-repeated="2"/>
          <table:table-cell office:value-type="float" office:value="352271" calcext:value-type="float">
            <text:p>352271</text:p>
          </table:table-cell>
          <table:table-cell table:number-columns-repeated="2"/>
          <table:table-cell office:value-type="float" office:value="915393" calcext:value-type="float">
            <text:p>915393</text:p>
          </table:table-cell>
          <table:table-cell table:number-columns-repeated="2"/>
          <table:table-cell office:value-type="float" office:value="902070" calcext:value-type="float">
            <text:p>902070</text:p>
          </table:table-cell>
          <table:table-cell table:number-columns-repeated="2"/>
          <table:table-cell office:value-type="float" office:value="796268" calcext:value-type="float">
            <text:p>796268</text:p>
          </table:table-cell>
          <table:table-cell table:number-columns-repeated="2"/>
          <table:table-cell office:value-type="float" office:value="337658" calcext:value-type="float">
            <text:p>337658</text:p>
          </table:table-cell>
          <table:table-cell table:number-columns-repeated="2"/>
          <table:table-cell office:value-type="float" office:value="846668" calcext:value-type="float">
            <text:p>846668</text:p>
          </table:table-cell>
          <table:table-cell table:number-columns-repeated="3"/>
          <table:table-cell office:value-type="float" office:value="232217" calcext:value-type="float">
            <text:p>232217</text:p>
          </table:table-cell>
          <table:table-cell table:number-columns-repeated="3"/>
          <table:table-cell office:value-type="float" office:value="634641" calcext:value-type="float">
            <text:p>634641</text:p>
          </table:table-cell>
          <table:table-cell table:number-columns-repeated="2"/>
          <table:table-cell office:value-type="float" office:value="403803" calcext:value-type="float">
            <text:p>403803</text:p>
          </table:table-cell>
          <table:table-cell table:number-columns-repeated="2"/>
          <table:table-cell office:value-type="float" office:value="320338" calcext:value-type="float">
            <text:p>320338</text:p>
          </table:table-cell>
          <table:table-cell/>
          <table:table-cell office:value-type="float" office:value="2220541" calcext:value-type="float">
            <text:p>2220541</text:p>
          </table:table-cell>
          <table:table-cell/>
          <table:table-cell office:value-type="float" office:value="2173441" calcext:value-type="float">
            <text:p>2173441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08946" calcext:value-type="float">
            <text:p>308946</text:p>
          </table:table-cell>
          <table:table-cell table:number-columns-repeated="2"/>
          <table:table-cell office:value-type="float" office:value="293196" calcext:value-type="float">
            <text:p>293196</text:p>
          </table:table-cell>
          <table:table-cell table:number-columns-repeated="2"/>
          <table:table-cell office:value-type="float" office:value="839141" calcext:value-type="float">
            <text:p>839141</text:p>
          </table:table-cell>
          <table:table-cell table:number-columns-repeated="2"/>
          <table:table-cell office:value-type="float" office:value="822500" calcext:value-type="float">
            <text:p>822500</text:p>
          </table:table-cell>
          <table:table-cell table:number-columns-repeated="2"/>
          <table:table-cell office:value-type="float" office:value="805479" calcext:value-type="float">
            <text:p>805479</text:p>
          </table:table-cell>
          <table:table-cell table:number-columns-repeated="2"/>
          <table:table-cell office:value-type="float" office:value="379410" calcext:value-type="float">
            <text:p>379410</text:p>
          </table:table-cell>
          <table:table-cell table:number-columns-repeated="2"/>
          <table:table-cell office:value-type="float" office:value="804656" calcext:value-type="float">
            <text:p>804656</text:p>
          </table:table-cell>
          <table:table-cell table:number-columns-repeated="3"/>
          <table:table-cell office:value-type="float" office:value="333863" calcext:value-type="float">
            <text:p>333863</text:p>
          </table:table-cell>
          <table:table-cell table:number-columns-repeated="3"/>
          <table:table-cell office:value-type="float" office:value="814225" calcext:value-type="float">
            <text:p>814225</text:p>
          </table:table-cell>
          <table:table-cell table:number-columns-repeated="2"/>
          <table:table-cell office:value-type="float" office:value="217662" calcext:value-type="float">
            <text:p>217662</text:p>
          </table:table-cell>
          <table:table-cell table:number-columns-repeated="2"/>
          <table:table-cell office:value-type="float" office:value="350385" calcext:value-type="float">
            <text:p>350385</text:p>
          </table:table-cell>
          <table:table-cell/>
          <table:table-cell office:value-type="float" office:value="2167392" calcext:value-type="float">
            <text:p>2167392</text:p>
          </table:table-cell>
          <table:table-cell/>
          <table:table-cell office:value-type="float" office:value="2171371" calcext:value-type="float">
            <text:p>2171371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499184" calcext:value-type="float">
            <text:p>499184</text:p>
          </table:table-cell>
          <table:table-cell table:number-columns-repeated="2"/>
          <table:table-cell office:value-type="float" office:value="290574" calcext:value-type="float">
            <text:p>290574</text:p>
          </table:table-cell>
          <table:table-cell table:number-columns-repeated="2"/>
          <table:table-cell office:value-type="float" office:value="832491" calcext:value-type="float">
            <text:p>832491</text:p>
          </table:table-cell>
          <table:table-cell table:number-columns-repeated="2"/>
          <table:table-cell office:value-type="float" office:value="825773" calcext:value-type="float">
            <text:p>825773</text:p>
          </table:table-cell>
          <table:table-cell table:number-columns-repeated="2"/>
          <table:table-cell office:value-type="float" office:value="810864" calcext:value-type="float">
            <text:p>810864</text:p>
          </table:table-cell>
          <table:table-cell table:number-columns-repeated="2"/>
          <table:table-cell office:value-type="float" office:value="296865" calcext:value-type="float">
            <text:p>296865</text:p>
          </table:table-cell>
          <table:table-cell table:number-columns-repeated="2"/>
          <table:table-cell office:value-type="float" office:value="778676" calcext:value-type="float">
            <text:p>778676</text:p>
          </table:table-cell>
          <table:table-cell table:number-columns-repeated="3"/>
          <table:table-cell office:value-type="float" office:value="561845" calcext:value-type="float">
            <text:p>561845</text:p>
          </table:table-cell>
          <table:table-cell table:number-columns-repeated="3"/>
          <table:table-cell office:value-type="float" office:value="807225" calcext:value-type="float">
            <text:p>807225</text:p>
          </table:table-cell>
          <table:table-cell table:number-columns-repeated="2"/>
          <table:table-cell office:value-type="float" office:value="387552" calcext:value-type="float">
            <text:p>387552</text:p>
          </table:table-cell>
          <table:table-cell table:number-columns-repeated="2"/>
          <table:table-cell office:value-type="float" office:value="313170" calcext:value-type="float">
            <text:p>313170</text:p>
          </table:table-cell>
          <table:table-cell/>
          <table:table-cell office:value-type="float" office:value="2071529" calcext:value-type="float">
            <text:p>2071529</text:p>
          </table:table-cell>
          <table:table-cell/>
          <table:table-cell office:value-type="float" office:value="2106355" calcext:value-type="float">
            <text:p>2106355</text:p>
          </table:table-cell>
          <table:table-cell table:number-columns-repeated="28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57716" calcext:value-type="float">
            <text:p>157716</text:p>
          </table:table-cell>
          <table:table-cell table:number-columns-repeated="2"/>
          <table:table-cell office:value-type="float" office:value="179576" calcext:value-type="float">
            <text:p>179576</text:p>
          </table:table-cell>
          <table:table-cell table:number-columns-repeated="2"/>
          <table:table-cell office:value-type="float" office:value="212697" calcext:value-type="float">
            <text:p>212697</text:p>
          </table:table-cell>
          <table:table-cell table:number-columns-repeated="2"/>
          <table:table-cell office:value-type="float" office:value="214798" calcext:value-type="float">
            <text:p>214798</text:p>
          </table:table-cell>
          <table:table-cell table:number-columns-repeated="2"/>
          <table:table-cell office:value-type="float" office:value="168602" calcext:value-type="float">
            <text:p>168602</text:p>
          </table:table-cell>
          <table:table-cell table:number-columns-repeated="2"/>
          <table:table-cell office:value-type="float" office:value="203785" calcext:value-type="float">
            <text:p>203785</text:p>
          </table:table-cell>
          <table:table-cell table:number-columns-repeated="2"/>
          <table:table-cell office:value-type="float" office:value="168195" calcext:value-type="float">
            <text:p>168195</text:p>
          </table:table-cell>
          <table:table-cell table:number-columns-repeated="3"/>
          <table:table-cell office:value-type="float" office:value="217580" calcext:value-type="float">
            <text:p>217580</text:p>
          </table:table-cell>
          <table:table-cell table:number-columns-repeated="3"/>
          <table:table-cell office:value-type="float" office:value="168986" calcext:value-type="float">
            <text:p>168986</text:p>
          </table:table-cell>
          <table:table-cell table:number-columns-repeated="2"/>
          <table:table-cell office:value-type="float" office:value="355604" calcext:value-type="float">
            <text:p>355604</text:p>
          </table:table-cell>
          <table:table-cell table:number-columns-repeated="2"/>
          <table:table-cell office:value-type="float" office:value="336800" calcext:value-type="float">
            <text:p>336800</text:p>
          </table:table-cell>
          <table:table-cell table:number-columns-repeated="2"/>
          <table:table-cell office:value-type="float" office:value="406119" calcext:value-type="float">
            <text:p>406119</text:p>
          </table:table-cell>
          <table:table-cell table:number-columns-repeated="2"/>
          <table:table-cell office:value-type="float" office:value="404078" calcext:value-type="float">
            <text:p>404078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41961" calcext:value-type="float">
            <text:p>341961</text:p>
          </table:table-cell>
          <table:table-cell table:number-columns-repeated="2"/>
          <table:table-cell office:value-type="float" office:value="299317" calcext:value-type="float">
            <text:p>299317</text:p>
          </table:table-cell>
          <table:table-cell table:number-columns-repeated="2"/>
          <table:table-cell office:value-type="float" office:value="304009" calcext:value-type="float">
            <text:p>304009</text:p>
          </table:table-cell>
          <table:table-cell table:number-columns-repeated="2"/>
          <table:table-cell office:value-type="float" office:value="332634" calcext:value-type="float">
            <text:p>332634</text:p>
          </table:table-cell>
          <table:table-cell table:number-columns-repeated="2"/>
          <table:table-cell office:value-type="float" office:value="254655" calcext:value-type="float">
            <text:p>254655</text:p>
          </table:table-cell>
          <table:table-cell table:number-columns-repeated="2"/>
          <table:table-cell office:value-type="float" office:value="278834" calcext:value-type="float">
            <text:p>278834</text:p>
          </table:table-cell>
          <table:table-cell table:number-columns-repeated="2"/>
          <table:table-cell office:value-type="float" office:value="268972" calcext:value-type="float">
            <text:p>268972</text:p>
          </table:table-cell>
          <table:table-cell table:number-columns-repeated="3"/>
          <table:table-cell office:value-type="float" office:value="189863" calcext:value-type="float">
            <text:p>189863</text:p>
          </table:table-cell>
          <table:table-cell table:number-columns-repeated="3"/>
          <table:table-cell office:value-type="float" office:value="269106" calcext:value-type="float">
            <text:p>269106</text:p>
          </table:table-cell>
          <table:table-cell table:number-columns-repeated="2"/>
          <table:table-cell office:value-type="float" office:value="331271" calcext:value-type="float">
            <text:p>331271</text:p>
          </table:table-cell>
          <table:table-cell table:number-columns-repeated="2"/>
          <table:table-cell office:value-type="float" office:value="383252" calcext:value-type="float">
            <text:p>383252</text:p>
          </table:table-cell>
          <table:table-cell table:number-columns-repeated="2"/>
          <table:table-cell office:value-type="float" office:value="511223" calcext:value-type="float">
            <text:p>511223</text:p>
          </table:table-cell>
          <table:table-cell table:number-columns-repeated="2"/>
          <table:table-cell office:value-type="float" office:value="519780" calcext:value-type="float">
            <text:p>519780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34301" calcext:value-type="float">
            <text:p>234301</text:p>
          </table:table-cell>
          <table:table-cell table:number-columns-repeated="2"/>
          <table:table-cell office:value-type="float" office:value="240500" calcext:value-type="float">
            <text:p>240500</text:p>
          </table:table-cell>
          <table:table-cell table:number-columns-repeated="2"/>
          <table:table-cell office:value-type="float" office:value="453671" calcext:value-type="float">
            <text:p>453671</text:p>
          </table:table-cell>
          <table:table-cell table:number-columns-repeated="2"/>
          <table:table-cell office:value-type="float" office:value="453644" calcext:value-type="float">
            <text:p>453644</text:p>
          </table:table-cell>
          <table:table-cell table:number-columns-repeated="2"/>
          <table:table-cell office:value-type="float" office:value="321036" calcext:value-type="float">
            <text:p>321036</text:p>
          </table:table-cell>
          <table:table-cell table:number-columns-repeated="2"/>
          <table:table-cell office:value-type="float" office:value="241810" calcext:value-type="float">
            <text:p>241810</text:p>
          </table:table-cell>
          <table:table-cell table:number-columns-repeated="2"/>
          <table:table-cell office:value-type="float" office:value="319385" calcext:value-type="float">
            <text:p>319385</text:p>
          </table:table-cell>
          <table:table-cell table:number-columns-repeated="3"/>
          <table:table-cell office:value-type="float" office:value="209535" calcext:value-type="float">
            <text:p>209535</text:p>
          </table:table-cell>
          <table:table-cell table:number-columns-repeated="3"/>
          <table:table-cell office:value-type="float" office:value="321075" calcext:value-type="float">
            <text:p>321075</text:p>
          </table:table-cell>
          <table:table-cell table:number-columns-repeated="2"/>
          <table:table-cell office:value-type="float" office:value="266247" calcext:value-type="float">
            <text:p>266247</text:p>
          </table:table-cell>
          <table:table-cell table:number-columns-repeated="2"/>
          <table:table-cell office:value-type="float" office:value="311297" calcext:value-type="float">
            <text:p>311297</text:p>
          </table:table-cell>
          <table:table-cell table:number-columns-repeated="2"/>
          <table:table-cell office:value-type="float" office:value="582442" calcext:value-type="float">
            <text:p>582442</text:p>
          </table:table-cell>
          <table:table-cell table:number-columns-repeated="2"/>
          <table:table-cell office:value-type="float" office:value="586126" calcext:value-type="float">
            <text:p>586126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05673" calcext:value-type="float">
            <text:p>205673</text:p>
          </table:table-cell>
          <table:table-cell table:number-columns-repeated="2"/>
          <table:table-cell office:value-type="float" office:value="327860" calcext:value-type="float">
            <text:p>327860</text:p>
          </table:table-cell>
          <table:table-cell table:number-columns-repeated="2"/>
          <table:table-cell office:value-type="float" office:value="531232" calcext:value-type="float">
            <text:p>531232</text:p>
          </table:table-cell>
          <table:table-cell table:number-columns-repeated="2"/>
          <table:table-cell office:value-type="float" office:value="534541" calcext:value-type="float">
            <text:p>534541</text:p>
          </table:table-cell>
          <table:table-cell table:number-columns-repeated="2"/>
          <table:table-cell office:value-type="float" office:value="416480" calcext:value-type="float">
            <text:p>416480</text:p>
          </table:table-cell>
          <table:table-cell table:number-columns-repeated="2"/>
          <table:table-cell office:value-type="float" office:value="254151" calcext:value-type="float">
            <text:p>254151</text:p>
          </table:table-cell>
          <table:table-cell table:number-columns-repeated="2"/>
          <table:table-cell office:value-type="float" office:value="415185" calcext:value-type="float">
            <text:p>415185</text:p>
          </table:table-cell>
          <table:table-cell table:number-columns-repeated="3"/>
          <table:table-cell office:value-type="float" office:value="178074" calcext:value-type="float">
            <text:p>178074</text:p>
          </table:table-cell>
          <table:table-cell table:number-columns-repeated="3"/>
          <table:table-cell office:value-type="float" office:value="417990" calcext:value-type="float">
            <text:p>417990</text:p>
          </table:table-cell>
          <table:table-cell table:number-columns-repeated="2"/>
          <table:table-cell office:value-type="float" office:value="273723" calcext:value-type="float">
            <text:p>273723</text:p>
          </table:table-cell>
          <table:table-cell table:number-columns-repeated="2"/>
          <table:table-cell office:value-type="float" office:value="332352" calcext:value-type="float">
            <text:p>332352</text:p>
          </table:table-cell>
          <table:table-cell table:number-columns-repeated="2"/>
          <table:table-cell office:value-type="float" office:value="618400" calcext:value-type="float">
            <text:p>618400</text:p>
          </table:table-cell>
          <table:table-cell table:number-columns-repeated="2"/>
          <table:table-cell office:value-type="float" office:value="616625" calcext:value-type="float">
            <text:p>616625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50308" calcext:value-type="float">
            <text:p>350308</text:p>
          </table:table-cell>
          <table:table-cell table:number-columns-repeated="2"/>
          <table:table-cell office:value-type="float" office:value="372703" calcext:value-type="float">
            <text:p>372703</text:p>
          </table:table-cell>
          <table:table-cell table:number-columns-repeated="2"/>
          <table:table-cell office:value-type="float" office:value="673654" calcext:value-type="float">
            <text:p>673654</text:p>
          </table:table-cell>
          <table:table-cell table:number-columns-repeated="2"/>
          <table:table-cell office:value-type="float" office:value="678393" calcext:value-type="float">
            <text:p>678393</text:p>
          </table:table-cell>
          <table:table-cell table:number-columns-repeated="2"/>
          <table:table-cell office:value-type="float" office:value="558522" calcext:value-type="float">
            <text:p>558522</text:p>
          </table:table-cell>
          <table:table-cell table:number-columns-repeated="2"/>
          <table:table-cell office:value-type="float" office:value="301905" calcext:value-type="float">
            <text:p>301905</text:p>
          </table:table-cell>
          <table:table-cell table:number-columns-repeated="2"/>
          <table:table-cell office:value-type="float" office:value="510622" calcext:value-type="float">
            <text:p>510622</text:p>
          </table:table-cell>
          <table:table-cell table:number-columns-repeated="3"/>
          <table:table-cell office:value-type="float" office:value="360012" calcext:value-type="float">
            <text:p>360012</text:p>
          </table:table-cell>
          <table:table-cell table:number-columns-repeated="3"/>
          <table:table-cell office:value-type="float" office:value="562012" calcext:value-type="float">
            <text:p>562012</text:p>
          </table:table-cell>
          <table:table-cell table:number-columns-repeated="2"/>
          <table:table-cell office:value-type="float" office:value="413891" calcext:value-type="float">
            <text:p>413891</text:p>
          </table:table-cell>
          <table:table-cell table:number-columns-repeated="2"/>
          <table:table-cell office:value-type="float" office:value="342150" calcext:value-type="float">
            <text:p>342150</text:p>
          </table:table-cell>
          <table:table-cell table:number-columns-repeated="2"/>
          <table:table-cell office:value-type="float" office:value="682588" calcext:value-type="float">
            <text:p>682588</text:p>
          </table:table-cell>
          <table:table-cell table:number-columns-repeated="2"/>
          <table:table-cell office:value-type="float" office:value="685572" calcext:value-type="float">
            <text:p>685572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552412" calcext:value-type="float">
            <text:p>552412</text:p>
          </table:table-cell>
          <table:table-cell table:number-columns-repeated="2"/>
          <table:table-cell office:value-type="float" office:value="310039" calcext:value-type="float">
            <text:p>310039</text:p>
          </table:table-cell>
          <table:table-cell table:number-columns-repeated="2"/>
          <table:table-cell office:value-type="float" office:value="734949" calcext:value-type="float">
            <text:p>734949</text:p>
          </table:table-cell>
          <table:table-cell table:number-columns-repeated="2"/>
          <table:table-cell office:value-type="float" office:value="730560" calcext:value-type="float">
            <text:p>730560</text:p>
          </table:table-cell>
          <table:table-cell table:number-columns-repeated="2"/>
          <table:table-cell office:value-type="float" office:value="637177" calcext:value-type="float">
            <text:p>637177</text:p>
          </table:table-cell>
          <table:table-cell table:number-columns-repeated="2"/>
          <table:table-cell office:value-type="float" office:value="549166" calcext:value-type="float">
            <text:p>549166</text:p>
          </table:table-cell>
          <table:table-cell table:number-columns-repeated="2"/>
          <table:table-cell office:value-type="float" office:value="645322" calcext:value-type="float">
            <text:p>645322</text:p>
          </table:table-cell>
          <table:table-cell table:number-columns-repeated="3"/>
          <table:table-cell office:value-type="float" office:value="291724" calcext:value-type="float">
            <text:p>291724</text:p>
          </table:table-cell>
          <table:table-cell table:number-columns-repeated="3"/>
          <table:table-cell office:value-type="float" office:value="645340" calcext:value-type="float">
            <text:p>645340</text:p>
          </table:table-cell>
          <table:table-cell table:number-columns-repeated="2"/>
          <table:table-cell office:value-type="float" office:value="337657" calcext:value-type="float">
            <text:p>337657</text:p>
          </table:table-cell>
          <table:table-cell table:number-columns-repeated="2"/>
          <table:table-cell office:value-type="float" office:value="488552" calcext:value-type="float">
            <text:p>488552</text:p>
          </table:table-cell>
          <table:table-cell table:number-columns-repeated="2"/>
          <table:table-cell office:value-type="float" office:value="652034" calcext:value-type="float">
            <text:p>652034</text:p>
          </table:table-cell>
          <table:table-cell table:number-columns-repeated="2"/>
          <table:table-cell office:value-type="float" office:value="638649" calcext:value-type="float">
            <text:p>638649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18345" calcext:value-type="float">
            <text:p>318345</text:p>
          </table:table-cell>
          <table:table-cell table:number-columns-repeated="2"/>
          <table:table-cell office:value-type="float" office:value="333846" calcext:value-type="float">
            <text:p>333846</text:p>
          </table:table-cell>
          <table:table-cell table:number-columns-repeated="2"/>
          <table:table-cell office:value-type="float" office:value="745135" calcext:value-type="float">
            <text:p>745135</text:p>
          </table:table-cell>
          <table:table-cell table:number-columns-repeated="2"/>
          <table:table-cell office:value-type="float" office:value="843678" calcext:value-type="float">
            <text:p>843678</text:p>
          </table:table-cell>
          <table:table-cell table:number-columns-repeated="2"/>
          <table:table-cell office:value-type="float" office:value="742426" calcext:value-type="float">
            <text:p>742426</text:p>
          </table:table-cell>
          <table:table-cell table:number-columns-repeated="2"/>
          <table:table-cell office:value-type="float" office:value="464729" calcext:value-type="float">
            <text:p>464729</text:p>
          </table:table-cell>
          <table:table-cell table:number-columns-repeated="2"/>
          <table:table-cell office:value-type="float" office:value="757017" calcext:value-type="float">
            <text:p>757017</text:p>
          </table:table-cell>
          <table:table-cell table:number-columns-repeated="3"/>
          <table:table-cell office:value-type="float" office:value="301187" calcext:value-type="float">
            <text:p>301187</text:p>
          </table:table-cell>
          <table:table-cell table:number-columns-repeated="3"/>
          <table:table-cell office:value-type="float" office:value="724595" calcext:value-type="float">
            <text:p>724595</text:p>
          </table:table-cell>
          <table:table-cell table:number-columns-repeated="2"/>
          <table:table-cell office:value-type="float" office:value="288299" calcext:value-type="float">
            <text:p>288299</text:p>
          </table:table-cell>
          <table:table-cell table:number-columns-repeated="2"/>
          <table:table-cell office:value-type="float" office:value="375430" calcext:value-type="float">
            <text:p>375430</text:p>
          </table:table-cell>
          <table:table-cell table:number-columns-repeated="2"/>
          <table:table-cell office:value-type="float" office:value="641848" calcext:value-type="float">
            <text:p>641848</text:p>
          </table:table-cell>
          <table:table-cell table:number-columns-repeated="2"/>
          <table:table-cell office:value-type="float" office:value="645901" calcext:value-type="float">
            <text:p>645901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43657" calcext:value-type="float">
            <text:p>343657</text:p>
          </table:table-cell>
          <table:table-cell table:number-columns-repeated="2"/>
          <table:table-cell office:value-type="float" office:value="348310" calcext:value-type="float">
            <text:p>348310</text:p>
          </table:table-cell>
          <table:table-cell table:number-columns-repeated="2"/>
          <table:table-cell office:value-type="float" office:value="832508" calcext:value-type="float">
            <text:p>832508</text:p>
          </table:table-cell>
          <table:table-cell table:number-columns-repeated="2"/>
          <table:table-cell office:value-type="float" office:value="840042" calcext:value-type="float">
            <text:p>840042</text:p>
          </table:table-cell>
          <table:table-cell table:number-columns-repeated="2"/>
          <table:table-cell office:value-type="float" office:value="766782" calcext:value-type="float">
            <text:p>766782</text:p>
          </table:table-cell>
          <table:table-cell table:number-columns-repeated="2"/>
          <table:table-cell office:value-type="float" office:value="428508" calcext:value-type="float">
            <text:p>428508</text:p>
          </table:table-cell>
          <table:table-cell table:number-columns-repeated="2"/>
          <table:table-cell office:value-type="float" office:value="628978" calcext:value-type="float">
            <text:p>628978</text:p>
          </table:table-cell>
          <table:table-cell table:number-columns-repeated="3"/>
          <table:table-cell office:value-type="float" office:value="348723" calcext:value-type="float">
            <text:p>348723</text:p>
          </table:table-cell>
          <table:table-cell table:number-columns-repeated="3"/>
          <table:table-cell office:value-type="float" office:value="766070" calcext:value-type="float">
            <text:p>766070</text:p>
          </table:table-cell>
          <table:table-cell table:number-columns-repeated="2"/>
          <table:table-cell office:value-type="float" office:value="244552" calcext:value-type="float">
            <text:p>244552</text:p>
          </table:table-cell>
          <table:table-cell table:number-columns-repeated="2"/>
          <table:table-cell office:value-type="float" office:value="366437" calcext:value-type="float">
            <text:p>366437</text:p>
          </table:table-cell>
          <table:table-cell table:number-columns-repeated="2"/>
          <table:table-cell office:value-type="float" office:value="627861" calcext:value-type="float">
            <text:p>627861</text:p>
          </table:table-cell>
          <table:table-cell table:number-columns-repeated="2"/>
          <table:table-cell office:value-type="float" office:value="614258" calcext:value-type="float">
            <text:p>61425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09351" calcext:value-type="float">
            <text:p>309351</text:p>
          </table:table-cell>
          <table:table-cell table:number-columns-repeated="2"/>
          <table:table-cell office:value-type="float" office:value="345605" calcext:value-type="float">
            <text:p>345605</text:p>
          </table:table-cell>
          <table:table-cell table:number-columns-repeated="2"/>
          <table:table-cell office:value-type="float" office:value="774178" calcext:value-type="float">
            <text:p>774178</text:p>
          </table:table-cell>
          <table:table-cell table:number-columns-repeated="2"/>
          <table:table-cell office:value-type="float" office:value="771046" calcext:value-type="float">
            <text:p>771046</text:p>
          </table:table-cell>
          <table:table-cell table:number-columns-repeated="2"/>
          <table:table-cell office:value-type="float" office:value="769768" calcext:value-type="float">
            <text:p>769768</text:p>
          </table:table-cell>
          <table:table-cell table:number-columns-repeated="2"/>
          <table:table-cell office:value-type="float" office:value="370829" calcext:value-type="float">
            <text:p>370829</text:p>
          </table:table-cell>
          <table:table-cell table:number-columns-repeated="2"/>
          <table:table-cell office:value-type="float" office:value="695603" calcext:value-type="float">
            <text:p>695603</text:p>
          </table:table-cell>
          <table:table-cell table:number-columns-repeated="3"/>
          <table:table-cell office:value-type="float" office:value="437332" calcext:value-type="float">
            <text:p>437332</text:p>
          </table:table-cell>
          <table:table-cell table:number-columns-repeated="3"/>
          <table:table-cell office:value-type="float" office:value="733943" calcext:value-type="float">
            <text:p>733943</text:p>
          </table:table-cell>
          <table:table-cell table:number-columns-repeated="2"/>
          <table:table-cell office:value-type="float" office:value="498696" calcext:value-type="float">
            <text:p>498696</text:p>
          </table:table-cell>
          <table:table-cell table:number-columns-repeated="2"/>
          <table:table-cell office:value-type="float" office:value="534886" calcext:value-type="float">
            <text:p>534886</text:p>
          </table:table-cell>
          <table:table-cell table:number-columns-repeated="2"/>
          <table:table-cell office:value-type="float" office:value="606320" calcext:value-type="float">
            <text:p>606320</text:p>
          </table:table-cell>
          <table:table-cell table:number-columns-repeated="2"/>
          <table:table-cell office:value-type="float" office:value="608723" calcext:value-type="float">
            <text:p>608723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44253" calcext:value-type="float">
            <text:p>144253</text:p>
          </table:table-cell>
          <table:table-cell table:number-columns-repeated="2"/>
          <table:table-cell office:value-type="float" office:value="234865" calcext:value-type="float">
            <text:p>234865</text:p>
          </table:table-cell>
          <table:table-cell table:number-columns-repeated="2"/>
          <table:table-cell office:value-type="float" office:value="213972" calcext:value-type="float">
            <text:p>213972</text:p>
          </table:table-cell>
          <table:table-cell table:number-columns-repeated="2"/>
          <table:table-cell office:value-type="float" office:value="215995" calcext:value-type="float">
            <text:p>215995</text:p>
          </table:table-cell>
          <table:table-cell table:number-columns-repeated="2"/>
          <table:table-cell office:value-type="float" office:value="168280" calcext:value-type="float">
            <text:p>168280</text:p>
          </table:table-cell>
          <table:table-cell table:number-columns-repeated="2"/>
          <table:table-cell office:value-type="float" office:value="235898" calcext:value-type="float">
            <text:p>235898</text:p>
          </table:table-cell>
          <table:table-cell table:number-columns-repeated="2"/>
          <table:table-cell office:value-type="float" office:value="172069" calcext:value-type="float">
            <text:p>172069</text:p>
          </table:table-cell>
          <table:table-cell table:number-columns-repeated="3"/>
          <table:table-cell office:value-type="float" office:value="139115" calcext:value-type="float">
            <text:p>139115</text:p>
          </table:table-cell>
          <table:table-cell table:number-columns-repeated="3"/>
          <table:table-cell office:value-type="float" office:value="173479" calcext:value-type="float">
            <text:p>173479</text:p>
          </table:table-cell>
          <table:table-cell table:number-columns-repeated="2"/>
          <table:table-cell office:value-type="float" office:value="327867" calcext:value-type="float">
            <text:p>327867</text:p>
          </table:table-cell>
          <table:table-cell table:number-columns-repeated="2"/>
          <table:table-cell office:value-type="float" office:value="363535" calcext:value-type="float">
            <text:p>363535</text:p>
          </table:table-cell>
          <table:table-cell table:number-columns-repeated="2"/>
          <table:table-cell office:value-type="float" office:value="408257" calcext:value-type="float">
            <text:p>408257</text:p>
          </table:table-cell>
          <table:table-cell table:number-columns-repeated="2"/>
          <table:table-cell office:value-type="float" office:value="405375" calcext:value-type="float">
            <text:p>405375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60862" calcext:value-type="float">
            <text:p>260862</text:p>
          </table:table-cell>
          <table:table-cell table:number-columns-repeated="2"/>
          <table:table-cell office:value-type="float" office:value="307278" calcext:value-type="float">
            <text:p>307278</text:p>
          </table:table-cell>
          <table:table-cell table:number-columns-repeated="2"/>
          <table:table-cell office:value-type="float" office:value="335327" calcext:value-type="float">
            <text:p>335327</text:p>
          </table:table-cell>
          <table:table-cell table:number-columns-repeated="2"/>
          <table:table-cell office:value-type="float" office:value="332286" calcext:value-type="float">
            <text:p>332286</text:p>
          </table:table-cell>
          <table:table-cell table:number-columns-repeated="2"/>
          <table:table-cell office:value-type="float" office:value="255612" calcext:value-type="float">
            <text:p>255612</text:p>
          </table:table-cell>
          <table:table-cell table:number-columns-repeated="2"/>
          <table:table-cell office:value-type="float" office:value="168917" calcext:value-type="float">
            <text:p>168917</text:p>
          </table:table-cell>
          <table:table-cell table:number-columns-repeated="2"/>
          <table:table-cell office:value-type="float" office:value="258407" calcext:value-type="float">
            <text:p>258407</text:p>
          </table:table-cell>
          <table:table-cell table:number-columns-repeated="3"/>
          <table:table-cell office:value-type="float" office:value="221111" calcext:value-type="float">
            <text:p>221111</text:p>
          </table:table-cell>
          <table:table-cell table:number-columns-repeated="3"/>
          <table:table-cell office:value-type="float" office:value="264034" calcext:value-type="float">
            <text:p>264034</text:p>
          </table:table-cell>
          <table:table-cell table:number-columns-repeated="2"/>
          <table:table-cell office:value-type="float" office:value="341739" calcext:value-type="float">
            <text:p>341739</text:p>
          </table:table-cell>
          <table:table-cell table:number-columns-repeated="2"/>
          <table:table-cell office:value-type="float" office:value="323115" calcext:value-type="float">
            <text:p>323115</text:p>
          </table:table-cell>
          <table:table-cell table:number-columns-repeated="2"/>
          <table:table-cell office:value-type="float" office:value="511912" calcext:value-type="float">
            <text:p>511912</text:p>
          </table:table-cell>
          <table:table-cell table:number-columns-repeated="2"/>
          <table:table-cell office:value-type="float" office:value="522598" calcext:value-type="float">
            <text:p>522598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16210" calcext:value-type="float">
            <text:p>216210</text:p>
          </table:table-cell>
          <table:table-cell table:number-columns-repeated="2"/>
          <table:table-cell office:value-type="float" office:value="244968" calcext:value-type="float">
            <text:p>244968</text:p>
          </table:table-cell>
          <table:table-cell table:number-columns-repeated="2"/>
          <table:table-cell office:value-type="float" office:value="451248" calcext:value-type="float">
            <text:p>451248</text:p>
          </table:table-cell>
          <table:table-cell table:number-columns-repeated="2"/>
          <table:table-cell office:value-type="float" office:value="452740" calcext:value-type="float">
            <text:p>452740</text:p>
          </table:table-cell>
          <table:table-cell table:number-columns-repeated="2"/>
          <table:table-cell office:value-type="float" office:value="320429" calcext:value-type="float">
            <text:p>320429</text:p>
          </table:table-cell>
          <table:table-cell table:number-columns-repeated="2"/>
          <table:table-cell office:value-type="float" office:value="164670" calcext:value-type="float">
            <text:p>164670</text:p>
          </table:table-cell>
          <table:table-cell table:number-columns-repeated="2"/>
          <table:table-cell office:value-type="float" office:value="318726" calcext:value-type="float">
            <text:p>318726</text:p>
          </table:table-cell>
          <table:table-cell table:number-columns-repeated="3"/>
          <table:table-cell office:value-type="float" office:value="163028" calcext:value-type="float">
            <text:p>163028</text:p>
          </table:table-cell>
          <table:table-cell table:number-columns-repeated="3"/>
          <table:table-cell office:value-type="float" office:value="320040" calcext:value-type="float">
            <text:p>320040</text:p>
          </table:table-cell>
          <table:table-cell table:number-columns-repeated="2"/>
          <table:table-cell office:value-type="float" office:value="280374" calcext:value-type="float">
            <text:p>280374</text:p>
          </table:table-cell>
          <table:table-cell table:number-columns-repeated="2"/>
          <table:table-cell office:value-type="float" office:value="335760" calcext:value-type="float">
            <text:p>335760</text:p>
          </table:table-cell>
          <table:table-cell table:number-columns-repeated="2"/>
          <table:table-cell office:value-type="float" office:value="594265" calcext:value-type="float">
            <text:p>594265</text:p>
          </table:table-cell>
          <table:table-cell table:number-columns-repeated="2"/>
          <table:table-cell office:value-type="float" office:value="591599" calcext:value-type="float">
            <text:p>591599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58846" calcext:value-type="float">
            <text:p>258846</text:p>
          </table:table-cell>
          <table:table-cell table:number-columns-repeated="2"/>
          <table:table-cell office:value-type="float" office:value="319405" calcext:value-type="float">
            <text:p>319405</text:p>
          </table:table-cell>
          <table:table-cell table:number-columns-repeated="2"/>
          <table:table-cell office:value-type="float" office:value="527220" calcext:value-type="float">
            <text:p>527220</text:p>
          </table:table-cell>
          <table:table-cell table:number-columns-repeated="2"/>
          <table:table-cell office:value-type="float" office:value="529326" calcext:value-type="float">
            <text:p>529326</text:p>
          </table:table-cell>
          <table:table-cell table:number-columns-repeated="2"/>
          <table:table-cell office:value-type="float" office:value="413155" calcext:value-type="float">
            <text:p>413155</text:p>
          </table:table-cell>
          <table:table-cell table:number-columns-repeated="2"/>
          <table:table-cell office:value-type="float" office:value="256786" calcext:value-type="float">
            <text:p>256786</text:p>
          </table:table-cell>
          <table:table-cell table:number-columns-repeated="2"/>
          <table:table-cell office:value-type="float" office:value="424869" calcext:value-type="float">
            <text:p>424869</text:p>
          </table:table-cell>
          <table:table-cell table:number-columns-repeated="3"/>
          <table:table-cell office:value-type="float" office:value="323727" calcext:value-type="float">
            <text:p>323727</text:p>
          </table:table-cell>
          <table:table-cell table:number-columns-repeated="3"/>
          <table:table-cell office:value-type="float" office:value="413177" calcext:value-type="float">
            <text:p>413177</text:p>
          </table:table-cell>
          <table:table-cell table:number-columns-repeated="2"/>
          <table:table-cell office:value-type="float" office:value="391801" calcext:value-type="float">
            <text:p>391801</text:p>
          </table:table-cell>
          <table:table-cell table:number-columns-repeated="2"/>
          <table:table-cell office:value-type="float" office:value="364601" calcext:value-type="float">
            <text:p>364601</text:p>
          </table:table-cell>
          <table:table-cell table:number-columns-repeated="2"/>
          <table:table-cell office:value-type="float" office:value="607355" calcext:value-type="float">
            <text:p>607355</text:p>
          </table:table-cell>
          <table:table-cell table:number-columns-repeated="2"/>
          <table:table-cell office:value-type="float" office:value="619301" calcext:value-type="float">
            <text:p>619301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401009" calcext:value-type="float">
            <text:p>401009</text:p>
          </table:table-cell>
          <table:table-cell table:number-columns-repeated="2"/>
          <table:table-cell office:value-type="float" office:value="347923" calcext:value-type="float">
            <text:p>347923</text:p>
          </table:table-cell>
          <table:table-cell table:number-columns-repeated="2"/>
          <table:table-cell office:value-type="float" office:value="656002" calcext:value-type="float">
            <text:p>656002</text:p>
          </table:table-cell>
          <table:table-cell table:number-columns-repeated="2"/>
          <table:table-cell office:value-type="float" office:value="658383" calcext:value-type="float">
            <text:p>658383</text:p>
          </table:table-cell>
          <table:table-cell table:number-columns-repeated="2"/>
          <table:table-cell office:value-type="float" office:value="550833" calcext:value-type="float">
            <text:p>550833</text:p>
          </table:table-cell>
          <table:table-cell table:number-columns-repeated="2"/>
          <table:table-cell office:value-type="float" office:value="329773" calcext:value-type="float">
            <text:p>329773</text:p>
          </table:table-cell>
          <table:table-cell table:number-columns-repeated="2"/>
          <table:table-cell office:value-type="float" office:value="556398" calcext:value-type="float">
            <text:p>556398</text:p>
          </table:table-cell>
          <table:table-cell table:number-columns-repeated="3"/>
          <table:table-cell office:value-type="float" office:value="287797" calcext:value-type="float">
            <text:p>287797</text:p>
          </table:table-cell>
          <table:table-cell table:number-columns-repeated="3"/>
          <table:table-cell office:value-type="float" office:value="555404" calcext:value-type="float">
            <text:p>555404</text:p>
          </table:table-cell>
          <table:table-cell table:number-columns-repeated="2"/>
          <table:table-cell office:value-type="float" office:value="266973" calcext:value-type="float">
            <text:p>266973</text:p>
          </table:table-cell>
          <table:table-cell table:number-columns-repeated="2"/>
          <table:table-cell office:value-type="float" office:value="316215" calcext:value-type="float">
            <text:p>316215</text:p>
          </table:table-cell>
          <table:table-cell table:number-columns-repeated="2"/>
          <table:table-cell office:value-type="float" office:value="662366" calcext:value-type="float">
            <text:p>662366</text:p>
          </table:table-cell>
          <table:table-cell table:number-columns-repeated="2"/>
          <table:table-cell office:value-type="float" office:value="684958" calcext:value-type="float">
            <text:p>68495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79059" calcext:value-type="float">
            <text:p>279059</text:p>
          </table:table-cell>
          <table:table-cell table:number-columns-repeated="2"/>
          <table:table-cell office:value-type="float" office:value="348067" calcext:value-type="float">
            <text:p>348067</text:p>
          </table:table-cell>
          <table:table-cell table:number-columns-repeated="2"/>
          <table:table-cell office:value-type="float" office:value="762835" calcext:value-type="float">
            <text:p>762835</text:p>
          </table:table-cell>
          <table:table-cell table:number-columns-repeated="2"/>
          <table:table-cell office:value-type="float" office:value="744538" calcext:value-type="float">
            <text:p>744538</text:p>
          </table:table-cell>
          <table:table-cell table:number-columns-repeated="2"/>
          <table:table-cell office:value-type="float" office:value="628401" calcext:value-type="float">
            <text:p>628401</text:p>
          </table:table-cell>
          <table:table-cell table:number-columns-repeated="2"/>
          <table:table-cell office:value-type="float" office:value="327973" calcext:value-type="float">
            <text:p>327973</text:p>
          </table:table-cell>
          <table:table-cell table:number-columns-repeated="2"/>
          <table:table-cell office:value-type="float" office:value="651431" calcext:value-type="float">
            <text:p>651431</text:p>
          </table:table-cell>
          <table:table-cell table:number-columns-repeated="3"/>
          <table:table-cell office:value-type="float" office:value="331119" calcext:value-type="float">
            <text:p>331119</text:p>
          </table:table-cell>
          <table:table-cell table:number-columns-repeated="3"/>
          <table:table-cell office:value-type="float" office:value="639205" calcext:value-type="float">
            <text:p>639205</text:p>
          </table:table-cell>
          <table:table-cell table:number-columns-repeated="2"/>
          <table:table-cell office:value-type="float" office:value="351313" calcext:value-type="float">
            <text:p>351313</text:p>
          </table:table-cell>
          <table:table-cell table:number-columns-repeated="2"/>
          <table:table-cell office:value-type="float" office:value="319313" calcext:value-type="float">
            <text:p>319313</text:p>
          </table:table-cell>
          <table:table-cell table:number-columns-repeated="2"/>
          <table:table-cell office:value-type="float" office:value="627300" calcext:value-type="float">
            <text:p>627300</text:p>
          </table:table-cell>
          <table:table-cell table:number-columns-repeated="2"/>
          <table:table-cell office:value-type="float" office:value="634764" calcext:value-type="float">
            <text:p>634764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70866" calcext:value-type="float">
            <text:p>370866</text:p>
          </table:table-cell>
          <table:table-cell table:number-columns-repeated="2"/>
          <table:table-cell office:value-type="float" office:value="410002" calcext:value-type="float">
            <text:p>410002</text:p>
          </table:table-cell>
          <table:table-cell table:number-columns-repeated="2"/>
          <table:table-cell office:value-type="float" office:value="836556" calcext:value-type="float">
            <text:p>836556</text:p>
          </table:table-cell>
          <table:table-cell table:number-columns-repeated="2"/>
          <table:table-cell office:value-type="float" office:value="823169" calcext:value-type="float">
            <text:p>823169</text:p>
          </table:table-cell>
          <table:table-cell table:number-columns-repeated="2"/>
          <table:table-cell office:value-type="float" office:value="749078" calcext:value-type="float">
            <text:p>749078</text:p>
          </table:table-cell>
          <table:table-cell table:number-columns-repeated="2"/>
          <table:table-cell office:value-type="float" office:value="313202" calcext:value-type="float">
            <text:p>313202</text:p>
          </table:table-cell>
          <table:table-cell table:number-columns-repeated="2"/>
          <table:table-cell office:value-type="float" office:value="741356" calcext:value-type="float">
            <text:p>741356</text:p>
          </table:table-cell>
          <table:table-cell table:number-columns-repeated="3"/>
          <table:table-cell office:value-type="float" office:value="529211" calcext:value-type="float">
            <text:p>529211</text:p>
          </table:table-cell>
          <table:table-cell table:number-columns-repeated="3"/>
          <table:table-cell office:value-type="float" office:value="748447" calcext:value-type="float">
            <text:p>748447</text:p>
          </table:table-cell>
          <table:table-cell table:number-columns-repeated="2"/>
          <table:table-cell office:value-type="float" office:value="269319" calcext:value-type="float">
            <text:p>269319</text:p>
          </table:table-cell>
          <table:table-cell table:number-columns-repeated="2"/>
          <table:table-cell office:value-type="float" office:value="357012" calcext:value-type="float">
            <text:p>357012</text:p>
          </table:table-cell>
          <table:table-cell table:number-columns-repeated="2"/>
          <table:table-cell office:value-type="float" office:value="606585" calcext:value-type="float">
            <text:p>606585</text:p>
          </table:table-cell>
          <table:table-cell table:number-columns-repeated="2"/>
          <table:table-cell office:value-type="float" office:value="623387" calcext:value-type="float">
            <text:p>623387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29526" calcext:value-type="float">
            <text:p>329526</text:p>
          </table:table-cell>
          <table:table-cell table:number-columns-repeated="2"/>
          <table:table-cell office:value-type="float" office:value="358171" calcext:value-type="float">
            <text:p>358171</text:p>
          </table:table-cell>
          <table:table-cell table:number-columns-repeated="2"/>
          <table:table-cell office:value-type="float" office:value="871743" calcext:value-type="float">
            <text:p>871743</text:p>
          </table:table-cell>
          <table:table-cell table:number-columns-repeated="2"/>
          <table:table-cell office:value-type="float" office:value="867138" calcext:value-type="float">
            <text:p>867138</text:p>
          </table:table-cell>
          <table:table-cell table:number-columns-repeated="2"/>
          <table:table-cell office:value-type="float" office:value="859749" calcext:value-type="float">
            <text:p>859749</text:p>
          </table:table-cell>
          <table:table-cell table:number-columns-repeated="2"/>
          <table:table-cell office:value-type="float" office:value="326391" calcext:value-type="float">
            <text:p>326391</text:p>
          </table:table-cell>
          <table:table-cell table:number-columns-repeated="2"/>
          <table:table-cell office:value-type="float" office:value="790575" calcext:value-type="float">
            <text:p>790575</text:p>
          </table:table-cell>
          <table:table-cell table:number-columns-repeated="3"/>
          <table:table-cell office:value-type="float" office:value="335880" calcext:value-type="float">
            <text:p>335880</text:p>
          </table:table-cell>
          <table:table-cell table:number-columns-repeated="3"/>
          <table:table-cell office:value-type="float" office:value="791931" calcext:value-type="float">
            <text:p>791931</text:p>
          </table:table-cell>
          <table:table-cell table:number-columns-repeated="2"/>
          <table:table-cell office:value-type="float" office:value="345443" calcext:value-type="float">
            <text:p>345443</text:p>
          </table:table-cell>
          <table:table-cell table:number-columns-repeated="2"/>
          <table:table-cell office:value-type="float" office:value="341180" calcext:value-type="float">
            <text:p>341180</text:p>
          </table:table-cell>
          <table:table-cell table:number-columns-repeated="2"/>
          <table:table-cell office:value-type="float" office:value="642351" calcext:value-type="float">
            <text:p>642351</text:p>
          </table:table-cell>
          <table:table-cell table:number-columns-repeated="2"/>
          <table:table-cell office:value-type="float" office:value="664534" calcext:value-type="float">
            <text:p>664534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60723" calcext:value-type="float">
            <text:p>360723</text:p>
          </table:table-cell>
          <table:table-cell table:number-columns-repeated="2"/>
          <table:table-cell office:value-type="float" office:value="353012" calcext:value-type="float">
            <text:p>353012</text:p>
          </table:table-cell>
          <table:table-cell table:number-columns-repeated="2"/>
          <table:table-cell office:value-type="float" office:value="864664" calcext:value-type="float">
            <text:p>864664</text:p>
          </table:table-cell>
          <table:table-cell table:number-columns-repeated="2"/>
          <table:table-cell office:value-type="float" office:value="880087" calcext:value-type="float">
            <text:p>880087</text:p>
          </table:table-cell>
          <table:table-cell table:number-columns-repeated="2"/>
          <table:table-cell office:value-type="float" office:value="790661" calcext:value-type="float">
            <text:p>790661</text:p>
          </table:table-cell>
          <table:table-cell table:number-columns-repeated="2"/>
          <table:table-cell office:value-type="float" office:value="321586" calcext:value-type="float">
            <text:p>321586</text:p>
          </table:table-cell>
          <table:table-cell table:number-columns-repeated="2"/>
          <table:table-cell office:value-type="float" office:value="747516" calcext:value-type="float">
            <text:p>747516</text:p>
          </table:table-cell>
          <table:table-cell table:number-columns-repeated="3"/>
          <table:table-cell office:value-type="float" office:value="383117" calcext:value-type="float">
            <text:p>383117</text:p>
          </table:table-cell>
          <table:table-cell table:number-columns-repeated="3"/>
          <table:table-cell office:value-type="float" office:value="713201" calcext:value-type="float">
            <text:p>713201</text:p>
          </table:table-cell>
          <table:table-cell table:number-columns-repeated="2"/>
          <table:table-cell office:value-type="float" office:value="353124" calcext:value-type="float">
            <text:p>353124</text:p>
          </table:table-cell>
          <table:table-cell table:number-columns-repeated="2"/>
          <table:table-cell office:value-type="float" office:value="309585" calcext:value-type="float">
            <text:p>309585</text:p>
          </table:table-cell>
          <table:table-cell table:number-columns-repeated="2"/>
          <table:table-cell office:value-type="float" office:value="619916" calcext:value-type="float">
            <text:p>619916</text:p>
          </table:table-cell>
          <table:table-cell table:number-columns-repeated="2"/>
          <table:table-cell office:value-type="float" office:value="602958" calcext:value-type="float">
            <text:p>602958</text:p>
          </table:table-cell>
          <table:table-cell table:number-columns-repeated="2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iozon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lete.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low:</text:p>
          </table:table-cell>
          <table:table-cell table:number-columns-repeated="7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Writer report</text:p>
          </table:table-cell>
          <table:table-cell table:number-columns-repeated="79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4096</text:p>
          </table:table-cell>
          <table:table-cell table:style-name="ce1" office:value-type="string" calcext:value-type="string">
            <text:p>8192</text:p>
          </table:table-cell>
          <table:table-cell table:style-name="ce1" office:value-type="string" calcext:value-type="string">
            <text:p>1638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64</text:p>
          </table:table-cell>
          <table:table-cell office:value-type="float" office:value="15114" calcext:value-type="float">
            <text:p>15114</text:p>
          </table:table-cell>
          <table:table-cell office:value-type="float" office:value="36347" calcext:value-type="float">
            <text:p>36347</text:p>
          </table:table-cell>
          <table:table-cell office:value-type="float" office:value="62287" calcext:value-type="float">
            <text:p>62287</text:p>
          </table:table-cell>
          <table:table-cell office:value-type="float" office:value="92820" calcext:value-type="float">
            <text:p>92820</text:p>
          </table:table-cell>
          <table:table-cell office:value-type="float" office:value="120777" calcext:value-type="float">
            <text:p>120777</text:p>
          </table:table-cell>
          <table:table-cell table:number-columns-repeated="74"/>
        </table:table-row>
        <table:table-row table:style-name="ro1">
          <table:table-cell table:style-name="ce1" office:value-type="string" calcext:value-type="string">
            <text:p>128</text:p>
          </table:table-cell>
          <table:table-cell office:value-type="float" office:value="22973" calcext:value-type="float">
            <text:p>22973</text:p>
          </table:table-cell>
          <table:table-cell office:value-type="float" office:value="40300" calcext:value-type="float">
            <text:p>40300</text:p>
          </table:table-cell>
          <table:table-cell office:value-type="float" office:value="72545" calcext:value-type="float">
            <text:p>72545</text:p>
          </table:table-cell>
          <table:table-cell office:value-type="float" office:value="115502" calcext:value-type="float">
            <text:p>115502</text:p>
          </table:table-cell>
          <table:table-cell office:value-type="float" office:value="128824" calcext:value-type="float">
            <text:p>128824</text:p>
          </table:table-cell>
          <table:table-cell office:value-type="float" office:value="167342" calcext:value-type="float">
            <text:p>167342</text:p>
          </table:table-cell>
          <table:table-cell table:number-columns-repeated="73"/>
        </table:table-row>
        <table:table-row table:style-name="ro1">
          <table:table-cell table:style-name="ce1" office:value-type="string" calcext:value-type="string">
            <text:p>256</text:p>
          </table:table-cell>
          <table:table-cell office:value-type="float" office:value="22775" calcext:value-type="float">
            <text:p>22775</text:p>
          </table:table-cell>
          <table:table-cell office:value-type="float" office:value="44127" calcext:value-type="float">
            <text:p>44127</text:p>
          </table:table-cell>
          <table:table-cell office:value-type="float" office:value="79443" calcext:value-type="float">
            <text:p>79443</text:p>
          </table:table-cell>
          <table:table-cell office:value-type="float" office:value="126388" calcext:value-type="float">
            <text:p>126388</text:p>
          </table:table-cell>
          <table:table-cell office:value-type="float" office:value="184917" calcext:value-type="float">
            <text:p>184917</text:p>
          </table:table-cell>
          <table:table-cell office:value-type="float" office:value="255208" calcext:value-type="float">
            <text:p>255208</text:p>
          </table:table-cell>
          <table:table-cell office:value-type="float" office:value="315542" calcext:value-type="float">
            <text:p>315542</text:p>
          </table:table-cell>
          <table:table-cell table:number-columns-repeated="72"/>
        </table:table-row>
        <table:table-row table:style-name="ro1">
          <table:table-cell table:style-name="ce1" office:value-type="string" calcext:value-type="string">
            <text:p>512</text:p>
          </table:table-cell>
          <table:table-cell office:value-type="float" office:value="24274" calcext:value-type="float">
            <text:p>24274</text:p>
          </table:table-cell>
          <table:table-cell office:value-type="float" office:value="45187" calcext:value-type="float">
            <text:p>45187</text:p>
          </table:table-cell>
          <table:table-cell office:value-type="float" office:value="82669" calcext:value-type="float">
            <text:p>82669</text:p>
          </table:table-cell>
          <table:table-cell office:value-type="float" office:value="126723" calcext:value-type="float">
            <text:p>126723</text:p>
          </table:table-cell>
          <table:table-cell office:value-type="float" office:value="186005" calcext:value-type="float">
            <text:p>186005</text:p>
          </table:table-cell>
          <table:table-cell office:value-type="float" office:value="128446" calcext:value-type="float">
            <text:p>128446</text:p>
          </table:table-cell>
          <table:table-cell office:value-type="float" office:value="338221" calcext:value-type="float">
            <text:p>338221</text:p>
          </table:table-cell>
          <table:table-cell office:value-type="float" office:value="344734" calcext:value-type="float">
            <text:p>344734</text:p>
          </table:table-cell>
          <table:table-cell table:number-columns-repeated="71"/>
        </table:table-row>
        <table:table-row table:style-name="ro1">
          <table:table-cell table:style-name="ce1" office:value-type="string" calcext:value-type="string">
            <text:p>1024</text:p>
          </table:table-cell>
          <table:table-cell office:value-type="float" office:value="24104" calcext:value-type="float">
            <text:p>24104</text:p>
          </table:table-cell>
          <table:table-cell office:value-type="float" office:value="42148" calcext:value-type="float">
            <text:p>42148</text:p>
          </table:table-cell>
          <table:table-cell office:value-type="float" office:value="79108" calcext:value-type="float">
            <text:p>79108</text:p>
          </table:table-cell>
          <table:table-cell office:value-type="float" office:value="137226" calcext:value-type="float">
            <text:p>137226</text:p>
          </table:table-cell>
          <table:table-cell office:value-type="float" office:value="213217" calcext:value-type="float">
            <text:p>213217</text:p>
          </table:table-cell>
          <table:table-cell office:value-type="float" office:value="304453" calcext:value-type="float">
            <text:p>304453</text:p>
          </table:table-cell>
          <table:table-cell office:value-type="float" office:value="362953" calcext:value-type="float">
            <text:p>362953</text:p>
          </table:table-cell>
          <table:table-cell office:value-type="float" office:value="412637" calcext:value-type="float">
            <text:p>412637</text:p>
          </table:table-cell>
          <table:table-cell office:value-type="float" office:value="577421" calcext:value-type="float">
            <text:p>577421</text:p>
          </table:table-cell>
          <table:table-cell table:number-columns-repeated="7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office:value-type="float" office:value="22100" calcext:value-type="float">
            <text:p>22100</text:p>
          </table:table-cell>
          <table:table-cell office:value-type="float" office:value="43173" calcext:value-type="float">
            <text:p>43173</text:p>
          </table:table-cell>
          <table:table-cell office:value-type="float" office:value="81202" calcext:value-type="float">
            <text:p>81202</text:p>
          </table:table-cell>
          <table:table-cell office:value-type="float" office:value="144411" calcext:value-type="float">
            <text:p>144411</text:p>
          </table:table-cell>
          <table:table-cell office:value-type="float" office:value="219356" calcext:value-type="float">
            <text:p>219356</text:p>
          </table:table-cell>
          <table:table-cell office:value-type="float" office:value="355407" calcext:value-type="float">
            <text:p>355407</text:p>
          </table:table-cell>
          <table:table-cell office:value-type="float" office:value="435364" calcext:value-type="float">
            <text:p>435364</text:p>
          </table:table-cell>
          <table:table-cell office:value-type="float" office:value="496713" calcext:value-type="float">
            <text:p>496713</text:p>
          </table:table-cell>
          <table:table-cell office:value-type="float" office:value="672732" calcext:value-type="float">
            <text:p>672732</text:p>
          </table:table-cell>
          <table:table-cell office:value-type="float" office:value="632196" calcext:value-type="float">
            <text:p>632196</text:p>
          </table:table-cell>
          <table:table-cell table:number-columns-repeated="69"/>
        </table:table-row>
        <table:table-row table:style-name="ro1">
          <table:table-cell table:style-name="ce1" office:value-type="string" calcext:value-type="string">
            <text:p>4096</text:p>
          </table:table-cell>
          <table:table-cell office:value-type="float" office:value="21851" calcext:value-type="float">
            <text:p>21851</text:p>
          </table:table-cell>
          <table:table-cell office:value-type="float" office:value="42279" calcext:value-type="float">
            <text:p>42279</text:p>
          </table:table-cell>
          <table:table-cell office:value-type="float" office:value="86108" calcext:value-type="float">
            <text:p>86108</text:p>
          </table:table-cell>
          <table:table-cell office:value-type="float" office:value="145517" calcext:value-type="float">
            <text:p>145517</text:p>
          </table:table-cell>
          <table:table-cell office:value-type="float" office:value="247607" calcext:value-type="float">
            <text:p>247607</text:p>
          </table:table-cell>
          <table:table-cell office:value-type="float" office:value="335136" calcext:value-type="float">
            <text:p>335136</text:p>
          </table:table-cell>
          <table:table-cell office:value-type="float" office:value="331659" calcext:value-type="float">
            <text:p>331659</text:p>
          </table:table-cell>
          <table:table-cell office:value-type="float" office:value="302040" calcext:value-type="float">
            <text:p>302040</text:p>
          </table:table-cell>
          <table:table-cell office:value-type="float" office:value="364763" calcext:value-type="float">
            <text:p>364763</text:p>
          </table:table-cell>
          <table:table-cell office:value-type="float" office:value="418548" calcext:value-type="float">
            <text:p>418548</text:p>
          </table:table-cell>
          <table:table-cell office:value-type="float" office:value="495553" calcext:value-type="float">
            <text:p>495553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8192</text:p>
          </table:table-cell>
          <table:table-cell office:value-type="float" office:value="21212" calcext:value-type="float">
            <text:p>21212</text:p>
          </table:table-cell>
          <table:table-cell office:value-type="float" office:value="43609" calcext:value-type="float">
            <text:p>43609</text:p>
          </table:table-cell>
          <table:table-cell office:value-type="float" office:value="73303" calcext:value-type="float">
            <text:p>73303</text:p>
          </table:table-cell>
          <table:table-cell office:value-type="float" office:value="119257" calcext:value-type="float">
            <text:p>119257</text:p>
          </table:table-cell>
          <table:table-cell office:value-type="float" office:value="176786" calcext:value-type="float">
            <text:p>176786</text:p>
          </table:table-cell>
          <table:table-cell office:value-type="float" office:value="213745" calcext:value-type="float">
            <text:p>213745</text:p>
          </table:table-cell>
          <table:table-cell office:value-type="float" office:value="248377" calcext:value-type="float">
            <text:p>248377</text:p>
          </table:table-cell>
          <table:table-cell office:value-type="float" office:value="275473" calcext:value-type="float">
            <text:p>275473</text:p>
          </table:table-cell>
          <table:table-cell office:value-type="float" office:value="318840" calcext:value-type="float">
            <text:p>318840</text:p>
          </table:table-cell>
          <table:table-cell office:value-type="float" office:value="379162" calcext:value-type="float">
            <text:p>379162</text:p>
          </table:table-cell>
          <table:table-cell office:value-type="float" office:value="392192" calcext:value-type="float">
            <text:p>392192</text:p>
          </table:table-cell>
          <table:table-cell office:value-type="float" office:value="370668" calcext:value-type="float">
            <text:p>370668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office:value-type="float" office:value="21281" calcext:value-type="float">
            <text:p>21281</text:p>
          </table:table-cell>
          <table:table-cell office:value-type="float" office:value="40949" calcext:value-type="float">
            <text:p>40949</text:p>
          </table:table-cell>
          <table:table-cell office:value-type="float" office:value="70017" calcext:value-type="float">
            <text:p>70017</text:p>
          </table:table-cell>
          <table:table-cell office:value-type="float" office:value="121036" calcext:value-type="float">
            <text:p>121036</text:p>
          </table:table-cell>
          <table:table-cell office:value-type="float" office:value="165653" calcext:value-type="float">
            <text:p>165653</text:p>
          </table:table-cell>
          <table:table-cell office:value-type="float" office:value="184277" calcext:value-type="float">
            <text:p>184277</text:p>
          </table:table-cell>
          <table:table-cell office:value-type="float" office:value="215976" calcext:value-type="float">
            <text:p>215976</text:p>
          </table:table-cell>
          <table:table-cell office:value-type="float" office:value="224700" calcext:value-type="float">
            <text:p>224700</text:p>
          </table:table-cell>
          <table:table-cell office:value-type="float" office:value="247910" calcext:value-type="float">
            <text:p>247910</text:p>
          </table:table-cell>
          <table:table-cell office:value-type="float" office:value="273232" calcext:value-type="float">
            <text:p>273232</text:p>
          </table:table-cell>
          <table:table-cell office:value-type="float" office:value="270450" calcext:value-type="float">
            <text:p>270450</text:p>
          </table:table-cell>
          <table:table-cell office:value-type="float" office:value="282708" calcext:value-type="float">
            <text:p>282708</text:p>
          </table:table-cell>
          <table:table-cell office:value-type="float" office:value="274838" calcext:value-type="float">
            <text:p>274838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322" calcext:value-type="float">
            <text:p>138322</text:p>
          </table:table-cell>
          <table:table-cell office:value-type="float" office:value="145928" calcext:value-type="float">
            <text:p>145928</text:p>
          </table:table-cell>
          <table:table-cell office:value-type="float" office:value="148841" calcext:value-type="float">
            <text:p>148841</text:p>
          </table:table-cell>
          <table:table-cell office:value-type="float" office:value="144062" calcext:value-type="float">
            <text:p>144062</text:p>
          </table:table-cell>
          <table:table-cell office:value-type="float" office:value="134749" calcext:value-type="float">
            <text:p>134749</text:p>
          </table:table-cell>
          <table:table-cell office:value-type="float" office:value="127755" calcext:value-type="float">
            <text:p>127755</text:p>
          </table:table-cell>
          <table:table-cell office:value-type="float" office:value="104135" calcext:value-type="float">
            <text:p>104135</text:p>
          </table:table-cell>
          <table:table-cell office:value-type="float" office:value="350898" calcext:value-type="float">
            <text:p>350898</text:p>
          </table:table-cell>
          <table:table-cell office:value-type="float" office:value="371835" calcext:value-type="float">
            <text:p>37183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577" calcext:value-type="float">
            <text:p>154577</text:p>
          </table:table-cell>
          <table:table-cell office:value-type="float" office:value="168672" calcext:value-type="float">
            <text:p>168672</text:p>
          </table:table-cell>
          <table:table-cell office:value-type="float" office:value="176068" calcext:value-type="float">
            <text:p>176068</text:p>
          </table:table-cell>
          <table:table-cell office:value-type="float" office:value="158857" calcext:value-type="float">
            <text:p>158857</text:p>
          </table:table-cell>
          <table:table-cell office:value-type="float" office:value="132166" calcext:value-type="float">
            <text:p>132166</text:p>
          </table:table-cell>
          <table:table-cell office:value-type="float" office:value="101723" calcext:value-type="float">
            <text:p>101723</text:p>
          </table:table-cell>
          <table:table-cell office:value-type="float" office:value="56481" calcext:value-type="float">
            <text:p>56481</text:p>
          </table:table-cell>
          <table:table-cell office:value-type="float" office:value="293932" calcext:value-type="float">
            <text:p>293932</text:p>
          </table:table-cell>
          <table:table-cell office:value-type="float" office:value="241522" calcext:value-type="float">
            <text:p>24152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620" calcext:value-type="float">
            <text:p>106620</text:p>
          </table:table-cell>
          <table:table-cell office:value-type="float" office:value="73766" calcext:value-type="float">
            <text:p>73766</text:p>
          </table:table-cell>
          <table:table-cell office:value-type="float" office:value="164860" calcext:value-type="float">
            <text:p>164860</text:p>
          </table:table-cell>
          <table:table-cell office:value-type="float" office:value="113771" calcext:value-type="float">
            <text:p>113771</text:p>
          </table:table-cell>
          <table:table-cell office:value-type="float" office:value="174529" calcext:value-type="float">
            <text:p>174529</text:p>
          </table:table-cell>
          <table:table-cell office:value-type="float" office:value="109277" calcext:value-type="float">
            <text:p>109277</text:p>
          </table:table-cell>
          <table:table-cell office:value-type="float" office:value="119399" calcext:value-type="float">
            <text:p>119399</text:p>
          </table:table-cell>
          <table:table-cell office:value-type="float" office:value="176944" calcext:value-type="float">
            <text:p>176944</text:p>
          </table:table-cell>
          <table:table-cell office:value-type="float" office:value="87525" calcext:value-type="float">
            <text:p>8752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250" calcext:value-type="float">
            <text:p>111250</text:p>
          </table:table-cell>
          <table:table-cell office:value-type="float" office:value="162805" calcext:value-type="float">
            <text:p>162805</text:p>
          </table:table-cell>
          <table:table-cell office:value-type="float" office:value="112489" calcext:value-type="float">
            <text:p>112489</text:p>
          </table:table-cell>
          <table:table-cell office:value-type="float" office:value="81407" calcext:value-type="float">
            <text:p>81407</text:p>
          </table:table-cell>
          <table:table-cell office:value-type="float" office:value="106231" calcext:value-type="float">
            <text:p>106231</text:p>
          </table:table-cell>
          <table:table-cell office:value-type="float" office:value="89426" calcext:value-type="float">
            <text:p>89426</text:p>
          </table:table-cell>
          <table:table-cell office:value-type="float" office:value="116894" calcext:value-type="float">
            <text:p>116894</text:p>
          </table:table-cell>
          <table:table-cell office:value-type="float" office:value="208974" calcext:value-type="float">
            <text:p>208974</text:p>
          </table:table-cell>
          <table:table-cell office:value-type="float" office:value="231820" calcext:value-type="float">
            <text:p>23182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574" calcext:value-type="float">
            <text:p>132574</text:p>
          </table:table-cell>
          <table:table-cell office:value-type="float" office:value="184157" calcext:value-type="float">
            <text:p>184157</text:p>
          </table:table-cell>
          <table:table-cell office:value-type="float" office:value="231920" calcext:value-type="float">
            <text:p>231920</text:p>
          </table:table-cell>
          <table:table-cell office:value-type="float" office:value="253178" calcext:value-type="float">
            <text:p>253178</text:p>
          </table:table-cell>
          <table:table-cell office:value-type="float" office:value="266147" calcext:value-type="float">
            <text:p>266147</text:p>
          </table:table-cell>
          <table:table-cell office:value-type="float" office:value="277805" calcext:value-type="float">
            <text:p>277805</text:p>
          </table:table-cell>
          <table:table-cell office:value-type="float" office:value="277718" calcext:value-type="float">
            <text:p>277718</text:p>
          </table:table-cell>
          <table:table-cell office:value-type="float" office:value="336522" calcext:value-type="float">
            <text:p>336522</text:p>
          </table:table-cell>
          <table:table-cell office:value-type="float" office:value="253770" calcext:value-type="float">
            <text:p>25377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1721" calcext:value-type="float">
            <text:p>151721</text:p>
          </table:table-cell>
          <table:table-cell office:value-type="float" office:value="233875" calcext:value-type="float">
            <text:p>233875</text:p>
          </table:table-cell>
          <table:table-cell office:value-type="float" office:value="205770" calcext:value-type="float">
            <text:p>205770</text:p>
          </table:table-cell>
          <table:table-cell office:value-type="float" office:value="229941" calcext:value-type="float">
            <text:p>229941</text:p>
          </table:table-cell>
          <table:table-cell office:value-type="float" office:value="247830" calcext:value-type="float">
            <text:p>247830</text:p>
          </table:table-cell>
          <table:table-cell office:value-type="float" office:value="494384" calcext:value-type="float">
            <text:p>494384</text:p>
          </table:table-cell>
          <table:table-cell office:value-type="float" office:value="365161" calcext:value-type="float">
            <text:p>365161</text:p>
          </table:table-cell>
          <table:table-cell office:value-type="float" office:value="308946" calcext:value-type="float">
            <text:p>308946</text:p>
          </table:table-cell>
          <table:table-cell office:value-type="float" office:value="499184" calcext:value-type="float">
            <text:p>49918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7716" calcext:value-type="float">
            <text:p>157716</text:p>
          </table:table-cell>
          <table:table-cell office:value-type="float" office:value="341961" calcext:value-type="float">
            <text:p>341961</text:p>
          </table:table-cell>
          <table:table-cell office:value-type="float" office:value="234301" calcext:value-type="float">
            <text:p>234301</text:p>
          </table:table-cell>
          <table:table-cell office:value-type="float" office:value="205673" calcext:value-type="float">
            <text:p>205673</text:p>
          </table:table-cell>
          <table:table-cell office:value-type="float" office:value="350308" calcext:value-type="float">
            <text:p>350308</text:p>
          </table:table-cell>
          <table:table-cell office:value-type="float" office:value="552412" calcext:value-type="float">
            <text:p>552412</text:p>
          </table:table-cell>
          <table:table-cell office:value-type="float" office:value="318345" calcext:value-type="float">
            <text:p>318345</text:p>
          </table:table-cell>
          <table:table-cell office:value-type="float" office:value="343657" calcext:value-type="float">
            <text:p>343657</text:p>
          </table:table-cell>
          <table:table-cell office:value-type="float" office:value="309351" calcext:value-type="float">
            <text:p>30935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253" calcext:value-type="float">
            <text:p>144253</text:p>
          </table:table-cell>
          <table:table-cell office:value-type="float" office:value="260862" calcext:value-type="float">
            <text:p>260862</text:p>
          </table:table-cell>
          <table:table-cell office:value-type="float" office:value="216210" calcext:value-type="float">
            <text:p>216210</text:p>
          </table:table-cell>
          <table:table-cell office:value-type="float" office:value="258846" calcext:value-type="float">
            <text:p>258846</text:p>
          </table:table-cell>
          <table:table-cell office:value-type="float" office:value="401009" calcext:value-type="float">
            <text:p>401009</text:p>
          </table:table-cell>
          <table:table-cell office:value-type="float" office:value="279059" calcext:value-type="float">
            <text:p>279059</text:p>
          </table:table-cell>
          <table:table-cell office:value-type="float" office:value="370866" calcext:value-type="float">
            <text:p>370866</text:p>
          </table:table-cell>
          <table:table-cell office:value-type="float" office:value="329526" calcext:value-type="float">
            <text:p>329526</text:p>
          </table:table-cell>
          <table:table-cell office:value-type="float" office:value="360723" calcext:value-type="float">
            <text:p>360723</text:p>
          </table:table-cell>
          <table:table-cell table:number-columns-repeated="6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writ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21905" calcext:value-type="float">
            <text:p>21905</text:p>
          </table:table-cell>
          <table:table-cell/>
          <table:table-cell office:value-type="float" office:value="40730" calcext:value-type="float">
            <text:p>40730</text:p>
          </table:table-cell>
          <table:table-cell/>
          <table:table-cell office:value-type="float" office:value="72685" calcext:value-type="float">
            <text:p>72685</text:p>
          </table:table-cell>
          <table:table-cell/>
          <table:table-cell office:value-type="float" office:value="103660" calcext:value-type="float">
            <text:p>103660</text:p>
          </table:table-cell>
          <table:table-cell/>
          <table:table-cell office:value-type="float" office:value="125514" calcext:value-type="float">
            <text:p>125514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25124" calcext:value-type="float">
            <text:p>25124</text:p>
          </table:table-cell>
          <table:table-cell/>
          <table:table-cell office:value-type="float" office:value="46643" calcext:value-type="float">
            <text:p>46643</text:p>
          </table:table-cell>
          <table:table-cell/>
          <table:table-cell office:value-type="float" office:value="76960" calcext:value-type="float">
            <text:p>76960</text:p>
          </table:table-cell>
          <table:table-cell/>
          <table:table-cell office:value-type="float" office:value="132628" calcext:value-type="float">
            <text:p>132628</text:p>
          </table:table-cell>
          <table:table-cell/>
          <table:table-cell office:value-type="float" office:value="173160" calcext:value-type="float">
            <text:p>173160</text:p>
          </table:table-cell>
          <table:table-cell/>
          <table:table-cell office:value-type="float" office:value="234475" calcext:value-type="float">
            <text:p>234475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25222" calcext:value-type="float">
            <text:p>25222</text:p>
          </table:table-cell>
          <table:table-cell/>
          <table:table-cell office:value-type="float" office:value="45918" calcext:value-type="float">
            <text:p>45918</text:p>
          </table:table-cell>
          <table:table-cell/>
          <table:table-cell office:value-type="float" office:value="82687" calcext:value-type="float">
            <text:p>82687</text:p>
          </table:table-cell>
          <table:table-cell/>
          <table:table-cell office:value-type="float" office:value="144063" calcext:value-type="float">
            <text:p>144063</text:p>
          </table:table-cell>
          <table:table-cell/>
          <table:table-cell office:value-type="float" office:value="211255" calcext:value-type="float">
            <text:p>211255</text:p>
          </table:table-cell>
          <table:table-cell/>
          <table:table-cell office:value-type="float" office:value="291870" calcext:value-type="float">
            <text:p>291870</text:p>
          </table:table-cell>
          <table:table-cell/>
          <table:table-cell office:value-type="float" office:value="336443" calcext:value-type="float">
            <text:p>336443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25572" calcext:value-type="float">
            <text:p>25572</text:p>
          </table:table-cell>
          <table:table-cell/>
          <table:table-cell office:value-type="float" office:value="49544" calcext:value-type="float">
            <text:p>49544</text:p>
          </table:table-cell>
          <table:table-cell/>
          <table:table-cell office:value-type="float" office:value="87593" calcext:value-type="float">
            <text:p>87593</text:p>
          </table:table-cell>
          <table:table-cell/>
          <table:table-cell office:value-type="float" office:value="148967" calcext:value-type="float">
            <text:p>148967</text:p>
          </table:table-cell>
          <table:table-cell/>
          <table:table-cell office:value-type="float" office:value="229400" calcext:value-type="float">
            <text:p>229400</text:p>
          </table:table-cell>
          <table:table-cell/>
          <table:table-cell office:value-type="float" office:value="329833" calcext:value-type="float">
            <text:p>329833</text:p>
          </table:table-cell>
          <table:table-cell/>
          <table:table-cell office:value-type="float" office:value="414071" calcext:value-type="float">
            <text:p>414071</text:p>
          </table:table-cell>
          <table:table-cell/>
          <table:table-cell office:value-type="float" office:value="444483" calcext:value-type="float">
            <text:p>44448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25519" calcext:value-type="float">
            <text:p>25519</text:p>
          </table:table-cell>
          <table:table-cell/>
          <table:table-cell office:value-type="float" office:value="39324" calcext:value-type="float">
            <text:p>39324</text:p>
          </table:table-cell>
          <table:table-cell/>
          <table:table-cell office:value-type="float" office:value="85830" calcext:value-type="float">
            <text:p>85830</text:p>
          </table:table-cell>
          <table:table-cell/>
          <table:table-cell office:value-type="float" office:value="147820" calcext:value-type="float">
            <text:p>147820</text:p>
          </table:table-cell>
          <table:table-cell/>
          <table:table-cell office:value-type="float" office:value="238934" calcext:value-type="float">
            <text:p>238934</text:p>
          </table:table-cell>
          <table:table-cell/>
          <table:table-cell office:value-type="float" office:value="342337" calcext:value-type="float">
            <text:p>342337</text:p>
          </table:table-cell>
          <table:table-cell/>
          <table:table-cell office:value-type="float" office:value="429494" calcext:value-type="float">
            <text:p>429494</text:p>
          </table:table-cell>
          <table:table-cell/>
          <table:table-cell office:value-type="float" office:value="497884" calcext:value-type="float">
            <text:p>497884</text:p>
          </table:table-cell>
          <table:table-cell/>
          <table:table-cell office:value-type="float" office:value="634134" calcext:value-type="float">
            <text:p>63413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23497" calcext:value-type="float">
            <text:p>23497</text:p>
          </table:table-cell>
          <table:table-cell/>
          <table:table-cell office:value-type="float" office:value="45743" calcext:value-type="float">
            <text:p>45743</text:p>
          </table:table-cell>
          <table:table-cell/>
          <table:table-cell office:value-type="float" office:value="86390" calcext:value-type="float">
            <text:p>86390</text:p>
          </table:table-cell>
          <table:table-cell/>
          <table:table-cell office:value-type="float" office:value="156359" calcext:value-type="float">
            <text:p>156359</text:p>
          </table:table-cell>
          <table:table-cell/>
          <table:table-cell office:value-type="float" office:value="254697" calcext:value-type="float">
            <text:p>254697</text:p>
          </table:table-cell>
          <table:table-cell/>
          <table:table-cell office:value-type="float" office:value="373886" calcext:value-type="float">
            <text:p>373886</text:p>
          </table:table-cell>
          <table:table-cell/>
          <table:table-cell office:value-type="float" office:value="464199" calcext:value-type="float">
            <text:p>464199</text:p>
          </table:table-cell>
          <table:table-cell/>
          <table:table-cell office:value-type="float" office:value="521371" calcext:value-type="float">
            <text:p>521371</text:p>
          </table:table-cell>
          <table:table-cell/>
          <table:table-cell office:value-type="float" office:value="721228" calcext:value-type="float">
            <text:p>721228</text:p>
          </table:table-cell>
          <table:table-cell/>
          <table:table-cell office:value-type="float" office:value="737752" calcext:value-type="float">
            <text:p>737752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23065" calcext:value-type="float">
            <text:p>23065</text:p>
          </table:table-cell>
          <table:table-cell/>
          <table:table-cell office:value-type="float" office:value="47987" calcext:value-type="float">
            <text:p>47987</text:p>
          </table:table-cell>
          <table:table-cell/>
          <table:table-cell office:value-type="float" office:value="88075" calcext:value-type="float">
            <text:p>88075</text:p>
          </table:table-cell>
          <table:table-cell/>
          <table:table-cell office:value-type="float" office:value="167182" calcext:value-type="float">
            <text:p>167182</text:p>
          </table:table-cell>
          <table:table-cell/>
          <table:table-cell office:value-type="float" office:value="265003" calcext:value-type="float">
            <text:p>265003</text:p>
          </table:table-cell>
          <table:table-cell/>
          <table:table-cell office:value-type="float" office:value="342913" calcext:value-type="float">
            <text:p>342913</text:p>
          </table:table-cell>
          <table:table-cell/>
          <table:table-cell office:value-type="float" office:value="283898" calcext:value-type="float">
            <text:p>283898</text:p>
          </table:table-cell>
          <table:table-cell/>
          <table:table-cell office:value-type="float" office:value="315198" calcext:value-type="float">
            <text:p>315198</text:p>
          </table:table-cell>
          <table:table-cell/>
          <table:table-cell office:value-type="float" office:value="390929" calcext:value-type="float">
            <text:p>390929</text:p>
          </table:table-cell>
          <table:table-cell/>
          <table:table-cell office:value-type="float" office:value="437887" calcext:value-type="float">
            <text:p>437887</text:p>
          </table:table-cell>
          <table:table-cell/>
          <table:table-cell office:value-type="float" office:value="460183" calcext:value-type="float">
            <text:p>460183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23788" calcext:value-type="float">
            <text:p>23788</text:p>
          </table:table-cell>
          <table:table-cell/>
          <table:table-cell office:value-type="float" office:value="45915" calcext:value-type="float">
            <text:p>45915</text:p>
          </table:table-cell>
          <table:table-cell/>
          <table:table-cell office:value-type="float" office:value="78677" calcext:value-type="float">
            <text:p>78677</text:p>
          </table:table-cell>
          <table:table-cell/>
          <table:table-cell office:value-type="float" office:value="127060" calcext:value-type="float">
            <text:p>127060</text:p>
          </table:table-cell>
          <table:table-cell/>
          <table:table-cell office:value-type="float" office:value="184450" calcext:value-type="float">
            <text:p>184450</text:p>
          </table:table-cell>
          <table:table-cell/>
          <table:table-cell office:value-type="float" office:value="217503" calcext:value-type="float">
            <text:p>217503</text:p>
          </table:table-cell>
          <table:table-cell/>
          <table:table-cell office:value-type="float" office:value="254480" calcext:value-type="float">
            <text:p>254480</text:p>
          </table:table-cell>
          <table:table-cell/>
          <table:table-cell office:value-type="float" office:value="266360" calcext:value-type="float">
            <text:p>266360</text:p>
          </table:table-cell>
          <table:table-cell/>
          <table:table-cell office:value-type="float" office:value="302665" calcext:value-type="float">
            <text:p>302665</text:p>
          </table:table-cell>
          <table:table-cell/>
          <table:table-cell office:value-type="float" office:value="381472" calcext:value-type="float">
            <text:p>381472</text:p>
          </table:table-cell>
          <table:table-cell/>
          <table:table-cell office:value-type="float" office:value="399189" calcext:value-type="float">
            <text:p>399189</text:p>
          </table:table-cell>
          <table:table-cell/>
          <table:table-cell office:value-type="float" office:value="398746" calcext:value-type="float">
            <text:p>398746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25178" calcext:value-type="float">
            <text:p>25178</text:p>
          </table:table-cell>
          <table:table-cell/>
          <table:table-cell office:value-type="float" office:value="42101" calcext:value-type="float">
            <text:p>42101</text:p>
          </table:table-cell>
          <table:table-cell/>
          <table:table-cell office:value-type="float" office:value="76660" calcext:value-type="float">
            <text:p>76660</text:p>
          </table:table-cell>
          <table:table-cell/>
          <table:table-cell office:value-type="float" office:value="121156" calcext:value-type="float">
            <text:p>121156</text:p>
          </table:table-cell>
          <table:table-cell/>
          <table:table-cell office:value-type="float" office:value="167045" calcext:value-type="float">
            <text:p>167045</text:p>
          </table:table-cell>
          <table:table-cell/>
          <table:table-cell office:value-type="float" office:value="187680" calcext:value-type="float">
            <text:p>187680</text:p>
          </table:table-cell>
          <table:table-cell/>
          <table:table-cell office:value-type="float" office:value="216665" calcext:value-type="float">
            <text:p>216665</text:p>
          </table:table-cell>
          <table:table-cell/>
          <table:table-cell office:value-type="float" office:value="231031" calcext:value-type="float">
            <text:p>231031</text:p>
          </table:table-cell>
          <table:table-cell/>
          <table:table-cell office:value-type="float" office:value="244925" calcext:value-type="float">
            <text:p>244925</text:p>
          </table:table-cell>
          <table:table-cell/>
          <table:table-cell office:value-type="float" office:value="265805" calcext:value-type="float">
            <text:p>265805</text:p>
          </table:table-cell>
          <table:table-cell/>
          <table:table-cell office:value-type="float" office:value="280912" calcext:value-type="float">
            <text:p>280912</text:p>
          </table:table-cell>
          <table:table-cell/>
          <table:table-cell office:value-type="float" office:value="282147" calcext:value-type="float">
            <text:p>282147</text:p>
          </table:table-cell>
          <table:table-cell/>
          <table:table-cell office:value-type="float" office:value="272106" calcext:value-type="float">
            <text:p>27210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8503" calcext:value-type="float">
            <text:p>138503</text:p>
          </table:table-cell>
          <table:table-cell/>
          <table:table-cell office:value-type="float" office:value="147726" calcext:value-type="float">
            <text:p>147726</text:p>
          </table:table-cell>
          <table:table-cell/>
          <table:table-cell office:value-type="float" office:value="149273" calcext:value-type="float">
            <text:p>149273</text:p>
          </table:table-cell>
          <table:table-cell/>
          <table:table-cell office:value-type="float" office:value="143720" calcext:value-type="float">
            <text:p>143720</text:p>
          </table:table-cell>
          <table:table-cell/>
          <table:table-cell office:value-type="float" office:value="130086" calcext:value-type="float">
            <text:p>130086</text:p>
          </table:table-cell>
          <table:table-cell/>
          <table:table-cell office:value-type="float" office:value="122024" calcext:value-type="float">
            <text:p>122024</text:p>
          </table:table-cell>
          <table:table-cell/>
          <table:table-cell office:value-type="float" office:value="130298" calcext:value-type="float">
            <text:p>130298</text:p>
          </table:table-cell>
          <table:table-cell/>
          <table:table-cell office:value-type="float" office:value="354820" calcext:value-type="float">
            <text:p>354820</text:p>
          </table:table-cell>
          <table:table-cell/>
          <table:table-cell office:value-type="float" office:value="375081" calcext:value-type="float">
            <text:p>37508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0041" calcext:value-type="float">
            <text:p>160041</text:p>
          </table:table-cell>
          <table:table-cell/>
          <table:table-cell office:value-type="float" office:value="170862" calcext:value-type="float">
            <text:p>170862</text:p>
          </table:table-cell>
          <table:table-cell/>
          <table:table-cell office:value-type="float" office:value="168706" calcext:value-type="float">
            <text:p>168706</text:p>
          </table:table-cell>
          <table:table-cell/>
          <table:table-cell office:value-type="float" office:value="154281" calcext:value-type="float">
            <text:p>154281</text:p>
          </table:table-cell>
          <table:table-cell/>
          <table:table-cell office:value-type="float" office:value="126618" calcext:value-type="float">
            <text:p>126618</text:p>
          </table:table-cell>
          <table:table-cell/>
          <table:table-cell office:value-type="float" office:value="94405" calcext:value-type="float">
            <text:p>94405</text:p>
          </table:table-cell>
          <table:table-cell/>
          <table:table-cell office:value-type="float" office:value="66536" calcext:value-type="float">
            <text:p>66536</text:p>
          </table:table-cell>
          <table:table-cell/>
          <table:table-cell office:value-type="float" office:value="284464" calcext:value-type="float">
            <text:p>284464</text:p>
          </table:table-cell>
          <table:table-cell/>
          <table:table-cell office:value-type="float" office:value="241675" calcext:value-type="float">
            <text:p>24167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4650" calcext:value-type="float">
            <text:p>104650</text:p>
          </table:table-cell>
          <table:table-cell/>
          <table:table-cell office:value-type="float" office:value="61676" calcext:value-type="float">
            <text:p>61676</text:p>
          </table:table-cell>
          <table:table-cell/>
          <table:table-cell office:value-type="float" office:value="157077" calcext:value-type="float">
            <text:p>157077</text:p>
          </table:table-cell>
          <table:table-cell/>
          <table:table-cell office:value-type="float" office:value="101966" calcext:value-type="float">
            <text:p>101966</text:p>
          </table:table-cell>
          <table:table-cell/>
          <table:table-cell office:value-type="float" office:value="159538" calcext:value-type="float">
            <text:p>159538</text:p>
          </table:table-cell>
          <table:table-cell/>
          <table:table-cell office:value-type="float" office:value="98365" calcext:value-type="float">
            <text:p>98365</text:p>
          </table:table-cell>
          <table:table-cell/>
          <table:table-cell office:value-type="float" office:value="118718" calcext:value-type="float">
            <text:p>118718</text:p>
          </table:table-cell>
          <table:table-cell/>
          <table:table-cell office:value-type="float" office:value="161188" calcext:value-type="float">
            <text:p>161188</text:p>
          </table:table-cell>
          <table:table-cell/>
          <table:table-cell office:value-type="float" office:value="170102" calcext:value-type="float">
            <text:p>17010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3614" calcext:value-type="float">
            <text:p>133614</text:p>
          </table:table-cell>
          <table:table-cell/>
          <table:table-cell office:value-type="float" office:value="175872" calcext:value-type="float">
            <text:p>175872</text:p>
          </table:table-cell>
          <table:table-cell/>
          <table:table-cell office:value-type="float" office:value="89302" calcext:value-type="float">
            <text:p>89302</text:p>
          </table:table-cell>
          <table:table-cell/>
          <table:table-cell office:value-type="float" office:value="52571" calcext:value-type="float">
            <text:p>52571</text:p>
          </table:table-cell>
          <table:table-cell/>
          <table:table-cell office:value-type="float" office:value="82319" calcext:value-type="float">
            <text:p>82319</text:p>
          </table:table-cell>
          <table:table-cell/>
          <table:table-cell office:value-type="float" office:value="78490" calcext:value-type="float">
            <text:p>78490</text:p>
          </table:table-cell>
          <table:table-cell/>
          <table:table-cell office:value-type="float" office:value="129060" calcext:value-type="float">
            <text:p>129060</text:p>
          </table:table-cell>
          <table:table-cell/>
          <table:table-cell office:value-type="float" office:value="202486" calcext:value-type="float">
            <text:p>202486</text:p>
          </table:table-cell>
          <table:table-cell/>
          <table:table-cell office:value-type="float" office:value="233932" calcext:value-type="float">
            <text:p>23393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8699" calcext:value-type="float">
            <text:p>108699</text:p>
          </table:table-cell>
          <table:table-cell/>
          <table:table-cell office:value-type="float" office:value="170551" calcext:value-type="float">
            <text:p>170551</text:p>
          </table:table-cell>
          <table:table-cell/>
          <table:table-cell office:value-type="float" office:value="209979" calcext:value-type="float">
            <text:p>209979</text:p>
          </table:table-cell>
          <table:table-cell/>
          <table:table-cell office:value-type="float" office:value="226350" calcext:value-type="float">
            <text:p>226350</text:p>
          </table:table-cell>
          <table:table-cell/>
          <table:table-cell office:value-type="float" office:value="229257" calcext:value-type="float">
            <text:p>229257</text:p>
          </table:table-cell>
          <table:table-cell/>
          <table:table-cell office:value-type="float" office:value="274629" calcext:value-type="float">
            <text:p>274629</text:p>
          </table:table-cell>
          <table:table-cell/>
          <table:table-cell office:value-type="float" office:value="339052" calcext:value-type="float">
            <text:p>339052</text:p>
          </table:table-cell>
          <table:table-cell/>
          <table:table-cell office:value-type="float" office:value="286570" calcext:value-type="float">
            <text:p>286570</text:p>
          </table:table-cell>
          <table:table-cell/>
          <table:table-cell office:value-type="float" office:value="291354" calcext:value-type="float">
            <text:p>29135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8777" calcext:value-type="float">
            <text:p>158777</text:p>
          </table:table-cell>
          <table:table-cell/>
          <table:table-cell office:value-type="float" office:value="338297" calcext:value-type="float">
            <text:p>338297</text:p>
          </table:table-cell>
          <table:table-cell/>
          <table:table-cell office:value-type="float" office:value="186648" calcext:value-type="float">
            <text:p>186648</text:p>
          </table:table-cell>
          <table:table-cell/>
          <table:table-cell office:value-type="float" office:value="165934" calcext:value-type="float">
            <text:p>165934</text:p>
          </table:table-cell>
          <table:table-cell/>
          <table:table-cell office:value-type="float" office:value="353417" calcext:value-type="float">
            <text:p>353417</text:p>
          </table:table-cell>
          <table:table-cell/>
          <table:table-cell office:value-type="float" office:value="276701" calcext:value-type="float">
            <text:p>276701</text:p>
          </table:table-cell>
          <table:table-cell/>
          <table:table-cell office:value-type="float" office:value="352271" calcext:value-type="float">
            <text:p>352271</text:p>
          </table:table-cell>
          <table:table-cell/>
          <table:table-cell office:value-type="float" office:value="293196" calcext:value-type="float">
            <text:p>293196</text:p>
          </table:table-cell>
          <table:table-cell/>
          <table:table-cell office:value-type="float" office:value="290574" calcext:value-type="float">
            <text:p>29057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9576" calcext:value-type="float">
            <text:p>179576</text:p>
          </table:table-cell>
          <table:table-cell/>
          <table:table-cell office:value-type="float" office:value="299317" calcext:value-type="float">
            <text:p>299317</text:p>
          </table:table-cell>
          <table:table-cell/>
          <table:table-cell office:value-type="float" office:value="240500" calcext:value-type="float">
            <text:p>240500</text:p>
          </table:table-cell>
          <table:table-cell/>
          <table:table-cell office:value-type="float" office:value="327860" calcext:value-type="float">
            <text:p>327860</text:p>
          </table:table-cell>
          <table:table-cell/>
          <table:table-cell office:value-type="float" office:value="372703" calcext:value-type="float">
            <text:p>372703</text:p>
          </table:table-cell>
          <table:table-cell/>
          <table:table-cell office:value-type="float" office:value="310039" calcext:value-type="float">
            <text:p>310039</text:p>
          </table:table-cell>
          <table:table-cell/>
          <table:table-cell office:value-type="float" office:value="333846" calcext:value-type="float">
            <text:p>333846</text:p>
          </table:table-cell>
          <table:table-cell/>
          <table:table-cell office:value-type="float" office:value="348310" calcext:value-type="float">
            <text:p>348310</text:p>
          </table:table-cell>
          <table:table-cell/>
          <table:table-cell office:value-type="float" office:value="345605" calcext:value-type="float">
            <text:p>34560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4865" calcext:value-type="float">
            <text:p>234865</text:p>
          </table:table-cell>
          <table:table-cell/>
          <table:table-cell office:value-type="float" office:value="307278" calcext:value-type="float">
            <text:p>307278</text:p>
          </table:table-cell>
          <table:table-cell/>
          <table:table-cell office:value-type="float" office:value="244968" calcext:value-type="float">
            <text:p>244968</text:p>
          </table:table-cell>
          <table:table-cell/>
          <table:table-cell office:value-type="float" office:value="319405" calcext:value-type="float">
            <text:p>319405</text:p>
          </table:table-cell>
          <table:table-cell/>
          <table:table-cell office:value-type="float" office:value="347923" calcext:value-type="float">
            <text:p>347923</text:p>
          </table:table-cell>
          <table:table-cell/>
          <table:table-cell office:value-type="float" office:value="348067" calcext:value-type="float">
            <text:p>348067</text:p>
          </table:table-cell>
          <table:table-cell/>
          <table:table-cell office:value-type="float" office:value="410002" calcext:value-type="float">
            <text:p>410002</text:p>
          </table:table-cell>
          <table:table-cell/>
          <table:table-cell office:value-type="float" office:value="358171" calcext:value-type="float">
            <text:p>358171</text:p>
          </table:table-cell>
          <table:table-cell/>
          <table:table-cell office:value-type="float" office:value="353012" calcext:value-type="float">
            <text:p>35301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ader report</text:p>
          </table:table-cell>
          <table:table-cell table:number-columns-repeated="79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4096</text:p>
          </table:table-cell>
          <table:table-cell table:style-name="ce1" office:value-type="string" calcext:value-type="string">
            <text:p>8192</text:p>
          </table:table-cell>
          <table:table-cell table:style-name="ce1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style-name="ce1" office:value-type="string" calcext:value-type="string">
            <text:p>64</text:p>
          </table:table-cell>
          <table:table-cell office:value-type="float" office:value="18691" calcext:value-type="float">
            <text:p>18691</text:p>
          </table:table-cell>
          <table:table-cell office:value-type="float" office:value="35474" calcext:value-type="float">
            <text:p>35474</text:p>
          </table:table-cell>
          <table:table-cell office:value-type="float" office:value="66369" calcext:value-type="float">
            <text:p>66369</text:p>
          </table:table-cell>
          <table:table-cell office:value-type="float" office:value="119091" calcext:value-type="float">
            <text:p>119091</text:p>
          </table:table-cell>
          <table:table-cell office:value-type="float" office:value="166623" calcext:value-type="float">
            <text:p>166623</text:p>
          </table:table-cell>
          <table:table-cell table:number-columns-repeated="74"/>
        </table:table-row>
        <table:table-row table:style-name="ro1">
          <table:table-cell table:style-name="ce1" office:value-type="string" calcext:value-type="string">
            <text:p>128</text:p>
          </table:table-cell>
          <table:table-cell office:value-type="float" office:value="19930" calcext:value-type="float">
            <text:p>19930</text:p>
          </table:table-cell>
          <table:table-cell office:value-type="float" office:value="34321" calcext:value-type="float">
            <text:p>34321</text:p>
          </table:table-cell>
          <table:table-cell office:value-type="float" office:value="66476" calcext:value-type="float">
            <text:p>66476</text:p>
          </table:table-cell>
          <table:table-cell office:value-type="float" office:value="92780" calcext:value-type="float">
            <text:p>92780</text:p>
          </table:table-cell>
          <table:table-cell office:value-type="float" office:value="120754" calcext:value-type="float">
            <text:p>120754</text:p>
          </table:table-cell>
          <table:table-cell office:value-type="float" office:value="160905" calcext:value-type="float">
            <text:p>160905</text:p>
          </table:table-cell>
          <table:table-cell table:number-columns-repeated="73"/>
        </table:table-row>
        <table:table-row table:style-name="ro1">
          <table:table-cell table:style-name="ce1" office:value-type="string" calcext:value-type="string">
            <text:p>256</text:p>
          </table:table-cell>
          <table:table-cell office:value-type="float" office:value="18482" calcext:value-type="float">
            <text:p>18482</text:p>
          </table:table-cell>
          <table:table-cell office:value-type="float" office:value="35370" calcext:value-type="float">
            <text:p>35370</text:p>
          </table:table-cell>
          <table:table-cell office:value-type="float" office:value="56146" calcext:value-type="float">
            <text:p>56146</text:p>
          </table:table-cell>
          <table:table-cell office:value-type="float" office:value="92285" calcext:value-type="float">
            <text:p>92285</text:p>
          </table:table-cell>
          <table:table-cell office:value-type="float" office:value="165545" calcext:value-type="float">
            <text:p>165545</text:p>
          </table:table-cell>
          <table:table-cell office:value-type="float" office:value="151676" calcext:value-type="float">
            <text:p>151676</text:p>
          </table:table-cell>
          <table:table-cell office:value-type="float" office:value="215451" calcext:value-type="float">
            <text:p>215451</text:p>
          </table:table-cell>
          <table:table-cell table:number-columns-repeated="72"/>
        </table:table-row>
        <table:table-row table:style-name="ro1">
          <table:table-cell table:style-name="ce1" office:value-type="string" calcext:value-type="string">
            <text:p>512</text:p>
          </table:table-cell>
          <table:table-cell office:value-type="float" office:value="16507" calcext:value-type="float">
            <text:p>16507</text:p>
          </table:table-cell>
          <table:table-cell office:value-type="float" office:value="37772" calcext:value-type="float">
            <text:p>37772</text:p>
          </table:table-cell>
          <table:table-cell office:value-type="float" office:value="56007" calcext:value-type="float">
            <text:p>56007</text:p>
          </table:table-cell>
          <table:table-cell office:value-type="float" office:value="66439" calcext:value-type="float">
            <text:p>66439</text:p>
          </table:table-cell>
          <table:table-cell office:value-type="float" office:value="182167" calcext:value-type="float">
            <text:p>182167</text:p>
          </table:table-cell>
          <table:table-cell office:value-type="float" office:value="227646" calcext:value-type="float">
            <text:p>227646</text:p>
          </table:table-cell>
          <table:table-cell office:value-type="float" office:value="315135" calcext:value-type="float">
            <text:p>315135</text:p>
          </table:table-cell>
          <table:table-cell office:value-type="float" office:value="324728" calcext:value-type="float">
            <text:p>324728</text:p>
          </table:table-cell>
          <table:table-cell table:number-columns-repeated="71"/>
        </table:table-row>
        <table:table-row table:style-name="ro1">
          <table:table-cell table:style-name="ce1" office:value-type="string" calcext:value-type="string">
            <text:p>1024</text:p>
          </table:table-cell>
          <table:table-cell office:value-type="float" office:value="15690" calcext:value-type="float">
            <text:p>15690</text:p>
          </table:table-cell>
          <table:table-cell office:value-type="float" office:value="32964" calcext:value-type="float">
            <text:p>32964</text:p>
          </table:table-cell>
          <table:table-cell office:value-type="float" office:value="54047" calcext:value-type="float">
            <text:p>54047</text:p>
          </table:table-cell>
          <table:table-cell office:value-type="float" office:value="42913" calcext:value-type="float">
            <text:p>42913</text:p>
          </table:table-cell>
          <table:table-cell office:value-type="float" office:value="120200" calcext:value-type="float">
            <text:p>120200</text:p>
          </table:table-cell>
          <table:table-cell office:value-type="float" office:value="187924" calcext:value-type="float">
            <text:p>187924</text:p>
          </table:table-cell>
          <table:table-cell office:value-type="float" office:value="187938" calcext:value-type="float">
            <text:p>187938</text:p>
          </table:table-cell>
          <table:table-cell office:value-type="float" office:value="207002" calcext:value-type="float">
            <text:p>207002</text:p>
          </table:table-cell>
          <table:table-cell office:value-type="float" office:value="270313" calcext:value-type="float">
            <text:p>270313</text:p>
          </table:table-cell>
          <table:table-cell table:number-columns-repeated="7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office:value-type="float" office:value="15288" calcext:value-type="float">
            <text:p>15288</text:p>
          </table:table-cell>
          <table:table-cell office:value-type="float" office:value="25923" calcext:value-type="float">
            <text:p>25923</text:p>
          </table:table-cell>
          <table:table-cell office:value-type="float" office:value="54727" calcext:value-type="float">
            <text:p>54727</text:p>
          </table:table-cell>
          <table:table-cell office:value-type="float" office:value="97212" calcext:value-type="float">
            <text:p>97212</text:p>
          </table:table-cell>
          <table:table-cell office:value-type="float" office:value="214331" calcext:value-type="float">
            <text:p>214331</text:p>
          </table:table-cell>
          <table:table-cell office:value-type="float" office:value="257613" calcext:value-type="float">
            <text:p>257613</text:p>
          </table:table-cell>
          <table:table-cell office:value-type="float" office:value="246171" calcext:value-type="float">
            <text:p>246171</text:p>
          </table:table-cell>
          <table:table-cell office:value-type="float" office:value="527862" calcext:value-type="float">
            <text:p>527862</text:p>
          </table:table-cell>
          <table:table-cell office:value-type="float" office:value="452666" calcext:value-type="float">
            <text:p>452666</text:p>
          </table:table-cell>
          <table:table-cell office:value-type="float" office:value="512756" calcext:value-type="float">
            <text:p>512756</text:p>
          </table:table-cell>
          <table:table-cell table:number-columns-repeated="69"/>
        </table:table-row>
        <table:table-row table:style-name="ro1">
          <table:table-cell table:style-name="ce1" office:value-type="string" calcext:value-type="string">
            <text:p>4096</text:p>
          </table:table-cell>
          <table:table-cell office:value-type="float" office:value="16447" calcext:value-type="float">
            <text:p>16447</text:p>
          </table:table-cell>
          <table:table-cell office:value-type="float" office:value="26981" calcext:value-type="float">
            <text:p>26981</text:p>
          </table:table-cell>
          <table:table-cell office:value-type="float" office:value="49075" calcext:value-type="float">
            <text:p>49075</text:p>
          </table:table-cell>
          <table:table-cell office:value-type="float" office:value="101167" calcext:value-type="float">
            <text:p>101167</text:p>
          </table:table-cell>
          <table:table-cell office:value-type="float" office:value="199527" calcext:value-type="float">
            <text:p>199527</text:p>
          </table:table-cell>
          <table:table-cell office:value-type="float" office:value="323689" calcext:value-type="float">
            <text:p>323689</text:p>
          </table:table-cell>
          <table:table-cell office:value-type="float" office:value="356865" calcext:value-type="float">
            <text:p>356865</text:p>
          </table:table-cell>
          <table:table-cell office:value-type="float" office:value="427718" calcext:value-type="float">
            <text:p>427718</text:p>
          </table:table-cell>
          <table:table-cell office:value-type="float" office:value="544804" calcext:value-type="float">
            <text:p>544804</text:p>
          </table:table-cell>
          <table:table-cell office:value-type="float" office:value="570624" calcext:value-type="float">
            <text:p>570624</text:p>
          </table:table-cell>
          <table:table-cell office:value-type="float" office:value="570553" calcext:value-type="float">
            <text:p>570553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8192</text:p>
          </table:table-cell>
          <table:table-cell office:value-type="float" office:value="18186" calcext:value-type="float">
            <text:p>18186</text:p>
          </table:table-cell>
          <table:table-cell office:value-type="float" office:value="26789" calcext:value-type="float">
            <text:p>26789</text:p>
          </table:table-cell>
          <table:table-cell office:value-type="float" office:value="48712" calcext:value-type="float">
            <text:p>48712</text:p>
          </table:table-cell>
          <table:table-cell office:value-type="float" office:value="79060" calcext:value-type="float">
            <text:p>79060</text:p>
          </table:table-cell>
          <table:table-cell office:value-type="float" office:value="185438" calcext:value-type="float">
            <text:p>185438</text:p>
          </table:table-cell>
          <table:table-cell office:value-type="float" office:value="260971" calcext:value-type="float">
            <text:p>260971</text:p>
          </table:table-cell>
          <table:table-cell office:value-type="float" office:value="370040" calcext:value-type="float">
            <text:p>370040</text:p>
          </table:table-cell>
          <table:table-cell office:value-type="float" office:value="431434" calcext:value-type="float">
            <text:p>431434</text:p>
          </table:table-cell>
          <table:table-cell office:value-type="float" office:value="520844" calcext:value-type="float">
            <text:p>520844</text:p>
          </table:table-cell>
          <table:table-cell office:value-type="float" office:value="723317" calcext:value-type="float">
            <text:p>723317</text:p>
          </table:table-cell>
          <table:table-cell office:value-type="float" office:value="744091" calcext:value-type="float">
            <text:p>744091</text:p>
          </table:table-cell>
          <table:table-cell office:value-type="float" office:value="809390" calcext:value-type="float">
            <text:p>809390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office:value-type="float" office:value="17913" calcext:value-type="float">
            <text:p>17913</text:p>
          </table:table-cell>
          <table:table-cell office:value-type="float" office:value="24782" calcext:value-type="float">
            <text:p>24782</text:p>
          </table:table-cell>
          <table:table-cell office:value-type="float" office:value="44032" calcext:value-type="float">
            <text:p>44032</text:p>
          </table:table-cell>
          <table:table-cell office:value-type="float" office:value="79049" calcext:value-type="float">
            <text:p>79049</text:p>
          </table:table-cell>
          <table:table-cell office:value-type="float" office:value="209955" calcext:value-type="float">
            <text:p>209955</text:p>
          </table:table-cell>
          <table:table-cell office:value-type="float" office:value="311683" calcext:value-type="float">
            <text:p>311683</text:p>
          </table:table-cell>
          <table:table-cell office:value-type="float" office:value="386443" calcext:value-type="float">
            <text:p>386443</text:p>
          </table:table-cell>
          <table:table-cell office:value-type="float" office:value="424246" calcext:value-type="float">
            <text:p>424246</text:p>
          </table:table-cell>
          <table:table-cell office:value-type="float" office:value="657883" calcext:value-type="float">
            <text:p>657883</text:p>
          </table:table-cell>
          <table:table-cell office:value-type="float" office:value="720590" calcext:value-type="float">
            <text:p>720590</text:p>
          </table:table-cell>
          <table:table-cell office:value-type="float" office:value="708592" calcext:value-type="float">
            <text:p>708592</text:p>
          </table:table-cell>
          <table:table-cell office:value-type="float" office:value="798888" calcext:value-type="float">
            <text:p>798888</text:p>
          </table:table-cell>
          <table:table-cell office:value-type="float" office:value="783256" calcext:value-type="float">
            <text:p>78325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8739" calcext:value-type="float">
            <text:p>198739</text:p>
          </table:table-cell>
          <table:table-cell office:value-type="float" office:value="311092" calcext:value-type="float">
            <text:p>311092</text:p>
          </table:table-cell>
          <table:table-cell office:value-type="float" office:value="400732" calcext:value-type="float">
            <text:p>400732</text:p>
          </table:table-cell>
          <table:table-cell office:value-type="float" office:value="482933" calcext:value-type="float">
            <text:p>482933</text:p>
          </table:table-cell>
          <table:table-cell office:value-type="float" office:value="647769" calcext:value-type="float">
            <text:p>647769</text:p>
          </table:table-cell>
          <table:table-cell office:value-type="float" office:value="715417" calcext:value-type="float">
            <text:p>715417</text:p>
          </table:table-cell>
          <table:table-cell office:value-type="float" office:value="454096" calcext:value-type="float">
            <text:p>454096</text:p>
          </table:table-cell>
          <table:table-cell office:value-type="float" office:value="735723" calcext:value-type="float">
            <text:p>735723</text:p>
          </table:table-cell>
          <table:table-cell office:value-type="float" office:value="689140" calcext:value-type="float">
            <text:p>68914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610" calcext:value-type="float">
            <text:p>205610</text:p>
          </table:table-cell>
          <table:table-cell office:value-type="float" office:value="321116" calcext:value-type="float">
            <text:p>321116</text:p>
          </table:table-cell>
          <table:table-cell office:value-type="float" office:value="452421" calcext:value-type="float">
            <text:p>452421</text:p>
          </table:table-cell>
          <table:table-cell office:value-type="float" office:value="501096" calcext:value-type="float">
            <text:p>501096</text:p>
          </table:table-cell>
          <table:table-cell office:value-type="float" office:value="652035" calcext:value-type="float">
            <text:p>652035</text:p>
          </table:table-cell>
          <table:table-cell office:value-type="float" office:value="755280" calcext:value-type="float">
            <text:p>755280</text:p>
          </table:table-cell>
          <table:table-cell office:value-type="float" office:value="478391" calcext:value-type="float">
            <text:p>478391</text:p>
          </table:table-cell>
          <table:table-cell office:value-type="float" office:value="838983" calcext:value-type="float">
            <text:p>838983</text:p>
          </table:table-cell>
          <table:table-cell office:value-type="float" office:value="799035" calcext:value-type="float">
            <text:p>79903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6785" calcext:value-type="float">
            <text:p>206785</text:p>
          </table:table-cell>
          <table:table-cell office:value-type="float" office:value="337919" calcext:value-type="float">
            <text:p>337919</text:p>
          </table:table-cell>
          <table:table-cell office:value-type="float" office:value="444888" calcext:value-type="float">
            <text:p>444888</text:p>
          </table:table-cell>
          <table:table-cell office:value-type="float" office:value="518816" calcext:value-type="float">
            <text:p>518816</text:p>
          </table:table-cell>
          <table:table-cell office:value-type="float" office:value="673918" calcext:value-type="float">
            <text:p>673918</text:p>
          </table:table-cell>
          <table:table-cell office:value-type="float" office:value="210491" calcext:value-type="float">
            <text:p>210491</text:p>
          </table:table-cell>
          <table:table-cell office:value-type="float" office:value="226909" calcext:value-type="float">
            <text:p>226909</text:p>
          </table:table-cell>
          <table:table-cell office:value-type="float" office:value="722014" calcext:value-type="float">
            <text:p>722014</text:p>
          </table:table-cell>
          <table:table-cell office:value-type="float" office:value="615868" calcext:value-type="float">
            <text:p>615868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2922" calcext:value-type="float">
            <text:p>212922</text:p>
          </table:table-cell>
          <table:table-cell office:value-type="float" office:value="321121" calcext:value-type="float">
            <text:p>321121</text:p>
          </table:table-cell>
          <table:table-cell office:value-type="float" office:value="453879" calcext:value-type="float">
            <text:p>453879</text:p>
          </table:table-cell>
          <table:table-cell office:value-type="float" office:value="526943" calcext:value-type="float">
            <text:p>526943</text:p>
          </table:table-cell>
          <table:table-cell office:value-type="float" office:value="359778" calcext:value-type="float">
            <text:p>359778</text:p>
          </table:table-cell>
          <table:table-cell office:value-type="float" office:value="424431" calcext:value-type="float">
            <text:p>424431</text:p>
          </table:table-cell>
          <table:table-cell office:value-type="float" office:value="558073" calcext:value-type="float">
            <text:p>558073</text:p>
          </table:table-cell>
          <table:table-cell office:value-type="float" office:value="507556" calcext:value-type="float">
            <text:p>507556</text:p>
          </table:table-cell>
          <table:table-cell office:value-type="float" office:value="589027" calcext:value-type="float">
            <text:p>589027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535" calcext:value-type="float">
            <text:p>213535</text:p>
          </table:table-cell>
          <table:table-cell office:value-type="float" office:value="336093" calcext:value-type="float">
            <text:p>336093</text:p>
          </table:table-cell>
          <table:table-cell office:value-type="float" office:value="452964" calcext:value-type="float">
            <text:p>452964</text:p>
          </table:table-cell>
          <table:table-cell office:value-type="float" office:value="531007" calcext:value-type="float">
            <text:p>531007</text:p>
          </table:table-cell>
          <table:table-cell office:value-type="float" office:value="402213" calcext:value-type="float">
            <text:p>402213</text:p>
          </table:table-cell>
          <table:table-cell office:value-type="float" office:value="798607" calcext:value-type="float">
            <text:p>798607</text:p>
          </table:table-cell>
          <table:table-cell office:value-type="float" office:value="800815" calcext:value-type="float">
            <text:p>800815</text:p>
          </table:table-cell>
          <table:table-cell office:value-type="float" office:value="854076" calcext:value-type="float">
            <text:p>854076</text:p>
          </table:table-cell>
          <table:table-cell office:value-type="float" office:value="884848" calcext:value-type="float">
            <text:p>884848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5264" calcext:value-type="float">
            <text:p>215264</text:p>
          </table:table-cell>
          <table:table-cell office:value-type="float" office:value="334263" calcext:value-type="float">
            <text:p>334263</text:p>
          </table:table-cell>
          <table:table-cell office:value-type="float" office:value="452525" calcext:value-type="float">
            <text:p>452525</text:p>
          </table:table-cell>
          <table:table-cell office:value-type="float" office:value="436576" calcext:value-type="float">
            <text:p>436576</text:p>
          </table:table-cell>
          <table:table-cell office:value-type="float" office:value="677577" calcext:value-type="float">
            <text:p>677577</text:p>
          </table:table-cell>
          <table:table-cell office:value-type="float" office:value="791675" calcext:value-type="float">
            <text:p>791675</text:p>
          </table:table-cell>
          <table:table-cell office:value-type="float" office:value="915393" calcext:value-type="float">
            <text:p>915393</text:p>
          </table:table-cell>
          <table:table-cell office:value-type="float" office:value="839141" calcext:value-type="float">
            <text:p>839141</text:p>
          </table:table-cell>
          <table:table-cell office:value-type="float" office:value="832491" calcext:value-type="float">
            <text:p>83249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2697" calcext:value-type="float">
            <text:p>212697</text:p>
          </table:table-cell>
          <table:table-cell office:value-type="float" office:value="304009" calcext:value-type="float">
            <text:p>304009</text:p>
          </table:table-cell>
          <table:table-cell office:value-type="float" office:value="453671" calcext:value-type="float">
            <text:p>453671</text:p>
          </table:table-cell>
          <table:table-cell office:value-type="float" office:value="531232" calcext:value-type="float">
            <text:p>531232</text:p>
          </table:table-cell>
          <table:table-cell office:value-type="float" office:value="673654" calcext:value-type="float">
            <text:p>673654</text:p>
          </table:table-cell>
          <table:table-cell office:value-type="float" office:value="734949" calcext:value-type="float">
            <text:p>734949</text:p>
          </table:table-cell>
          <table:table-cell office:value-type="float" office:value="745135" calcext:value-type="float">
            <text:p>745135</text:p>
          </table:table-cell>
          <table:table-cell office:value-type="float" office:value="832508" calcext:value-type="float">
            <text:p>832508</text:p>
          </table:table-cell>
          <table:table-cell office:value-type="float" office:value="774178" calcext:value-type="float">
            <text:p>774178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972" calcext:value-type="float">
            <text:p>213972</text:p>
          </table:table-cell>
          <table:table-cell office:value-type="float" office:value="335327" calcext:value-type="float">
            <text:p>335327</text:p>
          </table:table-cell>
          <table:table-cell office:value-type="float" office:value="451248" calcext:value-type="float">
            <text:p>451248</text:p>
          </table:table-cell>
          <table:table-cell office:value-type="float" office:value="527220" calcext:value-type="float">
            <text:p>527220</text:p>
          </table:table-cell>
          <table:table-cell office:value-type="float" office:value="656002" calcext:value-type="float">
            <text:p>656002</text:p>
          </table:table-cell>
          <table:table-cell office:value-type="float" office:value="762835" calcext:value-type="float">
            <text:p>762835</text:p>
          </table:table-cell>
          <table:table-cell office:value-type="float" office:value="836556" calcext:value-type="float">
            <text:p>836556</text:p>
          </table:table-cell>
          <table:table-cell office:value-type="float" office:value="871743" calcext:value-type="float">
            <text:p>871743</text:p>
          </table:table-cell>
          <table:table-cell office:value-type="float" office:value="864664" calcext:value-type="float">
            <text:p>864664</text:p>
          </table:table-cell>
          <table:table-cell table:number-columns-repeated="6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19438" calcext:value-type="float">
            <text:p>19438</text:p>
          </table:table-cell>
          <table:table-cell/>
          <table:table-cell office:value-type="float" office:value="26713" calcext:value-type="float">
            <text:p>26713</text:p>
          </table:table-cell>
          <table:table-cell/>
          <table:table-cell office:value-type="float" office:value="65796" calcext:value-type="float">
            <text:p>65796</text:p>
          </table:table-cell>
          <table:table-cell/>
          <table:table-cell office:value-type="float" office:value="116511" calcext:value-type="float">
            <text:p>116511</text:p>
          </table:table-cell>
          <table:table-cell/>
          <table:table-cell office:value-type="float" office:value="166449" calcext:value-type="float">
            <text:p>166449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20339" calcext:value-type="float">
            <text:p>20339</text:p>
          </table:table-cell>
          <table:table-cell/>
          <table:table-cell office:value-type="float" office:value="34524" calcext:value-type="float">
            <text:p>34524</text:p>
          </table:table-cell>
          <table:table-cell/>
          <table:table-cell office:value-type="float" office:value="74099" calcext:value-type="float">
            <text:p>74099</text:p>
          </table:table-cell>
          <table:table-cell/>
          <table:table-cell office:value-type="float" office:value="90140" calcext:value-type="float">
            <text:p>90140</text:p>
          </table:table-cell>
          <table:table-cell/>
          <table:table-cell office:value-type="float" office:value="119637" calcext:value-type="float">
            <text:p>119637</text:p>
          </table:table-cell>
          <table:table-cell/>
          <table:table-cell office:value-type="float" office:value="206351" calcext:value-type="float">
            <text:p>206351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19133" calcext:value-type="float">
            <text:p>19133</text:p>
          </table:table-cell>
          <table:table-cell/>
          <table:table-cell office:value-type="float" office:value="32768" calcext:value-type="float">
            <text:p>32768</text:p>
          </table:table-cell>
          <table:table-cell/>
          <table:table-cell office:value-type="float" office:value="56002" calcext:value-type="float">
            <text:p>56002</text:p>
          </table:table-cell>
          <table:table-cell/>
          <table:table-cell office:value-type="float" office:value="100644" calcext:value-type="float">
            <text:p>100644</text:p>
          </table:table-cell>
          <table:table-cell/>
          <table:table-cell office:value-type="float" office:value="155434" calcext:value-type="float">
            <text:p>155434</text:p>
          </table:table-cell>
          <table:table-cell/>
          <table:table-cell office:value-type="float" office:value="151919" calcext:value-type="float">
            <text:p>151919</text:p>
          </table:table-cell>
          <table:table-cell/>
          <table:table-cell office:value-type="float" office:value="211186" calcext:value-type="float">
            <text:p>211186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16917" calcext:value-type="float">
            <text:p>16917</text:p>
          </table:table-cell>
          <table:table-cell/>
          <table:table-cell office:value-type="float" office:value="39896" calcext:value-type="float">
            <text:p>39896</text:p>
          </table:table-cell>
          <table:table-cell/>
          <table:table-cell office:value-type="float" office:value="56009" calcext:value-type="float">
            <text:p>56009</text:p>
          </table:table-cell>
          <table:table-cell/>
          <table:table-cell office:value-type="float" office:value="83141" calcext:value-type="float">
            <text:p>83141</text:p>
          </table:table-cell>
          <table:table-cell/>
          <table:table-cell office:value-type="float" office:value="182896" calcext:value-type="float">
            <text:p>182896</text:p>
          </table:table-cell>
          <table:table-cell/>
          <table:table-cell office:value-type="float" office:value="215878" calcext:value-type="float">
            <text:p>215878</text:p>
          </table:table-cell>
          <table:table-cell/>
          <table:table-cell office:value-type="float" office:value="257002" calcext:value-type="float">
            <text:p>257002</text:p>
          </table:table-cell>
          <table:table-cell/>
          <table:table-cell office:value-type="float" office:value="228775" calcext:value-type="float">
            <text:p>22877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15469" calcext:value-type="float">
            <text:p>15469</text:p>
          </table:table-cell>
          <table:table-cell/>
          <table:table-cell office:value-type="float" office:value="32191" calcext:value-type="float">
            <text:p>32191</text:p>
          </table:table-cell>
          <table:table-cell/>
          <table:table-cell office:value-type="float" office:value="54852" calcext:value-type="float">
            <text:p>54852</text:p>
          </table:table-cell>
          <table:table-cell/>
          <table:table-cell office:value-type="float" office:value="103176" calcext:value-type="float">
            <text:p>103176</text:p>
          </table:table-cell>
          <table:table-cell/>
          <table:table-cell office:value-type="float" office:value="116854" calcext:value-type="float">
            <text:p>116854</text:p>
          </table:table-cell>
          <table:table-cell/>
          <table:table-cell office:value-type="float" office:value="183450" calcext:value-type="float">
            <text:p>183450</text:p>
          </table:table-cell>
          <table:table-cell/>
          <table:table-cell office:value-type="float" office:value="182222" calcext:value-type="float">
            <text:p>182222</text:p>
          </table:table-cell>
          <table:table-cell/>
          <table:table-cell office:value-type="float" office:value="217271" calcext:value-type="float">
            <text:p>217271</text:p>
          </table:table-cell>
          <table:table-cell/>
          <table:table-cell office:value-type="float" office:value="230045" calcext:value-type="float">
            <text:p>23004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15602" calcext:value-type="float">
            <text:p>15602</text:p>
          </table:table-cell>
          <table:table-cell/>
          <table:table-cell office:value-type="float" office:value="25043" calcext:value-type="float">
            <text:p>25043</text:p>
          </table:table-cell>
          <table:table-cell/>
          <table:table-cell office:value-type="float" office:value="55405" calcext:value-type="float">
            <text:p>55405</text:p>
          </table:table-cell>
          <table:table-cell/>
          <table:table-cell office:value-type="float" office:value="98187" calcext:value-type="float">
            <text:p>98187</text:p>
          </table:table-cell>
          <table:table-cell/>
          <table:table-cell office:value-type="float" office:value="208346" calcext:value-type="float">
            <text:p>208346</text:p>
          </table:table-cell>
          <table:table-cell/>
          <table:table-cell office:value-type="float" office:value="257571" calcext:value-type="float">
            <text:p>257571</text:p>
          </table:table-cell>
          <table:table-cell/>
          <table:table-cell office:value-type="float" office:value="268090" calcext:value-type="float">
            <text:p>268090</text:p>
          </table:table-cell>
          <table:table-cell/>
          <table:table-cell office:value-type="float" office:value="477556" calcext:value-type="float">
            <text:p>477556</text:p>
          </table:table-cell>
          <table:table-cell/>
          <table:table-cell office:value-type="float" office:value="449477" calcext:value-type="float">
            <text:p>449477</text:p>
          </table:table-cell>
          <table:table-cell/>
          <table:table-cell office:value-type="float" office:value="503862" calcext:value-type="float">
            <text:p>503862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16700" calcext:value-type="float">
            <text:p>16700</text:p>
          </table:table-cell>
          <table:table-cell/>
          <table:table-cell office:value-type="float" office:value="27475" calcext:value-type="float">
            <text:p>27475</text:p>
          </table:table-cell>
          <table:table-cell/>
          <table:table-cell office:value-type="float" office:value="49143" calcext:value-type="float">
            <text:p>49143</text:p>
          </table:table-cell>
          <table:table-cell/>
          <table:table-cell office:value-type="float" office:value="99297" calcext:value-type="float">
            <text:p>99297</text:p>
          </table:table-cell>
          <table:table-cell/>
          <table:table-cell office:value-type="float" office:value="199673" calcext:value-type="float">
            <text:p>199673</text:p>
          </table:table-cell>
          <table:table-cell/>
          <table:table-cell office:value-type="float" office:value="322677" calcext:value-type="float">
            <text:p>322677</text:p>
          </table:table-cell>
          <table:table-cell/>
          <table:table-cell office:value-type="float" office:value="336880" calcext:value-type="float">
            <text:p>336880</text:p>
          </table:table-cell>
          <table:table-cell/>
          <table:table-cell office:value-type="float" office:value="418117" calcext:value-type="float">
            <text:p>418117</text:p>
          </table:table-cell>
          <table:table-cell/>
          <table:table-cell office:value-type="float" office:value="563155" calcext:value-type="float">
            <text:p>563155</text:p>
          </table:table-cell>
          <table:table-cell/>
          <table:table-cell office:value-type="float" office:value="548150" calcext:value-type="float">
            <text:p>548150</text:p>
          </table:table-cell>
          <table:table-cell/>
          <table:table-cell office:value-type="float" office:value="549865" calcext:value-type="float">
            <text:p>549865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18770" calcext:value-type="float">
            <text:p>18770</text:p>
          </table:table-cell>
          <table:table-cell/>
          <table:table-cell office:value-type="float" office:value="25678" calcext:value-type="float">
            <text:p>25678</text:p>
          </table:table-cell>
          <table:table-cell/>
          <table:table-cell office:value-type="float" office:value="49812" calcext:value-type="float">
            <text:p>49812</text:p>
          </table:table-cell>
          <table:table-cell/>
          <table:table-cell office:value-type="float" office:value="77968" calcext:value-type="float">
            <text:p>77968</text:p>
          </table:table-cell>
          <table:table-cell/>
          <table:table-cell office:value-type="float" office:value="184999" calcext:value-type="float">
            <text:p>184999</text:p>
          </table:table-cell>
          <table:table-cell/>
          <table:table-cell office:value-type="float" office:value="263271" calcext:value-type="float">
            <text:p>263271</text:p>
          </table:table-cell>
          <table:table-cell/>
          <table:table-cell office:value-type="float" office:value="355350" calcext:value-type="float">
            <text:p>355350</text:p>
          </table:table-cell>
          <table:table-cell/>
          <table:table-cell office:value-type="float" office:value="428306" calcext:value-type="float">
            <text:p>428306</text:p>
          </table:table-cell>
          <table:table-cell/>
          <table:table-cell office:value-type="float" office:value="542771" calcext:value-type="float">
            <text:p>542771</text:p>
          </table:table-cell>
          <table:table-cell/>
          <table:table-cell office:value-type="float" office:value="692986" calcext:value-type="float">
            <text:p>692986</text:p>
          </table:table-cell>
          <table:table-cell/>
          <table:table-cell office:value-type="float" office:value="747765" calcext:value-type="float">
            <text:p>747765</text:p>
          </table:table-cell>
          <table:table-cell/>
          <table:table-cell office:value-type="float" office:value="830696" calcext:value-type="float">
            <text:p>830696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18139" calcext:value-type="float">
            <text:p>18139</text:p>
          </table:table-cell>
          <table:table-cell/>
          <table:table-cell office:value-type="float" office:value="24954" calcext:value-type="float">
            <text:p>24954</text:p>
          </table:table-cell>
          <table:table-cell/>
          <table:table-cell office:value-type="float" office:value="43057" calcext:value-type="float">
            <text:p>43057</text:p>
          </table:table-cell>
          <table:table-cell/>
          <table:table-cell office:value-type="float" office:value="77372" calcext:value-type="float">
            <text:p>77372</text:p>
          </table:table-cell>
          <table:table-cell/>
          <table:table-cell office:value-type="float" office:value="208427" calcext:value-type="float">
            <text:p>208427</text:p>
          </table:table-cell>
          <table:table-cell/>
          <table:table-cell office:value-type="float" office:value="315189" calcext:value-type="float">
            <text:p>315189</text:p>
          </table:table-cell>
          <table:table-cell/>
          <table:table-cell office:value-type="float" office:value="375292" calcext:value-type="float">
            <text:p>375292</text:p>
          </table:table-cell>
          <table:table-cell/>
          <table:table-cell office:value-type="float" office:value="418237" calcext:value-type="float">
            <text:p>418237</text:p>
          </table:table-cell>
          <table:table-cell/>
          <table:table-cell office:value-type="float" office:value="628842" calcext:value-type="float">
            <text:p>628842</text:p>
          </table:table-cell>
          <table:table-cell/>
          <table:table-cell office:value-type="float" office:value="718224" calcext:value-type="float">
            <text:p>718224</text:p>
          </table:table-cell>
          <table:table-cell/>
          <table:table-cell office:value-type="float" office:value="723630" calcext:value-type="float">
            <text:p>723630</text:p>
          </table:table-cell>
          <table:table-cell/>
          <table:table-cell office:value-type="float" office:value="786433" calcext:value-type="float">
            <text:p>786433</text:p>
          </table:table-cell>
          <table:table-cell/>
          <table:table-cell office:value-type="float" office:value="821014" calcext:value-type="float">
            <text:p>82101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9710" calcext:value-type="float">
            <text:p>199710</text:p>
          </table:table-cell>
          <table:table-cell/>
          <table:table-cell office:value-type="float" office:value="313497" calcext:value-type="float">
            <text:p>313497</text:p>
          </table:table-cell>
          <table:table-cell/>
          <table:table-cell office:value-type="float" office:value="374136" calcext:value-type="float">
            <text:p>374136</text:p>
          </table:table-cell>
          <table:table-cell/>
          <table:table-cell office:value-type="float" office:value="486687" calcext:value-type="float">
            <text:p>486687</text:p>
          </table:table-cell>
          <table:table-cell/>
          <table:table-cell office:value-type="float" office:value="645612" calcext:value-type="float">
            <text:p>645612</text:p>
          </table:table-cell>
          <table:table-cell/>
          <table:table-cell office:value-type="float" office:value="702371" calcext:value-type="float">
            <text:p>702371</text:p>
          </table:table-cell>
          <table:table-cell/>
          <table:table-cell office:value-type="float" office:value="270126" calcext:value-type="float">
            <text:p>270126</text:p>
          </table:table-cell>
          <table:table-cell/>
          <table:table-cell office:value-type="float" office:value="751763" calcext:value-type="float">
            <text:p>751763</text:p>
          </table:table-cell>
          <table:table-cell/>
          <table:table-cell office:value-type="float" office:value="828070" calcext:value-type="float">
            <text:p>82807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7045" calcext:value-type="float">
            <text:p>207045</text:p>
          </table:table-cell>
          <table:table-cell/>
          <table:table-cell office:value-type="float" office:value="321316" calcext:value-type="float">
            <text:p>321316</text:p>
          </table:table-cell>
          <table:table-cell/>
          <table:table-cell office:value-type="float" office:value="456129" calcext:value-type="float">
            <text:p>456129</text:p>
          </table:table-cell>
          <table:table-cell/>
          <table:table-cell office:value-type="float" office:value="502991" calcext:value-type="float">
            <text:p>502991</text:p>
          </table:table-cell>
          <table:table-cell/>
          <table:table-cell office:value-type="float" office:value="649453" calcext:value-type="float">
            <text:p>649453</text:p>
          </table:table-cell>
          <table:table-cell/>
          <table:table-cell office:value-type="float" office:value="690340" calcext:value-type="float">
            <text:p>690340</text:p>
          </table:table-cell>
          <table:table-cell/>
          <table:table-cell office:value-type="float" office:value="356395" calcext:value-type="float">
            <text:p>356395</text:p>
          </table:table-cell>
          <table:table-cell/>
          <table:table-cell office:value-type="float" office:value="827785" calcext:value-type="float">
            <text:p>827785</text:p>
          </table:table-cell>
          <table:table-cell/>
          <table:table-cell office:value-type="float" office:value="799654" calcext:value-type="float">
            <text:p>79965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2812" calcext:value-type="float">
            <text:p>212812</text:p>
          </table:table-cell>
          <table:table-cell/>
          <table:table-cell office:value-type="float" office:value="329930" calcext:value-type="float">
            <text:p>329930</text:p>
          </table:table-cell>
          <table:table-cell/>
          <table:table-cell office:value-type="float" office:value="431724" calcext:value-type="float">
            <text:p>431724</text:p>
          </table:table-cell>
          <table:table-cell/>
          <table:table-cell office:value-type="float" office:value="511856" calcext:value-type="float">
            <text:p>511856</text:p>
          </table:table-cell>
          <table:table-cell/>
          <table:table-cell office:value-type="float" office:value="669200" calcext:value-type="float">
            <text:p>669200</text:p>
          </table:table-cell>
          <table:table-cell/>
          <table:table-cell office:value-type="float" office:value="778784" calcext:value-type="float">
            <text:p>778784</text:p>
          </table:table-cell>
          <table:table-cell/>
          <table:table-cell office:value-type="float" office:value="842195" calcext:value-type="float">
            <text:p>842195</text:p>
          </table:table-cell>
          <table:table-cell/>
          <table:table-cell office:value-type="float" office:value="822305" calcext:value-type="float">
            <text:p>822305</text:p>
          </table:table-cell>
          <table:table-cell/>
          <table:table-cell office:value-type="float" office:value="833569" calcext:value-type="float">
            <text:p>83356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0070" calcext:value-type="float">
            <text:p>210070</text:p>
          </table:table-cell>
          <table:table-cell/>
          <table:table-cell office:value-type="float" office:value="327627" calcext:value-type="float">
            <text:p>327627</text:p>
          </table:table-cell>
          <table:table-cell/>
          <table:table-cell office:value-type="float" office:value="447688" calcext:value-type="float">
            <text:p>447688</text:p>
          </table:table-cell>
          <table:table-cell/>
          <table:table-cell office:value-type="float" office:value="521511" calcext:value-type="float">
            <text:p>521511</text:p>
          </table:table-cell>
          <table:table-cell/>
          <table:table-cell office:value-type="float" office:value="685270" calcext:value-type="float">
            <text:p>685270</text:p>
          </table:table-cell>
          <table:table-cell/>
          <table:table-cell office:value-type="float" office:value="814214" calcext:value-type="float">
            <text:p>814214</text:p>
          </table:table-cell>
          <table:table-cell/>
          <table:table-cell office:value-type="float" office:value="834411" calcext:value-type="float">
            <text:p>834411</text:p>
          </table:table-cell>
          <table:table-cell/>
          <table:table-cell office:value-type="float" office:value="818656" calcext:value-type="float">
            <text:p>818656</text:p>
          </table:table-cell>
          <table:table-cell/>
          <table:table-cell office:value-type="float" office:value="878678" calcext:value-type="float">
            <text:p>87867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4979" calcext:value-type="float">
            <text:p>214979</text:p>
          </table:table-cell>
          <table:table-cell/>
          <table:table-cell office:value-type="float" office:value="330529" calcext:value-type="float">
            <text:p>330529</text:p>
          </table:table-cell>
          <table:table-cell/>
          <table:table-cell office:value-type="float" office:value="457104" calcext:value-type="float">
            <text:p>457104</text:p>
          </table:table-cell>
          <table:table-cell/>
          <table:table-cell office:value-type="float" office:value="531983" calcext:value-type="float">
            <text:p>531983</text:p>
          </table:table-cell>
          <table:table-cell/>
          <table:table-cell office:value-type="float" office:value="691467" calcext:value-type="float">
            <text:p>691467</text:p>
          </table:table-cell>
          <table:table-cell/>
          <table:table-cell office:value-type="float" office:value="805142" calcext:value-type="float">
            <text:p>805142</text:p>
          </table:table-cell>
          <table:table-cell/>
          <table:table-cell office:value-type="float" office:value="863096" calcext:value-type="float">
            <text:p>863096</text:p>
          </table:table-cell>
          <table:table-cell/>
          <table:table-cell office:value-type="float" office:value="827133" calcext:value-type="float">
            <text:p>827133</text:p>
          </table:table-cell>
          <table:table-cell/>
          <table:table-cell office:value-type="float" office:value="814051" calcext:value-type="float">
            <text:p>81405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5144" calcext:value-type="float">
            <text:p>215144</text:p>
          </table:table-cell>
          <table:table-cell/>
          <table:table-cell office:value-type="float" office:value="333858" calcext:value-type="float">
            <text:p>333858</text:p>
          </table:table-cell>
          <table:table-cell/>
          <table:table-cell office:value-type="float" office:value="449905" calcext:value-type="float">
            <text:p>449905</text:p>
          </table:table-cell>
          <table:table-cell/>
          <table:table-cell office:value-type="float" office:value="533141" calcext:value-type="float">
            <text:p>533141</text:p>
          </table:table-cell>
          <table:table-cell/>
          <table:table-cell office:value-type="float" office:value="683441" calcext:value-type="float">
            <text:p>683441</text:p>
          </table:table-cell>
          <table:table-cell/>
          <table:table-cell office:value-type="float" office:value="744821" calcext:value-type="float">
            <text:p>744821</text:p>
          </table:table-cell>
          <table:table-cell/>
          <table:table-cell office:value-type="float" office:value="902070" calcext:value-type="float">
            <text:p>902070</text:p>
          </table:table-cell>
          <table:table-cell/>
          <table:table-cell office:value-type="float" office:value="822500" calcext:value-type="float">
            <text:p>822500</text:p>
          </table:table-cell>
          <table:table-cell/>
          <table:table-cell office:value-type="float" office:value="825773" calcext:value-type="float">
            <text:p>82577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4798" calcext:value-type="float">
            <text:p>214798</text:p>
          </table:table-cell>
          <table:table-cell/>
          <table:table-cell office:value-type="float" office:value="332634" calcext:value-type="float">
            <text:p>332634</text:p>
          </table:table-cell>
          <table:table-cell/>
          <table:table-cell office:value-type="float" office:value="453644" calcext:value-type="float">
            <text:p>453644</text:p>
          </table:table-cell>
          <table:table-cell/>
          <table:table-cell office:value-type="float" office:value="534541" calcext:value-type="float">
            <text:p>534541</text:p>
          </table:table-cell>
          <table:table-cell/>
          <table:table-cell office:value-type="float" office:value="678393" calcext:value-type="float">
            <text:p>678393</text:p>
          </table:table-cell>
          <table:table-cell/>
          <table:table-cell office:value-type="float" office:value="730560" calcext:value-type="float">
            <text:p>730560</text:p>
          </table:table-cell>
          <table:table-cell/>
          <table:table-cell office:value-type="float" office:value="843678" calcext:value-type="float">
            <text:p>843678</text:p>
          </table:table-cell>
          <table:table-cell/>
          <table:table-cell office:value-type="float" office:value="840042" calcext:value-type="float">
            <text:p>840042</text:p>
          </table:table-cell>
          <table:table-cell/>
          <table:table-cell office:value-type="float" office:value="771046" calcext:value-type="float">
            <text:p>77104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5995" calcext:value-type="float">
            <text:p>215995</text:p>
          </table:table-cell>
          <table:table-cell/>
          <table:table-cell office:value-type="float" office:value="332286" calcext:value-type="float">
            <text:p>332286</text:p>
          </table:table-cell>
          <table:table-cell/>
          <table:table-cell office:value-type="float" office:value="452740" calcext:value-type="float">
            <text:p>452740</text:p>
          </table:table-cell>
          <table:table-cell/>
          <table:table-cell office:value-type="float" office:value="529326" calcext:value-type="float">
            <text:p>529326</text:p>
          </table:table-cell>
          <table:table-cell/>
          <table:table-cell office:value-type="float" office:value="658383" calcext:value-type="float">
            <text:p>658383</text:p>
          </table:table-cell>
          <table:table-cell/>
          <table:table-cell office:value-type="float" office:value="744538" calcext:value-type="float">
            <text:p>744538</text:p>
          </table:table-cell>
          <table:table-cell/>
          <table:table-cell office:value-type="float" office:value="823169" calcext:value-type="float">
            <text:p>823169</text:p>
          </table:table-cell>
          <table:table-cell/>
          <table:table-cell office:value-type="float" office:value="867138" calcext:value-type="float">
            <text:p>867138</text:p>
          </table:table-cell>
          <table:table-cell/>
          <table:table-cell office:value-type="float" office:value="880087" calcext:value-type="float">
            <text:p>88008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20464" calcext:value-type="float">
            <text:p>20464</text:p>
          </table:table-cell>
          <table:table-cell/>
          <table:table-cell office:value-type="float" office:value="34756" calcext:value-type="float">
            <text:p>34756</text:p>
          </table:table-cell>
          <table:table-cell/>
          <table:table-cell office:value-type="float" office:value="57214" calcext:value-type="float">
            <text:p>57214</text:p>
          </table:table-cell>
          <table:table-cell/>
          <table:table-cell office:value-type="float" office:value="99471" calcext:value-type="float">
            <text:p>99471</text:p>
          </table:table-cell>
          <table:table-cell/>
          <table:table-cell office:value-type="float" office:value="153587" calcext:value-type="float">
            <text:p>153587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19490" calcext:value-type="float">
            <text:p>19490</text:p>
          </table:table-cell>
          <table:table-cell/>
          <table:table-cell office:value-type="float" office:value="33974" calcext:value-type="float">
            <text:p>33974</text:p>
          </table:table-cell>
          <table:table-cell/>
          <table:table-cell office:value-type="float" office:value="68474" calcext:value-type="float">
            <text:p>68474</text:p>
          </table:table-cell>
          <table:table-cell/>
          <table:table-cell office:value-type="float" office:value="85304" calcext:value-type="float">
            <text:p>85304</text:p>
          </table:table-cell>
          <table:table-cell/>
          <table:table-cell office:value-type="float" office:value="106109" calcext:value-type="float">
            <text:p>106109</text:p>
          </table:table-cell>
          <table:table-cell/>
          <table:table-cell office:value-type="float" office:value="188484" calcext:value-type="float">
            <text:p>188484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17152" calcext:value-type="float">
            <text:p>17152</text:p>
          </table:table-cell>
          <table:table-cell/>
          <table:table-cell office:value-type="float" office:value="31429" calcext:value-type="float">
            <text:p>31429</text:p>
          </table:table-cell>
          <table:table-cell/>
          <table:table-cell office:value-type="float" office:value="52044" calcext:value-type="float">
            <text:p>52044</text:p>
          </table:table-cell>
          <table:table-cell/>
          <table:table-cell office:value-type="float" office:value="97527" calcext:value-type="float">
            <text:p>97527</text:p>
          </table:table-cell>
          <table:table-cell/>
          <table:table-cell office:value-type="float" office:value="153514" calcext:value-type="float">
            <text:p>153514</text:p>
          </table:table-cell>
          <table:table-cell/>
          <table:table-cell office:value-type="float" office:value="156939" calcext:value-type="float">
            <text:p>156939</text:p>
          </table:table-cell>
          <table:table-cell/>
          <table:table-cell office:value-type="float" office:value="230381" calcext:value-type="float">
            <text:p>230381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16745" calcext:value-type="float">
            <text:p>16745</text:p>
          </table:table-cell>
          <table:table-cell/>
          <table:table-cell office:value-type="float" office:value="29364" calcext:value-type="float">
            <text:p>29364</text:p>
          </table:table-cell>
          <table:table-cell/>
          <table:table-cell office:value-type="float" office:value="53011" calcext:value-type="float">
            <text:p>53011</text:p>
          </table:table-cell>
          <table:table-cell/>
          <table:table-cell office:value-type="float" office:value="83949" calcext:value-type="float">
            <text:p>83949</text:p>
          </table:table-cell>
          <table:table-cell/>
          <table:table-cell office:value-type="float" office:value="163834" calcext:value-type="float">
            <text:p>163834</text:p>
          </table:table-cell>
          <table:table-cell/>
          <table:table-cell office:value-type="float" office:value="221013" calcext:value-type="float">
            <text:p>221013</text:p>
          </table:table-cell>
          <table:table-cell/>
          <table:table-cell office:value-type="float" office:value="255297" calcext:value-type="float">
            <text:p>255297</text:p>
          </table:table-cell>
          <table:table-cell/>
          <table:table-cell office:value-type="float" office:value="218831" calcext:value-type="float">
            <text:p>21883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14667" calcext:value-type="float">
            <text:p>14667</text:p>
          </table:table-cell>
          <table:table-cell/>
          <table:table-cell office:value-type="float" office:value="28890" calcext:value-type="float">
            <text:p>28890</text:p>
          </table:table-cell>
          <table:table-cell/>
          <table:table-cell office:value-type="float" office:value="53629" calcext:value-type="float">
            <text:p>53629</text:p>
          </table:table-cell>
          <table:table-cell/>
          <table:table-cell office:value-type="float" office:value="93241" calcext:value-type="float">
            <text:p>93241</text:p>
          </table:table-cell>
          <table:table-cell/>
          <table:table-cell office:value-type="float" office:value="117918" calcext:value-type="float">
            <text:p>117918</text:p>
          </table:table-cell>
          <table:table-cell/>
          <table:table-cell office:value-type="float" office:value="183881" calcext:value-type="float">
            <text:p>183881</text:p>
          </table:table-cell>
          <table:table-cell/>
          <table:table-cell office:value-type="float" office:value="182446" calcext:value-type="float">
            <text:p>182446</text:p>
          </table:table-cell>
          <table:table-cell/>
          <table:table-cell office:value-type="float" office:value="221032" calcext:value-type="float">
            <text:p>221032</text:p>
          </table:table-cell>
          <table:table-cell/>
          <table:table-cell office:value-type="float" office:value="225605" calcext:value-type="float">
            <text:p>22560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14126" calcext:value-type="float">
            <text:p>14126</text:p>
          </table:table-cell>
          <table:table-cell/>
          <table:table-cell office:value-type="float" office:value="29264" calcext:value-type="float">
            <text:p>29264</text:p>
          </table:table-cell>
          <table:table-cell/>
          <table:table-cell office:value-type="float" office:value="60669" calcext:value-type="float">
            <text:p>60669</text:p>
          </table:table-cell>
          <table:table-cell/>
          <table:table-cell office:value-type="float" office:value="92303" calcext:value-type="float">
            <text:p>92303</text:p>
          </table:table-cell>
          <table:table-cell/>
          <table:table-cell office:value-type="float" office:value="195003" calcext:value-type="float">
            <text:p>195003</text:p>
          </table:table-cell>
          <table:table-cell/>
          <table:table-cell office:value-type="float" office:value="250894" calcext:value-type="float">
            <text:p>250894</text:p>
          </table:table-cell>
          <table:table-cell/>
          <table:table-cell office:value-type="float" office:value="258018" calcext:value-type="float">
            <text:p>258018</text:p>
          </table:table-cell>
          <table:table-cell/>
          <table:table-cell office:value-type="float" office:value="441617" calcext:value-type="float">
            <text:p>441617</text:p>
          </table:table-cell>
          <table:table-cell/>
          <table:table-cell office:value-type="float" office:value="462856" calcext:value-type="float">
            <text:p>462856</text:p>
          </table:table-cell>
          <table:table-cell/>
          <table:table-cell office:value-type="float" office:value="516181" calcext:value-type="float">
            <text:p>516181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17959" calcext:value-type="float">
            <text:p>17959</text:p>
          </table:table-cell>
          <table:table-cell/>
          <table:table-cell office:value-type="float" office:value="32508" calcext:value-type="float">
            <text:p>32508</text:p>
          </table:table-cell>
          <table:table-cell/>
          <table:table-cell office:value-type="float" office:value="58466" calcext:value-type="float">
            <text:p>58466</text:p>
          </table:table-cell>
          <table:table-cell/>
          <table:table-cell office:value-type="float" office:value="115618" calcext:value-type="float">
            <text:p>115618</text:p>
          </table:table-cell>
          <table:table-cell/>
          <table:table-cell office:value-type="float" office:value="184919" calcext:value-type="float">
            <text:p>184919</text:p>
          </table:table-cell>
          <table:table-cell/>
          <table:table-cell office:value-type="float" office:value="287277" calcext:value-type="float">
            <text:p>287277</text:p>
          </table:table-cell>
          <table:table-cell/>
          <table:table-cell office:value-type="float" office:value="331303" calcext:value-type="float">
            <text:p>331303</text:p>
          </table:table-cell>
          <table:table-cell/>
          <table:table-cell office:value-type="float" office:value="383563" calcext:value-type="float">
            <text:p>383563</text:p>
          </table:table-cell>
          <table:table-cell/>
          <table:table-cell office:value-type="float" office:value="567281" calcext:value-type="float">
            <text:p>567281</text:p>
          </table:table-cell>
          <table:table-cell/>
          <table:table-cell office:value-type="float" office:value="558471" calcext:value-type="float">
            <text:p>558471</text:p>
          </table:table-cell>
          <table:table-cell/>
          <table:table-cell office:value-type="float" office:value="558068" calcext:value-type="float">
            <text:p>558068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18849" calcext:value-type="float">
            <text:p>18849</text:p>
          </table:table-cell>
          <table:table-cell/>
          <table:table-cell office:value-type="float" office:value="35010" calcext:value-type="float">
            <text:p>35010</text:p>
          </table:table-cell>
          <table:table-cell/>
          <table:table-cell office:value-type="float" office:value="62693" calcext:value-type="float">
            <text:p>62693</text:p>
          </table:table-cell>
          <table:table-cell/>
          <table:table-cell office:value-type="float" office:value="89500" calcext:value-type="float">
            <text:p>89500</text:p>
          </table:table-cell>
          <table:table-cell/>
          <table:table-cell office:value-type="float" office:value="160333" calcext:value-type="float">
            <text:p>160333</text:p>
          </table:table-cell>
          <table:table-cell/>
          <table:table-cell office:value-type="float" office:value="233247" calcext:value-type="float">
            <text:p>233247</text:p>
          </table:table-cell>
          <table:table-cell/>
          <table:table-cell office:value-type="float" office:value="309766" calcext:value-type="float">
            <text:p>309766</text:p>
          </table:table-cell>
          <table:table-cell/>
          <table:table-cell office:value-type="float" office:value="373227" calcext:value-type="float">
            <text:p>373227</text:p>
          </table:table-cell>
          <table:table-cell/>
          <table:table-cell office:value-type="float" office:value="499600" calcext:value-type="float">
            <text:p>499600</text:p>
          </table:table-cell>
          <table:table-cell/>
          <table:table-cell office:value-type="float" office:value="673042" calcext:value-type="float">
            <text:p>673042</text:p>
          </table:table-cell>
          <table:table-cell/>
          <table:table-cell office:value-type="float" office:value="778218" calcext:value-type="float">
            <text:p>778218</text:p>
          </table:table-cell>
          <table:table-cell/>
          <table:table-cell office:value-type="float" office:value="798176" calcext:value-type="float">
            <text:p>798176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15956" calcext:value-type="float">
            <text:p>15956</text:p>
          </table:table-cell>
          <table:table-cell/>
          <table:table-cell office:value-type="float" office:value="28863" calcext:value-type="float">
            <text:p>28863</text:p>
          </table:table-cell>
          <table:table-cell/>
          <table:table-cell office:value-type="float" office:value="53806" calcext:value-type="float">
            <text:p>53806</text:p>
          </table:table-cell>
          <table:table-cell/>
          <table:table-cell office:value-type="float" office:value="92043" calcext:value-type="float">
            <text:p>92043</text:p>
          </table:table-cell>
          <table:table-cell/>
          <table:table-cell office:value-type="float" office:value="167986" calcext:value-type="float">
            <text:p>167986</text:p>
          </table:table-cell>
          <table:table-cell/>
          <table:table-cell office:value-type="float" office:value="230503" calcext:value-type="float">
            <text:p>230503</text:p>
          </table:table-cell>
          <table:table-cell/>
          <table:table-cell office:value-type="float" office:value="300277" calcext:value-type="float">
            <text:p>300277</text:p>
          </table:table-cell>
          <table:table-cell/>
          <table:table-cell office:value-type="float" office:value="358569" calcext:value-type="float">
            <text:p>358569</text:p>
          </table:table-cell>
          <table:table-cell/>
          <table:table-cell office:value-type="float" office:value="566291" calcext:value-type="float">
            <text:p>566291</text:p>
          </table:table-cell>
          <table:table-cell/>
          <table:table-cell office:value-type="float" office:value="678628" calcext:value-type="float">
            <text:p>678628</text:p>
          </table:table-cell>
          <table:table-cell/>
          <table:table-cell office:value-type="float" office:value="578864" calcext:value-type="float">
            <text:p>578864</text:p>
          </table:table-cell>
          <table:table-cell/>
          <table:table-cell office:value-type="float" office:value="806422" calcext:value-type="float">
            <text:p>806422</text:p>
          </table:table-cell>
          <table:table-cell/>
          <table:table-cell office:value-type="float" office:value="793998" calcext:value-type="float">
            <text:p>79399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8969" calcext:value-type="float">
            <text:p>158969</text:p>
          </table:table-cell>
          <table:table-cell/>
          <table:table-cell office:value-type="float" office:value="242975" calcext:value-type="float">
            <text:p>242975</text:p>
          </table:table-cell>
          <table:table-cell/>
          <table:table-cell office:value-type="float" office:value="303608" calcext:value-type="float">
            <text:p>303608</text:p>
          </table:table-cell>
          <table:table-cell/>
          <table:table-cell office:value-type="float" office:value="394237" calcext:value-type="float">
            <text:p>394237</text:p>
          </table:table-cell>
          <table:table-cell/>
          <table:table-cell office:value-type="float" office:value="540964" calcext:value-type="float">
            <text:p>540964</text:p>
          </table:table-cell>
          <table:table-cell/>
          <table:table-cell office:value-type="float" office:value="594952" calcext:value-type="float">
            <text:p>594952</text:p>
          </table:table-cell>
          <table:table-cell/>
          <table:table-cell office:value-type="float" office:value="297421" calcext:value-type="float">
            <text:p>297421</text:p>
          </table:table-cell>
          <table:table-cell/>
          <table:table-cell office:value-type="float" office:value="678978" calcext:value-type="float">
            <text:p>678978</text:p>
          </table:table-cell>
          <table:table-cell/>
          <table:table-cell office:value-type="float" office:value="700341" calcext:value-type="float">
            <text:p>70034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5641" calcext:value-type="float">
            <text:p>165641</text:p>
          </table:table-cell>
          <table:table-cell/>
          <table:table-cell office:value-type="float" office:value="251750" calcext:value-type="float">
            <text:p>251750</text:p>
          </table:table-cell>
          <table:table-cell/>
          <table:table-cell office:value-type="float" office:value="329462" calcext:value-type="float">
            <text:p>329462</text:p>
          </table:table-cell>
          <table:table-cell/>
          <table:table-cell office:value-type="float" office:value="405053" calcext:value-type="float">
            <text:p>405053</text:p>
          </table:table-cell>
          <table:table-cell/>
          <table:table-cell office:value-type="float" office:value="533344" calcext:value-type="float">
            <text:p>533344</text:p>
          </table:table-cell>
          <table:table-cell/>
          <table:table-cell office:value-type="float" office:value="653569" calcext:value-type="float">
            <text:p>653569</text:p>
          </table:table-cell>
          <table:table-cell/>
          <table:table-cell office:value-type="float" office:value="304853" calcext:value-type="float">
            <text:p>304853</text:p>
          </table:table-cell>
          <table:table-cell/>
          <table:table-cell office:value-type="float" office:value="792785" calcext:value-type="float">
            <text:p>792785</text:p>
          </table:table-cell>
          <table:table-cell/>
          <table:table-cell office:value-type="float" office:value="796891" calcext:value-type="float">
            <text:p>79689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6990" calcext:value-type="float">
            <text:p>166990</text:p>
          </table:table-cell>
          <table:table-cell/>
          <table:table-cell office:value-type="float" office:value="258424" calcext:value-type="float">
            <text:p>258424</text:p>
          </table:table-cell>
          <table:table-cell/>
          <table:table-cell office:value-type="float" office:value="316904" calcext:value-type="float">
            <text:p>316904</text:p>
          </table:table-cell>
          <table:table-cell/>
          <table:table-cell office:value-type="float" office:value="398335" calcext:value-type="float">
            <text:p>398335</text:p>
          </table:table-cell>
          <table:table-cell/>
          <table:table-cell office:value-type="float" office:value="547701" calcext:value-type="float">
            <text:p>547701</text:p>
          </table:table-cell>
          <table:table-cell/>
          <table:table-cell office:value-type="float" office:value="660337" calcext:value-type="float">
            <text:p>660337</text:p>
          </table:table-cell>
          <table:table-cell/>
          <table:table-cell office:value-type="float" office:value="767533" calcext:value-type="float">
            <text:p>767533</text:p>
          </table:table-cell>
          <table:table-cell/>
          <table:table-cell office:value-type="float" office:value="785208" calcext:value-type="float">
            <text:p>785208</text:p>
          </table:table-cell>
          <table:table-cell/>
          <table:table-cell office:value-type="float" office:value="810796" calcext:value-type="float">
            <text:p>81079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9070" calcext:value-type="float">
            <text:p>169070</text:p>
          </table:table-cell>
          <table:table-cell/>
          <table:table-cell office:value-type="float" office:value="252613" calcext:value-type="float">
            <text:p>252613</text:p>
          </table:table-cell>
          <table:table-cell/>
          <table:table-cell office:value-type="float" office:value="318770" calcext:value-type="float">
            <text:p>318770</text:p>
          </table:table-cell>
          <table:table-cell/>
          <table:table-cell office:value-type="float" office:value="404598" calcext:value-type="float">
            <text:p>404598</text:p>
          </table:table-cell>
          <table:table-cell/>
          <table:table-cell office:value-type="float" office:value="559554" calcext:value-type="float">
            <text:p>559554</text:p>
          </table:table-cell>
          <table:table-cell/>
          <table:table-cell office:value-type="float" office:value="692133" calcext:value-type="float">
            <text:p>692133</text:p>
          </table:table-cell>
          <table:table-cell/>
          <table:table-cell office:value-type="float" office:value="698342" calcext:value-type="float">
            <text:p>698342</text:p>
          </table:table-cell>
          <table:table-cell/>
          <table:table-cell office:value-type="float" office:value="758881" calcext:value-type="float">
            <text:p>758881</text:p>
          </table:table-cell>
          <table:table-cell/>
          <table:table-cell office:value-type="float" office:value="874170" calcext:value-type="float">
            <text:p>87417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8388" calcext:value-type="float">
            <text:p>168388</text:p>
          </table:table-cell>
          <table:table-cell/>
          <table:table-cell office:value-type="float" office:value="258865" calcext:value-type="float">
            <text:p>258865</text:p>
          </table:table-cell>
          <table:table-cell/>
          <table:table-cell office:value-type="float" office:value="323110" calcext:value-type="float">
            <text:p>323110</text:p>
          </table:table-cell>
          <table:table-cell/>
          <table:table-cell office:value-type="float" office:value="410772" calcext:value-type="float">
            <text:p>410772</text:p>
          </table:table-cell>
          <table:table-cell/>
          <table:table-cell office:value-type="float" office:value="573494" calcext:value-type="float">
            <text:p>573494</text:p>
          </table:table-cell>
          <table:table-cell/>
          <table:table-cell office:value-type="float" office:value="759497" calcext:value-type="float">
            <text:p>759497</text:p>
          </table:table-cell>
          <table:table-cell/>
          <table:table-cell office:value-type="float" office:value="752308" calcext:value-type="float">
            <text:p>752308</text:p>
          </table:table-cell>
          <table:table-cell/>
          <table:table-cell office:value-type="float" office:value="723177" calcext:value-type="float">
            <text:p>723177</text:p>
          </table:table-cell>
          <table:table-cell/>
          <table:table-cell office:value-type="float" office:value="794520" calcext:value-type="float">
            <text:p>79452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0021" calcext:value-type="float">
            <text:p>170021</text:p>
          </table:table-cell>
          <table:table-cell/>
          <table:table-cell office:value-type="float" office:value="254249" calcext:value-type="float">
            <text:p>254249</text:p>
          </table:table-cell>
          <table:table-cell/>
          <table:table-cell office:value-type="float" office:value="322318" calcext:value-type="float">
            <text:p>322318</text:p>
          </table:table-cell>
          <table:table-cell/>
          <table:table-cell office:value-type="float" office:value="415699" calcext:value-type="float">
            <text:p>415699</text:p>
          </table:table-cell>
          <table:table-cell/>
          <table:table-cell office:value-type="float" office:value="572554" calcext:value-type="float">
            <text:p>572554</text:p>
          </table:table-cell>
          <table:table-cell/>
          <table:table-cell office:value-type="float" office:value="671605" calcext:value-type="float">
            <text:p>671605</text:p>
          </table:table-cell>
          <table:table-cell/>
          <table:table-cell office:value-type="float" office:value="796268" calcext:value-type="float">
            <text:p>796268</text:p>
          </table:table-cell>
          <table:table-cell/>
          <table:table-cell office:value-type="float" office:value="805479" calcext:value-type="float">
            <text:p>805479</text:p>
          </table:table-cell>
          <table:table-cell/>
          <table:table-cell office:value-type="float" office:value="810864" calcext:value-type="float">
            <text:p>81086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8602" calcext:value-type="float">
            <text:p>168602</text:p>
          </table:table-cell>
          <table:table-cell/>
          <table:table-cell office:value-type="float" office:value="254655" calcext:value-type="float">
            <text:p>254655</text:p>
          </table:table-cell>
          <table:table-cell/>
          <table:table-cell office:value-type="float" office:value="321036" calcext:value-type="float">
            <text:p>321036</text:p>
          </table:table-cell>
          <table:table-cell/>
          <table:table-cell office:value-type="float" office:value="416480" calcext:value-type="float">
            <text:p>416480</text:p>
          </table:table-cell>
          <table:table-cell/>
          <table:table-cell office:value-type="float" office:value="558522" calcext:value-type="float">
            <text:p>558522</text:p>
          </table:table-cell>
          <table:table-cell/>
          <table:table-cell office:value-type="float" office:value="637177" calcext:value-type="float">
            <text:p>637177</text:p>
          </table:table-cell>
          <table:table-cell/>
          <table:table-cell office:value-type="float" office:value="742426" calcext:value-type="float">
            <text:p>742426</text:p>
          </table:table-cell>
          <table:table-cell/>
          <table:table-cell office:value-type="float" office:value="766782" calcext:value-type="float">
            <text:p>766782</text:p>
          </table:table-cell>
          <table:table-cell/>
          <table:table-cell office:value-type="float" office:value="769768" calcext:value-type="float">
            <text:p>76976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8280" calcext:value-type="float">
            <text:p>168280</text:p>
          </table:table-cell>
          <table:table-cell/>
          <table:table-cell office:value-type="float" office:value="255612" calcext:value-type="float">
            <text:p>255612</text:p>
          </table:table-cell>
          <table:table-cell/>
          <table:table-cell office:value-type="float" office:value="320429" calcext:value-type="float">
            <text:p>320429</text:p>
          </table:table-cell>
          <table:table-cell/>
          <table:table-cell office:value-type="float" office:value="413155" calcext:value-type="float">
            <text:p>413155</text:p>
          </table:table-cell>
          <table:table-cell/>
          <table:table-cell office:value-type="float" office:value="550833" calcext:value-type="float">
            <text:p>550833</text:p>
          </table:table-cell>
          <table:table-cell/>
          <table:table-cell office:value-type="float" office:value="628401" calcext:value-type="float">
            <text:p>628401</text:p>
          </table:table-cell>
          <table:table-cell/>
          <table:table-cell office:value-type="float" office:value="749078" calcext:value-type="float">
            <text:p>749078</text:p>
          </table:table-cell>
          <table:table-cell/>
          <table:table-cell office:value-type="float" office:value="859749" calcext:value-type="float">
            <text:p>859749</text:p>
          </table:table-cell>
          <table:table-cell/>
          <table:table-cell office:value-type="float" office:value="790661" calcext:value-type="float">
            <text:p>79066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21548" calcext:value-type="float">
            <text:p>21548</text:p>
          </table:table-cell>
          <table:table-cell/>
          <table:table-cell office:value-type="float" office:value="38220" calcext:value-type="float">
            <text:p>38220</text:p>
          </table:table-cell>
          <table:table-cell/>
          <table:table-cell office:value-type="float" office:value="68434" calcext:value-type="float">
            <text:p>68434</text:p>
          </table:table-cell>
          <table:table-cell/>
          <table:table-cell office:value-type="float" office:value="81094" calcext:value-type="float">
            <text:p>81094</text:p>
          </table:table-cell>
          <table:table-cell/>
          <table:table-cell office:value-type="float" office:value="102024" calcext:value-type="float">
            <text:p>102024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23493" calcext:value-type="float">
            <text:p>23493</text:p>
          </table:table-cell>
          <table:table-cell/>
          <table:table-cell office:value-type="float" office:value="42571" calcext:value-type="float">
            <text:p>42571</text:p>
          </table:table-cell>
          <table:table-cell/>
          <table:table-cell office:value-type="float" office:value="71608" calcext:value-type="float">
            <text:p>71608</text:p>
          </table:table-cell>
          <table:table-cell/>
          <table:table-cell office:value-type="float" office:value="125183" calcext:value-type="float">
            <text:p>125183</text:p>
          </table:table-cell>
          <table:table-cell/>
          <table:table-cell office:value-type="float" office:value="144030" calcext:value-type="float">
            <text:p>144030</text:p>
          </table:table-cell>
          <table:table-cell/>
          <table:table-cell office:value-type="float" office:value="191731" calcext:value-type="float">
            <text:p>191731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23645" calcext:value-type="float">
            <text:p>23645</text:p>
          </table:table-cell>
          <table:table-cell/>
          <table:table-cell office:value-type="float" office:value="44557" calcext:value-type="float">
            <text:p>44557</text:p>
          </table:table-cell>
          <table:table-cell/>
          <table:table-cell office:value-type="float" office:value="80670" calcext:value-type="float">
            <text:p>80670</text:p>
          </table:table-cell>
          <table:table-cell/>
          <table:table-cell office:value-type="float" office:value="127211" calcext:value-type="float">
            <text:p>127211</text:p>
          </table:table-cell>
          <table:table-cell/>
          <table:table-cell office:value-type="float" office:value="202836" calcext:value-type="float">
            <text:p>202836</text:p>
          </table:table-cell>
          <table:table-cell/>
          <table:table-cell office:value-type="float" office:value="225829" calcext:value-type="float">
            <text:p>225829</text:p>
          </table:table-cell>
          <table:table-cell/>
          <table:table-cell office:value-type="float" office:value="314534" calcext:value-type="float">
            <text:p>314534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23938" calcext:value-type="float">
            <text:p>23938</text:p>
          </table:table-cell>
          <table:table-cell/>
          <table:table-cell office:value-type="float" office:value="45866" calcext:value-type="float">
            <text:p>45866</text:p>
          </table:table-cell>
          <table:table-cell/>
          <table:table-cell office:value-type="float" office:value="75012" calcext:value-type="float">
            <text:p>75012</text:p>
          </table:table-cell>
          <table:table-cell/>
          <table:table-cell office:value-type="float" office:value="145446" calcext:value-type="float">
            <text:p>145446</text:p>
          </table:table-cell>
          <table:table-cell/>
          <table:table-cell office:value-type="float" office:value="220623" calcext:value-type="float">
            <text:p>220623</text:p>
          </table:table-cell>
          <table:table-cell/>
          <table:table-cell office:value-type="float" office:value="319122" calcext:value-type="float">
            <text:p>319122</text:p>
          </table:table-cell>
          <table:table-cell/>
          <table:table-cell office:value-type="float" office:value="380103" calcext:value-type="float">
            <text:p>380103</text:p>
          </table:table-cell>
          <table:table-cell/>
          <table:table-cell office:value-type="float" office:value="391467" calcext:value-type="float">
            <text:p>391467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23966" calcext:value-type="float">
            <text:p>23966</text:p>
          </table:table-cell>
          <table:table-cell/>
          <table:table-cell office:value-type="float" office:value="46814" calcext:value-type="float">
            <text:p>46814</text:p>
          </table:table-cell>
          <table:table-cell/>
          <table:table-cell office:value-type="float" office:value="80291" calcext:value-type="float">
            <text:p>80291</text:p>
          </table:table-cell>
          <table:table-cell/>
          <table:table-cell office:value-type="float" office:value="141735" calcext:value-type="float">
            <text:p>141735</text:p>
          </table:table-cell>
          <table:table-cell/>
          <table:table-cell office:value-type="float" office:value="217909" calcext:value-type="float">
            <text:p>217909</text:p>
          </table:table-cell>
          <table:table-cell/>
          <table:table-cell office:value-type="float" office:value="307212" calcext:value-type="float">
            <text:p>307212</text:p>
          </table:table-cell>
          <table:table-cell/>
          <table:table-cell office:value-type="float" office:value="417805" calcext:value-type="float">
            <text:p>417805</text:p>
          </table:table-cell>
          <table:table-cell/>
          <table:table-cell office:value-type="float" office:value="457449" calcext:value-type="float">
            <text:p>457449</text:p>
          </table:table-cell>
          <table:table-cell/>
          <table:table-cell office:value-type="float" office:value="569711" calcext:value-type="float">
            <text:p>56971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23150" calcext:value-type="float">
            <text:p>23150</text:p>
          </table:table-cell>
          <table:table-cell/>
          <table:table-cell office:value-type="float" office:value="43508" calcext:value-type="float">
            <text:p>43508</text:p>
          </table:table-cell>
          <table:table-cell/>
          <table:table-cell office:value-type="float" office:value="81233" calcext:value-type="float">
            <text:p>81233</text:p>
          </table:table-cell>
          <table:table-cell/>
          <table:table-cell office:value-type="float" office:value="145564" calcext:value-type="float">
            <text:p>145564</text:p>
          </table:table-cell>
          <table:table-cell/>
          <table:table-cell office:value-type="float" office:value="242869" calcext:value-type="float">
            <text:p>242869</text:p>
          </table:table-cell>
          <table:table-cell/>
          <table:table-cell office:value-type="float" office:value="359777" calcext:value-type="float">
            <text:p>359777</text:p>
          </table:table-cell>
          <table:table-cell/>
          <table:table-cell office:value-type="float" office:value="448630" calcext:value-type="float">
            <text:p>448630</text:p>
          </table:table-cell>
          <table:table-cell/>
          <table:table-cell office:value-type="float" office:value="511118" calcext:value-type="float">
            <text:p>511118</text:p>
          </table:table-cell>
          <table:table-cell/>
          <table:table-cell office:value-type="float" office:value="681961" calcext:value-type="float">
            <text:p>681961</text:p>
          </table:table-cell>
          <table:table-cell/>
          <table:table-cell office:value-type="float" office:value="734998" calcext:value-type="float">
            <text:p>734998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22524" calcext:value-type="float">
            <text:p>22524</text:p>
          </table:table-cell>
          <table:table-cell/>
          <table:table-cell office:value-type="float" office:value="43683" calcext:value-type="float">
            <text:p>43683</text:p>
          </table:table-cell>
          <table:table-cell/>
          <table:table-cell office:value-type="float" office:value="79990" calcext:value-type="float">
            <text:p>79990</text:p>
          </table:table-cell>
          <table:table-cell/>
          <table:table-cell office:value-type="float" office:value="156445" calcext:value-type="float">
            <text:p>156445</text:p>
          </table:table-cell>
          <table:table-cell/>
          <table:table-cell office:value-type="float" office:value="252990" calcext:value-type="float">
            <text:p>252990</text:p>
          </table:table-cell>
          <table:table-cell/>
          <table:table-cell office:value-type="float" office:value="322753" calcext:value-type="float">
            <text:p>322753</text:p>
          </table:table-cell>
          <table:table-cell/>
          <table:table-cell office:value-type="float" office:value="280240" calcext:value-type="float">
            <text:p>280240</text:p>
          </table:table-cell>
          <table:table-cell/>
          <table:table-cell office:value-type="float" office:value="327295" calcext:value-type="float">
            <text:p>327295</text:p>
          </table:table-cell>
          <table:table-cell/>
          <table:table-cell office:value-type="float" office:value="377588" calcext:value-type="float">
            <text:p>377588</text:p>
          </table:table-cell>
          <table:table-cell/>
          <table:table-cell office:value-type="float" office:value="421698" calcext:value-type="float">
            <text:p>421698</text:p>
          </table:table-cell>
          <table:table-cell/>
          <table:table-cell office:value-type="float" office:value="452196" calcext:value-type="float">
            <text:p>452196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22642" calcext:value-type="float">
            <text:p>22642</text:p>
          </table:table-cell>
          <table:table-cell/>
          <table:table-cell office:value-type="float" office:value="41406" calcext:value-type="float">
            <text:p>41406</text:p>
          </table:table-cell>
          <table:table-cell/>
          <table:table-cell office:value-type="float" office:value="68456" calcext:value-type="float">
            <text:p>68456</text:p>
          </table:table-cell>
          <table:table-cell/>
          <table:table-cell office:value-type="float" office:value="121605" calcext:value-type="float">
            <text:p>121605</text:p>
          </table:table-cell>
          <table:table-cell/>
          <table:table-cell office:value-type="float" office:value="180409" calcext:value-type="float">
            <text:p>180409</text:p>
          </table:table-cell>
          <table:table-cell/>
          <table:table-cell office:value-type="float" office:value="212240" calcext:value-type="float">
            <text:p>212240</text:p>
          </table:table-cell>
          <table:table-cell/>
          <table:table-cell office:value-type="float" office:value="248222" calcext:value-type="float">
            <text:p>248222</text:p>
          </table:table-cell>
          <table:table-cell/>
          <table:table-cell office:value-type="float" office:value="277139" calcext:value-type="float">
            <text:p>277139</text:p>
          </table:table-cell>
          <table:table-cell/>
          <table:table-cell office:value-type="float" office:value="319813" calcext:value-type="float">
            <text:p>319813</text:p>
          </table:table-cell>
          <table:table-cell/>
          <table:table-cell office:value-type="float" office:value="385179" calcext:value-type="float">
            <text:p>385179</text:p>
          </table:table-cell>
          <table:table-cell/>
          <table:table-cell office:value-type="float" office:value="394846" calcext:value-type="float">
            <text:p>394846</text:p>
          </table:table-cell>
          <table:table-cell/>
          <table:table-cell office:value-type="float" office:value="400563" calcext:value-type="float">
            <text:p>400563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22359" calcext:value-type="float">
            <text:p>22359</text:p>
          </table:table-cell>
          <table:table-cell/>
          <table:table-cell office:value-type="float" office:value="42015" calcext:value-type="float">
            <text:p>42015</text:p>
          </table:table-cell>
          <table:table-cell/>
          <table:table-cell office:value-type="float" office:value="72409" calcext:value-type="float">
            <text:p>72409</text:p>
          </table:table-cell>
          <table:table-cell/>
          <table:table-cell office:value-type="float" office:value="117030" calcext:value-type="float">
            <text:p>117030</text:p>
          </table:table-cell>
          <table:table-cell/>
          <table:table-cell office:value-type="float" office:value="160949" calcext:value-type="float">
            <text:p>160949</text:p>
          </table:table-cell>
          <table:table-cell/>
          <table:table-cell office:value-type="float" office:value="183113" calcext:value-type="float">
            <text:p>183113</text:p>
          </table:table-cell>
          <table:table-cell/>
          <table:table-cell office:value-type="float" office:value="212246" calcext:value-type="float">
            <text:p>212246</text:p>
          </table:table-cell>
          <table:table-cell/>
          <table:table-cell office:value-type="float" office:value="215829" calcext:value-type="float">
            <text:p>215829</text:p>
          </table:table-cell>
          <table:table-cell/>
          <table:table-cell office:value-type="float" office:value="239909" calcext:value-type="float">
            <text:p>239909</text:p>
          </table:table-cell>
          <table:table-cell/>
          <table:table-cell office:value-type="float" office:value="269365" calcext:value-type="float">
            <text:p>269365</text:p>
          </table:table-cell>
          <table:table-cell/>
          <table:table-cell office:value-type="float" office:value="233993" calcext:value-type="float">
            <text:p>233993</text:p>
          </table:table-cell>
          <table:table-cell/>
          <table:table-cell office:value-type="float" office:value="278872" calcext:value-type="float">
            <text:p>278872</text:p>
          </table:table-cell>
          <table:table-cell/>
          <table:table-cell office:value-type="float" office:value="269453" calcext:value-type="float">
            <text:p>26945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6131" calcext:value-type="float">
            <text:p>136131</text:p>
          </table:table-cell>
          <table:table-cell/>
          <table:table-cell office:value-type="float" office:value="143140" calcext:value-type="float">
            <text:p>143140</text:p>
          </table:table-cell>
          <table:table-cell/>
          <table:table-cell office:value-type="float" office:value="138945" calcext:value-type="float">
            <text:p>138945</text:p>
          </table:table-cell>
          <table:table-cell/>
          <table:table-cell office:value-type="float" office:value="140389" calcext:value-type="float">
            <text:p>140389</text:p>
          </table:table-cell>
          <table:table-cell/>
          <table:table-cell office:value-type="float" office:value="128695" calcext:value-type="float">
            <text:p>128695</text:p>
          </table:table-cell>
          <table:table-cell/>
          <table:table-cell office:value-type="float" office:value="117250" calcext:value-type="float">
            <text:p>117250</text:p>
          </table:table-cell>
          <table:table-cell/>
          <table:table-cell office:value-type="float" office:value="212829" calcext:value-type="float">
            <text:p>212829</text:p>
          </table:table-cell>
          <table:table-cell/>
          <table:table-cell office:value-type="float" office:value="363556" calcext:value-type="float">
            <text:p>363556</text:p>
          </table:table-cell>
          <table:table-cell/>
          <table:table-cell office:value-type="float" office:value="361520" calcext:value-type="float">
            <text:p>36152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9881" calcext:value-type="float">
            <text:p>149881</text:p>
          </table:table-cell>
          <table:table-cell/>
          <table:table-cell office:value-type="float" office:value="165989" calcext:value-type="float">
            <text:p>165989</text:p>
          </table:table-cell>
          <table:table-cell/>
          <table:table-cell office:value-type="float" office:value="161821" calcext:value-type="float">
            <text:p>161821</text:p>
          </table:table-cell>
          <table:table-cell/>
          <table:table-cell office:value-type="float" office:value="147840" calcext:value-type="float">
            <text:p>147840</text:p>
          </table:table-cell>
          <table:table-cell/>
          <table:table-cell office:value-type="float" office:value="116904" calcext:value-type="float">
            <text:p>116904</text:p>
          </table:table-cell>
          <table:table-cell/>
          <table:table-cell office:value-type="float" office:value="86854" calcext:value-type="float">
            <text:p>86854</text:p>
          </table:table-cell>
          <table:table-cell/>
          <table:table-cell office:value-type="float" office:value="245937" calcext:value-type="float">
            <text:p>245937</text:p>
          </table:table-cell>
          <table:table-cell/>
          <table:table-cell office:value-type="float" office:value="278004" calcext:value-type="float">
            <text:p>278004</text:p>
          </table:table-cell>
          <table:table-cell/>
          <table:table-cell office:value-type="float" office:value="231153" calcext:value-type="float">
            <text:p>23115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6541" calcext:value-type="float">
            <text:p>96541</text:p>
          </table:table-cell>
          <table:table-cell/>
          <table:table-cell office:value-type="float" office:value="48665" calcext:value-type="float">
            <text:p>48665</text:p>
          </table:table-cell>
          <table:table-cell/>
          <table:table-cell office:value-type="float" office:value="145609" calcext:value-type="float">
            <text:p>145609</text:p>
          </table:table-cell>
          <table:table-cell/>
          <table:table-cell office:value-type="float" office:value="108863" calcext:value-type="float">
            <text:p>108863</text:p>
          </table:table-cell>
          <table:table-cell/>
          <table:table-cell office:value-type="float" office:value="150062" calcext:value-type="float">
            <text:p>150062</text:p>
          </table:table-cell>
          <table:table-cell/>
          <table:table-cell office:value-type="float" office:value="171661" calcext:value-type="float">
            <text:p>171661</text:p>
          </table:table-cell>
          <table:table-cell/>
          <table:table-cell office:value-type="float" office:value="237574" calcext:value-type="float">
            <text:p>237574</text:p>
          </table:table-cell>
          <table:table-cell/>
          <table:table-cell office:value-type="float" office:value="146212" calcext:value-type="float">
            <text:p>146212</text:p>
          </table:table-cell>
          <table:table-cell/>
          <table:table-cell office:value-type="float" office:value="214049" calcext:value-type="float">
            <text:p>21404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3198" calcext:value-type="float">
            <text:p>113198</text:p>
          </table:table-cell>
          <table:table-cell/>
          <table:table-cell office:value-type="float" office:value="162396" calcext:value-type="float">
            <text:p>162396</text:p>
          </table:table-cell>
          <table:table-cell/>
          <table:table-cell office:value-type="float" office:value="100948" calcext:value-type="float">
            <text:p>100948</text:p>
          </table:table-cell>
          <table:table-cell/>
          <table:table-cell office:value-type="float" office:value="126824" calcext:value-type="float">
            <text:p>126824</text:p>
          </table:table-cell>
          <table:table-cell/>
          <table:table-cell office:value-type="float" office:value="180200" calcext:value-type="float">
            <text:p>180200</text:p>
          </table:table-cell>
          <table:table-cell/>
          <table:table-cell office:value-type="float" office:value="228978" calcext:value-type="float">
            <text:p>228978</text:p>
          </table:table-cell>
          <table:table-cell/>
          <table:table-cell office:value-type="float" office:value="323120" calcext:value-type="float">
            <text:p>323120</text:p>
          </table:table-cell>
          <table:table-cell/>
          <table:table-cell office:value-type="float" office:value="363899" calcext:value-type="float">
            <text:p>363899</text:p>
          </table:table-cell>
          <table:table-cell/>
          <table:table-cell office:value-type="float" office:value="361191" calcext:value-type="float">
            <text:p>36119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1789" calcext:value-type="float">
            <text:p>81789</text:p>
          </table:table-cell>
          <table:table-cell/>
          <table:table-cell office:value-type="float" office:value="149696" calcext:value-type="float">
            <text:p>149696</text:p>
          </table:table-cell>
          <table:table-cell/>
          <table:table-cell office:value-type="float" office:value="178051" calcext:value-type="float">
            <text:p>178051</text:p>
          </table:table-cell>
          <table:table-cell/>
          <table:table-cell office:value-type="float" office:value="191519" calcext:value-type="float">
            <text:p>191519</text:p>
          </table:table-cell>
          <table:table-cell/>
          <table:table-cell office:value-type="float" office:value="361546" calcext:value-type="float">
            <text:p>361546</text:p>
          </table:table-cell>
          <table:table-cell/>
          <table:table-cell office:value-type="float" office:value="353955" calcext:value-type="float">
            <text:p>353955</text:p>
          </table:table-cell>
          <table:table-cell/>
          <table:table-cell office:value-type="float" office:value="328364" calcext:value-type="float">
            <text:p>328364</text:p>
          </table:table-cell>
          <table:table-cell/>
          <table:table-cell office:value-type="float" office:value="218818" calcext:value-type="float">
            <text:p>218818</text:p>
          </table:table-cell>
          <table:table-cell/>
          <table:table-cell office:value-type="float" office:value="351670" calcext:value-type="float">
            <text:p>35167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3404" calcext:value-type="float">
            <text:p>113404</text:p>
          </table:table-cell>
          <table:table-cell/>
          <table:table-cell office:value-type="float" office:value="301604" calcext:value-type="float">
            <text:p>301604</text:p>
          </table:table-cell>
          <table:table-cell/>
          <table:table-cell office:value-type="float" office:value="250352" calcext:value-type="float">
            <text:p>250352</text:p>
          </table:table-cell>
          <table:table-cell/>
          <table:table-cell office:value-type="float" office:value="292309" calcext:value-type="float">
            <text:p>292309</text:p>
          </table:table-cell>
          <table:table-cell/>
          <table:table-cell office:value-type="float" office:value="295035" calcext:value-type="float">
            <text:p>295035</text:p>
          </table:table-cell>
          <table:table-cell/>
          <table:table-cell office:value-type="float" office:value="422854" calcext:value-type="float">
            <text:p>422854</text:p>
          </table:table-cell>
          <table:table-cell/>
          <table:table-cell office:value-type="float" office:value="337658" calcext:value-type="float">
            <text:p>337658</text:p>
          </table:table-cell>
          <table:table-cell/>
          <table:table-cell office:value-type="float" office:value="379410" calcext:value-type="float">
            <text:p>379410</text:p>
          </table:table-cell>
          <table:table-cell/>
          <table:table-cell office:value-type="float" office:value="296865" calcext:value-type="float">
            <text:p>29686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3785" calcext:value-type="float">
            <text:p>203785</text:p>
          </table:table-cell>
          <table:table-cell/>
          <table:table-cell office:value-type="float" office:value="278834" calcext:value-type="float">
            <text:p>278834</text:p>
          </table:table-cell>
          <table:table-cell/>
          <table:table-cell office:value-type="float" office:value="241810" calcext:value-type="float">
            <text:p>241810</text:p>
          </table:table-cell>
          <table:table-cell/>
          <table:table-cell office:value-type="float" office:value="254151" calcext:value-type="float">
            <text:p>254151</text:p>
          </table:table-cell>
          <table:table-cell/>
          <table:table-cell office:value-type="float" office:value="301905" calcext:value-type="float">
            <text:p>301905</text:p>
          </table:table-cell>
          <table:table-cell/>
          <table:table-cell office:value-type="float" office:value="549166" calcext:value-type="float">
            <text:p>549166</text:p>
          </table:table-cell>
          <table:table-cell/>
          <table:table-cell office:value-type="float" office:value="464729" calcext:value-type="float">
            <text:p>464729</text:p>
          </table:table-cell>
          <table:table-cell/>
          <table:table-cell office:value-type="float" office:value="428508" calcext:value-type="float">
            <text:p>428508</text:p>
          </table:table-cell>
          <table:table-cell/>
          <table:table-cell office:value-type="float" office:value="370829" calcext:value-type="float">
            <text:p>37082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5898" calcext:value-type="float">
            <text:p>235898</text:p>
          </table:table-cell>
          <table:table-cell/>
          <table:table-cell office:value-type="float" office:value="168917" calcext:value-type="float">
            <text:p>168917</text:p>
          </table:table-cell>
          <table:table-cell/>
          <table:table-cell office:value-type="float" office:value="164670" calcext:value-type="float">
            <text:p>164670</text:p>
          </table:table-cell>
          <table:table-cell/>
          <table:table-cell office:value-type="float" office:value="256786" calcext:value-type="float">
            <text:p>256786</text:p>
          </table:table-cell>
          <table:table-cell/>
          <table:table-cell office:value-type="float" office:value="329773" calcext:value-type="float">
            <text:p>329773</text:p>
          </table:table-cell>
          <table:table-cell/>
          <table:table-cell office:value-type="float" office:value="327973" calcext:value-type="float">
            <text:p>327973</text:p>
          </table:table-cell>
          <table:table-cell/>
          <table:table-cell office:value-type="float" office:value="313202" calcext:value-type="float">
            <text:p>313202</text:p>
          </table:table-cell>
          <table:table-cell/>
          <table:table-cell office:value-type="float" office:value="326391" calcext:value-type="float">
            <text:p>326391</text:p>
          </table:table-cell>
          <table:table-cell/>
          <table:table-cell office:value-type="float" office:value="321586" calcext:value-type="float">
            <text:p>321586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ackward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20294" calcext:value-type="float">
            <text:p>20294</text:p>
          </table:table-cell>
          <table:table-cell/>
          <table:table-cell office:value-type="float" office:value="35141" calcext:value-type="float">
            <text:p>35141</text:p>
          </table:table-cell>
          <table:table-cell/>
          <table:table-cell office:value-type="float" office:value="55196" calcext:value-type="float">
            <text:p>55196</text:p>
          </table:table-cell>
          <table:table-cell/>
          <table:table-cell office:value-type="float" office:value="75685" calcext:value-type="float">
            <text:p>75685</text:p>
          </table:table-cell>
          <table:table-cell/>
          <table:table-cell office:value-type="float" office:value="111556" calcext:value-type="float">
            <text:p>111556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19896" calcext:value-type="float">
            <text:p>19896</text:p>
          </table:table-cell>
          <table:table-cell/>
          <table:table-cell office:value-type="float" office:value="34205" calcext:value-type="float">
            <text:p>34205</text:p>
          </table:table-cell>
          <table:table-cell/>
          <table:table-cell office:value-type="float" office:value="67571" calcext:value-type="float">
            <text:p>67571</text:p>
          </table:table-cell>
          <table:table-cell/>
          <table:table-cell office:value-type="float" office:value="67036" calcext:value-type="float">
            <text:p>67036</text:p>
          </table:table-cell>
          <table:table-cell/>
          <table:table-cell office:value-type="float" office:value="101313" calcext:value-type="float">
            <text:p>101313</text:p>
          </table:table-cell>
          <table:table-cell/>
          <table:table-cell office:value-type="float" office:value="153753" calcext:value-type="float">
            <text:p>153753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14456" calcext:value-type="float">
            <text:p>14456</text:p>
          </table:table-cell>
          <table:table-cell/>
          <table:table-cell office:value-type="float" office:value="31260" calcext:value-type="float">
            <text:p>31260</text:p>
          </table:table-cell>
          <table:table-cell/>
          <table:table-cell office:value-type="float" office:value="55354" calcext:value-type="float">
            <text:p>55354</text:p>
          </table:table-cell>
          <table:table-cell/>
          <table:table-cell office:value-type="float" office:value="97654" calcext:value-type="float">
            <text:p>97654</text:p>
          </table:table-cell>
          <table:table-cell/>
          <table:table-cell office:value-type="float" office:value="107355" calcext:value-type="float">
            <text:p>107355</text:p>
          </table:table-cell>
          <table:table-cell/>
          <table:table-cell office:value-type="float" office:value="156335" calcext:value-type="float">
            <text:p>156335</text:p>
          </table:table-cell>
          <table:table-cell/>
          <table:table-cell office:value-type="float" office:value="199563" calcext:value-type="float">
            <text:p>199563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16551" calcext:value-type="float">
            <text:p>16551</text:p>
          </table:table-cell>
          <table:table-cell/>
          <table:table-cell office:value-type="float" office:value="31067" calcext:value-type="float">
            <text:p>31067</text:p>
          </table:table-cell>
          <table:table-cell/>
          <table:table-cell office:value-type="float" office:value="51543" calcext:value-type="float">
            <text:p>51543</text:p>
          </table:table-cell>
          <table:table-cell/>
          <table:table-cell office:value-type="float" office:value="94590" calcext:value-type="float">
            <text:p>94590</text:p>
          </table:table-cell>
          <table:table-cell/>
          <table:table-cell office:value-type="float" office:value="154314" calcext:value-type="float">
            <text:p>154314</text:p>
          </table:table-cell>
          <table:table-cell/>
          <table:table-cell office:value-type="float" office:value="142709" calcext:value-type="float">
            <text:p>142709</text:p>
          </table:table-cell>
          <table:table-cell/>
          <table:table-cell office:value-type="float" office:value="207304" calcext:value-type="float">
            <text:p>207304</text:p>
          </table:table-cell>
          <table:table-cell/>
          <table:table-cell office:value-type="float" office:value="254713" calcext:value-type="float">
            <text:p>25471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16529" calcext:value-type="float">
            <text:p>16529</text:p>
          </table:table-cell>
          <table:table-cell/>
          <table:table-cell office:value-type="float" office:value="28462" calcext:value-type="float">
            <text:p>28462</text:p>
          </table:table-cell>
          <table:table-cell/>
          <table:table-cell office:value-type="float" office:value="51036" calcext:value-type="float">
            <text:p>51036</text:p>
          </table:table-cell>
          <table:table-cell/>
          <table:table-cell office:value-type="float" office:value="71197" calcext:value-type="float">
            <text:p>71197</text:p>
          </table:table-cell>
          <table:table-cell/>
          <table:table-cell office:value-type="float" office:value="135424" calcext:value-type="float">
            <text:p>135424</text:p>
          </table:table-cell>
          <table:table-cell/>
          <table:table-cell office:value-type="float" office:value="160110" calcext:value-type="float">
            <text:p>160110</text:p>
          </table:table-cell>
          <table:table-cell/>
          <table:table-cell office:value-type="float" office:value="208528" calcext:value-type="float">
            <text:p>208528</text:p>
          </table:table-cell>
          <table:table-cell/>
          <table:table-cell office:value-type="float" office:value="329695" calcext:value-type="float">
            <text:p>329695</text:p>
          </table:table-cell>
          <table:table-cell/>
          <table:table-cell office:value-type="float" office:value="278132" calcext:value-type="float">
            <text:p>27813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15986" calcext:value-type="float">
            <text:p>15986</text:p>
          </table:table-cell>
          <table:table-cell/>
          <table:table-cell office:value-type="float" office:value="26510" calcext:value-type="float">
            <text:p>26510</text:p>
          </table:table-cell>
          <table:table-cell/>
          <table:table-cell office:value-type="float" office:value="57477" calcext:value-type="float">
            <text:p>57477</text:p>
          </table:table-cell>
          <table:table-cell/>
          <table:table-cell office:value-type="float" office:value="96626" calcext:value-type="float">
            <text:p>96626</text:p>
          </table:table-cell>
          <table:table-cell/>
          <table:table-cell office:value-type="float" office:value="183004" calcext:value-type="float">
            <text:p>183004</text:p>
          </table:table-cell>
          <table:table-cell/>
          <table:table-cell office:value-type="float" office:value="235675" calcext:value-type="float">
            <text:p>235675</text:p>
          </table:table-cell>
          <table:table-cell/>
          <table:table-cell office:value-type="float" office:value="259532" calcext:value-type="float">
            <text:p>259532</text:p>
          </table:table-cell>
          <table:table-cell/>
          <table:table-cell office:value-type="float" office:value="418599" calcext:value-type="float">
            <text:p>418599</text:p>
          </table:table-cell>
          <table:table-cell/>
          <table:table-cell office:value-type="float" office:value="415727" calcext:value-type="float">
            <text:p>415727</text:p>
          </table:table-cell>
          <table:table-cell/>
          <table:table-cell office:value-type="float" office:value="445507" calcext:value-type="float">
            <text:p>445507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17532" calcext:value-type="float">
            <text:p>17532</text:p>
          </table:table-cell>
          <table:table-cell/>
          <table:table-cell office:value-type="float" office:value="28956" calcext:value-type="float">
            <text:p>28956</text:p>
          </table:table-cell>
          <table:table-cell/>
          <table:table-cell office:value-type="float" office:value="58184" calcext:value-type="float">
            <text:p>58184</text:p>
          </table:table-cell>
          <table:table-cell/>
          <table:table-cell office:value-type="float" office:value="115574" calcext:value-type="float">
            <text:p>115574</text:p>
          </table:table-cell>
          <table:table-cell/>
          <table:table-cell office:value-type="float" office:value="173666" calcext:value-type="float">
            <text:p>173666</text:p>
          </table:table-cell>
          <table:table-cell/>
          <table:table-cell office:value-type="float" office:value="246855" calcext:value-type="float">
            <text:p>246855</text:p>
          </table:table-cell>
          <table:table-cell/>
          <table:table-cell office:value-type="float" office:value="309847" calcext:value-type="float">
            <text:p>309847</text:p>
          </table:table-cell>
          <table:table-cell/>
          <table:table-cell office:value-type="float" office:value="382457" calcext:value-type="float">
            <text:p>382457</text:p>
          </table:table-cell>
          <table:table-cell/>
          <table:table-cell office:value-type="float" office:value="512679" calcext:value-type="float">
            <text:p>512679</text:p>
          </table:table-cell>
          <table:table-cell/>
          <table:table-cell office:value-type="float" office:value="502860" calcext:value-type="float">
            <text:p>502860</text:p>
          </table:table-cell>
          <table:table-cell/>
          <table:table-cell office:value-type="float" office:value="569276" calcext:value-type="float">
            <text:p>569276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18377" calcext:value-type="float">
            <text:p>18377</text:p>
          </table:table-cell>
          <table:table-cell/>
          <table:table-cell office:value-type="float" office:value="33021" calcext:value-type="float">
            <text:p>33021</text:p>
          </table:table-cell>
          <table:table-cell/>
          <table:table-cell office:value-type="float" office:value="64405" calcext:value-type="float">
            <text:p>64405</text:p>
          </table:table-cell>
          <table:table-cell/>
          <table:table-cell office:value-type="float" office:value="93591" calcext:value-type="float">
            <text:p>93591</text:p>
          </table:table-cell>
          <table:table-cell/>
          <table:table-cell office:value-type="float" office:value="166429" calcext:value-type="float">
            <text:p>166429</text:p>
          </table:table-cell>
          <table:table-cell/>
          <table:table-cell office:value-type="float" office:value="243256" calcext:value-type="float">
            <text:p>243256</text:p>
          </table:table-cell>
          <table:table-cell/>
          <table:table-cell office:value-type="float" office:value="318273" calcext:value-type="float">
            <text:p>318273</text:p>
          </table:table-cell>
          <table:table-cell/>
          <table:table-cell office:value-type="float" office:value="403129" calcext:value-type="float">
            <text:p>403129</text:p>
          </table:table-cell>
          <table:table-cell/>
          <table:table-cell office:value-type="float" office:value="552207" calcext:value-type="float">
            <text:p>552207</text:p>
          </table:table-cell>
          <table:table-cell/>
          <table:table-cell office:value-type="float" office:value="682433" calcext:value-type="float">
            <text:p>682433</text:p>
          </table:table-cell>
          <table:table-cell/>
          <table:table-cell office:value-type="float" office:value="503327" calcext:value-type="float">
            <text:p>503327</text:p>
          </table:table-cell>
          <table:table-cell/>
          <table:table-cell office:value-type="float" office:value="527981" calcext:value-type="float">
            <text:p>527981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15206" calcext:value-type="float">
            <text:p>15206</text:p>
          </table:table-cell>
          <table:table-cell/>
          <table:table-cell office:value-type="float" office:value="28306" calcext:value-type="float">
            <text:p>28306</text:p>
          </table:table-cell>
          <table:table-cell/>
          <table:table-cell office:value-type="float" office:value="51697" calcext:value-type="float">
            <text:p>51697</text:p>
          </table:table-cell>
          <table:table-cell/>
          <table:table-cell office:value-type="float" office:value="95133" calcext:value-type="float">
            <text:p>95133</text:p>
          </table:table-cell>
          <table:table-cell/>
          <table:table-cell office:value-type="float" office:value="163191" calcext:value-type="float">
            <text:p>163191</text:p>
          </table:table-cell>
          <table:table-cell/>
          <table:table-cell office:value-type="float" office:value="236888" calcext:value-type="float">
            <text:p>236888</text:p>
          </table:table-cell>
          <table:table-cell/>
          <table:table-cell office:value-type="float" office:value="320998" calcext:value-type="float">
            <text:p>320998</text:p>
          </table:table-cell>
          <table:table-cell/>
          <table:table-cell office:value-type="float" office:value="392458" calcext:value-type="float">
            <text:p>392458</text:p>
          </table:table-cell>
          <table:table-cell/>
          <table:table-cell office:value-type="float" office:value="503211" calcext:value-type="float">
            <text:p>503211</text:p>
          </table:table-cell>
          <table:table-cell/>
          <table:table-cell office:value-type="float" office:value="605270" calcext:value-type="float">
            <text:p>605270</text:p>
          </table:table-cell>
          <table:table-cell/>
          <table:table-cell office:value-type="float" office:value="734926" calcext:value-type="float">
            <text:p>734926</text:p>
          </table:table-cell>
          <table:table-cell/>
          <table:table-cell office:value-type="float" office:value="799332" calcext:value-type="float">
            <text:p>799332</text:p>
          </table:table-cell>
          <table:table-cell/>
          <table:table-cell office:value-type="float" office:value="794410" calcext:value-type="float">
            <text:p>79441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4432" calcext:value-type="float">
            <text:p>164432</text:p>
          </table:table-cell>
          <table:table-cell/>
          <table:table-cell office:value-type="float" office:value="249348" calcext:value-type="float">
            <text:p>249348</text:p>
          </table:table-cell>
          <table:table-cell/>
          <table:table-cell office:value-type="float" office:value="305148" calcext:value-type="float">
            <text:p>305148</text:p>
          </table:table-cell>
          <table:table-cell/>
          <table:table-cell office:value-type="float" office:value="413305" calcext:value-type="float">
            <text:p>413305</text:p>
          </table:table-cell>
          <table:table-cell/>
          <table:table-cell office:value-type="float" office:value="524709" calcext:value-type="float">
            <text:p>524709</text:p>
          </table:table-cell>
          <table:table-cell/>
          <table:table-cell office:value-type="float" office:value="659059" calcext:value-type="float">
            <text:p>659059</text:p>
          </table:table-cell>
          <table:table-cell/>
          <table:table-cell office:value-type="float" office:value="174163" calcext:value-type="float">
            <text:p>174163</text:p>
          </table:table-cell>
          <table:table-cell/>
          <table:table-cell office:value-type="float" office:value="687721" calcext:value-type="float">
            <text:p>687721</text:p>
          </table:table-cell>
          <table:table-cell/>
          <table:table-cell office:value-type="float" office:value="783591" calcext:value-type="float">
            <text:p>78359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4012" calcext:value-type="float">
            <text:p>164012</text:p>
          </table:table-cell>
          <table:table-cell/>
          <table:table-cell office:value-type="float" office:value="253052" calcext:value-type="float">
            <text:p>253052</text:p>
          </table:table-cell>
          <table:table-cell/>
          <table:table-cell office:value-type="float" office:value="324219" calcext:value-type="float">
            <text:p>324219</text:p>
          </table:table-cell>
          <table:table-cell/>
          <table:table-cell office:value-type="float" office:value="413030" calcext:value-type="float">
            <text:p>413030</text:p>
          </table:table-cell>
          <table:table-cell/>
          <table:table-cell office:value-type="float" office:value="543238" calcext:value-type="float">
            <text:p>543238</text:p>
          </table:table-cell>
          <table:table-cell/>
          <table:table-cell office:value-type="float" office:value="676607" calcext:value-type="float">
            <text:p>676607</text:p>
          </table:table-cell>
          <table:table-cell/>
          <table:table-cell office:value-type="float" office:value="783022" calcext:value-type="float">
            <text:p>783022</text:p>
          </table:table-cell>
          <table:table-cell/>
          <table:table-cell office:value-type="float" office:value="839646" calcext:value-type="float">
            <text:p>839646</text:p>
          </table:table-cell>
          <table:table-cell/>
          <table:table-cell office:value-type="float" office:value="822953" calcext:value-type="float">
            <text:p>82295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3195" calcext:value-type="float">
            <text:p>163195</text:p>
          </table:table-cell>
          <table:table-cell/>
          <table:table-cell office:value-type="float" office:value="116310" calcext:value-type="float">
            <text:p>116310</text:p>
          </table:table-cell>
          <table:table-cell/>
          <table:table-cell office:value-type="float" office:value="316369" calcext:value-type="float">
            <text:p>316369</text:p>
          </table:table-cell>
          <table:table-cell/>
          <table:table-cell office:value-type="float" office:value="254249" calcext:value-type="float">
            <text:p>254249</text:p>
          </table:table-cell>
          <table:table-cell/>
          <table:table-cell office:value-type="float" office:value="562770" calcext:value-type="float">
            <text:p>562770</text:p>
          </table:table-cell>
          <table:table-cell/>
          <table:table-cell office:value-type="float" office:value="622382" calcext:value-type="float">
            <text:p>622382</text:p>
          </table:table-cell>
          <table:table-cell/>
          <table:table-cell office:value-type="float" office:value="778304" calcext:value-type="float">
            <text:p>778304</text:p>
          </table:table-cell>
          <table:table-cell/>
          <table:table-cell office:value-type="float" office:value="773908" calcext:value-type="float">
            <text:p>773908</text:p>
          </table:table-cell>
          <table:table-cell/>
          <table:table-cell office:value-type="float" office:value="874202" calcext:value-type="float">
            <text:p>87420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6073" calcext:value-type="float">
            <text:p>166073</text:p>
          </table:table-cell>
          <table:table-cell/>
          <table:table-cell office:value-type="float" office:value="250630" calcext:value-type="float">
            <text:p>250630</text:p>
          </table:table-cell>
          <table:table-cell/>
          <table:table-cell office:value-type="float" office:value="319423" calcext:value-type="float">
            <text:p>319423</text:p>
          </table:table-cell>
          <table:table-cell/>
          <table:table-cell office:value-type="float" office:value="414223" calcext:value-type="float">
            <text:p>414223</text:p>
          </table:table-cell>
          <table:table-cell/>
          <table:table-cell office:value-type="float" office:value="568669" calcext:value-type="float">
            <text:p>568669</text:p>
          </table:table-cell>
          <table:table-cell/>
          <table:table-cell office:value-type="float" office:value="740694" calcext:value-type="float">
            <text:p>740694</text:p>
          </table:table-cell>
          <table:table-cell/>
          <table:table-cell office:value-type="float" office:value="707128" calcext:value-type="float">
            <text:p>707128</text:p>
          </table:table-cell>
          <table:table-cell/>
          <table:table-cell office:value-type="float" office:value="821055" calcext:value-type="float">
            <text:p>821055</text:p>
          </table:table-cell>
          <table:table-cell/>
          <table:table-cell office:value-type="float" office:value="802750" calcext:value-type="float">
            <text:p>80275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0175" calcext:value-type="float">
            <text:p>170175</text:p>
          </table:table-cell>
          <table:table-cell/>
          <table:table-cell office:value-type="float" office:value="256860" calcext:value-type="float">
            <text:p>256860</text:p>
          </table:table-cell>
          <table:table-cell/>
          <table:table-cell office:value-type="float" office:value="323754" calcext:value-type="float">
            <text:p>323754</text:p>
          </table:table-cell>
          <table:table-cell/>
          <table:table-cell office:value-type="float" office:value="406255" calcext:value-type="float">
            <text:p>406255</text:p>
          </table:table-cell>
          <table:table-cell/>
          <table:table-cell office:value-type="float" office:value="583591" calcext:value-type="float">
            <text:p>583591</text:p>
          </table:table-cell>
          <table:table-cell/>
          <table:table-cell office:value-type="float" office:value="741223" calcext:value-type="float">
            <text:p>741223</text:p>
          </table:table-cell>
          <table:table-cell/>
          <table:table-cell office:value-type="float" office:value="716579" calcext:value-type="float">
            <text:p>716579</text:p>
          </table:table-cell>
          <table:table-cell/>
          <table:table-cell office:value-type="float" office:value="731235" calcext:value-type="float">
            <text:p>731235</text:p>
          </table:table-cell>
          <table:table-cell/>
          <table:table-cell office:value-type="float" office:value="796399" calcext:value-type="float">
            <text:p>79639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0498" calcext:value-type="float">
            <text:p>170498</text:p>
          </table:table-cell>
          <table:table-cell/>
          <table:table-cell office:value-type="float" office:value="254735" calcext:value-type="float">
            <text:p>254735</text:p>
          </table:table-cell>
          <table:table-cell/>
          <table:table-cell office:value-type="float" office:value="323813" calcext:value-type="float">
            <text:p>323813</text:p>
          </table:table-cell>
          <table:table-cell/>
          <table:table-cell office:value-type="float" office:value="414403" calcext:value-type="float">
            <text:p>414403</text:p>
          </table:table-cell>
          <table:table-cell/>
          <table:table-cell office:value-type="float" office:value="565749" calcext:value-type="float">
            <text:p>565749</text:p>
          </table:table-cell>
          <table:table-cell/>
          <table:table-cell office:value-type="float" office:value="684436" calcext:value-type="float">
            <text:p>684436</text:p>
          </table:table-cell>
          <table:table-cell/>
          <table:table-cell office:value-type="float" office:value="846668" calcext:value-type="float">
            <text:p>846668</text:p>
          </table:table-cell>
          <table:table-cell/>
          <table:table-cell office:value-type="float" office:value="804656" calcext:value-type="float">
            <text:p>804656</text:p>
          </table:table-cell>
          <table:table-cell/>
          <table:table-cell office:value-type="float" office:value="778676" calcext:value-type="float">
            <text:p>77867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8195" calcext:value-type="float">
            <text:p>168195</text:p>
          </table:table-cell>
          <table:table-cell/>
          <table:table-cell office:value-type="float" office:value="268972" calcext:value-type="float">
            <text:p>268972</text:p>
          </table:table-cell>
          <table:table-cell/>
          <table:table-cell office:value-type="float" office:value="319385" calcext:value-type="float">
            <text:p>319385</text:p>
          </table:table-cell>
          <table:table-cell/>
          <table:table-cell office:value-type="float" office:value="415185" calcext:value-type="float">
            <text:p>415185</text:p>
          </table:table-cell>
          <table:table-cell/>
          <table:table-cell office:value-type="float" office:value="510622" calcext:value-type="float">
            <text:p>510622</text:p>
          </table:table-cell>
          <table:table-cell/>
          <table:table-cell office:value-type="float" office:value="645322" calcext:value-type="float">
            <text:p>645322</text:p>
          </table:table-cell>
          <table:table-cell/>
          <table:table-cell office:value-type="float" office:value="757017" calcext:value-type="float">
            <text:p>757017</text:p>
          </table:table-cell>
          <table:table-cell/>
          <table:table-cell office:value-type="float" office:value="628978" calcext:value-type="float">
            <text:p>628978</text:p>
          </table:table-cell>
          <table:table-cell/>
          <table:table-cell office:value-type="float" office:value="695603" calcext:value-type="float">
            <text:p>69560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2069" calcext:value-type="float">
            <text:p>172069</text:p>
          </table:table-cell>
          <table:table-cell/>
          <table:table-cell office:value-type="float" office:value="258407" calcext:value-type="float">
            <text:p>258407</text:p>
          </table:table-cell>
          <table:table-cell/>
          <table:table-cell office:value-type="float" office:value="318726" calcext:value-type="float">
            <text:p>318726</text:p>
          </table:table-cell>
          <table:table-cell/>
          <table:table-cell office:value-type="float" office:value="424869" calcext:value-type="float">
            <text:p>424869</text:p>
          </table:table-cell>
          <table:table-cell/>
          <table:table-cell office:value-type="float" office:value="556398" calcext:value-type="float">
            <text:p>556398</text:p>
          </table:table-cell>
          <table:table-cell/>
          <table:table-cell office:value-type="float" office:value="651431" calcext:value-type="float">
            <text:p>651431</text:p>
          </table:table-cell>
          <table:table-cell/>
          <table:table-cell office:value-type="float" office:value="741356" calcext:value-type="float">
            <text:p>741356</text:p>
          </table:table-cell>
          <table:table-cell/>
          <table:table-cell office:value-type="float" office:value="790575" calcext:value-type="float">
            <text:p>790575</text:p>
          </table:table-cell>
          <table:table-cell/>
          <table:table-cell office:value-type="float" office:value="747516" calcext:value-type="float">
            <text:p>747516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cord re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22634" calcext:value-type="float">
            <text:p>22634</text:p>
          </table:table-cell>
          <table:table-cell/>
          <table:table-cell office:value-type="float" office:value="39932" calcext:value-type="float">
            <text:p>39932</text:p>
          </table:table-cell>
          <table:table-cell/>
          <table:table-cell office:value-type="float" office:value="70198" calcext:value-type="float">
            <text:p>70198</text:p>
          </table:table-cell>
          <table:table-cell/>
          <table:table-cell office:value-type="float" office:value="106206" calcext:value-type="float">
            <text:p>106206</text:p>
          </table:table-cell>
          <table:table-cell/>
          <table:table-cell office:value-type="float" office:value="143562" calcext:value-type="float">
            <text:p>143562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23049" calcext:value-type="float">
            <text:p>23049</text:p>
          </table:table-cell>
          <table:table-cell/>
          <table:table-cell office:value-type="float" office:value="42984" calcext:value-type="float">
            <text:p>42984</text:p>
          </table:table-cell>
          <table:table-cell/>
          <table:table-cell office:value-type="float" office:value="74539" calcext:value-type="float">
            <text:p>74539</text:p>
          </table:table-cell>
          <table:table-cell/>
          <table:table-cell office:value-type="float" office:value="133069" calcext:value-type="float">
            <text:p>133069</text:p>
          </table:table-cell>
          <table:table-cell/>
          <table:table-cell office:value-type="float" office:value="188235" calcext:value-type="float">
            <text:p>188235</text:p>
          </table:table-cell>
          <table:table-cell/>
          <table:table-cell office:value-type="float" office:value="239297" calcext:value-type="float">
            <text:p>239297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23976" calcext:value-type="float">
            <text:p>23976</text:p>
          </table:table-cell>
          <table:table-cell/>
          <table:table-cell office:value-type="float" office:value="45577" calcext:value-type="float">
            <text:p>45577</text:p>
          </table:table-cell>
          <table:table-cell/>
          <table:table-cell office:value-type="float" office:value="83422" calcext:value-type="float">
            <text:p>83422</text:p>
          </table:table-cell>
          <table:table-cell/>
          <table:table-cell office:value-type="float" office:value="117706" calcext:value-type="float">
            <text:p>117706</text:p>
          </table:table-cell>
          <table:table-cell/>
          <table:table-cell office:value-type="float" office:value="220063" calcext:value-type="float">
            <text:p>220063</text:p>
          </table:table-cell>
          <table:table-cell/>
          <table:table-cell office:value-type="float" office:value="266944" calcext:value-type="float">
            <text:p>266944</text:p>
          </table:table-cell>
          <table:table-cell/>
          <table:table-cell office:value-type="float" office:value="335078" calcext:value-type="float">
            <text:p>335078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24413" calcext:value-type="float">
            <text:p>24413</text:p>
          </table:table-cell>
          <table:table-cell/>
          <table:table-cell office:value-type="float" office:value="47023" calcext:value-type="float">
            <text:p>47023</text:p>
          </table:table-cell>
          <table:table-cell/>
          <table:table-cell office:value-type="float" office:value="77065" calcext:value-type="float">
            <text:p>77065</text:p>
          </table:table-cell>
          <table:table-cell/>
          <table:table-cell office:value-type="float" office:value="150761" calcext:value-type="float">
            <text:p>150761</text:p>
          </table:table-cell>
          <table:table-cell/>
          <table:table-cell office:value-type="float" office:value="218085" calcext:value-type="float">
            <text:p>218085</text:p>
          </table:table-cell>
          <table:table-cell/>
          <table:table-cell office:value-type="float" office:value="338512" calcext:value-type="float">
            <text:p>338512</text:p>
          </table:table-cell>
          <table:table-cell/>
          <table:table-cell office:value-type="float" office:value="444097" calcext:value-type="float">
            <text:p>444097</text:p>
          </table:table-cell>
          <table:table-cell/>
          <table:table-cell office:value-type="float" office:value="442638" calcext:value-type="float">
            <text:p>442638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23934" calcext:value-type="float">
            <text:p>23934</text:p>
          </table:table-cell>
          <table:table-cell/>
          <table:table-cell office:value-type="float" office:value="47262" calcext:value-type="float">
            <text:p>47262</text:p>
          </table:table-cell>
          <table:table-cell/>
          <table:table-cell office:value-type="float" office:value="82069" calcext:value-type="float">
            <text:p>82069</text:p>
          </table:table-cell>
          <table:table-cell/>
          <table:table-cell office:value-type="float" office:value="145209" calcext:value-type="float">
            <text:p>145209</text:p>
          </table:table-cell>
          <table:table-cell/>
          <table:table-cell office:value-type="float" office:value="235094" calcext:value-type="float">
            <text:p>235094</text:p>
          </table:table-cell>
          <table:table-cell/>
          <table:table-cell office:value-type="float" office:value="321931" calcext:value-type="float">
            <text:p>321931</text:p>
          </table:table-cell>
          <table:table-cell/>
          <table:table-cell office:value-type="float" office:value="466153" calcext:value-type="float">
            <text:p>466153</text:p>
          </table:table-cell>
          <table:table-cell/>
          <table:table-cell office:value-type="float" office:value="517433" calcext:value-type="float">
            <text:p>517433</text:p>
          </table:table-cell>
          <table:table-cell/>
          <table:table-cell office:value-type="float" office:value="693860" calcext:value-type="float">
            <text:p>69386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22441" calcext:value-type="float">
            <text:p>22441</text:p>
          </table:table-cell>
          <table:table-cell/>
          <table:table-cell office:value-type="float" office:value="43383" calcext:value-type="float">
            <text:p>43383</text:p>
          </table:table-cell>
          <table:table-cell/>
          <table:table-cell office:value-type="float" office:value="82036" calcext:value-type="float">
            <text:p>82036</text:p>
          </table:table-cell>
          <table:table-cell/>
          <table:table-cell office:value-type="float" office:value="148304" calcext:value-type="float">
            <text:p>148304</text:p>
          </table:table-cell>
          <table:table-cell/>
          <table:table-cell office:value-type="float" office:value="246139" calcext:value-type="float">
            <text:p>246139</text:p>
          </table:table-cell>
          <table:table-cell/>
          <table:table-cell office:value-type="float" office:value="369801" calcext:value-type="float">
            <text:p>369801</text:p>
          </table:table-cell>
          <table:table-cell/>
          <table:table-cell office:value-type="float" office:value="236864" calcext:value-type="float">
            <text:p>236864</text:p>
          </table:table-cell>
          <table:table-cell/>
          <table:table-cell office:value-type="float" office:value="519493" calcext:value-type="float">
            <text:p>519493</text:p>
          </table:table-cell>
          <table:table-cell/>
          <table:table-cell office:value-type="float" office:value="733839" calcext:value-type="float">
            <text:p>733839</text:p>
          </table:table-cell>
          <table:table-cell/>
          <table:table-cell office:value-type="float" office:value="760010" calcext:value-type="float">
            <text:p>760010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22447" calcext:value-type="float">
            <text:p>22447</text:p>
          </table:table-cell>
          <table:table-cell/>
          <table:table-cell office:value-type="float" office:value="43290" calcext:value-type="float">
            <text:p>43290</text:p>
          </table:table-cell>
          <table:table-cell/>
          <table:table-cell office:value-type="float" office:value="83596" calcext:value-type="float">
            <text:p>83596</text:p>
          </table:table-cell>
          <table:table-cell/>
          <table:table-cell office:value-type="float" office:value="157522" calcext:value-type="float">
            <text:p>157522</text:p>
          </table:table-cell>
          <table:table-cell/>
          <table:table-cell office:value-type="float" office:value="254403" calcext:value-type="float">
            <text:p>254403</text:p>
          </table:table-cell>
          <table:table-cell/>
          <table:table-cell office:value-type="float" office:value="364429" calcext:value-type="float">
            <text:p>364429</text:p>
          </table:table-cell>
          <table:table-cell/>
          <table:table-cell office:value-type="float" office:value="275999" calcext:value-type="float">
            <text:p>275999</text:p>
          </table:table-cell>
          <table:table-cell/>
          <table:table-cell office:value-type="float" office:value="301358" calcext:value-type="float">
            <text:p>301358</text:p>
          </table:table-cell>
          <table:table-cell/>
          <table:table-cell office:value-type="float" office:value="376636" calcext:value-type="float">
            <text:p>376636</text:p>
          </table:table-cell>
          <table:table-cell/>
          <table:table-cell office:value-type="float" office:value="435411" calcext:value-type="float">
            <text:p>435411</text:p>
          </table:table-cell>
          <table:table-cell/>
          <table:table-cell office:value-type="float" office:value="469170" calcext:value-type="float">
            <text:p>46917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23713" calcext:value-type="float">
            <text:p>23713</text:p>
          </table:table-cell>
          <table:table-cell/>
          <table:table-cell office:value-type="float" office:value="41743" calcext:value-type="float">
            <text:p>41743</text:p>
          </table:table-cell>
          <table:table-cell/>
          <table:table-cell office:value-type="float" office:value="70010" calcext:value-type="float">
            <text:p>70010</text:p>
          </table:table-cell>
          <table:table-cell/>
          <table:table-cell office:value-type="float" office:value="123361" calcext:value-type="float">
            <text:p>123361</text:p>
          </table:table-cell>
          <table:table-cell/>
          <table:table-cell office:value-type="float" office:value="171907" calcext:value-type="float">
            <text:p>171907</text:p>
          </table:table-cell>
          <table:table-cell/>
          <table:table-cell office:value-type="float" office:value="211153" calcext:value-type="float">
            <text:p>211153</text:p>
          </table:table-cell>
          <table:table-cell/>
          <table:table-cell office:value-type="float" office:value="249900" calcext:value-type="float">
            <text:p>249900</text:p>
          </table:table-cell>
          <table:table-cell/>
          <table:table-cell office:value-type="float" office:value="266258" calcext:value-type="float">
            <text:p>266258</text:p>
          </table:table-cell>
          <table:table-cell/>
          <table:table-cell office:value-type="float" office:value="319559" calcext:value-type="float">
            <text:p>319559</text:p>
          </table:table-cell>
          <table:table-cell/>
          <table:table-cell office:value-type="float" office:value="376896" calcext:value-type="float">
            <text:p>376896</text:p>
          </table:table-cell>
          <table:table-cell/>
          <table:table-cell office:value-type="float" office:value="393509" calcext:value-type="float">
            <text:p>393509</text:p>
          </table:table-cell>
          <table:table-cell/>
          <table:table-cell office:value-type="float" office:value="399126" calcext:value-type="float">
            <text:p>399126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22398" calcext:value-type="float">
            <text:p>22398</text:p>
          </table:table-cell>
          <table:table-cell/>
          <table:table-cell office:value-type="float" office:value="41811" calcext:value-type="float">
            <text:p>41811</text:p>
          </table:table-cell>
          <table:table-cell/>
          <table:table-cell office:value-type="float" office:value="73584" calcext:value-type="float">
            <text:p>73584</text:p>
          </table:table-cell>
          <table:table-cell/>
          <table:table-cell office:value-type="float" office:value="116686" calcext:value-type="float">
            <text:p>116686</text:p>
          </table:table-cell>
          <table:table-cell/>
          <table:table-cell office:value-type="float" office:value="151811" calcext:value-type="float">
            <text:p>151811</text:p>
          </table:table-cell>
          <table:table-cell/>
          <table:table-cell office:value-type="float" office:value="180485" calcext:value-type="float">
            <text:p>180485</text:p>
          </table:table-cell>
          <table:table-cell/>
          <table:table-cell office:value-type="float" office:value="209604" calcext:value-type="float">
            <text:p>209604</text:p>
          </table:table-cell>
          <table:table-cell/>
          <table:table-cell office:value-type="float" office:value="221828" calcext:value-type="float">
            <text:p>221828</text:p>
          </table:table-cell>
          <table:table-cell/>
          <table:table-cell office:value-type="float" office:value="226352" calcext:value-type="float">
            <text:p>226352</text:p>
          </table:table-cell>
          <table:table-cell/>
          <table:table-cell office:value-type="float" office:value="267242" calcext:value-type="float">
            <text:p>267242</text:p>
          </table:table-cell>
          <table:table-cell/>
          <table:table-cell office:value-type="float" office:value="276995" calcext:value-type="float">
            <text:p>276995</text:p>
          </table:table-cell>
          <table:table-cell/>
          <table:table-cell office:value-type="float" office:value="278925" calcext:value-type="float">
            <text:p>278925</text:p>
          </table:table-cell>
          <table:table-cell/>
          <table:table-cell office:value-type="float" office:value="269391" calcext:value-type="float">
            <text:p>26939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2337" calcext:value-type="float">
            <text:p>132337</text:p>
          </table:table-cell>
          <table:table-cell/>
          <table:table-cell office:value-type="float" office:value="150237" calcext:value-type="float">
            <text:p>150237</text:p>
          </table:table-cell>
          <table:table-cell/>
          <table:table-cell office:value-type="float" office:value="139861" calcext:value-type="float">
            <text:p>139861</text:p>
          </table:table-cell>
          <table:table-cell/>
          <table:table-cell office:value-type="float" office:value="135155" calcext:value-type="float">
            <text:p>135155</text:p>
          </table:table-cell>
          <table:table-cell/>
          <table:table-cell office:value-type="float" office:value="123315" calcext:value-type="float">
            <text:p>123315</text:p>
          </table:table-cell>
          <table:table-cell/>
          <table:table-cell office:value-type="float" office:value="114441" calcext:value-type="float">
            <text:p>114441</text:p>
          </table:table-cell>
          <table:table-cell/>
          <table:table-cell office:value-type="float" office:value="344746" calcext:value-type="float">
            <text:p>344746</text:p>
          </table:table-cell>
          <table:table-cell/>
          <table:table-cell office:value-type="float" office:value="387609" calcext:value-type="float">
            <text:p>387609</text:p>
          </table:table-cell>
          <table:table-cell/>
          <table:table-cell office:value-type="float" office:value="370427" calcext:value-type="float">
            <text:p>37042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9395" calcext:value-type="float">
            <text:p>149395</text:p>
          </table:table-cell>
          <table:table-cell/>
          <table:table-cell office:value-type="float" office:value="179495" calcext:value-type="float">
            <text:p>179495</text:p>
          </table:table-cell>
          <table:table-cell/>
          <table:table-cell office:value-type="float" office:value="152545" calcext:value-type="float">
            <text:p>152545</text:p>
          </table:table-cell>
          <table:table-cell/>
          <table:table-cell office:value-type="float" office:value="140464" calcext:value-type="float">
            <text:p>140464</text:p>
          </table:table-cell>
          <table:table-cell/>
          <table:table-cell office:value-type="float" office:value="112487" calcext:value-type="float">
            <text:p>112487</text:p>
          </table:table-cell>
          <table:table-cell/>
          <table:table-cell office:value-type="float" office:value="78856" calcext:value-type="float">
            <text:p>78856</text:p>
          </table:table-cell>
          <table:table-cell/>
          <table:table-cell office:value-type="float" office:value="308339" calcext:value-type="float">
            <text:p>308339</text:p>
          </table:table-cell>
          <table:table-cell/>
          <table:table-cell office:value-type="float" office:value="266565" calcext:value-type="float">
            <text:p>266565</text:p>
          </table:table-cell>
          <table:table-cell/>
          <table:table-cell office:value-type="float" office:value="224246" calcext:value-type="float">
            <text:p>22424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9855" calcext:value-type="float">
            <text:p>89855</text:p>
          </table:table-cell>
          <table:table-cell/>
          <table:table-cell office:value-type="float" office:value="178562" calcext:value-type="float">
            <text:p>178562</text:p>
          </table:table-cell>
          <table:table-cell/>
          <table:table-cell office:value-type="float" office:value="141750" calcext:value-type="float">
            <text:p>141750</text:p>
          </table:table-cell>
          <table:table-cell/>
          <table:table-cell office:value-type="float" office:value="187736" calcext:value-type="float">
            <text:p>187736</text:p>
          </table:table-cell>
          <table:table-cell/>
          <table:table-cell office:value-type="float" office:value="138597" calcext:value-type="float">
            <text:p>138597</text:p>
          </table:table-cell>
          <table:table-cell/>
          <table:table-cell office:value-type="float" office:value="158646" calcext:value-type="float">
            <text:p>158646</text:p>
          </table:table-cell>
          <table:table-cell/>
          <table:table-cell office:value-type="float" office:value="219656" calcext:value-type="float">
            <text:p>219656</text:p>
          </table:table-cell>
          <table:table-cell/>
          <table:table-cell office:value-type="float" office:value="129653" calcext:value-type="float">
            <text:p>129653</text:p>
          </table:table-cell>
          <table:table-cell/>
          <table:table-cell office:value-type="float" office:value="197145" calcext:value-type="float">
            <text:p>19714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0636" calcext:value-type="float">
            <text:p>100636</text:p>
          </table:table-cell>
          <table:table-cell/>
          <table:table-cell office:value-type="float" office:value="160771" calcext:value-type="float">
            <text:p>160771</text:p>
          </table:table-cell>
          <table:table-cell/>
          <table:table-cell office:value-type="float" office:value="145376" calcext:value-type="float">
            <text:p>145376</text:p>
          </table:table-cell>
          <table:table-cell/>
          <table:table-cell office:value-type="float" office:value="165951" calcext:value-type="float">
            <text:p>165951</text:p>
          </table:table-cell>
          <table:table-cell/>
          <table:table-cell office:value-type="float" office:value="151827" calcext:value-type="float">
            <text:p>151827</text:p>
          </table:table-cell>
          <table:table-cell/>
          <table:table-cell office:value-type="float" office:value="196415" calcext:value-type="float">
            <text:p>196415</text:p>
          </table:table-cell>
          <table:table-cell/>
          <table:table-cell office:value-type="float" office:value="287424" calcext:value-type="float">
            <text:p>287424</text:p>
          </table:table-cell>
          <table:table-cell/>
          <table:table-cell office:value-type="float" office:value="322720" calcext:value-type="float">
            <text:p>322720</text:p>
          </table:table-cell>
          <table:table-cell/>
          <table:table-cell office:value-type="float" office:value="331236" calcext:value-type="float">
            <text:p>33123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745" calcext:value-type="float">
            <text:p>41745</text:p>
          </table:table-cell>
          <table:table-cell/>
          <table:table-cell office:value-type="float" office:value="126282" calcext:value-type="float">
            <text:p>126282</text:p>
          </table:table-cell>
          <table:table-cell/>
          <table:table-cell office:value-type="float" office:value="147202" calcext:value-type="float">
            <text:p>147202</text:p>
          </table:table-cell>
          <table:table-cell/>
          <table:table-cell office:value-type="float" office:value="153169" calcext:value-type="float">
            <text:p>153169</text:p>
          </table:table-cell>
          <table:table-cell/>
          <table:table-cell office:value-type="float" office:value="311880" calcext:value-type="float">
            <text:p>311880</text:p>
          </table:table-cell>
          <table:table-cell/>
          <table:table-cell office:value-type="float" office:value="339526" calcext:value-type="float">
            <text:p>339526</text:p>
          </table:table-cell>
          <table:table-cell/>
          <table:table-cell office:value-type="float" office:value="279423" calcext:value-type="float">
            <text:p>279423</text:p>
          </table:table-cell>
          <table:table-cell/>
          <table:table-cell office:value-type="float" office:value="173067" calcext:value-type="float">
            <text:p>173067</text:p>
          </table:table-cell>
          <table:table-cell/>
          <table:table-cell office:value-type="float" office:value="325115" calcext:value-type="float">
            <text:p>32511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4001" calcext:value-type="float">
            <text:p>84001</text:p>
          </table:table-cell>
          <table:table-cell/>
          <table:table-cell office:value-type="float" office:value="249180" calcext:value-type="float">
            <text:p>249180</text:p>
          </table:table-cell>
          <table:table-cell/>
          <table:table-cell office:value-type="float" office:value="208854" calcext:value-type="float">
            <text:p>208854</text:p>
          </table:table-cell>
          <table:table-cell/>
          <table:table-cell office:value-type="float" office:value="236009" calcext:value-type="float">
            <text:p>236009</text:p>
          </table:table-cell>
          <table:table-cell/>
          <table:table-cell office:value-type="float" office:value="339682" calcext:value-type="float">
            <text:p>339682</text:p>
          </table:table-cell>
          <table:table-cell/>
          <table:table-cell office:value-type="float" office:value="316594" calcext:value-type="float">
            <text:p>316594</text:p>
          </table:table-cell>
          <table:table-cell/>
          <table:table-cell office:value-type="float" office:value="232217" calcext:value-type="float">
            <text:p>232217</text:p>
          </table:table-cell>
          <table:table-cell/>
          <table:table-cell office:value-type="float" office:value="333863" calcext:value-type="float">
            <text:p>333863</text:p>
          </table:table-cell>
          <table:table-cell/>
          <table:table-cell office:value-type="float" office:value="561845" calcext:value-type="float">
            <text:p>56184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7580" calcext:value-type="float">
            <text:p>217580</text:p>
          </table:table-cell>
          <table:table-cell/>
          <table:table-cell office:value-type="float" office:value="189863" calcext:value-type="float">
            <text:p>189863</text:p>
          </table:table-cell>
          <table:table-cell/>
          <table:table-cell office:value-type="float" office:value="209535" calcext:value-type="float">
            <text:p>209535</text:p>
          </table:table-cell>
          <table:table-cell/>
          <table:table-cell office:value-type="float" office:value="178074" calcext:value-type="float">
            <text:p>178074</text:p>
          </table:table-cell>
          <table:table-cell/>
          <table:table-cell office:value-type="float" office:value="360012" calcext:value-type="float">
            <text:p>360012</text:p>
          </table:table-cell>
          <table:table-cell/>
          <table:table-cell office:value-type="float" office:value="291724" calcext:value-type="float">
            <text:p>291724</text:p>
          </table:table-cell>
          <table:table-cell/>
          <table:table-cell office:value-type="float" office:value="301187" calcext:value-type="float">
            <text:p>301187</text:p>
          </table:table-cell>
          <table:table-cell/>
          <table:table-cell office:value-type="float" office:value="348723" calcext:value-type="float">
            <text:p>348723</text:p>
          </table:table-cell>
          <table:table-cell/>
          <table:table-cell office:value-type="float" office:value="437332" calcext:value-type="float">
            <text:p>43733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9115" calcext:value-type="float">
            <text:p>139115</text:p>
          </table:table-cell>
          <table:table-cell/>
          <table:table-cell office:value-type="float" office:value="221111" calcext:value-type="float">
            <text:p>221111</text:p>
          </table:table-cell>
          <table:table-cell/>
          <table:table-cell office:value-type="float" office:value="163028" calcext:value-type="float">
            <text:p>163028</text:p>
          </table:table-cell>
          <table:table-cell/>
          <table:table-cell office:value-type="float" office:value="323727" calcext:value-type="float">
            <text:p>323727</text:p>
          </table:table-cell>
          <table:table-cell/>
          <table:table-cell office:value-type="float" office:value="287797" calcext:value-type="float">
            <text:p>287797</text:p>
          </table:table-cell>
          <table:table-cell/>
          <table:table-cell office:value-type="float" office:value="331119" calcext:value-type="float">
            <text:p>331119</text:p>
          </table:table-cell>
          <table:table-cell/>
          <table:table-cell office:value-type="float" office:value="529211" calcext:value-type="float">
            <text:p>529211</text:p>
          </table:table-cell>
          <table:table-cell/>
          <table:table-cell office:value-type="float" office:value="335880" calcext:value-type="float">
            <text:p>335880</text:p>
          </table:table-cell>
          <table:table-cell/>
          <table:table-cell office:value-type="float" office:value="383117" calcext:value-type="float">
            <text:p>38311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ride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20718" calcext:value-type="float">
            <text:p>20718</text:p>
          </table:table-cell>
          <table:table-cell/>
          <table:table-cell office:value-type="float" office:value="38305" calcext:value-type="float">
            <text:p>38305</text:p>
          </table:table-cell>
          <table:table-cell/>
          <table:table-cell office:value-type="float" office:value="60698" calcext:value-type="float">
            <text:p>60698</text:p>
          </table:table-cell>
          <table:table-cell/>
          <table:table-cell office:value-type="float" office:value="82912" calcext:value-type="float">
            <text:p>82912</text:p>
          </table:table-cell>
          <table:table-cell/>
          <table:table-cell office:value-type="float" office:value="134992" calcext:value-type="float">
            <text:p>134992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18991" calcext:value-type="float">
            <text:p>18991</text:p>
          </table:table-cell>
          <table:table-cell/>
          <table:table-cell office:value-type="float" office:value="36283" calcext:value-type="float">
            <text:p>36283</text:p>
          </table:table-cell>
          <table:table-cell/>
          <table:table-cell office:value-type="float" office:value="72092" calcext:value-type="float">
            <text:p>72092</text:p>
          </table:table-cell>
          <table:table-cell/>
          <table:table-cell office:value-type="float" office:value="95772" calcext:value-type="float">
            <text:p>95772</text:p>
          </table:table-cell>
          <table:table-cell/>
          <table:table-cell office:value-type="float" office:value="137916" calcext:value-type="float">
            <text:p>137916</text:p>
          </table:table-cell>
          <table:table-cell/>
          <table:table-cell office:value-type="float" office:value="158907" calcext:value-type="float">
            <text:p>158907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14963" calcext:value-type="float">
            <text:p>14963</text:p>
          </table:table-cell>
          <table:table-cell/>
          <table:table-cell office:value-type="float" office:value="32863" calcext:value-type="float">
            <text:p>32863</text:p>
          </table:table-cell>
          <table:table-cell/>
          <table:table-cell office:value-type="float" office:value="75316" calcext:value-type="float">
            <text:p>75316</text:p>
          </table:table-cell>
          <table:table-cell/>
          <table:table-cell office:value-type="float" office:value="113960" calcext:value-type="float">
            <text:p>113960</text:p>
          </table:table-cell>
          <table:table-cell/>
          <table:table-cell office:value-type="float" office:value="169122" calcext:value-type="float">
            <text:p>169122</text:p>
          </table:table-cell>
          <table:table-cell/>
          <table:table-cell office:value-type="float" office:value="179510" calcext:value-type="float">
            <text:p>179510</text:p>
          </table:table-cell>
          <table:table-cell/>
          <table:table-cell office:value-type="float" office:value="249196" calcext:value-type="float">
            <text:p>249196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15880" calcext:value-type="float">
            <text:p>15880</text:p>
          </table:table-cell>
          <table:table-cell/>
          <table:table-cell office:value-type="float" office:value="26387" calcext:value-type="float">
            <text:p>26387</text:p>
          </table:table-cell>
          <table:table-cell/>
          <table:table-cell office:value-type="float" office:value="53907" calcext:value-type="float">
            <text:p>53907</text:p>
          </table:table-cell>
          <table:table-cell/>
          <table:table-cell office:value-type="float" office:value="118554" calcext:value-type="float">
            <text:p>118554</text:p>
          </table:table-cell>
          <table:table-cell/>
          <table:table-cell office:value-type="float" office:value="170564" calcext:value-type="float">
            <text:p>170564</text:p>
          </table:table-cell>
          <table:table-cell/>
          <table:table-cell office:value-type="float" office:value="194403" calcext:value-type="float">
            <text:p>194403</text:p>
          </table:table-cell>
          <table:table-cell/>
          <table:table-cell office:value-type="float" office:value="222212" calcext:value-type="float">
            <text:p>222212</text:p>
          </table:table-cell>
          <table:table-cell/>
          <table:table-cell office:value-type="float" office:value="255910" calcext:value-type="float">
            <text:p>25591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13348" calcext:value-type="float">
            <text:p>13348</text:p>
          </table:table-cell>
          <table:table-cell/>
          <table:table-cell office:value-type="float" office:value="27834" calcext:value-type="float">
            <text:p>27834</text:p>
          </table:table-cell>
          <table:table-cell/>
          <table:table-cell office:value-type="float" office:value="45828" calcext:value-type="float">
            <text:p>45828</text:p>
          </table:table-cell>
          <table:table-cell/>
          <table:table-cell office:value-type="float" office:value="76047" calcext:value-type="float">
            <text:p>76047</text:p>
          </table:table-cell>
          <table:table-cell/>
          <table:table-cell office:value-type="float" office:value="155163" calcext:value-type="float">
            <text:p>155163</text:p>
          </table:table-cell>
          <table:table-cell/>
          <table:table-cell office:value-type="float" office:value="190955" calcext:value-type="float">
            <text:p>190955</text:p>
          </table:table-cell>
          <table:table-cell/>
          <table:table-cell office:value-type="float" office:value="282202" calcext:value-type="float">
            <text:p>282202</text:p>
          </table:table-cell>
          <table:table-cell/>
          <table:table-cell office:value-type="float" office:value="257616" calcext:value-type="float">
            <text:p>257616</text:p>
          </table:table-cell>
          <table:table-cell/>
          <table:table-cell office:value-type="float" office:value="248152" calcext:value-type="float">
            <text:p>24815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11171" calcext:value-type="float">
            <text:p>11171</text:p>
          </table:table-cell>
          <table:table-cell/>
          <table:table-cell office:value-type="float" office:value="29320" calcext:value-type="float">
            <text:p>29320</text:p>
          </table:table-cell>
          <table:table-cell/>
          <table:table-cell office:value-type="float" office:value="60984" calcext:value-type="float">
            <text:p>60984</text:p>
          </table:table-cell>
          <table:table-cell/>
          <table:table-cell office:value-type="float" office:value="86312" calcext:value-type="float">
            <text:p>86312</text:p>
          </table:table-cell>
          <table:table-cell/>
          <table:table-cell office:value-type="float" office:value="194880" calcext:value-type="float">
            <text:p>194880</text:p>
          </table:table-cell>
          <table:table-cell/>
          <table:table-cell office:value-type="float" office:value="209780" calcext:value-type="float">
            <text:p>209780</text:p>
          </table:table-cell>
          <table:table-cell/>
          <table:table-cell office:value-type="float" office:value="213926" calcext:value-type="float">
            <text:p>213926</text:p>
          </table:table-cell>
          <table:table-cell/>
          <table:table-cell office:value-type="float" office:value="368073" calcext:value-type="float">
            <text:p>368073</text:p>
          </table:table-cell>
          <table:table-cell/>
          <table:table-cell office:value-type="float" office:value="356788" calcext:value-type="float">
            <text:p>356788</text:p>
          </table:table-cell>
          <table:table-cell/>
          <table:table-cell office:value-type="float" office:value="440951" calcext:value-type="float">
            <text:p>440951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18144" calcext:value-type="float">
            <text:p>18144</text:p>
          </table:table-cell>
          <table:table-cell/>
          <table:table-cell office:value-type="float" office:value="32468" calcext:value-type="float">
            <text:p>32468</text:p>
          </table:table-cell>
          <table:table-cell/>
          <table:table-cell office:value-type="float" office:value="61738" calcext:value-type="float">
            <text:p>61738</text:p>
          </table:table-cell>
          <table:table-cell/>
          <table:table-cell office:value-type="float" office:value="117064" calcext:value-type="float">
            <text:p>117064</text:p>
          </table:table-cell>
          <table:table-cell/>
          <table:table-cell office:value-type="float" office:value="194943" calcext:value-type="float">
            <text:p>194943</text:p>
          </table:table-cell>
          <table:table-cell/>
          <table:table-cell office:value-type="float" office:value="294409" calcext:value-type="float">
            <text:p>294409</text:p>
          </table:table-cell>
          <table:table-cell/>
          <table:table-cell office:value-type="float" office:value="216252" calcext:value-type="float">
            <text:p>216252</text:p>
          </table:table-cell>
          <table:table-cell/>
          <table:table-cell office:value-type="float" office:value="240221" calcext:value-type="float">
            <text:p>240221</text:p>
          </table:table-cell>
          <table:table-cell/>
          <table:table-cell office:value-type="float" office:value="320320" calcext:value-type="float">
            <text:p>320320</text:p>
          </table:table-cell>
          <table:table-cell/>
          <table:table-cell office:value-type="float" office:value="715033" calcext:value-type="float">
            <text:p>715033</text:p>
          </table:table-cell>
          <table:table-cell/>
          <table:table-cell office:value-type="float" office:value="536919" calcext:value-type="float">
            <text:p>536919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17617" calcext:value-type="float">
            <text:p>17617</text:p>
          </table:table-cell>
          <table:table-cell/>
          <table:table-cell office:value-type="float" office:value="34003" calcext:value-type="float">
            <text:p>34003</text:p>
          </table:table-cell>
          <table:table-cell/>
          <table:table-cell office:value-type="float" office:value="61714" calcext:value-type="float">
            <text:p>61714</text:p>
          </table:table-cell>
          <table:table-cell/>
          <table:table-cell office:value-type="float" office:value="90758" calcext:value-type="float">
            <text:p>90758</text:p>
          </table:table-cell>
          <table:table-cell/>
          <table:table-cell office:value-type="float" office:value="161871" calcext:value-type="float">
            <text:p>161871</text:p>
          </table:table-cell>
          <table:table-cell/>
          <table:table-cell office:value-type="float" office:value="259660" calcext:value-type="float">
            <text:p>259660</text:p>
          </table:table-cell>
          <table:table-cell/>
          <table:table-cell office:value-type="float" office:value="333727" calcext:value-type="float">
            <text:p>333727</text:p>
          </table:table-cell>
          <table:table-cell/>
          <table:table-cell office:value-type="float" office:value="355879" calcext:value-type="float">
            <text:p>355879</text:p>
          </table:table-cell>
          <table:table-cell/>
          <table:table-cell office:value-type="float" office:value="241073" calcext:value-type="float">
            <text:p>241073</text:p>
          </table:table-cell>
          <table:table-cell/>
          <table:table-cell office:value-type="float" office:value="307453" calcext:value-type="float">
            <text:p>307453</text:p>
          </table:table-cell>
          <table:table-cell/>
          <table:table-cell office:value-type="float" office:value="379157" calcext:value-type="float">
            <text:p>379157</text:p>
          </table:table-cell>
          <table:table-cell/>
          <table:table-cell office:value-type="float" office:value="574151" calcext:value-type="float">
            <text:p>574151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14212" calcext:value-type="float">
            <text:p>14212</text:p>
          </table:table-cell>
          <table:table-cell/>
          <table:table-cell office:value-type="float" office:value="29783" calcext:value-type="float">
            <text:p>29783</text:p>
          </table:table-cell>
          <table:table-cell/>
          <table:table-cell office:value-type="float" office:value="51369" calcext:value-type="float">
            <text:p>51369</text:p>
          </table:table-cell>
          <table:table-cell/>
          <table:table-cell office:value-type="float" office:value="96445" calcext:value-type="float">
            <text:p>96445</text:p>
          </table:table-cell>
          <table:table-cell/>
          <table:table-cell office:value-type="float" office:value="166138" calcext:value-type="float">
            <text:p>166138</text:p>
          </table:table-cell>
          <table:table-cell/>
          <table:table-cell office:value-type="float" office:value="262278" calcext:value-type="float">
            <text:p>262278</text:p>
          </table:table-cell>
          <table:table-cell/>
          <table:table-cell office:value-type="float" office:value="335022" calcext:value-type="float">
            <text:p>335022</text:p>
          </table:table-cell>
          <table:table-cell/>
          <table:table-cell office:value-type="float" office:value="408482" calcext:value-type="float">
            <text:p>408482</text:p>
          </table:table-cell>
          <table:table-cell/>
          <table:table-cell office:value-type="float" office:value="384742" calcext:value-type="float">
            <text:p>384742</text:p>
          </table:table-cell>
          <table:table-cell/>
          <table:table-cell office:value-type="float" office:value="402601" calcext:value-type="float">
            <text:p>402601</text:p>
          </table:table-cell>
          <table:table-cell/>
          <table:table-cell office:value-type="float" office:value="397310" calcext:value-type="float">
            <text:p>397310</text:p>
          </table:table-cell>
          <table:table-cell/>
          <table:table-cell office:value-type="float" office:value="538423" calcext:value-type="float">
            <text:p>538423</text:p>
          </table:table-cell>
          <table:table-cell/>
          <table:table-cell office:value-type="float" office:value="683897" calcext:value-type="float">
            <text:p>68389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6213" calcext:value-type="float">
            <text:p>166213</text:p>
          </table:table-cell>
          <table:table-cell/>
          <table:table-cell office:value-type="float" office:value="258840" calcext:value-type="float">
            <text:p>258840</text:p>
          </table:table-cell>
          <table:table-cell/>
          <table:table-cell office:value-type="float" office:value="317063" calcext:value-type="float">
            <text:p>317063</text:p>
          </table:table-cell>
          <table:table-cell/>
          <table:table-cell office:value-type="float" office:value="411672" calcext:value-type="float">
            <text:p>411672</text:p>
          </table:table-cell>
          <table:table-cell/>
          <table:table-cell office:value-type="float" office:value="522469" calcext:value-type="float">
            <text:p>522469</text:p>
          </table:table-cell>
          <table:table-cell/>
          <table:table-cell office:value-type="float" office:value="280769" calcext:value-type="float">
            <text:p>280769</text:p>
          </table:table-cell>
          <table:table-cell/>
          <table:table-cell office:value-type="float" office:value="509412" calcext:value-type="float">
            <text:p>509412</text:p>
          </table:table-cell>
          <table:table-cell/>
          <table:table-cell office:value-type="float" office:value="545353" calcext:value-type="float">
            <text:p>545353</text:p>
          </table:table-cell>
          <table:table-cell/>
          <table:table-cell office:value-type="float" office:value="827109" calcext:value-type="float">
            <text:p>82710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8340" calcext:value-type="float">
            <text:p>168340</text:p>
          </table:table-cell>
          <table:table-cell/>
          <table:table-cell office:value-type="float" office:value="265971" calcext:value-type="float">
            <text:p>265971</text:p>
          </table:table-cell>
          <table:table-cell/>
          <table:table-cell office:value-type="float" office:value="325419" calcext:value-type="float">
            <text:p>325419</text:p>
          </table:table-cell>
          <table:table-cell/>
          <table:table-cell office:value-type="float" office:value="380099" calcext:value-type="float">
            <text:p>380099</text:p>
          </table:table-cell>
          <table:table-cell/>
          <table:table-cell office:value-type="float" office:value="541166" calcext:value-type="float">
            <text:p>541166</text:p>
          </table:table-cell>
          <table:table-cell/>
          <table:table-cell office:value-type="float" office:value="645156" calcext:value-type="float">
            <text:p>645156</text:p>
          </table:table-cell>
          <table:table-cell/>
          <table:table-cell office:value-type="float" office:value="408040" calcext:value-type="float">
            <text:p>408040</text:p>
          </table:table-cell>
          <table:table-cell/>
          <table:table-cell office:value-type="float" office:value="571750" calcext:value-type="float">
            <text:p>571750</text:p>
          </table:table-cell>
          <table:table-cell/>
          <table:table-cell office:value-type="float" office:value="744529" calcext:value-type="float">
            <text:p>74452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7326" calcext:value-type="float">
            <text:p>167326</text:p>
          </table:table-cell>
          <table:table-cell/>
          <table:table-cell office:value-type="float" office:value="257421" calcext:value-type="float">
            <text:p>257421</text:p>
          </table:table-cell>
          <table:table-cell/>
          <table:table-cell office:value-type="float" office:value="326168" calcext:value-type="float">
            <text:p>326168</text:p>
          </table:table-cell>
          <table:table-cell/>
          <table:table-cell office:value-type="float" office:value="412148" calcext:value-type="float">
            <text:p>412148</text:p>
          </table:table-cell>
          <table:table-cell/>
          <table:table-cell office:value-type="float" office:value="579624" calcext:value-type="float">
            <text:p>579624</text:p>
          </table:table-cell>
          <table:table-cell/>
          <table:table-cell office:value-type="float" office:value="662964" calcext:value-type="float">
            <text:p>662964</text:p>
          </table:table-cell>
          <table:table-cell/>
          <table:table-cell office:value-type="float" office:value="782409" calcext:value-type="float">
            <text:p>782409</text:p>
          </table:table-cell>
          <table:table-cell/>
          <table:table-cell office:value-type="float" office:value="706885" calcext:value-type="float">
            <text:p>706885</text:p>
          </table:table-cell>
          <table:table-cell/>
          <table:table-cell office:value-type="float" office:value="754491" calcext:value-type="float">
            <text:p>75449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7365" calcext:value-type="float">
            <text:p>167365</text:p>
          </table:table-cell>
          <table:table-cell/>
          <table:table-cell office:value-type="float" office:value="253802" calcext:value-type="float">
            <text:p>253802</text:p>
          </table:table-cell>
          <table:table-cell/>
          <table:table-cell office:value-type="float" office:value="320537" calcext:value-type="float">
            <text:p>320537</text:p>
          </table:table-cell>
          <table:table-cell/>
          <table:table-cell office:value-type="float" office:value="411216" calcext:value-type="float">
            <text:p>411216</text:p>
          </table:table-cell>
          <table:table-cell/>
          <table:table-cell office:value-type="float" office:value="574493" calcext:value-type="float">
            <text:p>574493</text:p>
          </table:table-cell>
          <table:table-cell/>
          <table:table-cell office:value-type="float" office:value="691786" calcext:value-type="float">
            <text:p>691786</text:p>
          </table:table-cell>
          <table:table-cell/>
          <table:table-cell office:value-type="float" office:value="759085" calcext:value-type="float">
            <text:p>759085</text:p>
          </table:table-cell>
          <table:table-cell/>
          <table:table-cell office:value-type="float" office:value="781656" calcext:value-type="float">
            <text:p>781656</text:p>
          </table:table-cell>
          <table:table-cell/>
          <table:table-cell office:value-type="float" office:value="680207" calcext:value-type="float">
            <text:p>68020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0505" calcext:value-type="float">
            <text:p>170505</text:p>
          </table:table-cell>
          <table:table-cell/>
          <table:table-cell office:value-type="float" office:value="259606" calcext:value-type="float">
            <text:p>259606</text:p>
          </table:table-cell>
          <table:table-cell/>
          <table:table-cell office:value-type="float" office:value="328506" calcext:value-type="float">
            <text:p>328506</text:p>
          </table:table-cell>
          <table:table-cell/>
          <table:table-cell office:value-type="float" office:value="409414" calcext:value-type="float">
            <text:p>409414</text:p>
          </table:table-cell>
          <table:table-cell/>
          <table:table-cell office:value-type="float" office:value="574060" calcext:value-type="float">
            <text:p>574060</text:p>
          </table:table-cell>
          <table:table-cell/>
          <table:table-cell office:value-type="float" office:value="754089" calcext:value-type="float">
            <text:p>754089</text:p>
          </table:table-cell>
          <table:table-cell/>
          <table:table-cell office:value-type="float" office:value="709407" calcext:value-type="float">
            <text:p>709407</text:p>
          </table:table-cell>
          <table:table-cell/>
          <table:table-cell office:value-type="float" office:value="550786" calcext:value-type="float">
            <text:p>550786</text:p>
          </table:table-cell>
          <table:table-cell/>
          <table:table-cell office:value-type="float" office:value="787081" calcext:value-type="float">
            <text:p>78708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7645" calcext:value-type="float">
            <text:p>167645</text:p>
          </table:table-cell>
          <table:table-cell/>
          <table:table-cell office:value-type="float" office:value="258784" calcext:value-type="float">
            <text:p>258784</text:p>
          </table:table-cell>
          <table:table-cell/>
          <table:table-cell office:value-type="float" office:value="324484" calcext:value-type="float">
            <text:p>324484</text:p>
          </table:table-cell>
          <table:table-cell/>
          <table:table-cell office:value-type="float" office:value="417593" calcext:value-type="float">
            <text:p>417593</text:p>
          </table:table-cell>
          <table:table-cell/>
          <table:table-cell office:value-type="float" office:value="564403" calcext:value-type="float">
            <text:p>564403</text:p>
          </table:table-cell>
          <table:table-cell/>
          <table:table-cell office:value-type="float" office:value="544060" calcext:value-type="float">
            <text:p>544060</text:p>
          </table:table-cell>
          <table:table-cell/>
          <table:table-cell office:value-type="float" office:value="634641" calcext:value-type="float">
            <text:p>634641</text:p>
          </table:table-cell>
          <table:table-cell/>
          <table:table-cell office:value-type="float" office:value="814225" calcext:value-type="float">
            <text:p>814225</text:p>
          </table:table-cell>
          <table:table-cell/>
          <table:table-cell office:value-type="float" office:value="807225" calcext:value-type="float">
            <text:p>80722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8986" calcext:value-type="float">
            <text:p>168986</text:p>
          </table:table-cell>
          <table:table-cell/>
          <table:table-cell office:value-type="float" office:value="269106" calcext:value-type="float">
            <text:p>269106</text:p>
          </table:table-cell>
          <table:table-cell/>
          <table:table-cell office:value-type="float" office:value="321075" calcext:value-type="float">
            <text:p>321075</text:p>
          </table:table-cell>
          <table:table-cell/>
          <table:table-cell office:value-type="float" office:value="417990" calcext:value-type="float">
            <text:p>417990</text:p>
          </table:table-cell>
          <table:table-cell/>
          <table:table-cell office:value-type="float" office:value="562012" calcext:value-type="float">
            <text:p>562012</text:p>
          </table:table-cell>
          <table:table-cell/>
          <table:table-cell office:value-type="float" office:value="645340" calcext:value-type="float">
            <text:p>645340</text:p>
          </table:table-cell>
          <table:table-cell/>
          <table:table-cell office:value-type="float" office:value="724595" calcext:value-type="float">
            <text:p>724595</text:p>
          </table:table-cell>
          <table:table-cell/>
          <table:table-cell office:value-type="float" office:value="766070" calcext:value-type="float">
            <text:p>766070</text:p>
          </table:table-cell>
          <table:table-cell/>
          <table:table-cell office:value-type="float" office:value="733943" calcext:value-type="float">
            <text:p>73394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3479" calcext:value-type="float">
            <text:p>173479</text:p>
          </table:table-cell>
          <table:table-cell/>
          <table:table-cell office:value-type="float" office:value="264034" calcext:value-type="float">
            <text:p>264034</text:p>
          </table:table-cell>
          <table:table-cell/>
          <table:table-cell office:value-type="float" office:value="320040" calcext:value-type="float">
            <text:p>320040</text:p>
          </table:table-cell>
          <table:table-cell/>
          <table:table-cell office:value-type="float" office:value="413177" calcext:value-type="float">
            <text:p>413177</text:p>
          </table:table-cell>
          <table:table-cell/>
          <table:table-cell office:value-type="float" office:value="555404" calcext:value-type="float">
            <text:p>555404</text:p>
          </table:table-cell>
          <table:table-cell/>
          <table:table-cell office:value-type="float" office:value="639205" calcext:value-type="float">
            <text:p>639205</text:p>
          </table:table-cell>
          <table:table-cell/>
          <table:table-cell office:value-type="float" office:value="748447" calcext:value-type="float">
            <text:p>748447</text:p>
          </table:table-cell>
          <table:table-cell/>
          <table:table-cell office:value-type="float" office:value="791931" calcext:value-type="float">
            <text:p>791931</text:p>
          </table:table-cell>
          <table:table-cell/>
          <table:table-cell office:value-type="float" office:value="713201" calcext:value-type="float">
            <text:p>71320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362811" calcext:value-type="float">
            <text:p>362811</text:p>
          </table:table-cell>
          <table:table-cell/>
          <table:table-cell office:value-type="float" office:value="273738" calcext:value-type="float">
            <text:p>273738</text:p>
          </table:table-cell>
          <table:table-cell/>
          <table:table-cell office:value-type="float" office:value="410519" calcext:value-type="float">
            <text:p>410519</text:p>
          </table:table-cell>
          <table:table-cell/>
          <table:table-cell office:value-type="float" office:value="558951" calcext:value-type="float">
            <text:p>558951</text:p>
          </table:table-cell>
          <table:table-cell/>
          <table:table-cell office:value-type="float" office:value="719101" calcext:value-type="float">
            <text:p>719101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396407" calcext:value-type="float">
            <text:p>396407</text:p>
          </table:table-cell>
          <table:table-cell/>
          <table:table-cell office:value-type="float" office:value="659793" calcext:value-type="float">
            <text:p>659793</text:p>
          </table:table-cell>
          <table:table-cell/>
          <table:table-cell office:value-type="float" office:value="816326" calcext:value-type="float">
            <text:p>816326</text:p>
          </table:table-cell>
          <table:table-cell/>
          <table:table-cell office:value-type="float" office:value="752056" calcext:value-type="float">
            <text:p>752056</text:p>
          </table:table-cell>
          <table:table-cell/>
          <table:table-cell office:value-type="float" office:value="1084745" calcext:value-type="float">
            <text:p>1084745</text:p>
          </table:table-cell>
          <table:table-cell/>
          <table:table-cell office:value-type="float" office:value="1094952" calcext:value-type="float">
            <text:p>1094952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594933" calcext:value-type="float">
            <text:p>594933</text:p>
          </table:table-cell>
          <table:table-cell/>
          <table:table-cell office:value-type="float" office:value="874914" calcext:value-type="float">
            <text:p>874914</text:p>
          </table:table-cell>
          <table:table-cell/>
          <table:table-cell office:value-type="float" office:value="1223709" calcext:value-type="float">
            <text:p>1223709</text:p>
          </table:table-cell>
          <table:table-cell/>
          <table:table-cell office:value-type="float" office:value="1287078" calcext:value-type="float">
            <text:p>1287078</text:p>
          </table:table-cell>
          <table:table-cell/>
          <table:table-cell office:value-type="float" office:value="1354497" calcext:value-type="float">
            <text:p>1354497</text:p>
          </table:table-cell>
          <table:table-cell/>
          <table:table-cell office:value-type="float" office:value="1662337" calcext:value-type="float">
            <text:p>1662337</text:p>
          </table:table-cell>
          <table:table-cell/>
          <table:table-cell office:value-type="float" office:value="1686429" calcext:value-type="float">
            <text:p>1686429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647855" calcext:value-type="float">
            <text:p>647855</text:p>
          </table:table-cell>
          <table:table-cell/>
          <table:table-cell office:value-type="float" office:value="953800" calcext:value-type="float">
            <text:p>953800</text:p>
          </table:table-cell>
          <table:table-cell/>
          <table:table-cell office:value-type="float" office:value="1371918" calcext:value-type="float">
            <text:p>1371918</text:p>
          </table:table-cell>
          <table:table-cell/>
          <table:table-cell office:value-type="float" office:value="1656957" calcext:value-type="float">
            <text:p>1656957</text:p>
          </table:table-cell>
          <table:table-cell/>
          <table:table-cell office:value-type="float" office:value="1547762" calcext:value-type="float">
            <text:p>1547762</text:p>
          </table:table-cell>
          <table:table-cell/>
          <table:table-cell office:value-type="float" office:value="2043096" calcext:value-type="float">
            <text:p>2043096</text:p>
          </table:table-cell>
          <table:table-cell/>
          <table:table-cell office:value-type="float" office:value="1876832" calcext:value-type="float">
            <text:p>1876832</text:p>
          </table:table-cell>
          <table:table-cell/>
          <table:table-cell office:value-type="float" office:value="2207848" calcext:value-type="float">
            <text:p>2207848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666927" calcext:value-type="float">
            <text:p>666927</text:p>
          </table:table-cell>
          <table:table-cell/>
          <table:table-cell office:value-type="float" office:value="1054365" calcext:value-type="float">
            <text:p>1054365</text:p>
          </table:table-cell>
          <table:table-cell/>
          <table:table-cell office:value-type="float" office:value="1459937" calcext:value-type="float">
            <text:p>1459937</text:p>
          </table:table-cell>
          <table:table-cell/>
          <table:table-cell office:value-type="float" office:value="1887209" calcext:value-type="float">
            <text:p>1887209</text:p>
          </table:table-cell>
          <table:table-cell/>
          <table:table-cell office:value-type="float" office:value="2029330" calcext:value-type="float">
            <text:p>2029330</text:p>
          </table:table-cell>
          <table:table-cell/>
          <table:table-cell office:value-type="float" office:value="2236784" calcext:value-type="float">
            <text:p>2236784</text:p>
          </table:table-cell>
          <table:table-cell/>
          <table:table-cell office:value-type="float" office:value="2454458" calcext:value-type="float">
            <text:p>2454458</text:p>
          </table:table-cell>
          <table:table-cell/>
          <table:table-cell office:value-type="float" office:value="2298540" calcext:value-type="float">
            <text:p>2298540</text:p>
          </table:table-cell>
          <table:table-cell/>
          <table:table-cell office:value-type="float" office:value="2471042" calcext:value-type="float">
            <text:p>247104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684377" calcext:value-type="float">
            <text:p>684377</text:p>
          </table:table-cell>
          <table:table-cell/>
          <table:table-cell office:value-type="float" office:value="1097593" calcext:value-type="float">
            <text:p>1097593</text:p>
          </table:table-cell>
          <table:table-cell/>
          <table:table-cell office:value-type="float" office:value="1604512" calcext:value-type="float">
            <text:p>1604512</text:p>
          </table:table-cell>
          <table:table-cell/>
          <table:table-cell office:value-type="float" office:value="2068895" calcext:value-type="float">
            <text:p>2068895</text:p>
          </table:table-cell>
          <table:table-cell/>
          <table:table-cell office:value-type="float" office:value="2407429" calcext:value-type="float">
            <text:p>2407429</text:p>
          </table:table-cell>
          <table:table-cell/>
          <table:table-cell office:value-type="float" office:value="2491787" calcext:value-type="float">
            <text:p>2491787</text:p>
          </table:table-cell>
          <table:table-cell/>
          <table:table-cell office:value-type="float" office:value="2540312" calcext:value-type="float">
            <text:p>2540312</text:p>
          </table:table-cell>
          <table:table-cell/>
          <table:table-cell office:value-type="float" office:value="2773564" calcext:value-type="float">
            <text:p>2773564</text:p>
          </table:table-cell>
          <table:table-cell/>
          <table:table-cell office:value-type="float" office:value="2817056" calcext:value-type="float">
            <text:p>2817056</text:p>
          </table:table-cell>
          <table:table-cell/>
          <table:table-cell office:value-type="float" office:value="2717622" calcext:value-type="float">
            <text:p>2717622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701934" calcext:value-type="float">
            <text:p>701934</text:p>
          </table:table-cell>
          <table:table-cell/>
          <table:table-cell office:value-type="float" office:value="1099567" calcext:value-type="float">
            <text:p>1099567</text:p>
          </table:table-cell>
          <table:table-cell/>
          <table:table-cell office:value-type="float" office:value="1604952" calcext:value-type="float">
            <text:p>1604952</text:p>
          </table:table-cell>
          <table:table-cell/>
          <table:table-cell office:value-type="float" office:value="2091289" calcext:value-type="float">
            <text:p>2091289</text:p>
          </table:table-cell>
          <table:table-cell/>
          <table:table-cell office:value-type="float" office:value="2463018" calcext:value-type="float">
            <text:p>2463018</text:p>
          </table:table-cell>
          <table:table-cell/>
          <table:table-cell office:value-type="float" office:value="2626988" calcext:value-type="float">
            <text:p>2626988</text:p>
          </table:table-cell>
          <table:table-cell/>
          <table:table-cell office:value-type="float" office:value="2757877" calcext:value-type="float">
            <text:p>2757877</text:p>
          </table:table-cell>
          <table:table-cell/>
          <table:table-cell office:value-type="float" office:value="2962748" calcext:value-type="float">
            <text:p>2962748</text:p>
          </table:table-cell>
          <table:table-cell/>
          <table:table-cell office:value-type="float" office:value="2954627" calcext:value-type="float">
            <text:p>2954627</text:p>
          </table:table-cell>
          <table:table-cell/>
          <table:table-cell office:value-type="float" office:value="2855549" calcext:value-type="float">
            <text:p>2855549</text:p>
          </table:table-cell>
          <table:table-cell/>
          <table:table-cell office:value-type="float" office:value="2581133" calcext:value-type="float">
            <text:p>2581133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692476" calcext:value-type="float">
            <text:p>692476</text:p>
          </table:table-cell>
          <table:table-cell/>
          <table:table-cell office:value-type="float" office:value="1129541" calcext:value-type="float">
            <text:p>1129541</text:p>
          </table:table-cell>
          <table:table-cell/>
          <table:table-cell office:value-type="float" office:value="1620733" calcext:value-type="float">
            <text:p>1620733</text:p>
          </table:table-cell>
          <table:table-cell/>
          <table:table-cell office:value-type="float" office:value="2105966" calcext:value-type="float">
            <text:p>2105966</text:p>
          </table:table-cell>
          <table:table-cell/>
          <table:table-cell office:value-type="float" office:value="2486719" calcext:value-type="float">
            <text:p>2486719</text:p>
          </table:table-cell>
          <table:table-cell/>
          <table:table-cell office:value-type="float" office:value="2532302" calcext:value-type="float">
            <text:p>2532302</text:p>
          </table:table-cell>
          <table:table-cell/>
          <table:table-cell office:value-type="float" office:value="2858339" calcext:value-type="float">
            <text:p>2858339</text:p>
          </table:table-cell>
          <table:table-cell/>
          <table:table-cell office:value-type="float" office:value="2968331" calcext:value-type="float">
            <text:p>2968331</text:p>
          </table:table-cell>
          <table:table-cell/>
          <table:table-cell office:value-type="float" office:value="2955906" calcext:value-type="float">
            <text:p>2955906</text:p>
          </table:table-cell>
          <table:table-cell/>
          <table:table-cell office:value-type="float" office:value="2913125" calcext:value-type="float">
            <text:p>2913125</text:p>
          </table:table-cell>
          <table:table-cell/>
          <table:table-cell office:value-type="float" office:value="2729847" calcext:value-type="float">
            <text:p>2729847</text:p>
          </table:table-cell>
          <table:table-cell/>
          <table:table-cell office:value-type="float" office:value="2530269" calcext:value-type="float">
            <text:p>2530269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701021" calcext:value-type="float">
            <text:p>701021</text:p>
          </table:table-cell>
          <table:table-cell/>
          <table:table-cell office:value-type="float" office:value="1066402" calcext:value-type="float">
            <text:p>1066402</text:p>
          </table:table-cell>
          <table:table-cell/>
          <table:table-cell office:value-type="float" office:value="1590201" calcext:value-type="float">
            <text:p>1590201</text:p>
          </table:table-cell>
          <table:table-cell/>
          <table:table-cell office:value-type="float" office:value="2031594" calcext:value-type="float">
            <text:p>2031594</text:p>
          </table:table-cell>
          <table:table-cell/>
          <table:table-cell office:value-type="float" office:value="2364486" calcext:value-type="float">
            <text:p>2364486</text:p>
          </table:table-cell>
          <table:table-cell/>
          <table:table-cell office:value-type="float" office:value="2650146" calcext:value-type="float">
            <text:p>2650146</text:p>
          </table:table-cell>
          <table:table-cell/>
          <table:table-cell office:value-type="float" office:value="2807835" calcext:value-type="float">
            <text:p>2807835</text:p>
          </table:table-cell>
          <table:table-cell/>
          <table:table-cell office:value-type="float" office:value="2876859" calcext:value-type="float">
            <text:p>2876859</text:p>
          </table:table-cell>
          <table:table-cell/>
          <table:table-cell office:value-type="float" office:value="3020481" calcext:value-type="float">
            <text:p>3020481</text:p>
          </table:table-cell>
          <table:table-cell/>
          <table:table-cell office:value-type="float" office:value="3029249" calcext:value-type="float">
            <text:p>3029249</text:p>
          </table:table-cell>
          <table:table-cell/>
          <table:table-cell office:value-type="float" office:value="2802648" calcext:value-type="float">
            <text:p>2802648</text:p>
          </table:table-cell>
          <table:table-cell/>
          <table:table-cell office:value-type="float" office:value="2674458" calcext:value-type="float">
            <text:p>2674458</text:p>
          </table:table-cell>
          <table:table-cell/>
          <table:table-cell office:value-type="float" office:value="2630953" calcext:value-type="float">
            <text:p>263095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04620" calcext:value-type="float">
            <text:p>2404620</text:p>
          </table:table-cell>
          <table:table-cell/>
          <table:table-cell office:value-type="float" office:value="2615476" calcext:value-type="float">
            <text:p>2615476</text:p>
          </table:table-cell>
          <table:table-cell/>
          <table:table-cell office:value-type="float" office:value="2809809" calcext:value-type="float">
            <text:p>2809809</text:p>
          </table:table-cell>
          <table:table-cell/>
          <table:table-cell office:value-type="float" office:value="2921384" calcext:value-type="float">
            <text:p>2921384</text:p>
          </table:table-cell>
          <table:table-cell/>
          <table:table-cell office:value-type="float" office:value="2972423" calcext:value-type="float">
            <text:p>2972423</text:p>
          </table:table-cell>
          <table:table-cell/>
          <table:table-cell office:value-type="float" office:value="2942211" calcext:value-type="float">
            <text:p>2942211</text:p>
          </table:table-cell>
          <table:table-cell/>
          <table:table-cell office:value-type="float" office:value="2881894" calcext:value-type="float">
            <text:p>2881894</text:p>
          </table:table-cell>
          <table:table-cell/>
          <table:table-cell office:value-type="float" office:value="2679532" calcext:value-type="float">
            <text:p>2679532</text:p>
          </table:table-cell>
          <table:table-cell/>
          <table:table-cell office:value-type="float" office:value="2640685" calcext:value-type="float">
            <text:p>264068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15595" calcext:value-type="float">
            <text:p>2215595</text:p>
          </table:table-cell>
          <table:table-cell/>
          <table:table-cell office:value-type="float" office:value="2537666" calcext:value-type="float">
            <text:p>2537666</text:p>
          </table:table-cell>
          <table:table-cell/>
          <table:table-cell office:value-type="float" office:value="2796882" calcext:value-type="float">
            <text:p>2796882</text:p>
          </table:table-cell>
          <table:table-cell/>
          <table:table-cell office:value-type="float" office:value="2848648" calcext:value-type="float">
            <text:p>2848648</text:p>
          </table:table-cell>
          <table:table-cell/>
          <table:table-cell office:value-type="float" office:value="2932469" calcext:value-type="float">
            <text:p>2932469</text:p>
          </table:table-cell>
          <table:table-cell/>
          <table:table-cell office:value-type="float" office:value="2958094" calcext:value-type="float">
            <text:p>2958094</text:p>
          </table:table-cell>
          <table:table-cell/>
          <table:table-cell office:value-type="float" office:value="2869967" calcext:value-type="float">
            <text:p>2869967</text:p>
          </table:table-cell>
          <table:table-cell/>
          <table:table-cell office:value-type="float" office:value="2658143" calcext:value-type="float">
            <text:p>2658143</text:p>
          </table:table-cell>
          <table:table-cell/>
          <table:table-cell office:value-type="float" office:value="2623349" calcext:value-type="float">
            <text:p>262334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24812" calcext:value-type="float">
            <text:p>2324812</text:p>
          </table:table-cell>
          <table:table-cell/>
          <table:table-cell office:value-type="float" office:value="2578137" calcext:value-type="float">
            <text:p>2578137</text:p>
          </table:table-cell>
          <table:table-cell/>
          <table:table-cell office:value-type="float" office:value="2746763" calcext:value-type="float">
            <text:p>2746763</text:p>
          </table:table-cell>
          <table:table-cell/>
          <table:table-cell office:value-type="float" office:value="2853777" calcext:value-type="float">
            <text:p>2853777</text:p>
          </table:table-cell>
          <table:table-cell/>
          <table:table-cell office:value-type="float" office:value="2903497" calcext:value-type="float">
            <text:p>2903497</text:p>
          </table:table-cell>
          <table:table-cell/>
          <table:table-cell office:value-type="float" office:value="2926413" calcext:value-type="float">
            <text:p>2926413</text:p>
          </table:table-cell>
          <table:table-cell/>
          <table:table-cell office:value-type="float" office:value="2846130" calcext:value-type="float">
            <text:p>2846130</text:p>
          </table:table-cell>
          <table:table-cell/>
          <table:table-cell office:value-type="float" office:value="2411322" calcext:value-type="float">
            <text:p>2411322</text:p>
          </table:table-cell>
          <table:table-cell/>
          <table:table-cell office:value-type="float" office:value="2536762" calcext:value-type="float">
            <text:p>253676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0827" calcext:value-type="float">
            <text:p>310827</text:p>
          </table:table-cell>
          <table:table-cell/>
          <table:table-cell office:value-type="float" office:value="413696" calcext:value-type="float">
            <text:p>413696</text:p>
          </table:table-cell>
          <table:table-cell/>
          <table:table-cell office:value-type="float" office:value="346589" calcext:value-type="float">
            <text:p>346589</text:p>
          </table:table-cell>
          <table:table-cell/>
          <table:table-cell office:value-type="float" office:value="399387" calcext:value-type="float">
            <text:p>399387</text:p>
          </table:table-cell>
          <table:table-cell/>
          <table:table-cell office:value-type="float" office:value="353567" calcext:value-type="float">
            <text:p>353567</text:p>
          </table:table-cell>
          <table:table-cell/>
          <table:table-cell office:value-type="float" office:value="393420" calcext:value-type="float">
            <text:p>393420</text:p>
          </table:table-cell>
          <table:table-cell/>
          <table:table-cell office:value-type="float" office:value="474223" calcext:value-type="float">
            <text:p>474223</text:p>
          </table:table-cell>
          <table:table-cell/>
          <table:table-cell office:value-type="float" office:value="527942" calcext:value-type="float">
            <text:p>527942</text:p>
          </table:table-cell>
          <table:table-cell/>
          <table:table-cell office:value-type="float" office:value="540037" calcext:value-type="float">
            <text:p>54003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551" calcext:value-type="float">
            <text:p>14551</text:p>
          </table:table-cell>
          <table:table-cell/>
          <table:table-cell office:value-type="float" office:value="142177" calcext:value-type="float">
            <text:p>142177</text:p>
          </table:table-cell>
          <table:table-cell/>
          <table:table-cell office:value-type="float" office:value="173798" calcext:value-type="float">
            <text:p>173798</text:p>
          </table:table-cell>
          <table:table-cell/>
          <table:table-cell office:value-type="float" office:value="178649" calcext:value-type="float">
            <text:p>178649</text:p>
          </table:table-cell>
          <table:table-cell/>
          <table:table-cell office:value-type="float" office:value="381438" calcext:value-type="float">
            <text:p>381438</text:p>
          </table:table-cell>
          <table:table-cell/>
          <table:table-cell office:value-type="float" office:value="350126" calcext:value-type="float">
            <text:p>350126</text:p>
          </table:table-cell>
          <table:table-cell/>
          <table:table-cell office:value-type="float" office:value="258181" calcext:value-type="float">
            <text:p>258181</text:p>
          </table:table-cell>
          <table:table-cell/>
          <table:table-cell office:value-type="float" office:value="396054" calcext:value-type="float">
            <text:p>396054</text:p>
          </table:table-cell>
          <table:table-cell/>
          <table:table-cell office:value-type="float" office:value="302864" calcext:value-type="float">
            <text:p>30286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4131" calcext:value-type="float">
            <text:p>274131</text:p>
          </table:table-cell>
          <table:table-cell/>
          <table:table-cell office:value-type="float" office:value="397583" calcext:value-type="float">
            <text:p>397583</text:p>
          </table:table-cell>
          <table:table-cell/>
          <table:table-cell office:value-type="float" office:value="189994" calcext:value-type="float">
            <text:p>189994</text:p>
          </table:table-cell>
          <table:table-cell/>
          <table:table-cell office:value-type="float" office:value="226638" calcext:value-type="float">
            <text:p>226638</text:p>
          </table:table-cell>
          <table:table-cell/>
          <table:table-cell office:value-type="float" office:value="319173" calcext:value-type="float">
            <text:p>319173</text:p>
          </table:table-cell>
          <table:table-cell/>
          <table:table-cell office:value-type="float" office:value="407051" calcext:value-type="float">
            <text:p>407051</text:p>
          </table:table-cell>
          <table:table-cell/>
          <table:table-cell office:value-type="float" office:value="403803" calcext:value-type="float">
            <text:p>403803</text:p>
          </table:table-cell>
          <table:table-cell/>
          <table:table-cell office:value-type="float" office:value="217662" calcext:value-type="float">
            <text:p>217662</text:p>
          </table:table-cell>
          <table:table-cell/>
          <table:table-cell office:value-type="float" office:value="387552" calcext:value-type="float">
            <text:p>38755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5604" calcext:value-type="float">
            <text:p>355604</text:p>
          </table:table-cell>
          <table:table-cell/>
          <table:table-cell office:value-type="float" office:value="331271" calcext:value-type="float">
            <text:p>331271</text:p>
          </table:table-cell>
          <table:table-cell/>
          <table:table-cell office:value-type="float" office:value="266247" calcext:value-type="float">
            <text:p>266247</text:p>
          </table:table-cell>
          <table:table-cell/>
          <table:table-cell office:value-type="float" office:value="273723" calcext:value-type="float">
            <text:p>273723</text:p>
          </table:table-cell>
          <table:table-cell/>
          <table:table-cell office:value-type="float" office:value="413891" calcext:value-type="float">
            <text:p>413891</text:p>
          </table:table-cell>
          <table:table-cell/>
          <table:table-cell office:value-type="float" office:value="337657" calcext:value-type="float">
            <text:p>337657</text:p>
          </table:table-cell>
          <table:table-cell/>
          <table:table-cell office:value-type="float" office:value="288299" calcext:value-type="float">
            <text:p>288299</text:p>
          </table:table-cell>
          <table:table-cell/>
          <table:table-cell office:value-type="float" office:value="244552" calcext:value-type="float">
            <text:p>244552</text:p>
          </table:table-cell>
          <table:table-cell/>
          <table:table-cell office:value-type="float" office:value="498696" calcext:value-type="float">
            <text:p>49869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7867" calcext:value-type="float">
            <text:p>327867</text:p>
          </table:table-cell>
          <table:table-cell/>
          <table:table-cell office:value-type="float" office:value="341739" calcext:value-type="float">
            <text:p>341739</text:p>
          </table:table-cell>
          <table:table-cell/>
          <table:table-cell office:value-type="float" office:value="280374" calcext:value-type="float">
            <text:p>280374</text:p>
          </table:table-cell>
          <table:table-cell/>
          <table:table-cell office:value-type="float" office:value="391801" calcext:value-type="float">
            <text:p>391801</text:p>
          </table:table-cell>
          <table:table-cell/>
          <table:table-cell office:value-type="float" office:value="266973" calcext:value-type="float">
            <text:p>266973</text:p>
          </table:table-cell>
          <table:table-cell/>
          <table:table-cell office:value-type="float" office:value="351313" calcext:value-type="float">
            <text:p>351313</text:p>
          </table:table-cell>
          <table:table-cell/>
          <table:table-cell office:value-type="float" office:value="269319" calcext:value-type="float">
            <text:p>269319</text:p>
          </table:table-cell>
          <table:table-cell/>
          <table:table-cell office:value-type="float" office:value="345443" calcext:value-type="float">
            <text:p>345443</text:p>
          </table:table-cell>
          <table:table-cell/>
          <table:table-cell office:value-type="float" office:value="353124" calcext:value-type="float">
            <text:p>353124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541455" calcext:value-type="float">
            <text:p>541455</text:p>
          </table:table-cell>
          <table:table-cell/>
          <table:table-cell office:value-type="float" office:value="754716" calcext:value-type="float">
            <text:p>754716</text:p>
          </table:table-cell>
          <table:table-cell/>
          <table:table-cell office:value-type="float" office:value="1032258" calcext:value-type="float">
            <text:p>1032258</text:p>
          </table:table-cell>
          <table:table-cell/>
          <table:table-cell office:value-type="float" office:value="1073825" calcext:value-type="float">
            <text:p>1073825</text:p>
          </table:table-cell>
          <table:table-cell/>
          <table:table-cell office:value-type="float" office:value="1237911" calcext:value-type="float">
            <text:p>1237911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644836" calcext:value-type="float">
            <text:p>644836</text:p>
          </table:table-cell>
          <table:table-cell/>
          <table:table-cell office:value-type="float" office:value="957367" calcext:value-type="float">
            <text:p>957367</text:p>
          </table:table-cell>
          <table:table-cell/>
          <table:table-cell office:value-type="float" office:value="1334723" calcext:value-type="float">
            <text:p>1334723</text:p>
          </table:table-cell>
          <table:table-cell/>
          <table:table-cell office:value-type="float" office:value="1542168" calcext:value-type="float">
            <text:p>1542168</text:p>
          </table:table-cell>
          <table:table-cell/>
          <table:table-cell office:value-type="float" office:value="1693121" calcext:value-type="float">
            <text:p>1693121</text:p>
          </table:table-cell>
          <table:table-cell/>
          <table:table-cell office:value-type="float" office:value="1942336" calcext:value-type="float">
            <text:p>1942336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696219" calcext:value-type="float">
            <text:p>696219</text:p>
          </table:table-cell>
          <table:table-cell/>
          <table:table-cell office:value-type="float" office:value="1056541" calcext:value-type="float">
            <text:p>1056541</text:p>
          </table:table-cell>
          <table:table-cell/>
          <table:table-cell office:value-type="float" office:value="1529271" calcext:value-type="float">
            <text:p>1529271</text:p>
          </table:table-cell>
          <table:table-cell/>
          <table:table-cell office:value-type="float" office:value="1993769" calcext:value-type="float">
            <text:p>1993769</text:p>
          </table:table-cell>
          <table:table-cell/>
          <table:table-cell office:value-type="float" office:value="2249560" calcext:value-type="float">
            <text:p>2249560</text:p>
          </table:table-cell>
          <table:table-cell/>
          <table:table-cell office:value-type="float" office:value="2342177" calcext:value-type="float">
            <text:p>2342177</text:p>
          </table:table-cell>
          <table:table-cell/>
          <table:table-cell office:value-type="float" office:value="1948249" calcext:value-type="float">
            <text:p>1948249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704360" calcext:value-type="float">
            <text:p>704360</text:p>
          </table:table-cell>
          <table:table-cell/>
          <table:table-cell office:value-type="float" office:value="1099892" calcext:value-type="float">
            <text:p>1099892</text:p>
          </table:table-cell>
          <table:table-cell/>
          <table:table-cell office:value-type="float" office:value="1658031" calcext:value-type="float">
            <text:p>1658031</text:p>
          </table:table-cell>
          <table:table-cell/>
          <table:table-cell office:value-type="float" office:value="2214532" calcext:value-type="float">
            <text:p>2214532</text:p>
          </table:table-cell>
          <table:table-cell/>
          <table:table-cell office:value-type="float" office:value="2659740" calcext:value-type="float">
            <text:p>2659740</text:p>
          </table:table-cell>
          <table:table-cell/>
          <table:table-cell office:value-type="float" office:value="2831858" calcext:value-type="float">
            <text:p>2831858</text:p>
          </table:table-cell>
          <table:table-cell/>
          <table:table-cell office:value-type="float" office:value="2919042" calcext:value-type="float">
            <text:p>2919042</text:p>
          </table:table-cell>
          <table:table-cell/>
          <table:table-cell office:value-type="float" office:value="3084337" calcext:value-type="float">
            <text:p>3084337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714884" calcext:value-type="float">
            <text:p>714884</text:p>
          </table:table-cell>
          <table:table-cell/>
          <table:table-cell office:value-type="float" office:value="1135003" calcext:value-type="float">
            <text:p>1135003</text:p>
          </table:table-cell>
          <table:table-cell/>
          <table:table-cell office:value-type="float" office:value="1696206" calcext:value-type="float">
            <text:p>1696206</text:p>
          </table:table-cell>
          <table:table-cell/>
          <table:table-cell office:value-type="float" office:value="2295964" calcext:value-type="float">
            <text:p>2295964</text:p>
          </table:table-cell>
          <table:table-cell/>
          <table:table-cell office:value-type="float" office:value="2740165" calcext:value-type="float">
            <text:p>2740165</text:p>
          </table:table-cell>
          <table:table-cell/>
          <table:table-cell office:value-type="float" office:value="3003813" calcext:value-type="float">
            <text:p>3003813</text:p>
          </table:table-cell>
          <table:table-cell/>
          <table:table-cell office:value-type="float" office:value="3216080" calcext:value-type="float">
            <text:p>3216080</text:p>
          </table:table-cell>
          <table:table-cell/>
          <table:table-cell office:value-type="float" office:value="3158544" calcext:value-type="float">
            <text:p>3158544</text:p>
          </table:table-cell>
          <table:table-cell/>
          <table:table-cell office:value-type="float" office:value="3112462" calcext:value-type="float">
            <text:p>311246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713962" calcext:value-type="float">
            <text:p>713962</text:p>
          </table:table-cell>
          <table:table-cell/>
          <table:table-cell office:value-type="float" office:value="1196751" calcext:value-type="float">
            <text:p>1196751</text:p>
          </table:table-cell>
          <table:table-cell/>
          <table:table-cell office:value-type="float" office:value="1797279" calcext:value-type="float">
            <text:p>1797279</text:p>
          </table:table-cell>
          <table:table-cell/>
          <table:table-cell office:value-type="float" office:value="2383057" calcext:value-type="float">
            <text:p>2383057</text:p>
          </table:table-cell>
          <table:table-cell/>
          <table:table-cell office:value-type="float" office:value="2968546" calcext:value-type="float">
            <text:p>2968546</text:p>
          </table:table-cell>
          <table:table-cell/>
          <table:table-cell office:value-type="float" office:value="3261665" calcext:value-type="float">
            <text:p>3261665</text:p>
          </table:table-cell>
          <table:table-cell/>
          <table:table-cell office:value-type="float" office:value="3308027" calcext:value-type="float">
            <text:p>3308027</text:p>
          </table:table-cell>
          <table:table-cell/>
          <table:table-cell office:value-type="float" office:value="3301096" calcext:value-type="float">
            <text:p>3301096</text:p>
          </table:table-cell>
          <table:table-cell/>
          <table:table-cell office:value-type="float" office:value="3584179" calcext:value-type="float">
            <text:p>3584179</text:p>
          </table:table-cell>
          <table:table-cell/>
          <table:table-cell office:value-type="float" office:value="3325755" calcext:value-type="float">
            <text:p>3325755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699668" calcext:value-type="float">
            <text:p>699668</text:p>
          </table:table-cell>
          <table:table-cell/>
          <table:table-cell office:value-type="float" office:value="1111352" calcext:value-type="float">
            <text:p>1111352</text:p>
          </table:table-cell>
          <table:table-cell/>
          <table:table-cell office:value-type="float" office:value="1589506" calcext:value-type="float">
            <text:p>1589506</text:p>
          </table:table-cell>
          <table:table-cell/>
          <table:table-cell office:value-type="float" office:value="2109600" calcext:value-type="float">
            <text:p>2109600</text:p>
          </table:table-cell>
          <table:table-cell/>
          <table:table-cell office:value-type="float" office:value="2526991" calcext:value-type="float">
            <text:p>2526991</text:p>
          </table:table-cell>
          <table:table-cell/>
          <table:table-cell office:value-type="float" office:value="2681154" calcext:value-type="float">
            <text:p>2681154</text:p>
          </table:table-cell>
          <table:table-cell/>
          <table:table-cell office:value-type="float" office:value="2890817" calcext:value-type="float">
            <text:p>2890817</text:p>
          </table:table-cell>
          <table:table-cell/>
          <table:table-cell office:value-type="float" office:value="2898181" calcext:value-type="float">
            <text:p>2898181</text:p>
          </table:table-cell>
          <table:table-cell/>
          <table:table-cell office:value-type="float" office:value="2944855" calcext:value-type="float">
            <text:p>2944855</text:p>
          </table:table-cell>
          <table:table-cell/>
          <table:table-cell office:value-type="float" office:value="2732670" calcext:value-type="float">
            <text:p>2732670</text:p>
          </table:table-cell>
          <table:table-cell/>
          <table:table-cell office:value-type="float" office:value="2480169" calcext:value-type="float">
            <text:p>2480169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694637" calcext:value-type="float">
            <text:p>694637</text:p>
          </table:table-cell>
          <table:table-cell/>
          <table:table-cell office:value-type="float" office:value="1104757" calcext:value-type="float">
            <text:p>1104757</text:p>
          </table:table-cell>
          <table:table-cell/>
          <table:table-cell office:value-type="float" office:value="1544844" calcext:value-type="float">
            <text:p>1544844</text:p>
          </table:table-cell>
          <table:table-cell/>
          <table:table-cell office:value-type="float" office:value="1973120" calcext:value-type="float">
            <text:p>1973120</text:p>
          </table:table-cell>
          <table:table-cell/>
          <table:table-cell office:value-type="float" office:value="2411113" calcext:value-type="float">
            <text:p>2411113</text:p>
          </table:table-cell>
          <table:table-cell/>
          <table:table-cell office:value-type="float" office:value="2617921" calcext:value-type="float">
            <text:p>2617921</text:p>
          </table:table-cell>
          <table:table-cell/>
          <table:table-cell office:value-type="float" office:value="2804615" calcext:value-type="float">
            <text:p>2804615</text:p>
          </table:table-cell>
          <table:table-cell/>
          <table:table-cell office:value-type="float" office:value="2740991" calcext:value-type="float">
            <text:p>2740991</text:p>
          </table:table-cell>
          <table:table-cell/>
          <table:table-cell office:value-type="float" office:value="2794187" calcext:value-type="float">
            <text:p>2794187</text:p>
          </table:table-cell>
          <table:table-cell/>
          <table:table-cell office:value-type="float" office:value="2779398" calcext:value-type="float">
            <text:p>2779398</text:p>
          </table:table-cell>
          <table:table-cell/>
          <table:table-cell office:value-type="float" office:value="2565210" calcext:value-type="float">
            <text:p>2565210</text:p>
          </table:table-cell>
          <table:table-cell/>
          <table:table-cell office:value-type="float" office:value="2528707" calcext:value-type="float">
            <text:p>2528707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698728" calcext:value-type="float">
            <text:p>698728</text:p>
          </table:table-cell>
          <table:table-cell/>
          <table:table-cell office:value-type="float" office:value="1097079" calcext:value-type="float">
            <text:p>1097079</text:p>
          </table:table-cell>
          <table:table-cell/>
          <table:table-cell office:value-type="float" office:value="1571727" calcext:value-type="float">
            <text:p>1571727</text:p>
          </table:table-cell>
          <table:table-cell/>
          <table:table-cell office:value-type="float" office:value="2023865" calcext:value-type="float">
            <text:p>2023865</text:p>
          </table:table-cell>
          <table:table-cell/>
          <table:table-cell office:value-type="float" office:value="2347177" calcext:value-type="float">
            <text:p>2347177</text:p>
          </table:table-cell>
          <table:table-cell/>
          <table:table-cell office:value-type="float" office:value="2515931" calcext:value-type="float">
            <text:p>2515931</text:p>
          </table:table-cell>
          <table:table-cell/>
          <table:table-cell office:value-type="float" office:value="2690798" calcext:value-type="float">
            <text:p>2690798</text:p>
          </table:table-cell>
          <table:table-cell/>
          <table:table-cell office:value-type="float" office:value="2790048" calcext:value-type="float">
            <text:p>2790048</text:p>
          </table:table-cell>
          <table:table-cell/>
          <table:table-cell office:value-type="float" office:value="2810725" calcext:value-type="float">
            <text:p>2810725</text:p>
          </table:table-cell>
          <table:table-cell/>
          <table:table-cell office:value-type="float" office:value="2781097" calcext:value-type="float">
            <text:p>2781097</text:p>
          </table:table-cell>
          <table:table-cell/>
          <table:table-cell office:value-type="float" office:value="2630911" calcext:value-type="float">
            <text:p>2630911</text:p>
          </table:table-cell>
          <table:table-cell/>
          <table:table-cell office:value-type="float" office:value="2526562" calcext:value-type="float">
            <text:p>2526562</text:p>
          </table:table-cell>
          <table:table-cell/>
          <table:table-cell office:value-type="float" office:value="2520150" calcext:value-type="float">
            <text:p>252015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33620" calcext:value-type="float">
            <text:p>2333620</text:p>
          </table:table-cell>
          <table:table-cell/>
          <table:table-cell office:value-type="float" office:value="2536890" calcext:value-type="float">
            <text:p>2536890</text:p>
          </table:table-cell>
          <table:table-cell/>
          <table:table-cell office:value-type="float" office:value="2706332" calcext:value-type="float">
            <text:p>2706332</text:p>
          </table:table-cell>
          <table:table-cell/>
          <table:table-cell office:value-type="float" office:value="2761433" calcext:value-type="float">
            <text:p>2761433</text:p>
          </table:table-cell>
          <table:table-cell/>
          <table:table-cell office:value-type="float" office:value="2789359" calcext:value-type="float">
            <text:p>2789359</text:p>
          </table:table-cell>
          <table:table-cell/>
          <table:table-cell office:value-type="float" office:value="2806849" calcext:value-type="float">
            <text:p>2806849</text:p>
          </table:table-cell>
          <table:table-cell/>
          <table:table-cell office:value-type="float" office:value="2698376" calcext:value-type="float">
            <text:p>2698376</text:p>
          </table:table-cell>
          <table:table-cell/>
          <table:table-cell office:value-type="float" office:value="2545502" calcext:value-type="float">
            <text:p>2545502</text:p>
          </table:table-cell>
          <table:table-cell/>
          <table:table-cell office:value-type="float" office:value="2544435" calcext:value-type="float">
            <text:p>254443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02336" calcext:value-type="float">
            <text:p>2302336</text:p>
          </table:table-cell>
          <table:table-cell/>
          <table:table-cell office:value-type="float" office:value="2528609" calcext:value-type="float">
            <text:p>2528609</text:p>
          </table:table-cell>
          <table:table-cell/>
          <table:table-cell office:value-type="float" office:value="2661749" calcext:value-type="float">
            <text:p>2661749</text:p>
          </table:table-cell>
          <table:table-cell/>
          <table:table-cell office:value-type="float" office:value="2789608" calcext:value-type="float">
            <text:p>2789608</text:p>
          </table:table-cell>
          <table:table-cell/>
          <table:table-cell office:value-type="float" office:value="2791878" calcext:value-type="float">
            <text:p>2791878</text:p>
          </table:table-cell>
          <table:table-cell/>
          <table:table-cell office:value-type="float" office:value="2839588" calcext:value-type="float">
            <text:p>2839588</text:p>
          </table:table-cell>
          <table:table-cell/>
          <table:table-cell office:value-type="float" office:value="2791605" calcext:value-type="float">
            <text:p>2791605</text:p>
          </table:table-cell>
          <table:table-cell/>
          <table:table-cell office:value-type="float" office:value="2561560" calcext:value-type="float">
            <text:p>2561560</text:p>
          </table:table-cell>
          <table:table-cell/>
          <table:table-cell office:value-type="float" office:value="2485361" calcext:value-type="float">
            <text:p>248536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12833" calcext:value-type="float">
            <text:p>2312833</text:p>
          </table:table-cell>
          <table:table-cell/>
          <table:table-cell office:value-type="float" office:value="2546442" calcext:value-type="float">
            <text:p>2546442</text:p>
          </table:table-cell>
          <table:table-cell/>
          <table:table-cell office:value-type="float" office:value="2674851" calcext:value-type="float">
            <text:p>2674851</text:p>
          </table:table-cell>
          <table:table-cell/>
          <table:table-cell office:value-type="float" office:value="2777155" calcext:value-type="float">
            <text:p>2777155</text:p>
          </table:table-cell>
          <table:table-cell/>
          <table:table-cell office:value-type="float" office:value="2829034" calcext:value-type="float">
            <text:p>2829034</text:p>
          </table:table-cell>
          <table:table-cell/>
          <table:table-cell office:value-type="float" office:value="2867795" calcext:value-type="float">
            <text:p>2867795</text:p>
          </table:table-cell>
          <table:table-cell/>
          <table:table-cell office:value-type="float" office:value="2793467" calcext:value-type="float">
            <text:p>2793467</text:p>
          </table:table-cell>
          <table:table-cell/>
          <table:table-cell office:value-type="float" office:value="2582333" calcext:value-type="float">
            <text:p>2582333</text:p>
          </table:table-cell>
          <table:table-cell/>
          <table:table-cell office:value-type="float" office:value="2549384" calcext:value-type="float">
            <text:p>254938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9571" calcext:value-type="float">
            <text:p>259571</text:p>
          </table:table-cell>
          <table:table-cell/>
          <table:table-cell office:value-type="float" office:value="369562" calcext:value-type="float">
            <text:p>369562</text:p>
          </table:table-cell>
          <table:table-cell/>
          <table:table-cell office:value-type="float" office:value="285153" calcext:value-type="float">
            <text:p>285153</text:p>
          </table:table-cell>
          <table:table-cell/>
          <table:table-cell office:value-type="float" office:value="340440" calcext:value-type="float">
            <text:p>340440</text:p>
          </table:table-cell>
          <table:table-cell/>
          <table:table-cell office:value-type="float" office:value="287363" calcext:value-type="float">
            <text:p>287363</text:p>
          </table:table-cell>
          <table:table-cell/>
          <table:table-cell office:value-type="float" office:value="321884" calcext:value-type="float">
            <text:p>321884</text:p>
          </table:table-cell>
          <table:table-cell/>
          <table:table-cell office:value-type="float" office:value="399756" calcext:value-type="float">
            <text:p>399756</text:p>
          </table:table-cell>
          <table:table-cell/>
          <table:table-cell office:value-type="float" office:value="488373" calcext:value-type="float">
            <text:p>488373</text:p>
          </table:table-cell>
          <table:table-cell/>
          <table:table-cell office:value-type="float" office:value="516920" calcext:value-type="float">
            <text:p>51692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1168" calcext:value-type="float">
            <text:p>311168</text:p>
          </table:table-cell>
          <table:table-cell/>
          <table:table-cell office:value-type="float" office:value="77404" calcext:value-type="float">
            <text:p>77404</text:p>
          </table:table-cell>
          <table:table-cell/>
          <table:table-cell office:value-type="float" office:value="170679" calcext:value-type="float">
            <text:p>170679</text:p>
          </table:table-cell>
          <table:table-cell/>
          <table:table-cell office:value-type="float" office:value="293796" calcext:value-type="float">
            <text:p>293796</text:p>
          </table:table-cell>
          <table:table-cell/>
          <table:table-cell office:value-type="float" office:value="343947" calcext:value-type="float">
            <text:p>343947</text:p>
          </table:table-cell>
          <table:table-cell/>
          <table:table-cell office:value-type="float" office:value="304245" calcext:value-type="float">
            <text:p>304245</text:p>
          </table:table-cell>
          <table:table-cell/>
          <table:table-cell office:value-type="float" office:value="211445" calcext:value-type="float">
            <text:p>211445</text:p>
          </table:table-cell>
          <table:table-cell/>
          <table:table-cell office:value-type="float" office:value="339935" calcext:value-type="float">
            <text:p>339935</text:p>
          </table:table-cell>
          <table:table-cell/>
          <table:table-cell office:value-type="float" office:value="246052" calcext:value-type="float">
            <text:p>24605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9104" calcext:value-type="float">
            <text:p>299104</text:p>
          </table:table-cell>
          <table:table-cell/>
          <table:table-cell office:value-type="float" office:value="372998" calcext:value-type="float">
            <text:p>372998</text:p>
          </table:table-cell>
          <table:table-cell/>
          <table:table-cell office:value-type="float" office:value="262527" calcext:value-type="float">
            <text:p>262527</text:p>
          </table:table-cell>
          <table:table-cell/>
          <table:table-cell office:value-type="float" office:value="342533" calcext:value-type="float">
            <text:p>342533</text:p>
          </table:table-cell>
          <table:table-cell/>
          <table:table-cell office:value-type="float" office:value="285693" calcext:value-type="float">
            <text:p>285693</text:p>
          </table:table-cell>
          <table:table-cell/>
          <table:table-cell office:value-type="float" office:value="394725" calcext:value-type="float">
            <text:p>394725</text:p>
          </table:table-cell>
          <table:table-cell/>
          <table:table-cell office:value-type="float" office:value="320338" calcext:value-type="float">
            <text:p>320338</text:p>
          </table:table-cell>
          <table:table-cell/>
          <table:table-cell office:value-type="float" office:value="350385" calcext:value-type="float">
            <text:p>350385</text:p>
          </table:table-cell>
          <table:table-cell/>
          <table:table-cell office:value-type="float" office:value="313170" calcext:value-type="float">
            <text:p>31317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6800" calcext:value-type="float">
            <text:p>336800</text:p>
          </table:table-cell>
          <table:table-cell/>
          <table:table-cell office:value-type="float" office:value="383252" calcext:value-type="float">
            <text:p>383252</text:p>
          </table:table-cell>
          <table:table-cell/>
          <table:table-cell office:value-type="float" office:value="311297" calcext:value-type="float">
            <text:p>311297</text:p>
          </table:table-cell>
          <table:table-cell/>
          <table:table-cell office:value-type="float" office:value="332352" calcext:value-type="float">
            <text:p>332352</text:p>
          </table:table-cell>
          <table:table-cell/>
          <table:table-cell office:value-type="float" office:value="342150" calcext:value-type="float">
            <text:p>342150</text:p>
          </table:table-cell>
          <table:table-cell/>
          <table:table-cell office:value-type="float" office:value="488552" calcext:value-type="float">
            <text:p>488552</text:p>
          </table:table-cell>
          <table:table-cell/>
          <table:table-cell office:value-type="float" office:value="375430" calcext:value-type="float">
            <text:p>375430</text:p>
          </table:table-cell>
          <table:table-cell/>
          <table:table-cell office:value-type="float" office:value="366437" calcext:value-type="float">
            <text:p>366437</text:p>
          </table:table-cell>
          <table:table-cell/>
          <table:table-cell office:value-type="float" office:value="534886" calcext:value-type="float">
            <text:p>53488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3535" calcext:value-type="float">
            <text:p>363535</text:p>
          </table:table-cell>
          <table:table-cell/>
          <table:table-cell office:value-type="float" office:value="323115" calcext:value-type="float">
            <text:p>323115</text:p>
          </table:table-cell>
          <table:table-cell/>
          <table:table-cell office:value-type="float" office:value="335760" calcext:value-type="float">
            <text:p>335760</text:p>
          </table:table-cell>
          <table:table-cell/>
          <table:table-cell office:value-type="float" office:value="364601" calcext:value-type="float">
            <text:p>364601</text:p>
          </table:table-cell>
          <table:table-cell/>
          <table:table-cell office:value-type="float" office:value="316215" calcext:value-type="float">
            <text:p>316215</text:p>
          </table:table-cell>
          <table:table-cell/>
          <table:table-cell office:value-type="float" office:value="319313" calcext:value-type="float">
            <text:p>319313</text:p>
          </table:table-cell>
          <table:table-cell/>
          <table:table-cell office:value-type="float" office:value="357012" calcext:value-type="float">
            <text:p>357012</text:p>
          </table:table-cell>
          <table:table-cell/>
          <table:table-cell office:value-type="float" office:value="341180" calcext:value-type="float">
            <text:p>341180</text:p>
          </table:table-cell>
          <table:table-cell/>
          <table:table-cell office:value-type="float" office:value="309585" calcext:value-type="float">
            <text:p>30958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629301" calcext:value-type="float">
            <text:p>629301</text:p>
          </table:table-cell>
          <table:table-cell/>
          <table:table-cell office:value-type="float" office:value="1047463" calcext:value-type="float">
            <text:p>1047463</text:p>
          </table:table-cell>
          <table:table-cell/>
          <table:table-cell office:value-type="float" office:value="1444695" calcext:value-type="float">
            <text:p>1444695</text:p>
          </table:table-cell>
          <table:table-cell/>
          <table:table-cell office:value-type="float" office:value="1748633" calcext:value-type="float">
            <text:p>1748633</text:p>
          </table:table-cell>
          <table:table-cell/>
          <table:table-cell office:value-type="float" office:value="1975308" calcext:value-type="float">
            <text:p>1975308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743321" calcext:value-type="float">
            <text:p>743321</text:p>
          </table:table-cell>
          <table:table-cell/>
          <table:table-cell office:value-type="float" office:value="1220209" calcext:value-type="float">
            <text:p>1220209</text:p>
          </table:table-cell>
          <table:table-cell/>
          <table:table-cell office:value-type="float" office:value="1751025" calcext:value-type="float">
            <text:p>1751025</text:p>
          </table:table-cell>
          <table:table-cell/>
          <table:table-cell office:value-type="float" office:value="2277580" calcext:value-type="float">
            <text:p>2277580</text:p>
          </table:table-cell>
          <table:table-cell/>
          <table:table-cell office:value-type="float" office:value="2519685" calcext:value-type="float">
            <text:p>2519685</text:p>
          </table:table-cell>
          <table:table-cell/>
          <table:table-cell office:value-type="float" office:value="2740899" calcext:value-type="float">
            <text:p>2740899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766237" calcext:value-type="float">
            <text:p>766237</text:p>
          </table:table-cell>
          <table:table-cell/>
          <table:table-cell office:value-type="float" office:value="1292929" calcext:value-type="float">
            <text:p>1292929</text:p>
          </table:table-cell>
          <table:table-cell/>
          <table:table-cell office:value-type="float" office:value="2009419" calcext:value-type="float">
            <text:p>2009419</text:p>
          </table:table-cell>
          <table:table-cell/>
          <table:table-cell office:value-type="float" office:value="2672233" calcext:value-type="float">
            <text:p>2672233</text:p>
          </table:table-cell>
          <table:table-cell/>
          <table:table-cell office:value-type="float" office:value="3110571" calcext:value-type="float">
            <text:p>3110571</text:p>
          </table:table-cell>
          <table:table-cell/>
          <table:table-cell office:value-type="float" office:value="3244613" calcext:value-type="float">
            <text:p>3244613</text:p>
          </table:table-cell>
          <table:table-cell/>
          <table:table-cell office:value-type="float" office:value="1506768" calcext:value-type="float">
            <text:p>1506768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782396" calcext:value-type="float">
            <text:p>782396</text:p>
          </table:table-cell>
          <table:table-cell/>
          <table:table-cell office:value-type="float" office:value="1312147" calcext:value-type="float">
            <text:p>1312147</text:p>
          </table:table-cell>
          <table:table-cell/>
          <table:table-cell office:value-type="float" office:value="1879588" calcext:value-type="float">
            <text:p>1879588</text:p>
          </table:table-cell>
          <table:table-cell/>
          <table:table-cell office:value-type="float" office:value="2321995" calcext:value-type="float">
            <text:p>2321995</text:p>
          </table:table-cell>
          <table:table-cell/>
          <table:table-cell office:value-type="float" office:value="3678160" calcext:value-type="float">
            <text:p>3678160</text:p>
          </table:table-cell>
          <table:table-cell/>
          <table:table-cell office:value-type="float" office:value="3872919" calcext:value-type="float">
            <text:p>3872919</text:p>
          </table:table-cell>
          <table:table-cell/>
          <table:table-cell office:value-type="float" office:value="2241681" calcext:value-type="float">
            <text:p>2241681</text:p>
          </table:table-cell>
          <table:table-cell/>
          <table:table-cell office:value-type="float" office:value="1555758" calcext:value-type="float">
            <text:p>1555758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795958" calcext:value-type="float">
            <text:p>795958</text:p>
          </table:table-cell>
          <table:table-cell/>
          <table:table-cell office:value-type="float" office:value="1378382" calcext:value-type="float">
            <text:p>1378382</text:p>
          </table:table-cell>
          <table:table-cell/>
          <table:table-cell office:value-type="float" office:value="2057464" calcext:value-type="float">
            <text:p>2057464</text:p>
          </table:table-cell>
          <table:table-cell/>
          <table:table-cell office:value-type="float" office:value="3053981" calcext:value-type="float">
            <text:p>3053981</text:p>
          </table:table-cell>
          <table:table-cell/>
          <table:table-cell office:value-type="float" office:value="3805276" calcext:value-type="float">
            <text:p>3805276</text:p>
          </table:table-cell>
          <table:table-cell/>
          <table:table-cell office:value-type="float" office:value="4152473" calcext:value-type="float">
            <text:p>4152473</text:p>
          </table:table-cell>
          <table:table-cell/>
          <table:table-cell office:value-type="float" office:value="2996780" calcext:value-type="float">
            <text:p>2996780</text:p>
          </table:table-cell>
          <table:table-cell/>
          <table:table-cell office:value-type="float" office:value="2306306" calcext:value-type="float">
            <text:p>2306306</text:p>
          </table:table-cell>
          <table:table-cell/>
          <table:table-cell office:value-type="float" office:value="1439820" calcext:value-type="float">
            <text:p>143982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804809" calcext:value-type="float">
            <text:p>804809</text:p>
          </table:table-cell>
          <table:table-cell/>
          <table:table-cell office:value-type="float" office:value="1423309" calcext:value-type="float">
            <text:p>1423309</text:p>
          </table:table-cell>
          <table:table-cell/>
          <table:table-cell office:value-type="float" office:value="2265737" calcext:value-type="float">
            <text:p>2265737</text:p>
          </table:table-cell>
          <table:table-cell/>
          <table:table-cell office:value-type="float" office:value="3429911" calcext:value-type="float">
            <text:p>3429911</text:p>
          </table:table-cell>
          <table:table-cell/>
          <table:table-cell office:value-type="float" office:value="4344505" calcext:value-type="float">
            <text:p>4344505</text:p>
          </table:table-cell>
          <table:table-cell/>
          <table:table-cell office:value-type="float" office:value="4400515" calcext:value-type="float">
            <text:p>4400515</text:p>
          </table:table-cell>
          <table:table-cell/>
          <table:table-cell office:value-type="float" office:value="3692085" calcext:value-type="float">
            <text:p>3692085</text:p>
          </table:table-cell>
          <table:table-cell/>
          <table:table-cell office:value-type="float" office:value="3190031" calcext:value-type="float">
            <text:p>3190031</text:p>
          </table:table-cell>
          <table:table-cell/>
          <table:table-cell office:value-type="float" office:value="2386668" calcext:value-type="float">
            <text:p>2386668</text:p>
          </table:table-cell>
          <table:table-cell/>
          <table:table-cell office:value-type="float" office:value="1436386" calcext:value-type="float">
            <text:p>1436386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696728" calcext:value-type="float">
            <text:p>696728</text:p>
          </table:table-cell>
          <table:table-cell/>
          <table:table-cell office:value-type="float" office:value="1131429" calcext:value-type="float">
            <text:p>1131429</text:p>
          </table:table-cell>
          <table:table-cell/>
          <table:table-cell office:value-type="float" office:value="1734931" calcext:value-type="float">
            <text:p>1734931</text:p>
          </table:table-cell>
          <table:table-cell/>
          <table:table-cell office:value-type="float" office:value="2357274" calcext:value-type="float">
            <text:p>2357274</text:p>
          </table:table-cell>
          <table:table-cell/>
          <table:table-cell office:value-type="float" office:value="2768690" calcext:value-type="float">
            <text:p>2768690</text:p>
          </table:table-cell>
          <table:table-cell/>
          <table:table-cell office:value-type="float" office:value="2884507" calcext:value-type="float">
            <text:p>2884507</text:p>
          </table:table-cell>
          <table:table-cell/>
          <table:table-cell office:value-type="float" office:value="2756949" calcext:value-type="float">
            <text:p>2756949</text:p>
          </table:table-cell>
          <table:table-cell/>
          <table:table-cell office:value-type="float" office:value="2609083" calcext:value-type="float">
            <text:p>2609083</text:p>
          </table:table-cell>
          <table:table-cell/>
          <table:table-cell office:value-type="float" office:value="2155562" calcext:value-type="float">
            <text:p>2155562</text:p>
          </table:table-cell>
          <table:table-cell/>
          <table:table-cell office:value-type="float" office:value="1689072" calcext:value-type="float">
            <text:p>1689072</text:p>
          </table:table-cell>
          <table:table-cell/>
          <table:table-cell office:value-type="float" office:value="1189832" calcext:value-type="float">
            <text:p>1189832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677063" calcext:value-type="float">
            <text:p>677063</text:p>
          </table:table-cell>
          <table:table-cell/>
          <table:table-cell office:value-type="float" office:value="1093097" calcext:value-type="float">
            <text:p>1093097</text:p>
          </table:table-cell>
          <table:table-cell/>
          <table:table-cell office:value-type="float" office:value="1641814" calcext:value-type="float">
            <text:p>1641814</text:p>
          </table:table-cell>
          <table:table-cell/>
          <table:table-cell office:value-type="float" office:value="2221981" calcext:value-type="float">
            <text:p>2221981</text:p>
          </table:table-cell>
          <table:table-cell/>
          <table:table-cell office:value-type="float" office:value="2616249" calcext:value-type="float">
            <text:p>2616249</text:p>
          </table:table-cell>
          <table:table-cell/>
          <table:table-cell office:value-type="float" office:value="2755651" calcext:value-type="float">
            <text:p>2755651</text:p>
          </table:table-cell>
          <table:table-cell/>
          <table:table-cell office:value-type="float" office:value="2653709" calcext:value-type="float">
            <text:p>2653709</text:p>
          </table:table-cell>
          <table:table-cell/>
          <table:table-cell office:value-type="float" office:value="2523877" calcext:value-type="float">
            <text:p>2523877</text:p>
          </table:table-cell>
          <table:table-cell/>
          <table:table-cell office:value-type="float" office:value="2421089" calcext:value-type="float">
            <text:p>2421089</text:p>
          </table:table-cell>
          <table:table-cell/>
          <table:table-cell office:value-type="float" office:value="2106995" calcext:value-type="float">
            <text:p>2106995</text:p>
          </table:table-cell>
          <table:table-cell/>
          <table:table-cell office:value-type="float" office:value="1653146" calcext:value-type="float">
            <text:p>1653146</text:p>
          </table:table-cell>
          <table:table-cell/>
          <table:table-cell office:value-type="float" office:value="1153461" calcext:value-type="float">
            <text:p>1153461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674682" calcext:value-type="float">
            <text:p>674682</text:p>
          </table:table-cell>
          <table:table-cell/>
          <table:table-cell office:value-type="float" office:value="1091531" calcext:value-type="float">
            <text:p>1091531</text:p>
          </table:table-cell>
          <table:table-cell/>
          <table:table-cell office:value-type="float" office:value="1608734" calcext:value-type="float">
            <text:p>1608734</text:p>
          </table:table-cell>
          <table:table-cell/>
          <table:table-cell office:value-type="float" office:value="2073687" calcext:value-type="float">
            <text:p>2073687</text:p>
          </table:table-cell>
          <table:table-cell/>
          <table:table-cell office:value-type="float" office:value="2517439" calcext:value-type="float">
            <text:p>2517439</text:p>
          </table:table-cell>
          <table:table-cell/>
          <table:table-cell office:value-type="float" office:value="2626061" calcext:value-type="float">
            <text:p>2626061</text:p>
          </table:table-cell>
          <table:table-cell/>
          <table:table-cell office:value-type="float" office:value="2558241" calcext:value-type="float">
            <text:p>2558241</text:p>
          </table:table-cell>
          <table:table-cell/>
          <table:table-cell office:value-type="float" office:value="2597913" calcext:value-type="float">
            <text:p>2597913</text:p>
          </table:table-cell>
          <table:table-cell/>
          <table:table-cell office:value-type="float" office:value="2489326" calcext:value-type="float">
            <text:p>2489326</text:p>
          </table:table-cell>
          <table:table-cell/>
          <table:table-cell office:value-type="float" office:value="2296125" calcext:value-type="float">
            <text:p>2296125</text:p>
          </table:table-cell>
          <table:table-cell/>
          <table:table-cell office:value-type="float" office:value="1922057" calcext:value-type="float">
            <text:p>1922057</text:p>
          </table:table-cell>
          <table:table-cell/>
          <table:table-cell office:value-type="float" office:value="1557577" calcext:value-type="float">
            <text:p>1557577</text:p>
          </table:table-cell>
          <table:table-cell/>
          <table:table-cell office:value-type="float" office:value="1145381" calcext:value-type="float">
            <text:p>114538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61057" calcext:value-type="float">
            <text:p>2461057</text:p>
          </table:table-cell>
          <table:table-cell/>
          <table:table-cell office:value-type="float" office:value="2615163" calcext:value-type="float">
            <text:p>2615163</text:p>
          </table:table-cell>
          <table:table-cell/>
          <table:table-cell office:value-type="float" office:value="2581621" calcext:value-type="float">
            <text:p>2581621</text:p>
          </table:table-cell>
          <table:table-cell/>
          <table:table-cell office:value-type="float" office:value="2649096" calcext:value-type="float">
            <text:p>2649096</text:p>
          </table:table-cell>
          <table:table-cell/>
          <table:table-cell office:value-type="float" office:value="2595752" calcext:value-type="float">
            <text:p>2595752</text:p>
          </table:table-cell>
          <table:table-cell/>
          <table:table-cell office:value-type="float" office:value="2534163" calcext:value-type="float">
            <text:p>2534163</text:p>
          </table:table-cell>
          <table:table-cell/>
          <table:table-cell office:value-type="float" office:value="2070124" calcext:value-type="float">
            <text:p>2070124</text:p>
          </table:table-cell>
          <table:table-cell/>
          <table:table-cell office:value-type="float" office:value="1845076" calcext:value-type="float">
            <text:p>1845076</text:p>
          </table:table-cell>
          <table:table-cell/>
          <table:table-cell office:value-type="float" office:value="1566722" calcext:value-type="float">
            <text:p>156672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19445" calcext:value-type="float">
            <text:p>2419445</text:p>
          </table:table-cell>
          <table:table-cell/>
          <table:table-cell office:value-type="float" office:value="2602669" calcext:value-type="float">
            <text:p>2602669</text:p>
          </table:table-cell>
          <table:table-cell/>
          <table:table-cell office:value-type="float" office:value="2582475" calcext:value-type="float">
            <text:p>2582475</text:p>
          </table:table-cell>
          <table:table-cell/>
          <table:table-cell office:value-type="float" office:value="2626493" calcext:value-type="float">
            <text:p>2626493</text:p>
          </table:table-cell>
          <table:table-cell/>
          <table:table-cell office:value-type="float" office:value="2683460" calcext:value-type="float">
            <text:p>2683460</text:p>
          </table:table-cell>
          <table:table-cell/>
          <table:table-cell office:value-type="float" office:value="2566024" calcext:value-type="float">
            <text:p>2566024</text:p>
          </table:table-cell>
          <table:table-cell/>
          <table:table-cell office:value-type="float" office:value="2188933" calcext:value-type="float">
            <text:p>2188933</text:p>
          </table:table-cell>
          <table:table-cell/>
          <table:table-cell office:value-type="float" office:value="1920311" calcext:value-type="float">
            <text:p>1920311</text:p>
          </table:table-cell>
          <table:table-cell/>
          <table:table-cell office:value-type="float" office:value="1789730" calcext:value-type="float">
            <text:p>178973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23323" calcext:value-type="float">
            <text:p>2423323</text:p>
          </table:table-cell>
          <table:table-cell/>
          <table:table-cell office:value-type="float" office:value="2578563" calcext:value-type="float">
            <text:p>2578563</text:p>
          </table:table-cell>
          <table:table-cell/>
          <table:table-cell office:value-type="float" office:value="2562502" calcext:value-type="float">
            <text:p>2562502</text:p>
          </table:table-cell>
          <table:table-cell/>
          <table:table-cell office:value-type="float" office:value="2612328" calcext:value-type="float">
            <text:p>2612328</text:p>
          </table:table-cell>
          <table:table-cell/>
          <table:table-cell office:value-type="float" office:value="2679389" calcext:value-type="float">
            <text:p>2679389</text:p>
          </table:table-cell>
          <table:table-cell/>
          <table:table-cell office:value-type="float" office:value="2601104" calcext:value-type="float">
            <text:p>2601104</text:p>
          </table:table-cell>
          <table:table-cell/>
          <table:table-cell office:value-type="float" office:value="2274742" calcext:value-type="float">
            <text:p>2274742</text:p>
          </table:table-cell>
          <table:table-cell/>
          <table:table-cell office:value-type="float" office:value="2034852" calcext:value-type="float">
            <text:p>2034852</text:p>
          </table:table-cell>
          <table:table-cell/>
          <table:table-cell office:value-type="float" office:value="1929461" calcext:value-type="float">
            <text:p>192946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39458" calcext:value-type="float">
            <text:p>2439458</text:p>
          </table:table-cell>
          <table:table-cell/>
          <table:table-cell office:value-type="float" office:value="2589933" calcext:value-type="float">
            <text:p>2589933</text:p>
          </table:table-cell>
          <table:table-cell/>
          <table:table-cell office:value-type="float" office:value="2600913" calcext:value-type="float">
            <text:p>2600913</text:p>
          </table:table-cell>
          <table:table-cell/>
          <table:table-cell office:value-type="float" office:value="2602822" calcext:value-type="float">
            <text:p>2602822</text:p>
          </table:table-cell>
          <table:table-cell/>
          <table:table-cell office:value-type="float" office:value="2636929" calcext:value-type="float">
            <text:p>2636929</text:p>
          </table:table-cell>
          <table:table-cell/>
          <table:table-cell office:value-type="float" office:value="2595156" calcext:value-type="float">
            <text:p>2595156</text:p>
          </table:table-cell>
          <table:table-cell/>
          <table:table-cell office:value-type="float" office:value="2318227" calcext:value-type="float">
            <text:p>2318227</text:p>
          </table:table-cell>
          <table:table-cell/>
          <table:table-cell office:value-type="float" office:value="2090894" calcext:value-type="float">
            <text:p>2090894</text:p>
          </table:table-cell>
          <table:table-cell/>
          <table:table-cell office:value-type="float" office:value="2026616" calcext:value-type="float">
            <text:p>202661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94221" calcext:value-type="float">
            <text:p>2294221</text:p>
          </table:table-cell>
          <table:table-cell/>
          <table:table-cell office:value-type="float" office:value="2481568" calcext:value-type="float">
            <text:p>2481568</text:p>
          </table:table-cell>
          <table:table-cell/>
          <table:table-cell office:value-type="float" office:value="2515725" calcext:value-type="float">
            <text:p>2515725</text:p>
          </table:table-cell>
          <table:table-cell/>
          <table:table-cell office:value-type="float" office:value="2585113" calcext:value-type="float">
            <text:p>2585113</text:p>
          </table:table-cell>
          <table:table-cell/>
          <table:table-cell office:value-type="float" office:value="2689725" calcext:value-type="float">
            <text:p>2689725</text:p>
          </table:table-cell>
          <table:table-cell/>
          <table:table-cell office:value-type="float" office:value="2607456" calcext:value-type="float">
            <text:p>2607456</text:p>
          </table:table-cell>
          <table:table-cell/>
          <table:table-cell office:value-type="float" office:value="2332988" calcext:value-type="float">
            <text:p>2332988</text:p>
          </table:table-cell>
          <table:table-cell/>
          <table:table-cell office:value-type="float" office:value="2069672" calcext:value-type="float">
            <text:p>2069672</text:p>
          </table:table-cell>
          <table:table-cell/>
          <table:table-cell office:value-type="float" office:value="2049147" calcext:value-type="float">
            <text:p>204914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71298" calcext:value-type="float">
            <text:p>2271298</text:p>
          </table:table-cell>
          <table:table-cell/>
          <table:table-cell office:value-type="float" office:value="2391542" calcext:value-type="float">
            <text:p>2391542</text:p>
          </table:table-cell>
          <table:table-cell/>
          <table:table-cell office:value-type="float" office:value="2474300" calcext:value-type="float">
            <text:p>2474300</text:p>
          </table:table-cell>
          <table:table-cell/>
          <table:table-cell office:value-type="float" office:value="2497192" calcext:value-type="float">
            <text:p>2497192</text:p>
          </table:table-cell>
          <table:table-cell/>
          <table:table-cell office:value-type="float" office:value="2657745" calcext:value-type="float">
            <text:p>2657745</text:p>
          </table:table-cell>
          <table:table-cell/>
          <table:table-cell office:value-type="float" office:value="2633912" calcext:value-type="float">
            <text:p>2633912</text:p>
          </table:table-cell>
          <table:table-cell/>
          <table:table-cell office:value-type="float" office:value="2220541" calcext:value-type="float">
            <text:p>2220541</text:p>
          </table:table-cell>
          <table:table-cell/>
          <table:table-cell office:value-type="float" office:value="2167392" calcext:value-type="float">
            <text:p>2167392</text:p>
          </table:table-cell>
          <table:table-cell/>
          <table:table-cell office:value-type="float" office:value="2071529" calcext:value-type="float">
            <text:p>207152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6119" calcext:value-type="float">
            <text:p>406119</text:p>
          </table:table-cell>
          <table:table-cell/>
          <table:table-cell office:value-type="float" office:value="511223" calcext:value-type="float">
            <text:p>511223</text:p>
          </table:table-cell>
          <table:table-cell/>
          <table:table-cell office:value-type="float" office:value="582442" calcext:value-type="float">
            <text:p>582442</text:p>
          </table:table-cell>
          <table:table-cell/>
          <table:table-cell office:value-type="float" office:value="618400" calcext:value-type="float">
            <text:p>618400</text:p>
          </table:table-cell>
          <table:table-cell/>
          <table:table-cell office:value-type="float" office:value="682588" calcext:value-type="float">
            <text:p>682588</text:p>
          </table:table-cell>
          <table:table-cell/>
          <table:table-cell office:value-type="float" office:value="652034" calcext:value-type="float">
            <text:p>652034</text:p>
          </table:table-cell>
          <table:table-cell/>
          <table:table-cell office:value-type="float" office:value="641848" calcext:value-type="float">
            <text:p>641848</text:p>
          </table:table-cell>
          <table:table-cell/>
          <table:table-cell office:value-type="float" office:value="627861" calcext:value-type="float">
            <text:p>627861</text:p>
          </table:table-cell>
          <table:table-cell/>
          <table:table-cell office:value-type="float" office:value="606320" calcext:value-type="float">
            <text:p>60632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8257" calcext:value-type="float">
            <text:p>408257</text:p>
          </table:table-cell>
          <table:table-cell/>
          <table:table-cell office:value-type="float" office:value="511912" calcext:value-type="float">
            <text:p>511912</text:p>
          </table:table-cell>
          <table:table-cell/>
          <table:table-cell office:value-type="float" office:value="594265" calcext:value-type="float">
            <text:p>594265</text:p>
          </table:table-cell>
          <table:table-cell/>
          <table:table-cell office:value-type="float" office:value="607355" calcext:value-type="float">
            <text:p>607355</text:p>
          </table:table-cell>
          <table:table-cell/>
          <table:table-cell office:value-type="float" office:value="662366" calcext:value-type="float">
            <text:p>662366</text:p>
          </table:table-cell>
          <table:table-cell/>
          <table:table-cell office:value-type="float" office:value="627300" calcext:value-type="float">
            <text:p>627300</text:p>
          </table:table-cell>
          <table:table-cell/>
          <table:table-cell office:value-type="float" office:value="606585" calcext:value-type="float">
            <text:p>606585</text:p>
          </table:table-cell>
          <table:table-cell/>
          <table:table-cell office:value-type="float" office:value="642351" calcext:value-type="float">
            <text:p>642351</text:p>
          </table:table-cell>
          <table:table-cell/>
          <table:table-cell office:value-type="float" office:value="619916" calcext:value-type="float">
            <text:p>619916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732265" calcext:value-type="float">
            <text:p>732265</text:p>
          </table:table-cell>
          <table:table-cell/>
          <table:table-cell office:value-type="float" office:value="1198501" calcext:value-type="float">
            <text:p>1198501</text:p>
          </table:table-cell>
          <table:table-cell/>
          <table:table-cell office:value-type="float" office:value="1767955" calcext:value-type="float">
            <text:p>1767955</text:p>
          </table:table-cell>
          <table:table-cell/>
          <table:table-cell office:value-type="float" office:value="2318840" calcext:value-type="float">
            <text:p>2318840</text:p>
          </table:table-cell>
          <table:table-cell/>
          <table:table-cell office:value-type="float" office:value="2758620" calcext:value-type="float">
            <text:p>2758620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792079" calcext:value-type="float">
            <text:p>792079</text:p>
          </table:table-cell>
          <table:table-cell/>
          <table:table-cell office:value-type="float" office:value="1323681" calcext:value-type="float">
            <text:p>1323681</text:p>
          </table:table-cell>
          <table:table-cell/>
          <table:table-cell office:value-type="float" office:value="2022116" calcext:value-type="float">
            <text:p>2022116</text:p>
          </table:table-cell>
          <table:table-cell/>
          <table:table-cell office:value-type="float" office:value="2869955" calcext:value-type="float">
            <text:p>2869955</text:p>
          </table:table-cell>
          <table:table-cell/>
          <table:table-cell office:value-type="float" office:value="3307493" calcext:value-type="float">
            <text:p>3307493</text:p>
          </table:table-cell>
          <table:table-cell/>
          <table:table-cell office:value-type="float" office:value="3688760" calcext:value-type="float">
            <text:p>3688760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788420" calcext:value-type="float">
            <text:p>788420</text:p>
          </table:table-cell>
          <table:table-cell/>
          <table:table-cell office:value-type="float" office:value="1400437" calcext:value-type="float">
            <text:p>1400437</text:p>
          </table:table-cell>
          <table:table-cell/>
          <table:table-cell office:value-type="float" office:value="2082994" calcext:value-type="float">
            <text:p>2082994</text:p>
          </table:table-cell>
          <table:table-cell/>
          <table:table-cell office:value-type="float" office:value="3152709" calcext:value-type="float">
            <text:p>3152709</text:p>
          </table:table-cell>
          <table:table-cell/>
          <table:table-cell office:value-type="float" office:value="3620933" calcext:value-type="float">
            <text:p>3620933</text:p>
          </table:table-cell>
          <table:table-cell/>
          <table:table-cell office:value-type="float" office:value="4203612" calcext:value-type="float">
            <text:p>4203612</text:p>
          </table:table-cell>
          <table:table-cell/>
          <table:table-cell office:value-type="float" office:value="4376068" calcext:value-type="float">
            <text:p>4376068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802507" calcext:value-type="float">
            <text:p>802507</text:p>
          </table:table-cell>
          <table:table-cell/>
          <table:table-cell office:value-type="float" office:value="1403893" calcext:value-type="float">
            <text:p>1403893</text:p>
          </table:table-cell>
          <table:table-cell/>
          <table:table-cell office:value-type="float" office:value="2127129" calcext:value-type="float">
            <text:p>2127129</text:p>
          </table:table-cell>
          <table:table-cell/>
          <table:table-cell office:value-type="float" office:value="3292604" calcext:value-type="float">
            <text:p>3292604</text:p>
          </table:table-cell>
          <table:table-cell/>
          <table:table-cell office:value-type="float" office:value="4210526" calcext:value-type="float">
            <text:p>4210526</text:p>
          </table:table-cell>
          <table:table-cell/>
          <table:table-cell office:value-type="float" office:value="4629294" calcext:value-type="float">
            <text:p>4629294</text:p>
          </table:table-cell>
          <table:table-cell/>
          <table:table-cell office:value-type="float" office:value="4848484" calcext:value-type="float">
            <text:p>4848484</text:p>
          </table:table-cell>
          <table:table-cell/>
          <table:table-cell office:value-type="float" office:value="4714548" calcext:value-type="float">
            <text:p>4714548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807634" calcext:value-type="float">
            <text:p>807634</text:p>
          </table:table-cell>
          <table:table-cell/>
          <table:table-cell office:value-type="float" office:value="1398334" calcext:value-type="float">
            <text:p>1398334</text:p>
          </table:table-cell>
          <table:table-cell/>
          <table:table-cell office:value-type="float" office:value="2280115" calcext:value-type="float">
            <text:p>2280115</text:p>
          </table:table-cell>
          <table:table-cell/>
          <table:table-cell office:value-type="float" office:value="1514568" calcext:value-type="float">
            <text:p>1514568</text:p>
          </table:table-cell>
          <table:table-cell/>
          <table:table-cell office:value-type="float" office:value="4160910" calcext:value-type="float">
            <text:p>4160910</text:p>
          </table:table-cell>
          <table:table-cell/>
          <table:table-cell office:value-type="float" office:value="4791764" calcext:value-type="float">
            <text:p>4791764</text:p>
          </table:table-cell>
          <table:table-cell/>
          <table:table-cell office:value-type="float" office:value="4723247" calcext:value-type="float">
            <text:p>4723247</text:p>
          </table:table-cell>
          <table:table-cell/>
          <table:table-cell office:value-type="float" office:value="4942084" calcext:value-type="float">
            <text:p>4942084</text:p>
          </table:table-cell>
          <table:table-cell/>
          <table:table-cell office:value-type="float" office:value="4680073" calcext:value-type="float">
            <text:p>468007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800969" calcext:value-type="float">
            <text:p>800969</text:p>
          </table:table-cell>
          <table:table-cell/>
          <table:table-cell office:value-type="float" office:value="1468310" calcext:value-type="float">
            <text:p>1468310</text:p>
          </table:table-cell>
          <table:table-cell/>
          <table:table-cell office:value-type="float" office:value="2388895" calcext:value-type="float">
            <text:p>2388895</text:p>
          </table:table-cell>
          <table:table-cell/>
          <table:table-cell office:value-type="float" office:value="3584806" calcext:value-type="float">
            <text:p>3584806</text:p>
          </table:table-cell>
          <table:table-cell/>
          <table:table-cell office:value-type="float" office:value="4567350" calcext:value-type="float">
            <text:p>4567350</text:p>
          </table:table-cell>
          <table:table-cell/>
          <table:table-cell office:value-type="float" office:value="5027000" calcext:value-type="float">
            <text:p>5027000</text:p>
          </table:table-cell>
          <table:table-cell/>
          <table:table-cell office:value-type="float" office:value="4548079" calcext:value-type="float">
            <text:p>4548079</text:p>
          </table:table-cell>
          <table:table-cell/>
          <table:table-cell office:value-type="float" office:value="5145728" calcext:value-type="float">
            <text:p>5145728</text:p>
          </table:table-cell>
          <table:table-cell/>
          <table:table-cell office:value-type="float" office:value="5251282" calcext:value-type="float">
            <text:p>5251282</text:p>
          </table:table-cell>
          <table:table-cell/>
          <table:table-cell office:value-type="float" office:value="3949093" calcext:value-type="float">
            <text:p>3949093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711456" calcext:value-type="float">
            <text:p>711456</text:p>
          </table:table-cell>
          <table:table-cell/>
          <table:table-cell office:value-type="float" office:value="1143080" calcext:value-type="float">
            <text:p>1143080</text:p>
          </table:table-cell>
          <table:table-cell/>
          <table:table-cell office:value-type="float" office:value="1700431" calcext:value-type="float">
            <text:p>1700431</text:p>
          </table:table-cell>
          <table:table-cell/>
          <table:table-cell office:value-type="float" office:value="2422665" calcext:value-type="float">
            <text:p>2422665</text:p>
          </table:table-cell>
          <table:table-cell/>
          <table:table-cell office:value-type="float" office:value="2953136" calcext:value-type="float">
            <text:p>2953136</text:p>
          </table:table-cell>
          <table:table-cell/>
          <table:table-cell office:value-type="float" office:value="3076923" calcext:value-type="float">
            <text:p>3076923</text:p>
          </table:table-cell>
          <table:table-cell/>
          <table:table-cell office:value-type="float" office:value="3190279" calcext:value-type="float">
            <text:p>3190279</text:p>
          </table:table-cell>
          <table:table-cell/>
          <table:table-cell office:value-type="float" office:value="3199000" calcext:value-type="float">
            <text:p>3199000</text:p>
          </table:table-cell>
          <table:table-cell/>
          <table:table-cell office:value-type="float" office:value="3102795" calcext:value-type="float">
            <text:p>3102795</text:p>
          </table:table-cell>
          <table:table-cell/>
          <table:table-cell office:value-type="float" office:value="3070694" calcext:value-type="float">
            <text:p>3070694</text:p>
          </table:table-cell>
          <table:table-cell/>
          <table:table-cell office:value-type="float" office:value="2600965" calcext:value-type="float">
            <text:p>2600965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687380" calcext:value-type="float">
            <text:p>687380</text:p>
          </table:table-cell>
          <table:table-cell/>
          <table:table-cell office:value-type="float" office:value="1136861" calcext:value-type="float">
            <text:p>1136861</text:p>
          </table:table-cell>
          <table:table-cell/>
          <table:table-cell office:value-type="float" office:value="1699479" calcext:value-type="float">
            <text:p>1699479</text:p>
          </table:table-cell>
          <table:table-cell/>
          <table:table-cell office:value-type="float" office:value="2177102" calcext:value-type="float">
            <text:p>2177102</text:p>
          </table:table-cell>
          <table:table-cell/>
          <table:table-cell office:value-type="float" office:value="2695002" calcext:value-type="float">
            <text:p>2695002</text:p>
          </table:table-cell>
          <table:table-cell/>
          <table:table-cell office:value-type="float" office:value="2964785" calcext:value-type="float">
            <text:p>2964785</text:p>
          </table:table-cell>
          <table:table-cell/>
          <table:table-cell office:value-type="float" office:value="2783270" calcext:value-type="float">
            <text:p>2783270</text:p>
          </table:table-cell>
          <table:table-cell/>
          <table:table-cell office:value-type="float" office:value="2777702" calcext:value-type="float">
            <text:p>2777702</text:p>
          </table:table-cell>
          <table:table-cell/>
          <table:table-cell office:value-type="float" office:value="2967900" calcext:value-type="float">
            <text:p>2967900</text:p>
          </table:table-cell>
          <table:table-cell/>
          <table:table-cell office:value-type="float" office:value="2858937" calcext:value-type="float">
            <text:p>2858937</text:p>
          </table:table-cell>
          <table:table-cell/>
          <table:table-cell office:value-type="float" office:value="2316021" calcext:value-type="float">
            <text:p>2316021</text:p>
          </table:table-cell>
          <table:table-cell/>
          <table:table-cell office:value-type="float" office:value="2319628" calcext:value-type="float">
            <text:p>2319628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683657" calcext:value-type="float">
            <text:p>683657</text:p>
          </table:table-cell>
          <table:table-cell/>
          <table:table-cell office:value-type="float" office:value="1115111" calcext:value-type="float">
            <text:p>1115111</text:p>
          </table:table-cell>
          <table:table-cell/>
          <table:table-cell office:value-type="float" office:value="1664009" calcext:value-type="float">
            <text:p>1664009</text:p>
          </table:table-cell>
          <table:table-cell/>
          <table:table-cell office:value-type="float" office:value="2217710" calcext:value-type="float">
            <text:p>2217710</text:p>
          </table:table-cell>
          <table:table-cell/>
          <table:table-cell office:value-type="float" office:value="2646464" calcext:value-type="float">
            <text:p>2646464</text:p>
          </table:table-cell>
          <table:table-cell/>
          <table:table-cell office:value-type="float" office:value="2797097" calcext:value-type="float">
            <text:p>2797097</text:p>
          </table:table-cell>
          <table:table-cell/>
          <table:table-cell office:value-type="float" office:value="2774081" calcext:value-type="float">
            <text:p>2774081</text:p>
          </table:table-cell>
          <table:table-cell/>
          <table:table-cell office:value-type="float" office:value="2765512" calcext:value-type="float">
            <text:p>2765512</text:p>
          </table:table-cell>
          <table:table-cell/>
          <table:table-cell office:value-type="float" office:value="2848747" calcext:value-type="float">
            <text:p>2848747</text:p>
          </table:table-cell>
          <table:table-cell/>
          <table:table-cell office:value-type="float" office:value="2738425" calcext:value-type="float">
            <text:p>2738425</text:p>
          </table:table-cell>
          <table:table-cell/>
          <table:table-cell office:value-type="float" office:value="2433098" calcext:value-type="float">
            <text:p>2433098</text:p>
          </table:table-cell>
          <table:table-cell/>
          <table:table-cell office:value-type="float" office:value="2173549" calcext:value-type="float">
            <text:p>2173549</text:p>
          </table:table-cell>
          <table:table-cell/>
          <table:table-cell office:value-type="float" office:value="2170123" calcext:value-type="float">
            <text:p>217012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09187" calcext:value-type="float">
            <text:p>2609187</text:p>
          </table:table-cell>
          <table:table-cell/>
          <table:table-cell office:value-type="float" office:value="2789122" calcext:value-type="float">
            <text:p>2789122</text:p>
          </table:table-cell>
          <table:table-cell/>
          <table:table-cell office:value-type="float" office:value="2735956" calcext:value-type="float">
            <text:p>2735956</text:p>
          </table:table-cell>
          <table:table-cell/>
          <table:table-cell office:value-type="float" office:value="2818752" calcext:value-type="float">
            <text:p>2818752</text:p>
          </table:table-cell>
          <table:table-cell/>
          <table:table-cell office:value-type="float" office:value="2824949" calcext:value-type="float">
            <text:p>2824949</text:p>
          </table:table-cell>
          <table:table-cell/>
          <table:table-cell office:value-type="float" office:value="2799941" calcext:value-type="float">
            <text:p>2799941</text:p>
          </table:table-cell>
          <table:table-cell/>
          <table:table-cell office:value-type="float" office:value="2264672" calcext:value-type="float">
            <text:p>2264672</text:p>
          </table:table-cell>
          <table:table-cell/>
          <table:table-cell office:value-type="float" office:value="2187961" calcext:value-type="float">
            <text:p>2187961</text:p>
          </table:table-cell>
          <table:table-cell/>
          <table:table-cell office:value-type="float" office:value="2155321" calcext:value-type="float">
            <text:p>215532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66429" calcext:value-type="float">
            <text:p>2466429</text:p>
          </table:table-cell>
          <table:table-cell/>
          <table:table-cell office:value-type="float" office:value="2663058" calcext:value-type="float">
            <text:p>2663058</text:p>
          </table:table-cell>
          <table:table-cell/>
          <table:table-cell office:value-type="float" office:value="2686859" calcext:value-type="float">
            <text:p>2686859</text:p>
          </table:table-cell>
          <table:table-cell/>
          <table:table-cell office:value-type="float" office:value="2495126" calcext:value-type="float">
            <text:p>2495126</text:p>
          </table:table-cell>
          <table:table-cell/>
          <table:table-cell office:value-type="float" office:value="2745883" calcext:value-type="float">
            <text:p>2745883</text:p>
          </table:table-cell>
          <table:table-cell/>
          <table:table-cell office:value-type="float" office:value="2680540" calcext:value-type="float">
            <text:p>2680540</text:p>
          </table:table-cell>
          <table:table-cell/>
          <table:table-cell office:value-type="float" office:value="2390385" calcext:value-type="float">
            <text:p>2390385</text:p>
          </table:table-cell>
          <table:table-cell/>
          <table:table-cell office:value-type="float" office:value="2152440" calcext:value-type="float">
            <text:p>2152440</text:p>
          </table:table-cell>
          <table:table-cell/>
          <table:table-cell office:value-type="float" office:value="2066260" calcext:value-type="float">
            <text:p>206626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44720" calcext:value-type="float">
            <text:p>2444720</text:p>
          </table:table-cell>
          <table:table-cell/>
          <table:table-cell office:value-type="float" office:value="2577265" calcext:value-type="float">
            <text:p>2577265</text:p>
          </table:table-cell>
          <table:table-cell/>
          <table:table-cell office:value-type="float" office:value="2585802" calcext:value-type="float">
            <text:p>2585802</text:p>
          </table:table-cell>
          <table:table-cell/>
          <table:table-cell office:value-type="float" office:value="2661673" calcext:value-type="float">
            <text:p>2661673</text:p>
          </table:table-cell>
          <table:table-cell/>
          <table:table-cell office:value-type="float" office:value="2705538" calcext:value-type="float">
            <text:p>2705538</text:p>
          </table:table-cell>
          <table:table-cell/>
          <table:table-cell office:value-type="float" office:value="2630235" calcext:value-type="float">
            <text:p>2630235</text:p>
          </table:table-cell>
          <table:table-cell/>
          <table:table-cell office:value-type="float" office:value="2377046" calcext:value-type="float">
            <text:p>2377046</text:p>
          </table:table-cell>
          <table:table-cell/>
          <table:table-cell office:value-type="float" office:value="2137870" calcext:value-type="float">
            <text:p>2137870</text:p>
          </table:table-cell>
          <table:table-cell/>
          <table:table-cell office:value-type="float" office:value="2129582" calcext:value-type="float">
            <text:p>212958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49518" calcext:value-type="float">
            <text:p>2449518</text:p>
          </table:table-cell>
          <table:table-cell/>
          <table:table-cell office:value-type="float" office:value="2584066" calcext:value-type="float">
            <text:p>2584066</text:p>
          </table:table-cell>
          <table:table-cell/>
          <table:table-cell office:value-type="float" office:value="2438678" calcext:value-type="float">
            <text:p>2438678</text:p>
          </table:table-cell>
          <table:table-cell/>
          <table:table-cell office:value-type="float" office:value="2567134" calcext:value-type="float">
            <text:p>2567134</text:p>
          </table:table-cell>
          <table:table-cell/>
          <table:table-cell office:value-type="float" office:value="2665969" calcext:value-type="float">
            <text:p>2665969</text:p>
          </table:table-cell>
          <table:table-cell/>
          <table:table-cell office:value-type="float" office:value="2627472" calcext:value-type="float">
            <text:p>2627472</text:p>
          </table:table-cell>
          <table:table-cell/>
          <table:table-cell office:value-type="float" office:value="2347519" calcext:value-type="float">
            <text:p>2347519</text:p>
          </table:table-cell>
          <table:table-cell/>
          <table:table-cell office:value-type="float" office:value="2180760" calcext:value-type="float">
            <text:p>2180760</text:p>
          </table:table-cell>
          <table:table-cell/>
          <table:table-cell office:value-type="float" office:value="2093034" calcext:value-type="float">
            <text:p>209303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68899" calcext:value-type="float">
            <text:p>2268899</text:p>
          </table:table-cell>
          <table:table-cell/>
          <table:table-cell office:value-type="float" office:value="2492312" calcext:value-type="float">
            <text:p>2492312</text:p>
          </table:table-cell>
          <table:table-cell/>
          <table:table-cell office:value-type="float" office:value="2554727" calcext:value-type="float">
            <text:p>2554727</text:p>
          </table:table-cell>
          <table:table-cell/>
          <table:table-cell office:value-type="float" office:value="2618716" calcext:value-type="float">
            <text:p>2618716</text:p>
          </table:table-cell>
          <table:table-cell/>
          <table:table-cell office:value-type="float" office:value="2704175" calcext:value-type="float">
            <text:p>2704175</text:p>
          </table:table-cell>
          <table:table-cell/>
          <table:table-cell office:value-type="float" office:value="2629664" calcext:value-type="float">
            <text:p>2629664</text:p>
          </table:table-cell>
          <table:table-cell/>
          <table:table-cell office:value-type="float" office:value="2340216" calcext:value-type="float">
            <text:p>2340216</text:p>
          </table:table-cell>
          <table:table-cell/>
          <table:table-cell office:value-type="float" office:value="2157802" calcext:value-type="float">
            <text:p>2157802</text:p>
          </table:table-cell>
          <table:table-cell/>
          <table:table-cell office:value-type="float" office:value="2076823" calcext:value-type="float">
            <text:p>207682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14245" calcext:value-type="float">
            <text:p>2314245</text:p>
          </table:table-cell>
          <table:table-cell/>
          <table:table-cell office:value-type="float" office:value="2189179" calcext:value-type="float">
            <text:p>2189179</text:p>
          </table:table-cell>
          <table:table-cell/>
          <table:table-cell office:value-type="float" office:value="2318650" calcext:value-type="float">
            <text:p>2318650</text:p>
          </table:table-cell>
          <table:table-cell/>
          <table:table-cell office:value-type="float" office:value="2599752" calcext:value-type="float">
            <text:p>2599752</text:p>
          </table:table-cell>
          <table:table-cell/>
          <table:table-cell office:value-type="float" office:value="2659425" calcext:value-type="float">
            <text:p>2659425</text:p>
          </table:table-cell>
          <table:table-cell/>
          <table:table-cell office:value-type="float" office:value="2664588" calcext:value-type="float">
            <text:p>2664588</text:p>
          </table:table-cell>
          <table:table-cell/>
          <table:table-cell office:value-type="float" office:value="2173441" calcext:value-type="float">
            <text:p>2173441</text:p>
          </table:table-cell>
          <table:table-cell/>
          <table:table-cell office:value-type="float" office:value="2171371" calcext:value-type="float">
            <text:p>2171371</text:p>
          </table:table-cell>
          <table:table-cell/>
          <table:table-cell office:value-type="float" office:value="2106355" calcext:value-type="float">
            <text:p>210635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4078" calcext:value-type="float">
            <text:p>404078</text:p>
          </table:table-cell>
          <table:table-cell/>
          <table:table-cell office:value-type="float" office:value="519780" calcext:value-type="float">
            <text:p>519780</text:p>
          </table:table-cell>
          <table:table-cell/>
          <table:table-cell office:value-type="float" office:value="586126" calcext:value-type="float">
            <text:p>586126</text:p>
          </table:table-cell>
          <table:table-cell/>
          <table:table-cell office:value-type="float" office:value="616625" calcext:value-type="float">
            <text:p>616625</text:p>
          </table:table-cell>
          <table:table-cell/>
          <table:table-cell office:value-type="float" office:value="685572" calcext:value-type="float">
            <text:p>685572</text:p>
          </table:table-cell>
          <table:table-cell/>
          <table:table-cell office:value-type="float" office:value="638649" calcext:value-type="float">
            <text:p>638649</text:p>
          </table:table-cell>
          <table:table-cell/>
          <table:table-cell office:value-type="float" office:value="645901" calcext:value-type="float">
            <text:p>645901</text:p>
          </table:table-cell>
          <table:table-cell/>
          <table:table-cell office:value-type="float" office:value="614258" calcext:value-type="float">
            <text:p>614258</text:p>
          </table:table-cell>
          <table:table-cell/>
          <table:table-cell office:value-type="float" office:value="608723" calcext:value-type="float">
            <text:p>60872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5375" calcext:value-type="float">
            <text:p>405375</text:p>
          </table:table-cell>
          <table:table-cell/>
          <table:table-cell office:value-type="float" office:value="522598" calcext:value-type="float">
            <text:p>522598</text:p>
          </table:table-cell>
          <table:table-cell/>
          <table:table-cell office:value-type="float" office:value="591599" calcext:value-type="float">
            <text:p>591599</text:p>
          </table:table-cell>
          <table:table-cell/>
          <table:table-cell office:value-type="float" office:value="619301" calcext:value-type="float">
            <text:p>619301</text:p>
          </table:table-cell>
          <table:table-cell/>
          <table:table-cell office:value-type="float" office:value="684958" calcext:value-type="float">
            <text:p>684958</text:p>
          </table:table-cell>
          <table:table-cell/>
          <table:table-cell office:value-type="float" office:value="634764" calcext:value-type="float">
            <text:p>634764</text:p>
          </table:table-cell>
          <table:table-cell/>
          <table:table-cell office:value-type="float" office:value="623387" calcext:value-type="float">
            <text:p>623387</text:p>
          </table:table-cell>
          <table:table-cell/>
          <table:table-cell office:value-type="float" office:value="664534" calcext:value-type="float">
            <text:p>664534</text:p>
          </table:table-cell>
          <table:table-cell/>
          <table:table-cell office:value-type="float" office:value="602958" calcext:value-type="float">
            <text:p>602958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5:38:22.573003211</dc:date>
    <meta:editing-duration>PT5M13S</meta:editing-duration>
    <meta:editing-cycles>2</meta:editing-cycles>
    <meta:generator>LibreOffice/5.2.7.2$Linux_X86_64 LibreOffice_project/20m0$Build-2</meta:generator>
    <meta:document-statistic meta:table-count="1" meta:cell-count="52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bar" chart:style-name="ch1">
        <chart:title svg:x="0.572cm" svg:y="0.316cm" chart:style-name="ch2">
          <text:p>WINDOWS64 Write Report (with upstream pv drivers and O_DIRECT flag)</text:p>
        </chart:title>
        <chart:subtitle svg:x="4.025cm" svg:y="1.275cm" chart:style-name="ch3">
          <text:p>using upstream blktap3 and unencrypted disk</text:p>
        </chart:subtitle>
        <chart:legend chart:legend-position="end" svg:x="14.341cm" svg:y="1.216cm" style:legend-expansion="high" chart:style-name="ch4"/>
        <chart:plot-area chart:style-name="ch5" table:cell-range-address="WINDOWS64_DIRECT_upv_blktap_up.A188:WINDOWS64_DIRECT_upv_blktap_up.N205" chart:data-source-has-labels="both" svg:x="1.331cm" svg:y="2.138cm" svg:width="9.661cm" svg:height="5.707cm" dr3d:transform="matrix (0.937250944888388 0.0665847169776786 0.342238428249701 -0.11249197182799 0.986850038243438 0.116071350010139 -0.33000942801695 -0.147287058100594 0.932416376913232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93cm" svg:y="2.198cm" svg:width="7.385cm" svg:height="4.14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25cm" svg:y="8.025cm" chart:style-name="ch7">
              <text:p>File Size (KB)</text:p>
            </chart:title>
            <chart:categories table:cell-range-address="WINDOWS64_DIRECT_upv_blktap_up.A189:WINDOWS64_DIRECT_upv_blktap_up.A205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312cm" svg:y="7.285cm" chart:style-name="ch7">
              <text:p>Transfer Size (KB)</text:p>
            </chart:title>
            <chart:grid chart:style-name="ch8" chart:class="major"/>
          </chart:axis>
          <chart:series chart:style-name="ch12" chart:values-cell-range-address="WINDOWS64_DIRECT_upv_blktap_up.B189:WINDOWS64_DIRECT_upv_blktap_up.B205" chart:label-cell-address="WINDOWS64_DIRECT_upv_blktap_up.B188:WINDOWS64_DIRECT_upv_blktap_up.B188" chart:class="chart:bar">
            <chart:data-point chart:repeated="17"/>
          </chart:series>
          <chart:series chart:style-name="ch13" chart:values-cell-range-address="WINDOWS64_DIRECT_upv_blktap_up.C189:WINDOWS64_DIRECT_upv_blktap_up.C205" chart:label-cell-address="WINDOWS64_DIRECT_upv_blktap_up.C188:WINDOWS64_DIRECT_upv_blktap_up.C188" chart:class="chart:bar">
            <chart:data-point chart:repeated="17"/>
          </chart:series>
          <chart:series chart:style-name="ch14" chart:values-cell-range-address="WINDOWS64_DIRECT_upv_blktap_up.D189:WINDOWS64_DIRECT_upv_blktap_up.D205" chart:label-cell-address="WINDOWS64_DIRECT_upv_blktap_up.D188:WINDOWS64_DIRECT_upv_blktap_up.D188" chart:class="chart:bar">
            <chart:data-point chart:repeated="17"/>
          </chart:series>
          <chart:series chart:style-name="ch15" chart:values-cell-range-address="WINDOWS64_DIRECT_upv_blktap_up.E189:WINDOWS64_DIRECT_upv_blktap_up.E205" chart:label-cell-address="WINDOWS64_DIRECT_upv_blktap_up.E188:WINDOWS64_DIRECT_upv_blktap_up.E188" chart:class="chart:bar">
            <chart:data-point chart:repeated="17"/>
          </chart:series>
          <chart:series chart:style-name="ch16" chart:values-cell-range-address="WINDOWS64_DIRECT_upv_blktap_up.F189:WINDOWS64_DIRECT_upv_blktap_up.F205" chart:label-cell-address="WINDOWS64_DIRECT_upv_blktap_up.F188:WINDOWS64_DIRECT_upv_blktap_up.F188" chart:class="chart:bar">
            <chart:data-point chart:repeated="17"/>
          </chart:series>
          <chart:series chart:style-name="ch17" chart:values-cell-range-address="WINDOWS64_DIRECT_upv_blktap_up.G189:WINDOWS64_DIRECT_upv_blktap_up.G205" chart:label-cell-address="WINDOWS64_DIRECT_upv_blktap_up.G188:WINDOWS64_DIRECT_upv_blktap_up.G188" chart:class="chart:bar">
            <chart:data-point chart:repeated="17"/>
          </chart:series>
          <chart:series chart:style-name="ch18" chart:values-cell-range-address="WINDOWS64_DIRECT_upv_blktap_up.H189:WINDOWS64_DIRECT_upv_blktap_up.H205" chart:label-cell-address="WINDOWS64_DIRECT_upv_blktap_up.H188:WINDOWS64_DIRECT_upv_blktap_up.H188" chart:class="chart:bar">
            <chart:data-point chart:repeated="17"/>
          </chart:series>
          <chart:series chart:style-name="ch19" chart:values-cell-range-address="WINDOWS64_DIRECT_upv_blktap_up.I189:WINDOWS64_DIRECT_upv_blktap_up.I205" chart:label-cell-address="WINDOWS64_DIRECT_upv_blktap_up.I188:WINDOWS64_DIRECT_upv_blktap_up.I188" chart:class="chart:bar">
            <chart:data-point chart:repeated="17"/>
          </chart:series>
          <chart:series chart:style-name="ch20" chart:values-cell-range-address="WINDOWS64_DIRECT_upv_blktap_up.J189:WINDOWS64_DIRECT_upv_blktap_up.J205" chart:label-cell-address="WINDOWS64_DIRECT_upv_blktap_up.J188:WINDOWS64_DIRECT_upv_blktap_up.J188" chart:class="chart:bar">
            <chart:data-point chart:repeated="17"/>
          </chart:series>
          <chart:series chart:style-name="ch21" chart:values-cell-range-address="WINDOWS64_DIRECT_upv_blktap_up.K189:WINDOWS64_DIRECT_upv_blktap_up.K205" chart:label-cell-address="WINDOWS64_DIRECT_upv_blktap_up.K188:WINDOWS64_DIRECT_upv_blktap_up.K188" chart:class="chart:bar">
            <chart:data-point chart:repeated="17"/>
          </chart:series>
          <chart:series chart:style-name="ch22" chart:values-cell-range-address="WINDOWS64_DIRECT_upv_blktap_up.L189:WINDOWS64_DIRECT_upv_blktap_up.L205" chart:label-cell-address="WINDOWS64_DIRECT_upv_blktap_up.L188:WINDOWS64_DIRECT_upv_blktap_up.L188" chart:class="chart:bar">
            <chart:data-point chart:repeated="17"/>
          </chart:series>
          <chart:series chart:style-name="ch23" chart:values-cell-range-address="WINDOWS64_DIRECT_upv_blktap_up.M189:WINDOWS64_DIRECT_upv_blktap_up.M205" chart:label-cell-address="WINDOWS64_DIRECT_upv_blktap_up.M188:WINDOWS64_DIRECT_upv_blktap_up.M188" chart:class="chart:bar">
            <chart:data-point chart:repeated="17"/>
          </chart:series>
          <chart:series chart:style-name="ch12" chart:values-cell-range-address="WINDOWS64_DIRECT_upv_blktap_up.N189:WINDOWS64_DIRECT_upv_blktap_up.N205" chart:label-cell-address="WINDOWS64_DIRECT_upv_blktap_up.N188:WINDOWS64_DIRECT_upv_blktap_up.N188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WINDOWS64_DIRECT_upv_blktap_up.B188:WINDOWS64_DIRECT_upv_blktap_up.B188</svg:desc>
                </draw:g>
              </table:table-cell>
              <table:table-cell office:value-type="string">
                <text:p>8</text:p>
                <draw:g>
                  <svg:desc>WINDOWS64_DIRECT_upv_blktap_up.C188:WINDOWS64_DIRECT_upv_blktap_up.C188</svg:desc>
                </draw:g>
              </table:table-cell>
              <table:table-cell office:value-type="string">
                <text:p>16</text:p>
                <draw:g>
                  <svg:desc>WINDOWS64_DIRECT_upv_blktap_up.D188:WINDOWS64_DIRECT_upv_blktap_up.D188</svg:desc>
                </draw:g>
              </table:table-cell>
              <table:table-cell office:value-type="string">
                <text:p>32</text:p>
                <draw:g>
                  <svg:desc>WINDOWS64_DIRECT_upv_blktap_up.E188:WINDOWS64_DIRECT_upv_blktap_up.E188</svg:desc>
                </draw:g>
              </table:table-cell>
              <table:table-cell office:value-type="string">
                <text:p>64</text:p>
                <draw:g>
                  <svg:desc>WINDOWS64_DIRECT_upv_blktap_up.F188:WINDOWS64_DIRECT_upv_blktap_up.F188</svg:desc>
                </draw:g>
              </table:table-cell>
              <table:table-cell office:value-type="string">
                <text:p>128</text:p>
                <draw:g>
                  <svg:desc>WINDOWS64_DIRECT_upv_blktap_up.G188:WINDOWS64_DIRECT_upv_blktap_up.G188</svg:desc>
                </draw:g>
              </table:table-cell>
              <table:table-cell office:value-type="string">
                <text:p>256</text:p>
                <draw:g>
                  <svg:desc>WINDOWS64_DIRECT_upv_blktap_up.H188:WINDOWS64_DIRECT_upv_blktap_up.H188</svg:desc>
                </draw:g>
              </table:table-cell>
              <table:table-cell office:value-type="string">
                <text:p>512</text:p>
                <draw:g>
                  <svg:desc>WINDOWS64_DIRECT_upv_blktap_up.I188:WINDOWS64_DIRECT_upv_blktap_up.I188</svg:desc>
                </draw:g>
              </table:table-cell>
              <table:table-cell office:value-type="string">
                <text:p>1024</text:p>
                <draw:g>
                  <svg:desc>WINDOWS64_DIRECT_upv_blktap_up.J188:WINDOWS64_DIRECT_upv_blktap_up.J188</svg:desc>
                </draw:g>
              </table:table-cell>
              <table:table-cell office:value-type="string">
                <text:p>2048</text:p>
                <draw:g>
                  <svg:desc>WINDOWS64_DIRECT_upv_blktap_up.K188:WINDOWS64_DIRECT_upv_blktap_up.K188</svg:desc>
                </draw:g>
              </table:table-cell>
              <table:table-cell office:value-type="string">
                <text:p>4096</text:p>
                <draw:g>
                  <svg:desc>WINDOWS64_DIRECT_upv_blktap_up.L188:WINDOWS64_DIRECT_upv_blktap_up.L188</svg:desc>
                </draw:g>
              </table:table-cell>
              <table:table-cell office:value-type="string">
                <text:p>8192</text:p>
                <draw:g>
                  <svg:desc>WINDOWS64_DIRECT_upv_blktap_up.M188:WINDOWS64_DIRECT_upv_blktap_up.M188</svg:desc>
                </draw:g>
              </table:table-cell>
              <table:table-cell office:value-type="string">
                <text:p>16384</text:p>
                <draw:g>
                  <svg:desc>WINDOWS64_DIRECT_upv_blktap_up.N188:WINDOWS64_DIRECT_upv_blktap_up.N1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WINDOWS64_DIRECT_upv_blktap_up.A189:WINDOWS64_DIRECT_upv_blktap_up.A205</svg:desc>
                </draw:g>
              </table:table-cell>
              <table:table-cell office:value-type="float" office:value="15114">
                <text:p>15114</text:p>
                <draw:g>
                  <svg:desc>WINDOWS64_DIRECT_upv_blktap_up.B189:WINDOWS64_DIRECT_upv_blktap_up.B205</svg:desc>
                </draw:g>
              </table:table-cell>
              <table:table-cell office:value-type="float" office:value="36347">
                <text:p>36347</text:p>
                <draw:g>
                  <svg:desc>WINDOWS64_DIRECT_upv_blktap_up.C189:WINDOWS64_DIRECT_upv_blktap_up.C205</svg:desc>
                </draw:g>
              </table:table-cell>
              <table:table-cell office:value-type="float" office:value="62287">
                <text:p>62287</text:p>
                <draw:g>
                  <svg:desc>WINDOWS64_DIRECT_upv_blktap_up.D189:WINDOWS64_DIRECT_upv_blktap_up.D205</svg:desc>
                </draw:g>
              </table:table-cell>
              <table:table-cell office:value-type="float" office:value="92820">
                <text:p>92820</text:p>
                <draw:g>
                  <svg:desc>WINDOWS64_DIRECT_upv_blktap_up.E189:WINDOWS64_DIRECT_upv_blktap_up.E205</svg:desc>
                </draw:g>
              </table:table-cell>
              <table:table-cell office:value-type="float" office:value="120777">
                <text:p>120777</text:p>
                <draw:g>
                  <svg:desc>WINDOWS64_DIRECT_upv_blktap_up.F189:WINDOWS64_DIRECT_upv_blktap_up.F205</svg:desc>
                </draw:g>
              </table:table-cell>
              <table:table-cell office:value-type="float" office:value="NaN">
                <text:p>NaN</text:p>
                <draw:g>
                  <svg:desc>WINDOWS64_DIRECT_upv_blktap_up.G189:WINDOWS64_DIRECT_upv_blktap_up.G205</svg:desc>
                </draw:g>
              </table:table-cell>
              <table:table-cell office:value-type="float" office:value="NaN">
                <text:p>NaN</text:p>
                <draw:g>
                  <svg:desc>WINDOWS64_DIRECT_upv_blktap_up.H189:WINDOWS64_DIRECT_upv_blktap_up.H205</svg:desc>
                </draw:g>
              </table:table-cell>
              <table:table-cell office:value-type="float" office:value="NaN">
                <text:p>NaN</text:p>
                <draw:g>
                  <svg:desc>WINDOWS64_DIRECT_upv_blktap_up.I189:WINDOWS64_DIRECT_upv_blktap_up.I205</svg:desc>
                </draw:g>
              </table:table-cell>
              <table:table-cell office:value-type="float" office:value="NaN">
                <text:p>NaN</text:p>
                <draw:g>
                  <svg:desc>WINDOWS64_DIRECT_upv_blktap_up.J189:WINDOWS64_DIRECT_upv_blktap_up.J205</svg:desc>
                </draw:g>
              </table:table-cell>
              <table:table-cell office:value-type="float" office:value="NaN">
                <text:p>NaN</text:p>
                <draw:g>
                  <svg:desc>WINDOWS64_DIRECT_upv_blktap_up.K189:WINDOWS64_DIRECT_upv_blktap_up.K205</svg:desc>
                </draw:g>
              </table:table-cell>
              <table:table-cell office:value-type="float" office:value="NaN">
                <text:p>NaN</text:p>
                <draw:g>
                  <svg:desc>WINDOWS64_DIRECT_upv_blktap_up.L189:WINDOWS64_DIRECT_upv_blktap_up.L205</svg:desc>
                </draw:g>
              </table:table-cell>
              <table:table-cell office:value-type="float" office:value="NaN">
                <text:p>NaN</text:p>
                <draw:g>
                  <svg:desc>WINDOWS64_DIRECT_upv_blktap_up.M189:WINDOWS64_DIRECT_upv_blktap_up.M205</svg:desc>
                </draw:g>
              </table:table-cell>
              <table:table-cell office:value-type="float" office:value="NaN">
                <text:p>NaN</text:p>
                <draw:g>
                  <svg:desc>WINDOWS64_DIRECT_upv_blktap_up.N189:WINDOWS64_DIRECT_upv_blktap_up.N205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973">
                <text:p>22973</text:p>
              </table:table-cell>
              <table:table-cell office:value-type="float" office:value="40300">
                <text:p>40300</text:p>
              </table:table-cell>
              <table:table-cell office:value-type="float" office:value="72545">
                <text:p>72545</text:p>
              </table:table-cell>
              <table:table-cell office:value-type="float" office:value="115502">
                <text:p>115502</text:p>
              </table:table-cell>
              <table:table-cell office:value-type="float" office:value="128824">
                <text:p>128824</text:p>
              </table:table-cell>
              <table:table-cell office:value-type="float" office:value="167342">
                <text:p>167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775">
                <text:p>22775</text:p>
              </table:table-cell>
              <table:table-cell office:value-type="float" office:value="44127">
                <text:p>44127</text:p>
              </table:table-cell>
              <table:table-cell office:value-type="float" office:value="79443">
                <text:p>79443</text:p>
              </table:table-cell>
              <table:table-cell office:value-type="float" office:value="126388">
                <text:p>126388</text:p>
              </table:table-cell>
              <table:table-cell office:value-type="float" office:value="184917">
                <text:p>184917</text:p>
              </table:table-cell>
              <table:table-cell office:value-type="float" office:value="255208">
                <text:p>255208</text:p>
              </table:table-cell>
              <table:table-cell office:value-type="float" office:value="315542">
                <text:p>315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4274">
                <text:p>24274</text:p>
              </table:table-cell>
              <table:table-cell office:value-type="float" office:value="45187">
                <text:p>45187</text:p>
              </table:table-cell>
              <table:table-cell office:value-type="float" office:value="82669">
                <text:p>82669</text:p>
              </table:table-cell>
              <table:table-cell office:value-type="float" office:value="126723">
                <text:p>126723</text:p>
              </table:table-cell>
              <table:table-cell office:value-type="float" office:value="186005">
                <text:p>186005</text:p>
              </table:table-cell>
              <table:table-cell office:value-type="float" office:value="128446">
                <text:p>128446</text:p>
              </table:table-cell>
              <table:table-cell office:value-type="float" office:value="338221">
                <text:p>338221</text:p>
              </table:table-cell>
              <table:table-cell office:value-type="float" office:value="344734">
                <text:p>344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4104">
                <text:p>24104</text:p>
              </table:table-cell>
              <table:table-cell office:value-type="float" office:value="42148">
                <text:p>42148</text:p>
              </table:table-cell>
              <table:table-cell office:value-type="float" office:value="79108">
                <text:p>79108</text:p>
              </table:table-cell>
              <table:table-cell office:value-type="float" office:value="137226">
                <text:p>137226</text:p>
              </table:table-cell>
              <table:table-cell office:value-type="float" office:value="213217">
                <text:p>213217</text:p>
              </table:table-cell>
              <table:table-cell office:value-type="float" office:value="304453">
                <text:p>304453</text:p>
              </table:table-cell>
              <table:table-cell office:value-type="float" office:value="362953">
                <text:p>362953</text:p>
              </table:table-cell>
              <table:table-cell office:value-type="float" office:value="412637">
                <text:p>412637</text:p>
              </table:table-cell>
              <table:table-cell office:value-type="float" office:value="577421">
                <text:p>577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2100">
                <text:p>22100</text:p>
              </table:table-cell>
              <table:table-cell office:value-type="float" office:value="43173">
                <text:p>43173</text:p>
              </table:table-cell>
              <table:table-cell office:value-type="float" office:value="81202">
                <text:p>81202</text:p>
              </table:table-cell>
              <table:table-cell office:value-type="float" office:value="144411">
                <text:p>144411</text:p>
              </table:table-cell>
              <table:table-cell office:value-type="float" office:value="219356">
                <text:p>219356</text:p>
              </table:table-cell>
              <table:table-cell office:value-type="float" office:value="355407">
                <text:p>355407</text:p>
              </table:table-cell>
              <table:table-cell office:value-type="float" office:value="435364">
                <text:p>435364</text:p>
              </table:table-cell>
              <table:table-cell office:value-type="float" office:value="496713">
                <text:p>496713</text:p>
              </table:table-cell>
              <table:table-cell office:value-type="float" office:value="672732">
                <text:p>672732</text:p>
              </table:table-cell>
              <table:table-cell office:value-type="float" office:value="632196">
                <text:p>63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1851">
                <text:p>21851</text:p>
              </table:table-cell>
              <table:table-cell office:value-type="float" office:value="42279">
                <text:p>42279</text:p>
              </table:table-cell>
              <table:table-cell office:value-type="float" office:value="86108">
                <text:p>86108</text:p>
              </table:table-cell>
              <table:table-cell office:value-type="float" office:value="145517">
                <text:p>145517</text:p>
              </table:table-cell>
              <table:table-cell office:value-type="float" office:value="247607">
                <text:p>247607</text:p>
              </table:table-cell>
              <table:table-cell office:value-type="float" office:value="335136">
                <text:p>335136</text:p>
              </table:table-cell>
              <table:table-cell office:value-type="float" office:value="331659">
                <text:p>331659</text:p>
              </table:table-cell>
              <table:table-cell office:value-type="float" office:value="302040">
                <text:p>302040</text:p>
              </table:table-cell>
              <table:table-cell office:value-type="float" office:value="364763">
                <text:p>364763</text:p>
              </table:table-cell>
              <table:table-cell office:value-type="float" office:value="418548">
                <text:p>418548</text:p>
              </table:table-cell>
              <table:table-cell office:value-type="float" office:value="495553">
                <text:p>495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1212">
                <text:p>21212</text:p>
              </table:table-cell>
              <table:table-cell office:value-type="float" office:value="43609">
                <text:p>43609</text:p>
              </table:table-cell>
              <table:table-cell office:value-type="float" office:value="73303">
                <text:p>73303</text:p>
              </table:table-cell>
              <table:table-cell office:value-type="float" office:value="119257">
                <text:p>119257</text:p>
              </table:table-cell>
              <table:table-cell office:value-type="float" office:value="176786">
                <text:p>176786</text:p>
              </table:table-cell>
              <table:table-cell office:value-type="float" office:value="213745">
                <text:p>213745</text:p>
              </table:table-cell>
              <table:table-cell office:value-type="float" office:value="248377">
                <text:p>248377</text:p>
              </table:table-cell>
              <table:table-cell office:value-type="float" office:value="275473">
                <text:p>275473</text:p>
              </table:table-cell>
              <table:table-cell office:value-type="float" office:value="318840">
                <text:p>318840</text:p>
              </table:table-cell>
              <table:table-cell office:value-type="float" office:value="379162">
                <text:p>379162</text:p>
              </table:table-cell>
              <table:table-cell office:value-type="float" office:value="392192">
                <text:p>392192</text:p>
              </table:table-cell>
              <table:table-cell office:value-type="float" office:value="370668">
                <text:p>370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1281">
                <text:p>21281</text:p>
              </table:table-cell>
              <table:table-cell office:value-type="float" office:value="40949">
                <text:p>40949</text:p>
              </table:table-cell>
              <table:table-cell office:value-type="float" office:value="70017">
                <text:p>70017</text:p>
              </table:table-cell>
              <table:table-cell office:value-type="float" office:value="121036">
                <text:p>121036</text:p>
              </table:table-cell>
              <table:table-cell office:value-type="float" office:value="165653">
                <text:p>165653</text:p>
              </table:table-cell>
              <table:table-cell office:value-type="float" office:value="184277">
                <text:p>184277</text:p>
              </table:table-cell>
              <table:table-cell office:value-type="float" office:value="215976">
                <text:p>215976</text:p>
              </table:table-cell>
              <table:table-cell office:value-type="float" office:value="224700">
                <text:p>224700</text:p>
              </table:table-cell>
              <table:table-cell office:value-type="float" office:value="247910">
                <text:p>247910</text:p>
              </table:table-cell>
              <table:table-cell office:value-type="float" office:value="273232">
                <text:p>273232</text:p>
              </table:table-cell>
              <table:table-cell office:value-type="float" office:value="270450">
                <text:p>270450</text:p>
              </table:table-cell>
              <table:table-cell office:value-type="float" office:value="282708">
                <text:p>282708</text:p>
              </table:table-cell>
              <table:table-cell office:value-type="float" office:value="274838">
                <text:p>274838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8322">
                <text:p>138322</text:p>
              </table:table-cell>
              <table:table-cell office:value-type="float" office:value="145928">
                <text:p>145928</text:p>
              </table:table-cell>
              <table:table-cell office:value-type="float" office:value="148841">
                <text:p>148841</text:p>
              </table:table-cell>
              <table:table-cell office:value-type="float" office:value="144062">
                <text:p>144062</text:p>
              </table:table-cell>
              <table:table-cell office:value-type="float" office:value="134749">
                <text:p>134749</text:p>
              </table:table-cell>
              <table:table-cell office:value-type="float" office:value="127755">
                <text:p>127755</text:p>
              </table:table-cell>
              <table:table-cell office:value-type="float" office:value="104135">
                <text:p>104135</text:p>
              </table:table-cell>
              <table:table-cell office:value-type="float" office:value="350898">
                <text:p>350898</text:p>
              </table:table-cell>
              <table:table-cell office:value-type="float" office:value="371835">
                <text:p>371835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577">
                <text:p>154577</text:p>
              </table:table-cell>
              <table:table-cell office:value-type="float" office:value="168672">
                <text:p>168672</text:p>
              </table:table-cell>
              <table:table-cell office:value-type="float" office:value="176068">
                <text:p>176068</text:p>
              </table:table-cell>
              <table:table-cell office:value-type="float" office:value="158857">
                <text:p>158857</text:p>
              </table:table-cell>
              <table:table-cell office:value-type="float" office:value="132166">
                <text:p>132166</text:p>
              </table:table-cell>
              <table:table-cell office:value-type="float" office:value="101723">
                <text:p>101723</text:p>
              </table:table-cell>
              <table:table-cell office:value-type="float" office:value="56481">
                <text:p>56481</text:p>
              </table:table-cell>
              <table:table-cell office:value-type="float" office:value="293932">
                <text:p>293932</text:p>
              </table:table-cell>
              <table:table-cell office:value-type="float" office:value="241522">
                <text:p>241522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620">
                <text:p>106620</text:p>
              </table:table-cell>
              <table:table-cell office:value-type="float" office:value="73766">
                <text:p>73766</text:p>
              </table:table-cell>
              <table:table-cell office:value-type="float" office:value="164860">
                <text:p>164860</text:p>
              </table:table-cell>
              <table:table-cell office:value-type="float" office:value="113771">
                <text:p>113771</text:p>
              </table:table-cell>
              <table:table-cell office:value-type="float" office:value="174529">
                <text:p>174529</text:p>
              </table:table-cell>
              <table:table-cell office:value-type="float" office:value="109277">
                <text:p>109277</text:p>
              </table:table-cell>
              <table:table-cell office:value-type="float" office:value="119399">
                <text:p>119399</text:p>
              </table:table-cell>
              <table:table-cell office:value-type="float" office:value="176944">
                <text:p>176944</text:p>
              </table:table-cell>
              <table:table-cell office:value-type="float" office:value="87525">
                <text:p>87525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1250">
                <text:p>111250</text:p>
              </table:table-cell>
              <table:table-cell office:value-type="float" office:value="162805">
                <text:p>162805</text:p>
              </table:table-cell>
              <table:table-cell office:value-type="float" office:value="112489">
                <text:p>112489</text:p>
              </table:table-cell>
              <table:table-cell office:value-type="float" office:value="81407">
                <text:p>81407</text:p>
              </table:table-cell>
              <table:table-cell office:value-type="float" office:value="106231">
                <text:p>106231</text:p>
              </table:table-cell>
              <table:table-cell office:value-type="float" office:value="89426">
                <text:p>89426</text:p>
              </table:table-cell>
              <table:table-cell office:value-type="float" office:value="116894">
                <text:p>116894</text:p>
              </table:table-cell>
              <table:table-cell office:value-type="float" office:value="208974">
                <text:p>208974</text:p>
              </table:table-cell>
              <table:table-cell office:value-type="float" office:value="231820">
                <text:p>231820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2574">
                <text:p>132574</text:p>
              </table:table-cell>
              <table:table-cell office:value-type="float" office:value="184157">
                <text:p>184157</text:p>
              </table:table-cell>
              <table:table-cell office:value-type="float" office:value="231920">
                <text:p>231920</text:p>
              </table:table-cell>
              <table:table-cell office:value-type="float" office:value="253178">
                <text:p>253178</text:p>
              </table:table-cell>
              <table:table-cell office:value-type="float" office:value="266147">
                <text:p>266147</text:p>
              </table:table-cell>
              <table:table-cell office:value-type="float" office:value="277805">
                <text:p>277805</text:p>
              </table:table-cell>
              <table:table-cell office:value-type="float" office:value="277718">
                <text:p>277718</text:p>
              </table:table-cell>
              <table:table-cell office:value-type="float" office:value="336522">
                <text:p>336522</text:p>
              </table:table-cell>
              <table:table-cell office:value-type="float" office:value="253770">
                <text:p>253770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721">
                <text:p>151721</text:p>
              </table:table-cell>
              <table:table-cell office:value-type="float" office:value="233875">
                <text:p>233875</text:p>
              </table:table-cell>
              <table:table-cell office:value-type="float" office:value="205770">
                <text:p>205770</text:p>
              </table:table-cell>
              <table:table-cell office:value-type="float" office:value="229941">
                <text:p>229941</text:p>
              </table:table-cell>
              <table:table-cell office:value-type="float" office:value="247830">
                <text:p>247830</text:p>
              </table:table-cell>
              <table:table-cell office:value-type="float" office:value="494384">
                <text:p>494384</text:p>
              </table:table-cell>
              <table:table-cell office:value-type="float" office:value="365161">
                <text:p>365161</text:p>
              </table:table-cell>
              <table:table-cell office:value-type="float" office:value="308946">
                <text:p>308946</text:p>
              </table:table-cell>
              <table:table-cell office:value-type="float" office:value="499184">
                <text:p>499184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7716">
                <text:p>157716</text:p>
              </table:table-cell>
              <table:table-cell office:value-type="float" office:value="341961">
                <text:p>341961</text:p>
              </table:table-cell>
              <table:table-cell office:value-type="float" office:value="234301">
                <text:p>234301</text:p>
              </table:table-cell>
              <table:table-cell office:value-type="float" office:value="205673">
                <text:p>205673</text:p>
              </table:table-cell>
              <table:table-cell office:value-type="float" office:value="350308">
                <text:p>350308</text:p>
              </table:table-cell>
              <table:table-cell office:value-type="float" office:value="552412">
                <text:p>552412</text:p>
              </table:table-cell>
              <table:table-cell office:value-type="float" office:value="318345">
                <text:p>318345</text:p>
              </table:table-cell>
              <table:table-cell office:value-type="float" office:value="343657">
                <text:p>343657</text:p>
              </table:table-cell>
              <table:table-cell office:value-type="float" office:value="309351">
                <text:p>309351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253">
                <text:p>144253</text:p>
              </table:table-cell>
              <table:table-cell office:value-type="float" office:value="260862">
                <text:p>260862</text:p>
              </table:table-cell>
              <table:table-cell office:value-type="float" office:value="216210">
                <text:p>216210</text:p>
              </table:table-cell>
              <table:table-cell office:value-type="float" office:value="258846">
                <text:p>258846</text:p>
              </table:table-cell>
              <table:table-cell office:value-type="float" office:value="401009">
                <text:p>401009</text:p>
              </table:table-cell>
              <table:table-cell office:value-type="float" office:value="279059">
                <text:p>279059</text:p>
              </table:table-cell>
              <table:table-cell office:value-type="float" office:value="370866">
                <text:p>370866</text:p>
              </table:table-cell>
              <table:table-cell office:value-type="float" office:value="329526">
                <text:p>329526</text:p>
              </table:table-cell>
              <table:table-cell office:value-type="float" office:value="360723">
                <text:p>3607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bar" chart:style-name="ch1">
        <chart:title svg:x="0.572cm" svg:y="0.316cm" chart:style-name="ch2">
          <text:p>WINDOWS64 Read Report (with upstream pv drivers and O_DIRECT flag)</text:p>
        </chart:title>
        <chart:subtitle svg:x="4.091cm" svg:y="1.275cm" chart:style-name="ch3">
          <text:p>using upsteam blktap3 and unencrypted disk</text:p>
        </chart:subtitle>
        <chart:legend chart:legend-position="end" svg:x="14.341cm" svg:y="1.215cm" style:legend-expansion="high" chart:style-name="ch4"/>
        <chart:plot-area chart:style-name="ch5" table:cell-range-address="WINDOWS64_DIRECT_upv_blktap_up.A228:WINDOWS64_DIRECT_upv_blktap_up.N245" chart:data-source-has-labels="both" svg:x="1.331cm" svg:y="2.138cm" svg:width="9.661cm" svg:height="5.706cm" dr3d:transform="matrix (0.937250944888388 0.0665847169776786 0.342238428249701 -0.102845441000663 0.990716606568435 0.0889011852277743 -0.333141834015488 -0.118520381937143 0.935398010204357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93cm" svg:y="2.219cm" svg:width="7.209cm" svg:height="4.09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25cm" svg:y="8.024cm" chart:style-name="ch7">
              <text:p>File Size (KB)</text:p>
            </chart:title>
            <chart:categories table:cell-range-address="WINDOWS64_DIRECT_upv_blktap_up.A229:WINDOWS64_DIRECT_upv_blktap_up.A245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312cm" svg:y="7.284cm" chart:style-name="ch7">
              <text:p>Transfer Size (KB)</text:p>
            </chart:title>
            <chart:grid chart:style-name="ch8" chart:class="major"/>
          </chart:axis>
          <chart:series chart:style-name="ch12" chart:values-cell-range-address="WINDOWS64_DIRECT_upv_blktap_up.B229:WINDOWS64_DIRECT_upv_blktap_up.B245" chart:label-cell-address="WINDOWS64_DIRECT_upv_blktap_up.B228:WINDOWS64_DIRECT_upv_blktap_up.B228" chart:class="chart:bar">
            <chart:data-point chart:repeated="17"/>
          </chart:series>
          <chart:series chart:style-name="ch13" chart:values-cell-range-address="WINDOWS64_DIRECT_upv_blktap_up.C229:WINDOWS64_DIRECT_upv_blktap_up.C245" chart:label-cell-address="WINDOWS64_DIRECT_upv_blktap_up.C228:WINDOWS64_DIRECT_upv_blktap_up.C228" chart:class="chart:bar">
            <chart:data-point chart:repeated="17"/>
          </chart:series>
          <chart:series chart:style-name="ch14" chart:values-cell-range-address="WINDOWS64_DIRECT_upv_blktap_up.D229:WINDOWS64_DIRECT_upv_blktap_up.D245" chart:label-cell-address="WINDOWS64_DIRECT_upv_blktap_up.D228:WINDOWS64_DIRECT_upv_blktap_up.D228" chart:class="chart:bar">
            <chart:data-point chart:repeated="17"/>
          </chart:series>
          <chart:series chart:style-name="ch15" chart:values-cell-range-address="WINDOWS64_DIRECT_upv_blktap_up.E229:WINDOWS64_DIRECT_upv_blktap_up.E245" chart:label-cell-address="WINDOWS64_DIRECT_upv_blktap_up.E228:WINDOWS64_DIRECT_upv_blktap_up.E228" chart:class="chart:bar">
            <chart:data-point chart:repeated="17"/>
          </chart:series>
          <chart:series chart:style-name="ch16" chart:values-cell-range-address="WINDOWS64_DIRECT_upv_blktap_up.F229:WINDOWS64_DIRECT_upv_blktap_up.F245" chart:label-cell-address="WINDOWS64_DIRECT_upv_blktap_up.F228:WINDOWS64_DIRECT_upv_blktap_up.F228" chart:class="chart:bar">
            <chart:data-point chart:repeated="17"/>
          </chart:series>
          <chart:series chart:style-name="ch17" chart:values-cell-range-address="WINDOWS64_DIRECT_upv_blktap_up.G229:WINDOWS64_DIRECT_upv_blktap_up.G245" chart:label-cell-address="WINDOWS64_DIRECT_upv_blktap_up.G228:WINDOWS64_DIRECT_upv_blktap_up.G228" chart:class="chart:bar">
            <chart:data-point chart:repeated="17"/>
          </chart:series>
          <chart:series chart:style-name="ch18" chart:values-cell-range-address="WINDOWS64_DIRECT_upv_blktap_up.H229:WINDOWS64_DIRECT_upv_blktap_up.H245" chart:label-cell-address="WINDOWS64_DIRECT_upv_blktap_up.H228:WINDOWS64_DIRECT_upv_blktap_up.H228" chart:class="chart:bar">
            <chart:data-point chart:repeated="17"/>
          </chart:series>
          <chart:series chart:style-name="ch19" chart:values-cell-range-address="WINDOWS64_DIRECT_upv_blktap_up.I229:WINDOWS64_DIRECT_upv_blktap_up.I245" chart:label-cell-address="WINDOWS64_DIRECT_upv_blktap_up.I228:WINDOWS64_DIRECT_upv_blktap_up.I228" chart:class="chart:bar">
            <chart:data-point chart:repeated="17"/>
          </chart:series>
          <chart:series chart:style-name="ch20" chart:values-cell-range-address="WINDOWS64_DIRECT_upv_blktap_up.J229:WINDOWS64_DIRECT_upv_blktap_up.J245" chart:label-cell-address="WINDOWS64_DIRECT_upv_blktap_up.J228:WINDOWS64_DIRECT_upv_blktap_up.J228" chart:class="chart:bar">
            <chart:data-point chart:repeated="17"/>
          </chart:series>
          <chart:series chart:style-name="ch21" chart:values-cell-range-address="WINDOWS64_DIRECT_upv_blktap_up.K229:WINDOWS64_DIRECT_upv_blktap_up.K245" chart:label-cell-address="WINDOWS64_DIRECT_upv_blktap_up.K228:WINDOWS64_DIRECT_upv_blktap_up.K228" chart:class="chart:bar">
            <chart:data-point chart:repeated="17"/>
          </chart:series>
          <chart:series chart:style-name="ch22" chart:values-cell-range-address="WINDOWS64_DIRECT_upv_blktap_up.L229:WINDOWS64_DIRECT_upv_blktap_up.L245" chart:label-cell-address="WINDOWS64_DIRECT_upv_blktap_up.L228:WINDOWS64_DIRECT_upv_blktap_up.L228" chart:class="chart:bar">
            <chart:data-point chart:repeated="17"/>
          </chart:series>
          <chart:series chart:style-name="ch23" chart:values-cell-range-address="WINDOWS64_DIRECT_upv_blktap_up.M229:WINDOWS64_DIRECT_upv_blktap_up.M245" chart:label-cell-address="WINDOWS64_DIRECT_upv_blktap_up.M228:WINDOWS64_DIRECT_upv_blktap_up.M228" chart:class="chart:bar">
            <chart:data-point chart:repeated="17"/>
          </chart:series>
          <chart:series chart:style-name="ch12" chart:values-cell-range-address="WINDOWS64_DIRECT_upv_blktap_up.N229:WINDOWS64_DIRECT_upv_blktap_up.N245" chart:label-cell-address="WINDOWS64_DIRECT_upv_blktap_up.N228:WINDOWS64_DIRECT_upv_blktap_up.N228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WINDOWS64_DIRECT_upv_blktap_up.B228:WINDOWS64_DIRECT_upv_blktap_up.B228</svg:desc>
                </draw:g>
              </table:table-cell>
              <table:table-cell office:value-type="string">
                <text:p>8</text:p>
                <draw:g>
                  <svg:desc>WINDOWS64_DIRECT_upv_blktap_up.C228:WINDOWS64_DIRECT_upv_blktap_up.C228</svg:desc>
                </draw:g>
              </table:table-cell>
              <table:table-cell office:value-type="string">
                <text:p>16</text:p>
                <draw:g>
                  <svg:desc>WINDOWS64_DIRECT_upv_blktap_up.D228:WINDOWS64_DIRECT_upv_blktap_up.D228</svg:desc>
                </draw:g>
              </table:table-cell>
              <table:table-cell office:value-type="string">
                <text:p>32</text:p>
                <draw:g>
                  <svg:desc>WINDOWS64_DIRECT_upv_blktap_up.E228:WINDOWS64_DIRECT_upv_blktap_up.E228</svg:desc>
                </draw:g>
              </table:table-cell>
              <table:table-cell office:value-type="string">
                <text:p>64</text:p>
                <draw:g>
                  <svg:desc>WINDOWS64_DIRECT_upv_blktap_up.F228:WINDOWS64_DIRECT_upv_blktap_up.F228</svg:desc>
                </draw:g>
              </table:table-cell>
              <table:table-cell office:value-type="string">
                <text:p>128</text:p>
                <draw:g>
                  <svg:desc>WINDOWS64_DIRECT_upv_blktap_up.G228:WINDOWS64_DIRECT_upv_blktap_up.G228</svg:desc>
                </draw:g>
              </table:table-cell>
              <table:table-cell office:value-type="string">
                <text:p>256</text:p>
                <draw:g>
                  <svg:desc>WINDOWS64_DIRECT_upv_blktap_up.H228:WINDOWS64_DIRECT_upv_blktap_up.H228</svg:desc>
                </draw:g>
              </table:table-cell>
              <table:table-cell office:value-type="string">
                <text:p>512</text:p>
                <draw:g>
                  <svg:desc>WINDOWS64_DIRECT_upv_blktap_up.I228:WINDOWS64_DIRECT_upv_blktap_up.I228</svg:desc>
                </draw:g>
              </table:table-cell>
              <table:table-cell office:value-type="string">
                <text:p>1024</text:p>
                <draw:g>
                  <svg:desc>WINDOWS64_DIRECT_upv_blktap_up.J228:WINDOWS64_DIRECT_upv_blktap_up.J228</svg:desc>
                </draw:g>
              </table:table-cell>
              <table:table-cell office:value-type="string">
                <text:p>2048</text:p>
                <draw:g>
                  <svg:desc>WINDOWS64_DIRECT_upv_blktap_up.K228:WINDOWS64_DIRECT_upv_blktap_up.K228</svg:desc>
                </draw:g>
              </table:table-cell>
              <table:table-cell office:value-type="string">
                <text:p>4096</text:p>
                <draw:g>
                  <svg:desc>WINDOWS64_DIRECT_upv_blktap_up.L228:WINDOWS64_DIRECT_upv_blktap_up.L228</svg:desc>
                </draw:g>
              </table:table-cell>
              <table:table-cell office:value-type="string">
                <text:p>8192</text:p>
                <draw:g>
                  <svg:desc>WINDOWS64_DIRECT_upv_blktap_up.M228:WINDOWS64_DIRECT_upv_blktap_up.M228</svg:desc>
                </draw:g>
              </table:table-cell>
              <table:table-cell office:value-type="string">
                <text:p>16384</text:p>
                <draw:g>
                  <svg:desc>WINDOWS64_DIRECT_upv_blktap_up.N228:WINDOWS64_DIRECT_upv_blktap_up.N2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WINDOWS64_DIRECT_upv_blktap_up.A229:WINDOWS64_DIRECT_upv_blktap_up.A245</svg:desc>
                </draw:g>
              </table:table-cell>
              <table:table-cell office:value-type="float" office:value="18691">
                <text:p>18691</text:p>
                <draw:g>
                  <svg:desc>WINDOWS64_DIRECT_upv_blktap_up.B229:WINDOWS64_DIRECT_upv_blktap_up.B245</svg:desc>
                </draw:g>
              </table:table-cell>
              <table:table-cell office:value-type="float" office:value="35474">
                <text:p>35474</text:p>
                <draw:g>
                  <svg:desc>WINDOWS64_DIRECT_upv_blktap_up.C229:WINDOWS64_DIRECT_upv_blktap_up.C245</svg:desc>
                </draw:g>
              </table:table-cell>
              <table:table-cell office:value-type="float" office:value="66369">
                <text:p>66369</text:p>
                <draw:g>
                  <svg:desc>WINDOWS64_DIRECT_upv_blktap_up.D229:WINDOWS64_DIRECT_upv_blktap_up.D245</svg:desc>
                </draw:g>
              </table:table-cell>
              <table:table-cell office:value-type="float" office:value="119091">
                <text:p>119091</text:p>
                <draw:g>
                  <svg:desc>WINDOWS64_DIRECT_upv_blktap_up.E229:WINDOWS64_DIRECT_upv_blktap_up.E245</svg:desc>
                </draw:g>
              </table:table-cell>
              <table:table-cell office:value-type="float" office:value="166623">
                <text:p>166623</text:p>
                <draw:g>
                  <svg:desc>WINDOWS64_DIRECT_upv_blktap_up.F229:WINDOWS64_DIRECT_upv_blktap_up.F245</svg:desc>
                </draw:g>
              </table:table-cell>
              <table:table-cell office:value-type="float" office:value="NaN">
                <text:p>NaN</text:p>
                <draw:g>
                  <svg:desc>WINDOWS64_DIRECT_upv_blktap_up.G229:WINDOWS64_DIRECT_upv_blktap_up.G245</svg:desc>
                </draw:g>
              </table:table-cell>
              <table:table-cell office:value-type="float" office:value="NaN">
                <text:p>NaN</text:p>
                <draw:g>
                  <svg:desc>WINDOWS64_DIRECT_upv_blktap_up.H229:WINDOWS64_DIRECT_upv_blktap_up.H245</svg:desc>
                </draw:g>
              </table:table-cell>
              <table:table-cell office:value-type="float" office:value="NaN">
                <text:p>NaN</text:p>
                <draw:g>
                  <svg:desc>WINDOWS64_DIRECT_upv_blktap_up.I229:WINDOWS64_DIRECT_upv_blktap_up.I245</svg:desc>
                </draw:g>
              </table:table-cell>
              <table:table-cell office:value-type="float" office:value="NaN">
                <text:p>NaN</text:p>
                <draw:g>
                  <svg:desc>WINDOWS64_DIRECT_upv_blktap_up.J229:WINDOWS64_DIRECT_upv_blktap_up.J245</svg:desc>
                </draw:g>
              </table:table-cell>
              <table:table-cell office:value-type="float" office:value="NaN">
                <text:p>NaN</text:p>
                <draw:g>
                  <svg:desc>WINDOWS64_DIRECT_upv_blktap_up.K229:WINDOWS64_DIRECT_upv_blktap_up.K245</svg:desc>
                </draw:g>
              </table:table-cell>
              <table:table-cell office:value-type="float" office:value="NaN">
                <text:p>NaN</text:p>
                <draw:g>
                  <svg:desc>WINDOWS64_DIRECT_upv_blktap_up.L229:WINDOWS64_DIRECT_upv_blktap_up.L245</svg:desc>
                </draw:g>
              </table:table-cell>
              <table:table-cell office:value-type="float" office:value="NaN">
                <text:p>NaN</text:p>
                <draw:g>
                  <svg:desc>WINDOWS64_DIRECT_upv_blktap_up.M229:WINDOWS64_DIRECT_upv_blktap_up.M245</svg:desc>
                </draw:g>
              </table:table-cell>
              <table:table-cell office:value-type="float" office:value="NaN">
                <text:p>NaN</text:p>
                <draw:g>
                  <svg:desc>WINDOWS64_DIRECT_upv_blktap_up.N229:WINDOWS64_DIRECT_upv_blktap_up.N245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930">
                <text:p>19930</text:p>
              </table:table-cell>
              <table:table-cell office:value-type="float" office:value="34321">
                <text:p>34321</text:p>
              </table:table-cell>
              <table:table-cell office:value-type="float" office:value="66476">
                <text:p>66476</text:p>
              </table:table-cell>
              <table:table-cell office:value-type="float" office:value="92780">
                <text:p>92780</text:p>
              </table:table-cell>
              <table:table-cell office:value-type="float" office:value="120754">
                <text:p>120754</text:p>
              </table:table-cell>
              <table:table-cell office:value-type="float" office:value="160905">
                <text:p>160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482">
                <text:p>18482</text:p>
              </table:table-cell>
              <table:table-cell office:value-type="float" office:value="35370">
                <text:p>35370</text:p>
              </table:table-cell>
              <table:table-cell office:value-type="float" office:value="56146">
                <text:p>56146</text:p>
              </table:table-cell>
              <table:table-cell office:value-type="float" office:value="92285">
                <text:p>92285</text:p>
              </table:table-cell>
              <table:table-cell office:value-type="float" office:value="165545">
                <text:p>165545</text:p>
              </table:table-cell>
              <table:table-cell office:value-type="float" office:value="151676">
                <text:p>151676</text:p>
              </table:table-cell>
              <table:table-cell office:value-type="float" office:value="215451">
                <text:p>215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507">
                <text:p>16507</text:p>
              </table:table-cell>
              <table:table-cell office:value-type="float" office:value="37772">
                <text:p>37772</text:p>
              </table:table-cell>
              <table:table-cell office:value-type="float" office:value="56007">
                <text:p>56007</text:p>
              </table:table-cell>
              <table:table-cell office:value-type="float" office:value="66439">
                <text:p>66439</text:p>
              </table:table-cell>
              <table:table-cell office:value-type="float" office:value="182167">
                <text:p>182167</text:p>
              </table:table-cell>
              <table:table-cell office:value-type="float" office:value="227646">
                <text:p>227646</text:p>
              </table:table-cell>
              <table:table-cell office:value-type="float" office:value="315135">
                <text:p>315135</text:p>
              </table:table-cell>
              <table:table-cell office:value-type="float" office:value="324728">
                <text:p>324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5690">
                <text:p>15690</text:p>
              </table:table-cell>
              <table:table-cell office:value-type="float" office:value="32964">
                <text:p>32964</text:p>
              </table:table-cell>
              <table:table-cell office:value-type="float" office:value="54047">
                <text:p>54047</text:p>
              </table:table-cell>
              <table:table-cell office:value-type="float" office:value="42913">
                <text:p>42913</text:p>
              </table:table-cell>
              <table:table-cell office:value-type="float" office:value="120200">
                <text:p>120200</text:p>
              </table:table-cell>
              <table:table-cell office:value-type="float" office:value="187924">
                <text:p>187924</text:p>
              </table:table-cell>
              <table:table-cell office:value-type="float" office:value="187938">
                <text:p>187938</text:p>
              </table:table-cell>
              <table:table-cell office:value-type="float" office:value="207002">
                <text:p>207002</text:p>
              </table:table-cell>
              <table:table-cell office:value-type="float" office:value="270313">
                <text:p>27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5288">
                <text:p>15288</text:p>
              </table:table-cell>
              <table:table-cell office:value-type="float" office:value="25923">
                <text:p>25923</text:p>
              </table:table-cell>
              <table:table-cell office:value-type="float" office:value="54727">
                <text:p>54727</text:p>
              </table:table-cell>
              <table:table-cell office:value-type="float" office:value="97212">
                <text:p>97212</text:p>
              </table:table-cell>
              <table:table-cell office:value-type="float" office:value="214331">
                <text:p>214331</text:p>
              </table:table-cell>
              <table:table-cell office:value-type="float" office:value="257613">
                <text:p>257613</text:p>
              </table:table-cell>
              <table:table-cell office:value-type="float" office:value="246171">
                <text:p>246171</text:p>
              </table:table-cell>
              <table:table-cell office:value-type="float" office:value="527862">
                <text:p>527862</text:p>
              </table:table-cell>
              <table:table-cell office:value-type="float" office:value="452666">
                <text:p>452666</text:p>
              </table:table-cell>
              <table:table-cell office:value-type="float" office:value="512756">
                <text:p>512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6447">
                <text:p>16447</text:p>
              </table:table-cell>
              <table:table-cell office:value-type="float" office:value="26981">
                <text:p>26981</text:p>
              </table:table-cell>
              <table:table-cell office:value-type="float" office:value="49075">
                <text:p>49075</text:p>
              </table:table-cell>
              <table:table-cell office:value-type="float" office:value="101167">
                <text:p>101167</text:p>
              </table:table-cell>
              <table:table-cell office:value-type="float" office:value="199527">
                <text:p>199527</text:p>
              </table:table-cell>
              <table:table-cell office:value-type="float" office:value="323689">
                <text:p>323689</text:p>
              </table:table-cell>
              <table:table-cell office:value-type="float" office:value="356865">
                <text:p>356865</text:p>
              </table:table-cell>
              <table:table-cell office:value-type="float" office:value="427718">
                <text:p>427718</text:p>
              </table:table-cell>
              <table:table-cell office:value-type="float" office:value="544804">
                <text:p>544804</text:p>
              </table:table-cell>
              <table:table-cell office:value-type="float" office:value="570624">
                <text:p>570624</text:p>
              </table:table-cell>
              <table:table-cell office:value-type="float" office:value="570553">
                <text:p>570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8186">
                <text:p>18186</text:p>
              </table:table-cell>
              <table:table-cell office:value-type="float" office:value="26789">
                <text:p>26789</text:p>
              </table:table-cell>
              <table:table-cell office:value-type="float" office:value="48712">
                <text:p>48712</text:p>
              </table:table-cell>
              <table:table-cell office:value-type="float" office:value="79060">
                <text:p>79060</text:p>
              </table:table-cell>
              <table:table-cell office:value-type="float" office:value="185438">
                <text:p>185438</text:p>
              </table:table-cell>
              <table:table-cell office:value-type="float" office:value="260971">
                <text:p>260971</text:p>
              </table:table-cell>
              <table:table-cell office:value-type="float" office:value="370040">
                <text:p>370040</text:p>
              </table:table-cell>
              <table:table-cell office:value-type="float" office:value="431434">
                <text:p>431434</text:p>
              </table:table-cell>
              <table:table-cell office:value-type="float" office:value="520844">
                <text:p>520844</text:p>
              </table:table-cell>
              <table:table-cell office:value-type="float" office:value="723317">
                <text:p>723317</text:p>
              </table:table-cell>
              <table:table-cell office:value-type="float" office:value="744091">
                <text:p>744091</text:p>
              </table:table-cell>
              <table:table-cell office:value-type="float" office:value="809390">
                <text:p>809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17913">
                <text:p>17913</text:p>
              </table:table-cell>
              <table:table-cell office:value-type="float" office:value="24782">
                <text:p>24782</text:p>
              </table:table-cell>
              <table:table-cell office:value-type="float" office:value="44032">
                <text:p>44032</text:p>
              </table:table-cell>
              <table:table-cell office:value-type="float" office:value="79049">
                <text:p>79049</text:p>
              </table:table-cell>
              <table:table-cell office:value-type="float" office:value="209955">
                <text:p>209955</text:p>
              </table:table-cell>
              <table:table-cell office:value-type="float" office:value="311683">
                <text:p>311683</text:p>
              </table:table-cell>
              <table:table-cell office:value-type="float" office:value="386443">
                <text:p>386443</text:p>
              </table:table-cell>
              <table:table-cell office:value-type="float" office:value="424246">
                <text:p>424246</text:p>
              </table:table-cell>
              <table:table-cell office:value-type="float" office:value="657883">
                <text:p>657883</text:p>
              </table:table-cell>
              <table:table-cell office:value-type="float" office:value="720590">
                <text:p>720590</text:p>
              </table:table-cell>
              <table:table-cell office:value-type="float" office:value="708592">
                <text:p>708592</text:p>
              </table:table-cell>
              <table:table-cell office:value-type="float" office:value="798888">
                <text:p>798888</text:p>
              </table:table-cell>
              <table:table-cell office:value-type="float" office:value="783256">
                <text:p>783256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8739">
                <text:p>198739</text:p>
              </table:table-cell>
              <table:table-cell office:value-type="float" office:value="311092">
                <text:p>311092</text:p>
              </table:table-cell>
              <table:table-cell office:value-type="float" office:value="400732">
                <text:p>400732</text:p>
              </table:table-cell>
              <table:table-cell office:value-type="float" office:value="482933">
                <text:p>482933</text:p>
              </table:table-cell>
              <table:table-cell office:value-type="float" office:value="647769">
                <text:p>647769</text:p>
              </table:table-cell>
              <table:table-cell office:value-type="float" office:value="715417">
                <text:p>715417</text:p>
              </table:table-cell>
              <table:table-cell office:value-type="float" office:value="454096">
                <text:p>454096</text:p>
              </table:table-cell>
              <table:table-cell office:value-type="float" office:value="735723">
                <text:p>735723</text:p>
              </table:table-cell>
              <table:table-cell office:value-type="float" office:value="689140">
                <text:p>689140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610">
                <text:p>205610</text:p>
              </table:table-cell>
              <table:table-cell office:value-type="float" office:value="321116">
                <text:p>321116</text:p>
              </table:table-cell>
              <table:table-cell office:value-type="float" office:value="452421">
                <text:p>452421</text:p>
              </table:table-cell>
              <table:table-cell office:value-type="float" office:value="501096">
                <text:p>501096</text:p>
              </table:table-cell>
              <table:table-cell office:value-type="float" office:value="652035">
                <text:p>652035</text:p>
              </table:table-cell>
              <table:table-cell office:value-type="float" office:value="755280">
                <text:p>755280</text:p>
              </table:table-cell>
              <table:table-cell office:value-type="float" office:value="478391">
                <text:p>478391</text:p>
              </table:table-cell>
              <table:table-cell office:value-type="float" office:value="838983">
                <text:p>838983</text:p>
              </table:table-cell>
              <table:table-cell office:value-type="float" office:value="799035">
                <text:p>799035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6785">
                <text:p>206785</text:p>
              </table:table-cell>
              <table:table-cell office:value-type="float" office:value="337919">
                <text:p>337919</text:p>
              </table:table-cell>
              <table:table-cell office:value-type="float" office:value="444888">
                <text:p>444888</text:p>
              </table:table-cell>
              <table:table-cell office:value-type="float" office:value="518816">
                <text:p>518816</text:p>
              </table:table-cell>
              <table:table-cell office:value-type="float" office:value="673918">
                <text:p>673918</text:p>
              </table:table-cell>
              <table:table-cell office:value-type="float" office:value="210491">
                <text:p>210491</text:p>
              </table:table-cell>
              <table:table-cell office:value-type="float" office:value="226909">
                <text:p>226909</text:p>
              </table:table-cell>
              <table:table-cell office:value-type="float" office:value="722014">
                <text:p>722014</text:p>
              </table:table-cell>
              <table:table-cell office:value-type="float" office:value="615868">
                <text:p>615868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922">
                <text:p>212922</text:p>
              </table:table-cell>
              <table:table-cell office:value-type="float" office:value="321121">
                <text:p>321121</text:p>
              </table:table-cell>
              <table:table-cell office:value-type="float" office:value="453879">
                <text:p>453879</text:p>
              </table:table-cell>
              <table:table-cell office:value-type="float" office:value="526943">
                <text:p>526943</text:p>
              </table:table-cell>
              <table:table-cell office:value-type="float" office:value="359778">
                <text:p>359778</text:p>
              </table:table-cell>
              <table:table-cell office:value-type="float" office:value="424431">
                <text:p>424431</text:p>
              </table:table-cell>
              <table:table-cell office:value-type="float" office:value="558073">
                <text:p>558073</text:p>
              </table:table-cell>
              <table:table-cell office:value-type="float" office:value="507556">
                <text:p>507556</text:p>
              </table:table-cell>
              <table:table-cell office:value-type="float" office:value="589027">
                <text:p>589027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3535">
                <text:p>213535</text:p>
              </table:table-cell>
              <table:table-cell office:value-type="float" office:value="336093">
                <text:p>336093</text:p>
              </table:table-cell>
              <table:table-cell office:value-type="float" office:value="452964">
                <text:p>452964</text:p>
              </table:table-cell>
              <table:table-cell office:value-type="float" office:value="531007">
                <text:p>531007</text:p>
              </table:table-cell>
              <table:table-cell office:value-type="float" office:value="402213">
                <text:p>402213</text:p>
              </table:table-cell>
              <table:table-cell office:value-type="float" office:value="798607">
                <text:p>798607</text:p>
              </table:table-cell>
              <table:table-cell office:value-type="float" office:value="800815">
                <text:p>800815</text:p>
              </table:table-cell>
              <table:table-cell office:value-type="float" office:value="854076">
                <text:p>854076</text:p>
              </table:table-cell>
              <table:table-cell office:value-type="float" office:value="884848">
                <text:p>884848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5264">
                <text:p>215264</text:p>
              </table:table-cell>
              <table:table-cell office:value-type="float" office:value="334263">
                <text:p>334263</text:p>
              </table:table-cell>
              <table:table-cell office:value-type="float" office:value="452525">
                <text:p>452525</text:p>
              </table:table-cell>
              <table:table-cell office:value-type="float" office:value="436576">
                <text:p>436576</text:p>
              </table:table-cell>
              <table:table-cell office:value-type="float" office:value="677577">
                <text:p>677577</text:p>
              </table:table-cell>
              <table:table-cell office:value-type="float" office:value="791675">
                <text:p>791675</text:p>
              </table:table-cell>
              <table:table-cell office:value-type="float" office:value="915393">
                <text:p>915393</text:p>
              </table:table-cell>
              <table:table-cell office:value-type="float" office:value="839141">
                <text:p>839141</text:p>
              </table:table-cell>
              <table:table-cell office:value-type="float" office:value="832491">
                <text:p>832491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697">
                <text:p>212697</text:p>
              </table:table-cell>
              <table:table-cell office:value-type="float" office:value="304009">
                <text:p>304009</text:p>
              </table:table-cell>
              <table:table-cell office:value-type="float" office:value="453671">
                <text:p>453671</text:p>
              </table:table-cell>
              <table:table-cell office:value-type="float" office:value="531232">
                <text:p>531232</text:p>
              </table:table-cell>
              <table:table-cell office:value-type="float" office:value="673654">
                <text:p>673654</text:p>
              </table:table-cell>
              <table:table-cell office:value-type="float" office:value="734949">
                <text:p>734949</text:p>
              </table:table-cell>
              <table:table-cell office:value-type="float" office:value="745135">
                <text:p>745135</text:p>
              </table:table-cell>
              <table:table-cell office:value-type="float" office:value="832508">
                <text:p>832508</text:p>
              </table:table-cell>
              <table:table-cell office:value-type="float" office:value="774178">
                <text:p>774178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3972">
                <text:p>213972</text:p>
              </table:table-cell>
              <table:table-cell office:value-type="float" office:value="335327">
                <text:p>335327</text:p>
              </table:table-cell>
              <table:table-cell office:value-type="float" office:value="451248">
                <text:p>451248</text:p>
              </table:table-cell>
              <table:table-cell office:value-type="float" office:value="527220">
                <text:p>527220</text:p>
              </table:table-cell>
              <table:table-cell office:value-type="float" office:value="656002">
                <text:p>656002</text:p>
              </table:table-cell>
              <table:table-cell office:value-type="float" office:value="762835">
                <text:p>762835</text:p>
              </table:table-cell>
              <table:table-cell office:value-type="float" office:value="836556">
                <text:p>836556</text:p>
              </table:table-cell>
              <table:table-cell office:value-type="float" office:value="871743">
                <text:p>871743</text:p>
              </table:table-cell>
              <table:table-cell office:value-type="float" office:value="864664">
                <text:p>8646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